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9/content.xml" manifest:media-type="text/xml"/>
  <manifest:file-entry manifest:full-path="Object 9/meta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Object 10/content.xml" manifest:media-type="text/xml"/>
  <manifest:file-entry manifest:full-path="Object 10/meta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8/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manifest.rdf" manifest:media-type="application/rdf+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3.41mm"/>
    </style:style>
    <style:style style:name="co2" style:family="table-column">
      <style:table-column-properties fo:break-before="auto" style:column-width="178.65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32.4mm"/>
    </style:style>
    <style:style style:name="co5" style:family="table-column">
      <style:table-column-properties fo:break-before="auto" style:column-width="61mm"/>
    </style:style>
    <style:style style:name="co6" style:family="table-column">
      <style:table-column-properties fo:break-before="auto" style:column-width="33.04mm"/>
    </style:style>
    <style:style style:name="co7" style:family="table-column">
      <style:table-column-properties fo:break-before="auto" style:column-width="31.31mm"/>
    </style:style>
    <style:style style:name="co8" style:family="table-column">
      <style:table-column-properties fo:break-before="auto" style:column-width="18.56mm"/>
    </style:style>
    <style:style style:name="co9" style:family="table-column">
      <style:table-column-properties fo:break-before="auto" style:column-width="11.13mm"/>
    </style:style>
    <style:style style:name="co10" style:family="table-column">
      <style:table-column-properties fo:break-before="auto" style:column-width="26.48mm"/>
    </style:style>
    <style:style style:name="co11" style:family="table-column">
      <style:table-column-properties fo:break-before="auto" style:column-width="21.29mm"/>
    </style:style>
    <style:style style:name="co12" style:family="table-column">
      <style:table-column-properties fo:break-before="auto" style:column-width="19.54mm"/>
    </style:style>
    <style:style style:name="co13" style:family="table-column">
      <style:table-column-properties fo:break-before="auto" style:column-width="24.99mm"/>
    </style:style>
    <style:style style:name="co14" style:family="table-column">
      <style:table-column-properties fo:break-before="auto" style:column-width="10.39mm"/>
    </style:style>
    <style:style style:name="co15" style:family="table-column">
      <style:table-column-properties fo:break-before="auto" style:column-width="10.88mm"/>
    </style:style>
    <style:style style:name="co16" style:family="table-column">
      <style:table-column-properties fo:break-before="auto" style:column-width="26.72mm"/>
    </style:style>
    <style:style style:name="co17" style:family="table-column">
      <style:table-column-properties fo:break-before="auto" style:column-width="47.52mm"/>
    </style:style>
    <style:style style:name="co18" style:family="table-column">
      <style:table-column-properties fo:break-before="auto" style:column-width="62.14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e47" style:family="table-cell" style:parent-style-name="Default">
      <style:table-cell-properties fo:background-color="#333333" style:text-align-source="fix" style:repeat-content="false" fo:border="0.06pt solid #000000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48" style:family="table-cell" style:parent-style-name="Default">
      <style:table-cell-properties fo:border="0.06pt solid #000000"/>
      <style:text-properties fo:font-size="11pt" style:font-size-asian="11pt" style:font-size-complex="11pt"/>
    </style:style>
    <style:style style:name="ce4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50" style:family="table-cell" style:parent-style-name="Default">
      <style:table-cell-properties fo:background-color="#99ffff" fo:border="0.06pt solid #000000"/>
      <style:text-properties fo:font-size="11pt" style:font-size-asian="11pt" style:font-size-complex="11pt"/>
    </style:style>
    <style:style style:name="ce51" style:family="table-cell" style:parent-style-name="Default">
      <style:table-cell-properties fo:background-color="#59c5c7" fo:border="0.06pt solid #000000"/>
      <style:text-properties fo:font-size="11pt" fo:font-weight="bold" style:font-size-asian="11pt" style:font-weight-asian="bold" style:font-size-complex="11pt" style:font-weight-complex="bold"/>
    </style:style>
    <style:style style:name="ce52" style:family="table-cell" style:parent-style-name="Default">
      <style:table-cell-properties fo:background-color="#9999ff" fo:border="0.06pt solid #000000"/>
      <style:text-properties fo:font-size="11pt" style:font-size-asian="11pt" style:font-size-complex="11pt"/>
    </style:style>
    <style:style style:name="ce53" style:family="table-cell" style:parent-style-name="Default">
      <style:table-cell-properties fo:background-color="#9999ff" fo:border="0.06pt solid #000000"/>
      <style:text-properties style:text-line-through-style="solid" style:text-line-through-type="single" fo:font-size="11pt" style:font-size-asian="11pt" style:font-size-complex="11pt"/>
    </style:style>
    <style:style style:name="ce54" style:family="table-cell" style:parent-style-name="Default">
      <style:table-cell-properties fo:background-color="#1b75bc" fo:border="0.06pt solid #000000"/>
      <style:text-properties fo:font-size="11pt" fo:font-weight="bold" style:font-size-asian="11pt" style:font-weight-asian="bold" style:font-size-complex="11pt" style:font-weight-complex="bold"/>
    </style:style>
    <style:style style:name="ce55" style:family="table-cell" style:parent-style-name="Default">
      <style:table-cell-properties fo:background-color="transparent" fo:border="0.06pt solid #000000"/>
      <style:text-properties fo:font-size="11pt" style:font-size-asian="11pt" style:font-size-complex="11pt"/>
    </style:style>
    <style:style style:name="ce56" style:family="table-cell" style:parent-style-name="Default">
      <style:text-properties fo:font-size="11pt" style:font-size-asian="11pt" style:font-size-complex="11pt"/>
    </style:style>
    <style:style style:name="ce57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58" style:family="table-cell" style:parent-style-name="Default">
      <style:table-cell-properties fo:background-color="#dddddd" fo:border="0.06pt solid #000000"/>
      <style:text-properties fo:font-size="11pt" style:font-size-asian="11pt" style:font-size-complex="11pt"/>
    </style:style>
    <style:style style:name="ce59" style:family="table-cell" style:parent-style-name="Default">
      <style:table-cell-properties fo:border="0.06pt solid #000000"/>
      <style:text-properties fo:font-size="11pt" fo:font-weight="normal" style:font-size-asian="11pt" style:font-weight-asian="normal" style:font-size-complex="11pt" style:font-weight-complex="normal"/>
    </style:style>
    <style:style style:name="ce60" style:family="table-cell" style:parent-style-name="Default">
      <style:table-cell-properties fo:border="0.06pt solid #000000"/>
      <style:text-properties style:use-window-font-color="true" fo:font-size="11pt" fo:font-weight="normal" style:font-size-asian="11pt" style:font-weight-asian="normal" style:font-size-complex="11pt" style:font-weight-complex="normal"/>
    </style:style>
    <style:style style:name="ce61" style:family="table-cell" style:parent-style-name="Default">
      <style:table-cell-properties fo:background-color="#99ffff" fo:border="0.06pt solid #000000"/>
      <style:text-properties fo:font-size="11pt" fo:font-weight="normal" style:font-size-asian="11pt" style:font-weight-asian="normal" style:font-size-complex="11pt" style:font-weight-complex="normal"/>
    </style:style>
    <style:style style:name="ce62" style:family="table-cell" style:parent-style-name="Default">
      <style:table-cell-properties fo:background-color="#59c5c7" fo:border="0.06pt solid #000000"/>
      <style:text-properties fo:font-size="11pt" style:font-size-asian="11pt" style:font-size-complex="11pt"/>
    </style:style>
    <style:style style:name="ce63" style:family="table-cell" style:parent-style-name="Default">
      <style:table-cell-properties fo:background-color="#1b75bc" fo:border="0.06pt solid #000000"/>
      <style:text-properties fo:font-size="11pt" style:font-size-asian="11pt" style:font-size-complex="11pt"/>
    </style:style>
    <style:style style:name="ce64" style:family="table-cell" style:parent-style-name="Default">
      <style:table-cell-properties fo:background-color="transparent" fo:border="0.06pt solid #000000"/>
      <style:text-properties style:use-window-font-color="true" fo:font-size="11pt" fo:font-weight="normal" style:font-size-asian="11pt" style:font-weight-asian="normal" style:font-size-complex="11pt" style:font-weight-complex="normal"/>
    </style:style>
    <style:style style:name="ce65" style:family="table-cell" style:parent-style-name="Default">
      <style:table-cell-properties fo:background-color="#9999ff" fo:border="0.06pt solid #000000"/>
      <style:text-properties fo:font-size="11pt" fo:font-weight="normal" style:font-size-asian="11pt" style:font-weight-asian="normal" style:font-size-complex="11pt" style:font-weight-complex="normal"/>
    </style:style>
    <style:style style:name="ce66" style:family="table-cell" style:parent-style-name="Default">
      <style:table-cell-properties fo:background-color="transparent" fo:border="0.06pt solid #000000"/>
      <style:text-properties fo:font-size="11pt" fo:font-weight="normal" style:font-size-asian="11pt" style:font-weight-asian="normal" style:font-size-complex="11pt" style:font-weight-complex="normal"/>
    </style:style>
    <style:style style:name="ce67" style:family="table-cell" style:parent-style-name="Default">
      <style:text-properties fo:font-size="11pt" fo:font-weight="normal" style:font-size-asian="11pt" style:font-weight-asian="normal" style:font-size-complex="11pt" style:font-weight-complex="normal"/>
    </style:style>
    <style:style style:name="ce68" style:family="table-cell" style:parent-style-name="Default">
      <style:text-properties fo:font-weight="normal" style:font-weight-asian="normal" style:font-weight-complex="normal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1pt" style:font-size-asian="11pt" style:font-size-complex="11pt"/>
    </style:style>
    <style:style style:name="ce70" style:family="table-cell" style:parent-style-name="Default">
      <style:table-cell-properties fo:background-color="#d3d7cf" fo:border="0.06pt solid #000000"/>
      <style:text-properties fo:font-size="11pt" fo:font-weight="bold" style:font-size-asian="11pt" style:font-weight-asian="bold" style:font-size-complex="11pt" style:font-weight-complex="bold"/>
    </style:style>
    <style:style style:name="ce71" style:family="table-cell" style:parent-style-name="Default">
      <style:table-cell-properties fo:background-color="#d3d7cf" fo:border="0.06pt solid #000000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#dddddd" fo:border="0.06pt solid #000000"/>
      <style:text-properties fo:font-size="11pt" fo:font-weight="bold" style:font-size-asian="11pt" style:font-weight-asian="bold" style:font-size-complex="11pt" style:font-weight-complex="bold"/>
    </style:style>
    <style:style style:name="ce25" style:family="table-cell" style:parent-style-name="Default" style:data-style-name="N1">
      <style:table-cell-properties fo:background-color="#dddddd" fo:border="0.06pt solid #000000"/>
      <style:text-properties fo:font-size="11pt" fo:font-weight="bold" style:font-size-asian="11pt" style:font-weight-asian="bold" style:font-size-complex="11pt" style:font-weight-complex="bold"/>
    </style:style>
    <style:style style:name="ce26" style:family="table-cell" style:parent-style-name="Default" style:data-style-name="N1">
      <style:table-cell-properties fo:background-color="#59c5c7" fo:border="0.06pt solid #000000"/>
      <style:text-properties fo:font-size="11pt" fo:font-weight="bold" style:font-size-asian="11pt" style:font-weight-asian="bold" style:font-size-complex="11pt" style:font-weight-complex="bold"/>
    </style:style>
    <style:style style:name="ce27" style:family="table-cell" style:parent-style-name="Default" style:data-style-name="N1">
      <style:table-cell-properties fo:background-color="#1b75bc" fo:border="0.06pt solid #000000"/>
      <style:text-properties fo:font-size="11pt" fo:font-weight="bold" style:font-size-asian="11pt" style:font-weight-asian="bold" style:font-size-complex="11pt" style:font-weight-complex="bold"/>
    </style:style>
    <style:style style:name="ce28" style:family="table-cell" style:parent-style-name="Default">
      <style:table-cell-properties fo:background-color="#99ffff" fo:border="0.06pt solid #000000"/>
      <style:text-properties style:use-window-font-color="true" fo:font-size="11pt" style:font-size-asian="11pt" style:font-size-complex="11pt"/>
    </style:style>
    <style:style style:name="ce178" style:family="table-cell" style:parent-style-name="Default">
      <style:table-cell-properties fo:background-color="#eeeeee"/>
    </style:style>
    <style:style style:name="ce35" style:family="table-cell" style:parent-style-name="Default">
      <style:table-cell-properties fo:background-color="#333333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333333"/>
    </style:style>
    <style:style style:name="ce37" style:family="table-cell" style:parent-style-name="Default" style:data-style-name="N10"/>
    <style:style style:name="ce38" style:family="table-cell" style:parent-style-name="Default">
      <style:table-cell-properties fo:border="none"/>
      <style:text-properties fo:font-size="11pt" style:font-size-asian="11pt" style:font-size-complex="11pt"/>
    </style:style>
    <style:style style:name="ce39" style:family="table-cell" style:parent-style-name="Default">
      <style:table-cell-properties fo:background-color="transparent" fo:border="none"/>
      <style:text-properties fo:font-size="11pt" fo:font-weight="normal" style:font-size-asian="11pt" style:font-weight-asian="normal" style:font-size-complex="11pt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Papers SCAM" table:style-name="ta1">
        <office:forms form:automatic-focus="false" form:apply-design-mode="false"/>
        <table:table-column table:style-name="co1" table:default-cell-style-name="ce48"/>
        <table:table-column table:style-name="co2" table:default-cell-style-name="ce48"/>
        <table:table-column table:style-name="co3" table:default-cell-style-name="ce50"/>
        <table:table-column table:style-name="co3" table:default-cell-style-name="ce52"/>
        <table:table-column table:style-name="co4" table:default-cell-style-name="ce48"/>
        <table:table-column table:style-name="co5" table:default-cell-style-name="ce48"/>
        <table:table-column table:style-name="co3" table:number-columns-repeated="1017" table:default-cell-style-name="ce56"/>
        <table:table-row table:style-name="ro1">
          <table:table-cell table:style-name="ce47" office:value-type="string" calcext:value-type="string">
            <text:p>Evento</text:p>
          </table:table-cell>
          <table:table-cell table:style-name="ce47" office:value-type="string" calcext:value-type="string">
            <text:p>Paper – 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47" office:value-type="string" calcext:value-type="string">
            <text:p>Software</text:p>
          </table:table-cell>
          <table:table-cell table:style-name="ce47" office:value-type="string" calcext:value-type="string">
            <text:p>Anotaco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A Case Study in Detecting Software Security Vulnerabilities using Constraint Optimiz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A Hybrid Program Slicing Framework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An Object Level Transformation Technique to Improve the performance of Embedded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A source-to-source compiler for generating dependable softwar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Analysis and Manipulation of Distributed Multi-Language Software Cod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Application Maintenance Using Software Agent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Detecting Dead Statements for Concurrent Progra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Finding Code on the World Wide Web: A Preliminary Investig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Flow Insensitive Points-to Set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Identifying Clones in the Linux Kernel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JMangler – A Framework for Load-Time Transformation of Java Class Fil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Library Transform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Measurement and Analysis of Runtime Profiling Data for Java Progra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Preserving the Documentary Structure of Source Code in Language-based Transformation Too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Program Slicing: Methods and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Restructuring Web Applications via Transformation Rul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ReWeb</text:p>
          </table:table-cell>
          <table:table-cell office:value-type="string" calcext:value-type="string">
            <text:p>artigo não indica onde ob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Smell the Coffee! Uncovering Java Analysis Issu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Software Engineering by Source Transformation - Experience with TXL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Static Slicing and Parametric Polymorphism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The Formal Transformation Approach to Source Code Analysis and Manipul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Type Infeasible Call Chai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Using Automated Source Code Analysis For Software Evolu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Using Data Flow Analysis to Infer Type Information in Java Byte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table:style-name="ce47" office:value-type="string" calcext:value-type="string">
            <text:p>Evento</text:p>
          </table:table-cell>
          <table:table-cell table:style-name="ce47" office:value-type="string" calcext:value-type="string">
            <text:p>Paper – 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47" office:value-type="string" calcext:value-type="string">
            <text:p>Software</text:p>
          </table:table-cell>
          <table:table-cell table:style-name="ce47" office:value-type="string" calcext:value-type="string">
            <text:p>Anotaco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Parallel Support for Source Code Analysis and Modific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DMS</text:p>
          </table:table-cell>
          <table:table-cell office:value-type="string" calcext:value-type="string">
            <text:p>artigo não indica onde ob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Towards Measurement of Testability of Concurrent Object-Oriented Programs using Fault Insertion: A Preliminary Investig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An Extensible Metrics Extraction Environment for Object-oriented Programming Languag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EMBER</text:p>
          </table:table-cell>
          <table:table-cell office:value-type="string" calcext:value-type="string">
            <text:p>artigo não indica onde ob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Evaluating Clone Detection Tools for Use during Preventative Maintenanc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A Simple Mathematically Based Framework for Rule Extraction Using Wide Spectrum Languag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VADA: A Transformation-based System for Variable Dependence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VADA</text:p>
          </table:table-cell>
          <table:table-cell office:value-type="string" calcext:value-type="string">
            <text:p>artigo não indica onde ob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Combining source transformation and operator overloading techniques to compute derivatives for MATLAB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ADiMat</text:p>
          </table:table-cell>
          <table:table-cell office:value-type="string" calcext:value-type="string">
            <text:p>artigo não indica onde ob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Mechanized Operational Semantics of WSL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Handling Preprocessor-Conditioned Declar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Grammar Programming in TXL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An Interprocedural amorphous slicer for WSL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Dynamic Slicing Object-Oriented Programs for Debugg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Construction of the System Dependence Graph for Web Application Slic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Predicate-Based Dynamic Slicing of Message Passing Progra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Using Dependence Graphs as a Support to Document Progra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Precise Call Graph Construction in the Presence of Function Pointer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Semantics Guided Filtering of Combinatorial Graph Transformations in Declarative Equation-Based Languag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AMOEBA</text:p>
          </table:table-cell>
          <table:table-cell office:value-type="string" calcext:value-type="string">
            <text:p>artigo não indica onde ob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Visualization of Exception Propagation for Java using Static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table:style-name="ce47" office:value-type="string" calcext:value-type="string">
            <text:p>Evento</text:p>
          </table:table-cell>
          <table:table-cell table:style-name="ce47" office:value-type="string" calcext:value-type="string">
            <text:p>Paper – 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47" office:value-type="string" calcext:value-type="string">
            <text:p>Software</text:p>
          </table:table-cell>
          <table:table-cell table:style-name="ce47" office:value-type="string" calcext:value-type="string">
            <text:p>Anotaco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Slicing the SCAM mug: a case study in semantic slic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Checking program profil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Barrier slicing and chopp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Detection of redundant code using R2D2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Design and implementation of bytecode-based Java slicing system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Managing multibillion dollar IT budgets using source code analysi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The Java system dependence graph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JSysDG</text:p>
          </table:table-cell>
          <table:table-cell office:value-type="string" calcext:value-type="string">
            <text:p>artigo não indica onde ob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Applying Meyer's taxonomy to object-oriented software syste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XOgastan: XML-oriented gcc AST analysis and transformations</text:p>
          </table:table-cell>
          <table:table-cell table:number-columns-repeated="2" office:value-type="string" calcext:value-type="string">
            <text:p>SIM</text:p>
          </table:table-cell>
          <table:table-cell table:style-name="ce55" office:value-type="string" calcext:value-type="string">
            <text:p>XOgasta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Improving the static analysis of loops by dynamic partitioning techniqu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Unique renaming of Java using source transform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Static slicing of reactive progra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Results from a large-scale study of performance optimization techniques for source code analyses based on graph reachability algorith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Interprocedural static slicing of binary executabl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Design of the CodeBoost transformation system for domain-specific optimisation of C++ programs</text:p>
          </table:table-cell>
          <table:table-cell table:number-columns-repeated="2" office:value-type="string" calcext:value-type="string">
            <text:p>SIM</text:p>
          </table:table-cell>
          <table:table-cell table:style-name="ce55" office:value-type="string" calcext:value-type="string">
            <text:p>CodeBoos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Power law distributions in class relationship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CPP denotational semantic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Parse-tree annotations meet re-engineering concer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Towards managing environment dependence during legacy systems renovation and maintenanc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Online cycle detection and difference propagation for pointer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Turning dynamic typing into static typing by program specialization in a compiler front-end for Octav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table:style-name="ce47" office:value-type="string" calcext:value-type="string">
            <text:p>Evento</text:p>
          </table:table-cell>
          <table:table-cell table:style-name="ce47" office:value-type="string" calcext:value-type="string">
            <text:p>Paper – 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47" office:value-type="string" calcext:value-type="string">
            <text:p>Software</text:p>
          </table:table-cell>
          <table:table-cell table:style-name="ce47" office:value-type="string" calcext:value-type="string">
            <text:p>Anotaco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Using source-code analysis to help end-user programmers create dependable softwar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Software de-pipelining techniqu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Abstracting stack to detect obfuscated calls in binari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Context-sensitivity matters, but context does not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Some notes on interprocedural program slic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Formalizing executable dynamic and forward slic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Control flow reversal for adjoint code gener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Evolving transformation sequences using genetic algorith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Program restructuring through clustering techniqu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Amorphous procedure extrac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Mining aspectual views using formal concept analysi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Adding distribution to existing applications by means of aspect oriented programm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Specifying the Law of Demeter and C++ programming guidelines with FCL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Clone detection in source code by frequent itemset techniqu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Predicting class testability using object-oriented metric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Executable source code and non-executable source code: analysis and relationship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A CASE tool platform using an XML representation of Java source code</text:p>
          </table:table-cell>
          <table:table-cell table:number-columns-repeated="2" office:value-type="string" calcext:value-type="string">
            <text:p>SIM</text:p>
          </table:table-cell>
          <table:table-cell table:style-name="ce55" office:value-type="string" calcext:value-type="string">
            <text:p>Sapid/XML</text:p>
          </table:table-cell>
          <table:table-cell table:number-columns-repeated="1018"/>
        </table:table-row>
        <table:table-row table:style-name="ro1">
          <table:table-cell table:style-name="ce47" office:value-type="string" calcext:value-type="string">
            <text:p>Evento</text:p>
          </table:table-cell>
          <table:table-cell table:style-name="ce47" office:value-type="string" calcext:value-type="string">
            <text:p>Paper – 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47" office:value-type="string" calcext:value-type="string">
            <text:p>Software</text:p>
          </table:table-cell>
          <table:table-cell table:style-name="ce47" office:value-type="string" calcext:value-type="string">
            <text:p>Anotaco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Transformations for abstrac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Forward slices are smaller than backward slic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Abstract slicing: a new approach to program slicing based on abstract interpretation and model check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MAGIC</text:p>
          </table:table-cell>
          <table:table-cell office:value-type="string" calcext:value-type="string">
            <text:p>artigo não indica onde ob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Dynamic slicing of Java bytecode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Minimal slicing and the relationships between forms of slic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Extending dynamic aspect mining with static inform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Fine-grained analysis of change coupling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Concept assignment as a debugging technique for code generator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Implementation and verification of implicit-invocation systems using source transform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Specifying transformation sequences as computation on program fragments with an abstract attribute gramma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Control flow graph reconstruction for assembly language programs with delayed instruc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Static analysis for computing escapability and mutability for Java component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A fast analysis for thread-local garbage collection with dynamic class load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Pointer analysis for source-to-source transform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Measuring the impact of friends on the internal attributes of software syste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Object-oriented cohesion as a surrogate of software comprehension: an empirical study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Transforming embedded Java code into custom tag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Declassification: transforming Java programs to remove intermediate class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The performance penalty of XML for program intermediate represent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table:style-name="ce47" office:value-type="string" calcext:value-type="string">
            <text:p>Evento</text:p>
          </table:table-cell>
          <table:table-cell table:style-name="ce47" office:value-type="string" calcext:value-type="string">
            <text:p>Paper – 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47" office:value-type="string" calcext:value-type="string">
            <text:p>Software</text:p>
          </table:table-cell>
          <table:table-cell table:style-name="ce47" office:value-type="string" calcext:value-type="string">
            <text:p>Anotaco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An Overview of the Indus Framework for Analysis and Slicing of Concurrent Java Software</text:p>
          </table:table-cell>
          <table:table-cell table:number-columns-repeated="2" office:value-type="string" calcext:value-type="string">
            <text:p>SIM</text:p>
          </table:table-cell>
          <table:table-cell table:style-name="ce55" office:value-type="string" calcext:value-type="string">
            <text:p>Indu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Stop-List Slic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Graph-Less Dynamic Dependence-Based Dynamic Slicing Algorith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Bug Classification Using Program Slicing Metric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Characterising, Explaining, and Exploiting the Approximate Nature of Static Analysis through Anim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Estimating the Run-Time Progress of a Call Graph Construction Algorithm</text:p>
          </table:table-cell>
          <table:table-cell table:number-columns-repeated="2" office:value-type="string" calcext:value-type="string">
            <text:p>SIM</text:p>
          </table:table-cell>
          <table:table-cell table:style-name="ce55" office:value-type="string" calcext:value-type="string">
            <text:p>TACL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Constructing Accurate Application Call Graphs For Java To Model Library Callback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Normalizing Metamorphic Malware Using Term Rewrit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Data Representation Alternatives in Semantically Augmented Numerical Model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SMART C: A Semantic Macro Replacement Translator for C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Linking Analysis and Transformation Tools with Source-Based Mapping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SCATR</text:p>
          </table:table-cell>
          <table:table-cell office:value-type="string" calcext:value-type="string">
            <text:p>artigo não indica onde ob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Evolving TXL</text:p>
          </table:table-cell>
          <table:table-cell table:number-columns-repeated="2" office:value-type="string" calcext:value-type="string">
            <text:p>SIM</text:p>
          </table:table-cell>
          <table:table-cell table:style-name="ce55" office:value-type="string" calcext:value-type="string">
            <text:p>ETX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Evaluating C++ Design Pattern Miner Tool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Syntactic Identifier Conciseness and Consistency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Prioritizing Software Inspection Results using Static Profil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ELAN</text:p>
          </table:table-cell>
          <table:table-cell office:value-type="string" calcext:value-type="string">
            <text:p>artigo não indica onde ob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Tool Demonstration: Silver Extensible Compiler Frameworks and Modular Language Extensions for Java and C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Formal Specification and Verification of Java Refactoring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AVal: an Extensible Attribute-Oriented Programming Validator for Java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Abstract Interpretation of PIC Programs through Logic Programm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A Comparative Study of Refactoring Haskell and Erlang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HaRe</text:p>
          </table:table-cell>
          <table:table-cell office:value-type="string" calcext:value-type="string">
            <text:p>artigo não indica onde ob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Cross-Language Program Analysis and Refactor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X-DEVELOP</text:p>
          </table:table-cell>
          <table:table-cell office:value-type="string" calcext:value-type="string">
            <text:p>artigo não indica onde ob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Factoring Differences for Iterative Change Management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table:style-name="ce47" office:value-type="string" calcext:value-type="string">
            <text:p>Evento</text:p>
          </table:table-cell>
          <table:table-cell table:style-name="ce47" office:value-type="string" calcext:value-type="string">
            <text:p>Paper – 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47" office:value-type="string" calcext:value-type="string">
            <text:p>Software</text:p>
          </table:table-cell>
          <table:table-cell table:style-name="ce47" office:value-type="string" calcext:value-type="string">
            <text:p>Anotaco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Keynote Address: .QL for Source Code Analysi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An Evaluation of Slicing Algorithms for Concurrent Progra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Barrier Slicing for Remote Software Trust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Statement-Level Cohesion Metrics and their Visualiz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On Temporal Path Conditions in Dependence Graph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Towards Path-Sensitive Points-to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Extending Attribute Grammars with Collection Attributes--Evaluation and Applications</text:p>
          </table:table-cell>
          <table:table-cell table:number-columns-repeated="2" office:value-type="string" calcext:value-type="string">
            <text:p>SIM</text:p>
          </table:table-cell>
          <table:table-cell table:style-name="ce55" office:value-type="string" calcext:value-type="string">
            <text:p>JastAd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Toward an Implementation of the "Form Template Method" Refactor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Reengineering Standard Java Runtime Systems through Dynamic Bytecode Instrument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An Integrated Crosscutting Concern Migration Strategy and its Application to JHOTDRAW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Fast Approximate Matching of Programs for Protecting Libre/Open Source Software by Using Spatial Index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SUDS: An Infrastructure for Creating Bug Detection Too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SUDS</text:p>
          </table:table-cell>
          <table:table-cell office:value-type="string" calcext:value-type="string">
            <text:p>artigo não indica onde ob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Finding Inputs that Reach a Target Express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Improved Static Resolution of Dynamic Class Loading in Java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SQuAVisiT: A Software Quality Assessment and Visualisation Toolset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DATES: Design Analysis Tool for Enterprise Syste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Source Code Composition with the Reuseware Composition Framework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Quality Assessment for Embedded SQL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An Empirical Study of the Relationship of Stability Metrics and the QMOOD Quality Models Over Software Developed Using Highly Iterative or Agile Software Process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Relating the Evolution of Design Patterns and Crosscutting Concer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The Programmer's Lexicon, Volume I: The Verb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A Framework for Studying Clones In Large Software Syste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Extracting Meaning from Abbreviated Identifier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table:style-name="ce47" office:value-type="string" calcext:value-type="string">
            <text:p>Evento</text:p>
          </table:table-cell>
          <table:table-cell table:style-name="ce47" office:value-type="string" calcext:value-type="string">
            <text:p>Paper – 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47" office:value-type="string" calcext:value-type="string">
            <text:p>Software</text:p>
          </table:table-cell>
          <table:table-cell table:style-name="ce47" office:value-type="string" calcext:value-type="string">
            <text:p>Anotaco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90\% Perspiration: Engineering Static Analysis Techniques for Industrial Appl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Some Assembly Required - Program Analysis of Embedded System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Goanna</text:p>
          </table:table-cell>
          <table:table-cell office:value-type="string" calcext:value-type="string">
            <text:p>artigo não indica onde ob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User-Input Dependence Analysis via Graph Reachabilit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TBCppA: A Tracer Approach for Automatic Accurate Analysis of C Preprocessor's Behavior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An Empirical Study of Function Overloading in C++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Is Cloned Code More Stable than Non-cloned Code?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Exploiting the Correspondence between Micro Patterns and Class Nam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On the Use of Data Flow Analysis in Static Profil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The Semantics of Abstract Program Slic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The Evolution and Decay of Statically Detected Source Code Vulnerabiliti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From Indentation Shapes to Code Structur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Evaluating Key Statements Analysi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Fast and Precise Points-to Analysi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Aspect-Aware Points-to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Automatic Determination of May/Must Set Usage in Data-Flow Analysi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Automated Detection of Code Vulnerabilities Based on Program Analysis and Model Check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Analysis and Transformations for Efficient Query-Based Debugg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Change Impact Graphs: Determining the Impact of Prior Code Chang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Using Program Transformations to Add Structure to a Legacy Data Model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Type Highlighting: A Client-Driven Visual Approach for Class Hierarchies Reengineer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Automated Migration of List Based JSP Web Pages to AJAX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Beyond Annotations: A Proposal for Extensible Java (XJ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Modular Decompilation of Low-Level Code by Partial Evalu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Constructing Subtle Faults Using Higher Order Mutation Test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Rejuvenate Pointcut: A Tool for Pointcut Expression Recovery in Evolving Aspect-Oriented Softwar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Parfait - A Scalable Bug Checker for C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Parfait</text:p>
          </table:table-cell>
          <table:table-cell office:value-type="string" calcext:value-type="string">
            <text:p>artigo não indica onde ob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CoordInspector: A Tool for Extracting Coordination Data from Legacy Cod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Precise Analysis of Java Programs Using JOANA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DTS - A Software Defects Testing System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table:style-name="ce47" office:value-type="string" calcext:value-type="string">
            <text:p>Evento</text:p>
          </table:table-cell>
          <table:table-cell table:style-name="ce47" office:value-type="string" calcext:value-type="string">
            <text:p>Paper – 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47" office:value-type="string" calcext:value-type="string">
            <text:p>Software</text:p>
          </table:table-cell>
          <table:table-cell table:style-name="ce47" office:value-type="string" calcext:value-type="string">
            <text:p>Anotaco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thr2csp: Toward Transforming Threads into Communicating Sequential Process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Chopping Concurrent Progra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Properties of Slicing Defini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Improving Side-Effect Analysis with Lazy Access Path Resolv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Towards Comparing and Combining Points-to Analys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Static Estimation of Test Coverag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An Assessment of Type-3 Clones as Detected by State-of-the-Art Tool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Evolution of Type-1 Clon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Identifying 'Linchpin Vertices' That Cause Large Dependence Cluster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Lightweight Techniques for Tracking Unique Program Statement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Maintaining Fine-Grained Code Metadata Regardless of Moving, Copying and Merg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Backporting Java 5 Cod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A Value Analysis for C Progra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The FermaT Maintenance Environment Tool Demonstr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An Evaluation of Current Java Bytecode Decompiler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Engineering Abstractions in Model Checking and Test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Concepts as Syntactic Suga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A Metric Extraction Framework Based on a High-Level Description Languag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RASCAL: A Domain Specific Language for Source Code Analysis and Manipul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Recovering Grammar Relationships for the Java Language Specific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Evento</text:p>
          </table:table-cell>
          <table:table-cell table:style-name="ce47" office:value-type="string" calcext:value-type="string">
            <text:p>Paper – 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47" office:value-type="string" calcext:value-type="string">
            <text:p>Software</text:p>
          </table:table-cell>
          <table:table-cell table:style-name="ce47" office:value-type="string" calcext:value-type="string">
            <text:p>Anotaco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Learning from 6,000 Projects: Mining Models in the Larg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Why Source Code Analysis and Manipulation Will Always be Importan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Subclass Instantiation Distribu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New Conceptual Coupling and Cohesion Metrics for Object-Oriented Syste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Deriving Coupling Metrics from Call Graph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Validating the Use of Topic Models for Software Evolu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Estimating the Optimal Number of Latent Concepts in Source Code Analysi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Language-Independent Clone Detection Applied to Plagiarism Detec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Evaluating Code Clone Genealogies at Release Level: An Empirical Study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The Fika Parser Generator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AMBIDEXTER: Practical Ambiguity Detec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Speeding Up Context-, Object- and Field-Sensitive SDG Gener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How Good is Static Analysis at Finding Concurrency Bugs?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Parallel Reachability and Escape Analys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Effective Static Analysis to Find Concurrency Bugs in Java</text:p>
          </table:table-cell>
          <table:table-cell table:number-columns-repeated="2" office:value-type="string" calcext:value-type="string">
            <text:p>SIM</text:p>
          </table:table-cell>
          <table:table-cell table:style-name="ce55" office:value-type="string" calcext:value-type="string">
            <text:p>WAL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Encapsulating Software Platform Logic by Aspect-Oriented Programming: A Case Study in Using Aspects for Language Portabilit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Refactoring Support for Modularity Maintenance in Erlang</text:p>
          </table:table-cell>
          <table:table-cell table:number-columns-repeated="2" office:value-type="string" calcext:value-type="string">
            <text:p>SIM</text:p>
          </table:table-cell>
          <table:table-cell table:style-name="ce55" office:value-type="string" calcext:value-type="string">
            <text:p>Wrangl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Visualization of C++ Template Meta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Templar</text:p>
          </table:table-cell>
          <table:table-cell office:value-type="string" calcext:value-type="string">
            <text:p>artigo não indica onde ob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Reconstruction of Composite Types for Decompil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Recovering the Memory Behavior of Executable Programs</text:p>
          </table:table-cell>
          <table:table-cell table:number-columns-repeated="2" office:value-type="string" calcext:value-type="string">
            <text:p>SIM</text:p>
          </table:table-cell>
          <table:table-cell table:style-name="ce55" office:value-type="string" calcext:value-type="string">
            <text:p>MSP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MemSafe: Ensuring the Spatial and Temporal Memory Safety of C at Runtim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MemSafe</text:p>
          </table:table-cell>
          <table:table-cell office:value-type="string" calcext:value-type="string">
            <text:p>artigo não indica onde obter</text:p>
          </table:table-cell>
          <table:table-cell table:number-columns-repeated="1017"/>
        </table:table-row>
        <table:table-row table:style-name="ro1">
          <table:table-cell table:style-name="ce47" office:value-type="string" calcext:value-type="string">
            <text:p>Evento</text:p>
          </table:table-cell>
          <table:table-cell table:style-name="ce47" office:value-type="string" calcext:value-type="string">
            <text:p>Paper – 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47" office:value-type="string" calcext:value-type="string">
            <text:p>Software</text:p>
          </table:table-cell>
          <table:table-cell table:style-name="ce47" office:value-type="string" calcext:value-type="string">
            <text:p>Anotaco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Counting Bugs is Harder Than You Think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Knitting Music and Programming: Reflections on the Frontiers of Source Code Analysi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Program Analysis Too Loopy? Set the Loops Asid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Computation of Alias Sets from Shape Graphs for Comparison of Shape Analysis Precis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Assumption Hierarchy for a CHA Call Graph Construction Algorithm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Tuning Static Data Race Analysis for Automotive Control Softwar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Exploring the Development of Micro-apps: A Case Study on the BlackBerry and Android Platfor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Are the Clients of Flawed Classes (Also) Defect Prone?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Equational Reasoning on x86 Assembly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Security Testing of Web Applications: A Search-Based Approach for Cross-Site Scripting Vulnerabiliti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A Study of Cloning in the Linux SCSI Driver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A Constraint Programming Approach to Conflict-Aware Optimal Scheduling of Prioritized Code Clone Refactor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Analyzing the Effect of Preprocessor Annotations on Code Clon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The Effect of Lexicon Bad Smells on Concept Location in Source Cod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Recovering a Balanced Overview of Topics in a Software Domai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A Comparative Study of Code Query Technologi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I2SD: Reverse Engineering Sequence Diagrams from Enterprise Java Beans with Interceptors</text:p>
          </table:table-cell>
          <table:table-cell table:number-columns-repeated="2" office:value-type="string" calcext:value-type="string">
            <text:p>SIM</text:p>
          </table:table-cell>
          <table:table-cell table:style-name="ce55" office:value-type="string" calcext:value-type="string">
            <text:p>EJ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CheckPointer - A C Memory Access Validator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Lightweight Transformation and Fact Extraction with the srcML Toolkit</text:p>
          </table:table-cell>
          <table:table-cell table:number-columns-repeated="2" office:value-type="string" calcext:value-type="string">
            <text:p>SIM</text:p>
          </table:table-cell>
          <table:table-cell table:style-name="ce55" office:value-type="string" calcext:value-type="string">
            <text:p>srcM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Automatic Parallelization of Side-Effecting Higher-Order Scheme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What You See is What You Asked for: An Effort-Based Transformation of Code Analysis Tasks into Interactive Visualization Scenario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Evento</text:p>
          </table:table-cell>
          <table:table-cell table:style-name="ce47" office:value-type="string" calcext:value-type="string">
            <text:p>Paper – 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47" office:value-type="string" calcext:value-type="string">
            <text:p>Software</text:p>
          </table:table-cell>
          <table:table-cell table:style-name="ce47" office:value-type="string" calcext:value-type="string">
            <text:p>Anotaco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Cooperative Testing and Analysis: Human-Tool, Tool-Tool and Human-Human Cooperations to Get Work Don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Collections Frameworks for Points-To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Building Useful Program Analysis Tools Using an Extensible Java Compiler</text:p>
          </table:table-cell>
          <table:table-cell table:number-columns-repeated="2" office:value-type="string" calcext:value-type="string">
            <text:p>SIM</text:p>
          </table:table-cell>
          <table:table-cell table:style-name="ce55" office:value-type="string" calcext:value-type="string">
            <text:p>error-pron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Impact Analysis in the Presence of Dependence Clusters Using Static Execute after in WebKi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Closed Symbolic Execution for Verifying Program Termin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Alias-Aware Propagation of Simple Pattern-Based Properties in PHP Appl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CAWDOR: Compiler Assisted Worm Defens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CAWDOR</text:p>
          </table:table-cell>
          <table:table-cell office:value-type="string" calcext:value-type="string">
            <text:p>artigo não indica onde ob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Folding Repeated Instructions for Improving Token-Based Code Clone Detec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Evolution of Near-Miss Clon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Optimizing Expression Selection for Lookup Table Program Transform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Cross-Language Code Analysis and Refactor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When Does a Refactoring Induce Bugs? An Empirical Stud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Aucsmith-Like Obfuscation of Java Bytecod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AccessAnalysis: A Tool for Measuring the Appropriateness of Access Modifiers in Java Systems</text:p>
          </table:table-cell>
          <table:table-cell table:number-columns-repeated="2" office:value-type="string" calcext:value-type="string">
            <text:p>SIM</text:p>
          </table:table-cell>
          <table:table-cell table:style-name="ce55" office:value-type="string" calcext:value-type="string">
            <text:p>AccessAnalysi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Dynamic Trace-Based Data Dependency Analysis for Parallelization of C Progra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Bakar Alir: Supporting Developers in Construction of Information Flow Contracts in SPARK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InputTracer: A Data-Flow Analysis Tool for Manual Program Comprehension of x86 Binaries</text:p>
          </table:table-cell>
          <table:table-cell office:value-type="string" calcext:value-type="string">
            <text:p>SIM</text:p>
          </table:table-cell>
          <table:table-cell table:style-name="ce53" office:value-type="string" calcext:value-type="string">
            <text:p>-</text:p>
          </table:table-cell>
          <table:table-cell table:style-name="ce56" office:value-type="string" calcext:value-type="string">
            <text:p>InputTracer</text:p>
          </table:table-cell>
          <table:table-cell office:value-type="string" calcext:value-type="string">
            <text:p>análise dinamica e não está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Combining Conceptual and Domain-Based Couplings to Detect Database and Code Dependenci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What Does Control Flow Really Look Like? Eyeballing the Cyclomatic Complexity Metric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Compatibility Prediction of Eclipse Third-Party Plug-ins in New Eclipse Releas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Improving Bug Location Using Binary Class Relationship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LIBCROOS</text:p>
          </table:table-cell>
          <table:table-cell office:value-type="string" calcext:value-type="string">
            <text:p>artigo não indica onde ob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On the Use of Stemming for Concern Location and Bug Localization in Java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Evento</text:p>
          </table:table-cell>
          <table:table-cell table:style-name="ce47" office:value-type="string" calcext:value-type="string">
            <text:p>Paper – 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47" office:value-type="string" calcext:value-type="string">
            <text:p>Software</text:p>
          </table:table-cell>
          <table:table-cell table:style-name="ce47" office:value-type="string" calcext:value-type="string">
            <text:p>Anotaco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Empirical Investigation of SEA-Based Dependence Cluster Propert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Characterization and Assessment of the Linux Configuration Complexity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Criticality of Defects in Cyclic Dependent Component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Code Clustering Workbench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CCW</text:p>
          </table:table-cell>
          <table:table-cell office:value-type="string" calcext:value-type="string">
            <text:p>não faz análise está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ForkSim: Generating Software Forks for Evaluating Cross-Project Similarity Analysis Tool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Empirical Evidence of Large-Scale Diversity in API Usage of Object-Oriented Softwar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Aspectual Source Code Analysis with GAS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GASR</text:p>
          </table:table-cell>
          <table:table-cell office:value-type="string" calcext:value-type="string">
            <text:p>artigo não indica onde ob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Driving a Sound Static Software Analyzer with Branch-and-Bound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SPALTER</text:p>
          </table:table-cell>
          <table:table-cell office:value-type="string" calcext:value-type="string">
            <text:p>não faz análise está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PtrTracker: Pragmatic Pointer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PtrTracker</text:p>
          </table:table-cell>
          <table:table-cell office:value-type="string" calcext:value-type="string">
            <text:p>artigo não indica onde ob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Tracing with a Minimal Number of Prob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A State Alteration and Inspection-based Interactive Debugge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Proteum/FL: a Tool for Localizing Faults using Mutation Analysi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GeCoS: A Framework for Prototyping Custom Hardware Design Flow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Review Efforts Reduction by Partitioning of Static Analysis Warning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JSNose: Detecting JavaScript Code Smel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JSNose</text:p>
          </table:table-cell>
          <table:table-cell office:value-type="string" calcext:value-type="string">
            <text:p>não faz análise está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Determining Dynamic Coupling in JavaScript Using Object Type Inferenc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CodeMetropolis – code visualisation in MineCraft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MetricMiner: Supporting Researchers in Mining Software Repositori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Assembler Restructuring in Ferma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A Hidden Markov Model to Detect Coded Information Islands in Free Tex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Fix-it: An Extensible Code Auto-Fix Component in Review Bo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sql-schema-comparer: Support of Multi-Language Refactoring with Relational Databas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A Relational Symbolic Execution Algorithm for Constraint-Based Testing of Database Progra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Ontological Interpretation of Object-Oriented Programming Abstrac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Evento</text:p>
          </table:table-cell>
          <table:table-cell table:style-name="ce47" office:value-type="string" calcext:value-type="string">
            <text:p>Paper – 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47" office:value-type="string" calcext:value-type="string">
            <text:p>Software</text:p>
          </table:table-cell>
          <table:table-cell table:style-name="ce47" office:value-type="string" calcext:value-type="string">
            <text:p>Anotaco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Keynote: Large Scale Analysis of Software Repositories in Industry: Experiences from the CodeMine Project by Thomas Zimmerman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Effect of clone information on the performance of developers fixing cloned bug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Automatic Identification of Important Clones for Refactoring and Track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A Comparative Study of Bug Patterns in Java Cloned and Non-cloned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A Change-Type Based Empirical Study on the Stability of Cloned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C/C++ Thread Safety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Toolset and Program Repository for Code Coverage- Based Test Suite Analysis and Manipul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The EKEKO /X Program Transformation Tool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Flowgen: Flowchart-Based Documentation Framework for C++</text:p>
          </table:table-cell>
          <table:table-cell table:number-columns-repeated="2" office:value-type="string" calcext:value-type="string">
            <text:p>SIM</text:p>
          </table:table-cell>
          <table:table-cell table:style-name="ce55" office:value-type="string" calcext:value-type="string">
            <text:p>Flowge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PESTO: A Tool for Migrating DOM-based to Visual Web Tes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Pangea: A Workbench for Statically Analyzing Multi-Language Software Corpor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Pangea</text:p>
          </table:table-cell>
          <table:table-cell office:value-type="string" calcext:value-type="string">
            <text:p>não faz análise está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Source Meter Sonar Qube Plug-in</text:p>
          </table:table-cell>
          <table:table-cell table:number-columns-repeated="2" office:value-type="string" calcext:value-type="string">
            <text:p>SIM</text:p>
          </table:table-cell>
          <table:table-cell table:style-name="ce55" office:value-type="string" calcext:value-type="string">
            <text:p>SonarQubePlugi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Total ADS: Automated Software Anomaly Detection System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ACUA: API Change and Usage Auditor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Bulk Fixing Coding Issues and Its Effects on Software Quality: Is It Worth Refactoring?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Instrumentation of Annotated C Programs for Test Gener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Scalable Security Verification of Software at Compile Time</text:p>
          </table:table-cell>
          <table:table-cell table:number-columns-repeated="2" office:value-type="string" calcext:value-type="string">
            <text:p>SIM</text:p>
          </table:table-cell>
          <table:table-cell table:style-name="ce55" office:value-type="string" calcext:value-type="string">
            <text:p>e-munity</text:p>
          </table:table-cell>
          <table:table-cell office:value-type="string" calcext:value-type="string">
            <text:p>modificacao no gcc (idem ao mygcc), projeto muito grande pois é praticamente o gcc + um patch, não faz sentido analisar as metrica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Impact of Code Refactoring Using Object-Oriented Methodology on a Scientific Computing Applic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Concolic Fault Abstrac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On the Accuracy of Forward Dynamic Slicing and Its Effects on Software Maintenanc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Efficient Utilization of Secondary Storage for Scalable Dynamic Slic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SENSA: Sensitivity Analysis for Quantitative Change-Impact Predic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Seeing Is Slicing: Observation Based Slicing of Picture Description Languag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Explaining Why Methods Change Together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Studying Fine-Grained Co-evolution Patterns of Production and Test Cod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Supplementary Bug Fixes vs. Re-opened Bug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Semantic Versioning versus Breaking Changes: A Study of the Maven Repository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Fast Flow Analysis with Godel Hash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A Parallel On-Demand Algorithm for Computing Interprocedural Dominator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Are Object Graphs Extracted Using Abstract Interpretation Significantly Different from the Code?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Bit-Level Taint Analysi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Pruning, Pushdown Exception-Flow Analysi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On Automatically Generating Commit Messages via Summarization of Source Code Chang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On the Use of Context in Recommending Exception Handling Code Exampl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A Pattern Search Method for Unpreprocessed C Programs Based on Tokenized Syntax Trees</text:p>
          </table:table-cell>
          <table:table-cell table:number-columns-repeated="2" office:value-type="string" calcext:value-type="string">
            <text:p>SIM</text:p>
          </table:table-cell>
          <table:table-cell table:style-name="ce55" office:value-type="string" calcext:value-type="string">
            <text:p>TEB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Identifying Source Code Reuse across Repositories Using LCS-Based Source Code Similarit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Evento</text:p>
          </table:table-cell>
          <table:table-cell table:style-name="ce47" office:value-type="string" calcext:value-type="string">
            <text:p>Paper – 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47" office:value-type="string" calcext:value-type="string">
            <text:p>Software</text:p>
          </table:table-cell>
          <table:table-cell table:style-name="ce47" office:value-type="string" calcext:value-type="string">
            <text:p>Anotaco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ORBS and the limits of static slic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Intent, tests, and release dependencies: Pragmatic recipes for source code integ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The use of C++ exception handling constructs: A comprehensive stud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Multi-layer software configuration: Empirical study on wordpres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Can the use of types and query expansion help improve large-scale code search?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Using changeset descriptions as a data source to assist feature loc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Automatically identifying focal methods under test in unit test cas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Navigating source code with word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Recommending insightful comments for source code using crowdsourced knowledg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Checking C++ codes for compatibility with operator overload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Detecting function purity in JavaScript</text:p>
          </table:table-cell>
          <table:table-cell table:number-columns-repeated="2" office:value-type="string" calcext:value-type="string">
            <text:p>SIM</text:p>
          </table:table-cell>
          <table:table-cell table:style-name="ce55" office:value-type="string" calcext:value-type="string">
            <text:p>protopurit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Data tainting and obfuscation: Improving plausibility of incorrect taint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A grammar for spreadsheet formulas evaluated on two large datase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The impact of cross-distribution bug duplicates, empirical study on Debian and Ubuntu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Cumulative code churn: Impact on maintainability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How do Java methods grow?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On the comprehension of code clone visualizations: A controlled study using eye track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When code smells twice as much: Metric-based detection of variability-aware code smell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LeakTracer: Tracing leaks along the way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Automated memory leak diagnosis by regression test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Automating the performance deviation analysis for multiple system releases: An evolutionary stud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From preprocessor-constrained parse graphs to preprocessor-constrained control flow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Recording and replaying system specific, source code transform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Discovering likely mappings between APIs using text min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SimNav: Simulink navigation of model clone class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A translation validation framework for symbolic value propagation based equivalence checking of FSMDA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FaultBuster: An automatic code smell refactoring toolset</text:p>
          </table:table-cell>
          <table:table-cell table:number-columns-repeated="2" office:value-type="string" calcext:value-type="string">
            <text:p>SIM</text:p>
          </table:table-cell>
          <table:table-cell table:style-name="ce55" office:value-type="string" calcext:value-type="string">
            <text:p>FaultBus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Improving prioritization of software weaknesses using security models with AVU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AVUS</text:p>
          </table:table-cell>
          <table:table-cell office:value-type="string" calcext:value-type="string">
            <text:p>não faz análise está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A static microcode analysis tool for programmable load driver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CodeMetropolis: Eclipse over the city of source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Evento</text:p>
          </table:table-cell>
          <table:table-cell table:style-name="ce47" office:value-type="string" calcext:value-type="string">
            <text:p>Paper – 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47" office:value-type="string" calcext:value-type="string">
            <text:p>Software</text:p>
          </table:table-cell>
          <table:table-cell table:style-name="ce47" office:value-type="string" calcext:value-type="string">
            <text:p>Anotaco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6</text:p>
          </table:table-cell>
          <table:table-cell office:value-type="string" calcext:value-type="string">
            <text:p>Vulnerability Prediction Models: A case study on the Linux Kernel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implementa um prototipo mas n da informação sobre nome ou ur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6</text:p>
          </table:table-cell>
          <table:table-cell office:value-type="string" calcext:value-type="string">
            <text:p>Assessment of Source Code Obfuscation Techniqu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6</text:p>
          </table:table-cell>
          <table:table-cell office:value-type="string" calcext:value-type="string">
            <text:p>A security perspective on code review: The case of Chromium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6</text:p>
          </table:table-cell>
          <table:table-cell office:value-type="string" calcext:value-type="string">
            <text:p>A Source-level Energy Optimization Framework for Mobile Appl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6</text:p>
          </table:table-cell>
          <table:table-cell office:value-type="string" calcext:value-type="string">
            <text:p>SATT: Tailoring Code Metric Thresholds for Different Software Architectur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criou scripts e querys mas n implementou ferramenta nov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6</text:p>
          </table:table-cell>
          <table:table-cell office:value-type="string" calcext:value-type="string">
            <text:p>Collective Intelligence for Smarter API Recommendations in Python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PyRec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6</text:p>
          </table:table-cell>
          <table:table-cell office:value-type="string" calcext:value-type="string">
            <text:p>BinCFP: Efficient Multi-threaded Binary Code Control Flow Profil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criar uma ferramenta mas n é de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6</text:p>
          </table:table-cell>
          <table:table-cell office:value-type="string" calcext:value-type="string">
            <text:p>CONC2SEQ : A FRAMA-C Plugin for Verification of Parallel Compositions of C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6</text:p>
          </table:table-cell>
          <table:table-cell office:value-type="string" calcext:value-type="string">
            <text:p>Augur: Incorporating Hidden Dependencies and Variable Granularity in Change Impact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6</text:p>
          </table:table-cell>
          <table:table-cell office:value-type="string" calcext:value-type="string">
            <text:p>Statically-informed Dynamic Analysis Tools to Detect Algorithmic Complexity Vulnerabilities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SI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6</text:p>
          </table:table-cell>
          <table:table-cell office:value-type="string" calcext:value-type="string">
            <text:p>SCALA-AM: A Modular Static Analysis Framework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SCALA-A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6</text:p>
          </table:table-cell>
          <table:table-cell office:value-type="string" calcext:value-type="string">
            <text:p>A Program Interpreter Framework for Arbitrary Abstrac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6</text:p>
          </table:table-cell>
          <table:table-cell office:value-type="string" calcext:value-type="string">
            <text:p>Mutation-Based Graph Inference for Fault Localization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PropagationAnalysi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6</text:p>
          </table:table-cell>
          <table:table-cell office:value-type="string" calcext:value-type="string">
            <text:p>An Exploratory Study of Interface Redundancy in Code Repositori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6</text:p>
          </table:table-cell>
          <table:table-cell office:value-type="string" calcext:value-type="string">
            <text:p>Similarity of Source Code in the Presence of Pervasive Mod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6</text:p>
          </table:table-cell>
          <table:table-cell office:value-type="string" calcext:value-type="string">
            <text:p>LLSPLAT : Improving Concolic Testing by Bounded Model Check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6</text:p>
          </table:table-cell>
          <table:table-cell office:value-type="string" calcext:value-type="string">
            <text:p>Are My Unit Tests in the Right Package?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6</text:p>
          </table:table-cell>
          <table:table-cell office:value-type="string" calcext:value-type="string">
            <text:p>Analysing and Comparing the Effectiveness of Mutation Testing Tools: A Manual Stud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6</text:p>
          </table:table-cell>
          <table:table-cell office:value-type="string" calcext:value-type="string">
            <text:p>Survey of Approaches for Handling Static Analysis Alar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6</text:p>
          </table:table-cell>
          <table:table-cell office:value-type="string" calcext:value-type="string">
            <text:p>Effects Dependence Graph: A Key Data Concept for C Source-to-Source Compiler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6</text:p>
          </table:table-cell>
          <table:table-cell office:value-type="string" calcext:value-type="string">
            <text:p>Transforming C++11 Code to C++03 to Support Legacy Compilation Environ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6</text:p>
          </table:table-cell>
          <table:table-cell office:value-type="string" calcext:value-type="string">
            <text:p>A Case for Software Specific Natural Language Techniqu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6</text:p>
          </table:table-cell>
          <table:table-cell office:value-type="string" calcext:value-type="string">
            <text:p>A Source Level Empirical Study of Features and Their Interactions in Variable Softwar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6</text:p>
          </table:table-cell>
          <table:table-cell office:value-type="string" calcext:value-type="string">
            <text:p>Exploring the Effects of History Length and Age on Mining Software Change Impac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Evento</text:p>
          </table:table-cell>
          <table:table-cell table:style-name="ce47" office:value-type="string" calcext:value-type="string">
            <text:p>Paper – 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47" office:value-type="string" calcext:value-type="string">
            <text:p>Software</text:p>
          </table:table-cell>
          <table:table-cell table:style-name="ce47" office:value-type="string" calcext:value-type="string">
            <text:p>Anotaco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7</text:p>
          </table:table-cell>
          <table:table-cell office:value-type="string" calcext:value-type="string">
            <text:p>Working around Loops for Infeasible Path Detection in Binary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7</text:p>
          </table:table-cell>
          <table:table-cell office:value-type="string" calcext:value-type="string">
            <text:p>Revisiting Exception Handling Practices with Exception Flow Analysis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Jtratc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7</text:p>
          </table:table-cell>
          <table:table-cell office:value-type="string" calcext:value-type="string">
            <text:p>Tree-Oriented vs. Line-Oriented Observation-Based Slic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7</text:p>
          </table:table-cell>
          <table:table-cell office:value-type="string" calcext:value-type="string">
            <text:p>An Exploratory Study of Functional Redundancy in Code Repositori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7</text:p>
          </table:table-cell>
          <table:table-cell office:value-type="string" calcext:value-type="string">
            <text:p>Does the Choice of Configuration Framework Matter for Developers? Empirical Study on 11 Java Configuration Framework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7</text:p>
          </table:table-cell>
          <table:table-cell office:value-type="string" calcext:value-type="string">
            <text:p>How do Scratch Programmers Name Variables and Procedures?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7</text:p>
          </table:table-cell>
          <table:table-cell office:value-type="string" calcext:value-type="string">
            <text:p>Contextual Recommendation of Relevant Program Elements in an Interactive Feature Location Proces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ecFL</text:p>
          </table:table-cell>
          <table:table-cell office:value-type="string" calcext:value-type="string">
            <text:p>não disponibiliza a ferramenta, plugin Eclipse, n sei se é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7</text:p>
          </table:table-cell>
          <table:table-cell office:value-type="string" calcext:value-type="string">
            <text:p>Harvesting the Wisdom of the Crowd to Infer Method Nullness in Jav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OWALSKI</text:p>
          </table:table-cell>
          <table:table-cell office:value-type="string" calcext:value-type="string">
            <text:p>não é ferramenta de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7</text:p>
          </table:table-cell>
          <table:table-cell office:value-type="string" calcext:value-type="string">
            <text:p>Investigating the Use of Code Analysis and NLP to Promote a Consistent Usage of Identifier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7</text:p>
          </table:table-cell>
          <table:table-cell office:value-type="string" calcext:value-type="string">
            <text:p>Extracting Timed Automata from Java Methods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Extracting-timed-automat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7</text:p>
          </table:table-cell>
          <table:table-cell office:value-type="string" calcext:value-type="string">
            <text:p>Towards Better Symbol Resolution for C / C++ Programs: A Cluster-based Solu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7</text:p>
          </table:table-cell>
          <table:table-cell office:value-type="string" calcext:value-type="string">
            <text:p>A Methodology for Relating Software Structure with Energy Consump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xecutionTraceTracker</text:p>
          </table:table-cell>
          <table:table-cell office:value-type="string" calcext:value-type="string">
            <text:p>não é de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7</text:p>
          </table:table-cell>
          <table:table-cell office:value-type="string" calcext:value-type="string">
            <text:p>Security Smells in Android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desenvolve alguma ferramenta mas n da nome nem ur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7</text:p>
          </table:table-cell>
          <table:table-cell office:value-type="string" calcext:value-type="string">
            <text:p>On the Relationships between Stability and Bug-proneness of Code Clones: An Empirical Stud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7</text:p>
          </table:table-cell>
          <table:table-cell office:value-type="string" calcext:value-type="string">
            <text:p>Automatically Adding Missing Libraries to Java Projects to Foster Better Results from Static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ibLoader</text:p>
          </table:table-cell>
          <table:table-cell office:value-type="string" calcext:value-type="string">
            <text:p>não é de analise estatica, também não disponibiliza ur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7</text:p>
          </table:table-cell>
          <table:table-cell office:value-type="string" calcext:value-type="string">
            <text:p>A Static Code Smell Detector for SQL Queries Embedded in Java Code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eclipsesql-plugi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7</text:p>
          </table:table-cell>
          <table:table-cell office:value-type="string" calcext:value-type="string">
            <text:p>Supporting Analysis of SQL Queries in PHP Ai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Mysql-query-construction-analysi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7</text:p>
          </table:table-cell>
          <table:table-cell office:value-type="string" calcext:value-type="string">
            <text:p>Detecting Security Vulnerabilities in Object-Oriented PHP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OPIXY</text:p>
          </table:table-cell>
          <table:table-cell office:value-type="string" calcext:value-type="string">
            <text:p>fork do pixy mas n informa url</text:p>
          </table:table-cell>
          <table:table-cell table:number-columns-repeated="1017"/>
        </table:table-row>
        <table:table-row table:style-name="ro1">
          <table:table-cell table:style-name="ce47" office:value-type="string" calcext:value-type="string">
            <text:p>Evento</text:p>
          </table:table-cell>
          <table:table-cell table:style-name="ce47" office:value-type="string" calcext:value-type="string">
            <text:p>Paper – 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47" office:value-type="string" calcext:value-type="string">
            <text:p>Software</text:p>
          </table:table-cell>
          <table:table-cell table:style-name="ce47" office:value-type="string" calcext:value-type="string">
            <text:p>Anotacoes</text:p>
          </table:table-cell>
          <table:table-cell table:number-columns-repeated="1017"/>
        </table:table-row>
        <table:table-row table:style-name="ro1">
          <table:table-cell table:style-name="ce49"/>
          <table:table-cell table:style-name="ce49" office:value-type="string" calcext:value-type="string">
            <text:p>Total</text:p>
          </table:table-cell>
          <table:table-cell table:style-name="ce51" table:formula="of:=COUNTIF([.C1:.C405]; &quot;SIM&quot;)" office:value-type="float" office:value="184" calcext:value-type="float">
            <text:p>184</text:p>
          </table:table-cell>
          <table:table-cell table:style-name="ce54" table:formula="of:=COUNTIF([.D1:.D405]; &quot;SIM&quot;)" office:value-type="float" office:value="28" calcext:value-type="float">
            <text:p>28</text:p>
          </table:table-cell>
          <table:table-cell table:style-name="ce57" table:number-columns-repeated="2"/>
          <table:table-cell table:number-columns-repeated="1017"/>
        </table:table-row>
        <table:table-row table:style-name="ro1" table:number-rows-repeated="1048116">
          <table:table-cell table:number-columns-repeated="1023"/>
        </table:table-row>
        <table:table-row table:style-name="ro2" table:number-rows-repeated="52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Papers ASE" table:style-name="ta1">
        <office:forms form:automatic-focus="false" form:apply-design-mode="false"/>
        <table:table-column table:style-name="co6" table:default-cell-style-name="ce48"/>
        <table:table-column table:style-name="co2" table:default-cell-style-name="ce48"/>
        <table:table-column table:style-name="co3" table:default-cell-style-name="ce50"/>
        <table:table-column table:style-name="co3" table:default-cell-style-name="ce52"/>
        <table:table-column table:style-name="co7" table:default-cell-style-name="ce48"/>
        <table:table-column table:style-name="co5" table:default-cell-style-name="ce48"/>
        <table:table-column table:style-name="co3" table:number-columns-repeated="1017" table:default-cell-style-name="ce56"/>
        <table:table-row table:style-name="ro1">
          <table:table-cell table:style-name="ce47" office:value-type="string" calcext:value-type="string">
            <text:p>Evento</text:p>
          </table:table-cell>
          <table:table-cell table:style-name="ce47" office:value-type="string" calcext:value-type="string">
            <text:p>Paper – 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47" office:value-type="string" calcext:value-type="string">
            <text:p>Software</text:p>
          </table:table-cell>
          <table:table-cell table:style-name="ce47" office:value-type="string" calcext:value-type="string">
            <text:p>Anotaco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A Knowledge-based Interface To Promote Software Understand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Domain-specific Representations In The KBSA Concept Demo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LARGE Software System Maintena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A Learning-based Software Engineering Environ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Active Assistance For Domain Model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Using Domain Knowledge To Synthesize Routing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Implementation Of An Activity Coordination Syste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Domain Modeling - Evolving Resear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Lockheed Environment For Automatic Programm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A Knowledge-based Approach To Software System Understand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CTPLAN: A Planning-based Approach To Automatically Detecting Flaws In Concurrent Algorith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Composite System Design: The Good News And The Bad New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The KBSA Requirements/specification Facet: AR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Acquiring Software Design Schemas: A Machine Learning Perspectiv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Analogical Matching For Specif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Rule Chaining In MARVEL: Dynamic Binding Of Paramet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KBRAS: Knowledge-based Requirements Acquisition Syste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Directions For Future KBSA Resear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Representation And Maintenance of process knowledge for large Scale Systems develop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The Role Of Analogy In Specification Deriv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Encouraging The Adoption Of KBSE Technology: What Needs To Happen First?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Sharing And Reuse Of Requirements Knowledg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Motivating Adoption Of KBSA: Issues, Arguments, And Strateg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A Knowledge And Deduction Based Software Retrieval To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Functional Representation And Program Debugg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Requirement Directed Automatic Instrumentation Generation For Program Monitoring And Measu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The Knowledge-based Software Assistant: A Program Summar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Complex Objects In Knowledge-based Requirement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Evento</text:p>
          </table:table-cell>
          <table:table-cell table:style-name="ce47" office:value-type="string" calcext:value-type="string">
            <text:p>Paper – 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47" office:value-type="string" calcext:value-type="string">
            <text:p>Software</text:p>
          </table:table-cell>
          <table:table-cell table:style-name="ce47" office:value-type="string" calcext:value-type="string">
            <text:p>Anotaco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A knowledge-based software development environment for scientific model-build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Domain-oriented design environ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Prototyping VDM specifications with KID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Program concept recogni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Software synthesis shell SOFTEX/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A code synthesis experi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Towards a logic-based reconstruction of software configuration manage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Track assignment in an air traffic control system: a rational reconstruction of system desig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Educating knowledge-based software engine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Explorations on the formal frontier of distributed system desig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Reusing database queries in analogical domai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Automatic composition of data structures to represent rel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Transformation of a semi-formal specification to VD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Knowledge-based constraint-driven software synthe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Knowledge-based support for scientific programm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DoD's software technology plans: what do they mean for KBSE, and what does it mean for them?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A knowledge-based software process library for process-driven software develop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Simulating the Gries/Dijkstra design proces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Software reuse through view type clust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Efficiently computing derived performance data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Program understanding-does it offer hope for aging software?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Domain abstractions in requirements engineering: an exemplar approach?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Managing design knowledge to provide assistance to large-scale software develop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Software design by reusing archite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CAESAR: a system for case based software reus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Evento</text:p>
          </table:table-cell>
          <table:table-cell table:style-name="ce47" office:value-type="string" calcext:value-type="string">
            <text:p>Paper – 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47" office:value-type="string" calcext:value-type="string">
            <text:p>Software</text:p>
          </table:table-cell>
          <table:table-cell table:style-name="ce47" office:value-type="string" calcext:value-type="string">
            <text:p>Anotaco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A knowledge based framework for developing and customizing schedul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Articulation: an integrated approach to the diagnosis, replanning, and rescheduling of software process fail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An experiment in applying knowledge-based software engineering technolog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The knowledge base maintenance assista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Validation of rule-based reactive systems by sound scenario generaliz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Development of an expert assistant for software evaluation using a hybrid approa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A common architecture to encourage reuse of natural language/text processing to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The ARIES Simulation Component (ASC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Inquire: predicate-based use and reus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A knowledge base for software test refine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GRIT-an extended REFINE for more executable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Diagrams for software synthe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An analogy-based retrieval mechanism for software design reus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Transformational approach to transportation schedul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Observations on using empirical studies on developing a knowledge-based software engineering to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Towards supporting design phase synthe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An implementation of bounded oblig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Accelerating browsing by automatically inferring a user's search goa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Operations for evolving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Interactive elaboration of generic desig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Knowledge requirements for the automatic generation of project management repor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Evento</text:p>
          </table:table-cell>
          <table:table-cell table:style-name="ce47" office:value-type="string" calcext:value-type="string">
            <text:p>Paper – 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47" office:value-type="string" calcext:value-type="string">
            <text:p>Software</text:p>
          </table:table-cell>
          <table:table-cell table:style-name="ce47" office:value-type="string" calcext:value-type="string">
            <text:p>Anotaco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Software technology risk adviso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Critical success factors for knowledge-based software engineering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n augmented pattern matcher as a tool to synthesize conceptual descriptions of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Knowledge-based risk assessment and cost estim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Using machine learning to synthesize search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 cooperative program understanding environ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 formal approach to reusing more general compon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 formal approach to domain-oriented software design environ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Integrating object-oriented paradigms and logic programming: the OPLA languag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User interface design assistance for large-scale software develop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gent-based support for communication between developers and users in software desig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Graphical support for code-level software understand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 flexible rule-chaining engine for process-based softwar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Composing reusable software components through view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bstract data structure recogni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Intelligent assistance for software construction: a case stud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Evolution and reuse of formal specifications using decision stru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Systematic incremental validation of rule-based reactiv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 framework for distributed system desig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Task-oriented and similarity-based retrieva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Formal specification tools for test coverage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pplication of REFINE Language Tools to software quality assura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MPHION: automatic programming for subroutine libraries 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Evento</text:p>
          </table:table-cell>
          <table:table-cell table:style-name="ce47" office:value-type="string" calcext:value-type="string">
            <text:p>Paper – 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47" office:value-type="string" calcext:value-type="string">
            <text:p>Software</text:p>
          </table:table-cell>
          <table:table-cell table:style-name="ce47" office:value-type="string" calcext:value-type="string">
            <text:p>Anotaco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Searching for a global search algorith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An empirical evaluation of KBSA technolog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Test sequences as plans: an experiment in using an AI planner to generate system tes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Automating changes of data type in functional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Towards an epistemology for software represent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Classification and retrieval of reusable components using semantic fea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A transformation system for interactive reformulation of design optimization strateg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Legal issues in knowledge-based softwar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An interface between different software development environ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Specification and animation of a bank transfe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Towards high-level deductive program synthesis based on type theor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Interactive explanation of softwar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Classifying software components using design characteristic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From object-oriented to knowledge-based programming (NUT system development experience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Domain-oriented software process re-engineering with software synthesis shell SOFTEX/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META-AMPHION: synthesis of efficient domain-specific program synthesis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A model for decision maintenance in the WinWin collaboration framework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Knowledge-based program synthesis for a geometric constraint satisfaction syste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Application of a decision support mechanism to the business rules lifecycl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CACHET: an interactive, incremental-attribution-based program transformation system for deriving incremental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Portability by automatic translation a large-scale case stud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Representing object models as theor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Logical frameworks as a basis for verification tools: a case study 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Evento</text:p>
          </table:table-cell>
          <table:table-cell table:style-name="ce47" office:value-type="string" calcext:value-type="string">
            <text:p>Paper – 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47" office:value-type="string" calcext:value-type="string">
            <text:p>Software</text:p>
          </table:table-cell>
          <table:table-cell table:style-name="ce47" office:value-type="string" calcext:value-type="string">
            <text:p>Anotaco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Constructing transition models of AI planner behavio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Applying plan recognition algorithms to program understand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Integrating software process models and design rational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Addressing complexity, coordination, and automation in software development with the KBSA/AD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Extending design environments to software architecture desig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Complementing semi-formal specifications with Z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Trusting your assista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Using knowledge-based transformations to reverse-engineer COBOL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Set differentiation: a method for the automatic generation of filtering algorith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Synthesis of local search algorithms by algebraic mea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Deductive synthesis of numerical simulation programs from networks of algebraic and ordinary differential equ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Knowledge-based re-engineering of legacy programs for robustness in automated desig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A knowledge-based toolkit for software visualis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Software synthesis for trade-off desig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Synthesis of schedulers for planned shutdowns of power plants 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Evento</text:p>
          </table:table-cell>
          <table:table-cell table:style-name="ce47" office:value-type="string" calcext:value-type="string">
            <text:p>Paper – 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47" office:value-type="string" calcext:value-type="string">
            <text:p>Software</text:p>
          </table:table-cell>
          <table:table-cell table:style-name="ce47" office:value-type="string" calcext:value-type="string">
            <text:p>Anotaco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Mapping software architectures to efficient implementations via partial evalu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TESS: automated support for the evolution of persistent typ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pplication of formal methods to the development of a software maintenance to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Interactive component-based software development with Espresso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utomatic synthesis of recursive programs: the proof-planning paradig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Correct-schema-guided synthesis of steadfast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Modelling the application domains of software engineering technolog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Reactive system validation using automated reasoning over a fragment librar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Strategies of structural synthesis of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Precise specification and automatic application of design patter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n automated object-oriented testing for C++ inheritance hierarch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On the verification of VDM specification and refinement with PV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Facilitating an automated approach to architecture-based software reus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 static analysis for program understanding and debugg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Mechanising requirements engineering: reuse and the application of domain analysis technolog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Modeling software processes by using process and object ontolog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 contribution to program comprehension by program analysis: application to numerical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Specification and verification of the Co4 distributed knowledge system using LOTO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Processing natural language require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Enhancing the component reusability in data-intensive business programs through interface sepa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Research directions for automated software verification: using trusted hard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Data flow analysis within the ITOC information system design recovery to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Exploiting domain-specific knowledge to refine simulation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utomated configuration of distributed applications from reusable software archite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Towards semantic-based object-oriented CASE to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Moving proofs-as-programs into practi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Feedback handling in dynamic task ne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Genetic algorithms for dynamic test data gene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Formally specifying engineering design rational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NORA/HAMMR: making deduction-based software component retrieval practica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Using KIV to specify and verify architectures of knowledge-based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Tools supporting the creation and evolution of software development knowledg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ugmenting abstract syntax trees for program understand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Declarative specification of software archite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 structured approach for synthesizing planners from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From formal specifications to natural language: a case stud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Retrieving software components that minimize adaptation effor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 metric-based approach to detect abstract data types and state encapsul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Distributed cooperative formal methods to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pplying concept formation methods to object identification in procedural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Formal specification of human-computer interaction by graph grammars under consideration of information resour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Towards a design assistant for distributed embedded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Modular flow analysis for concurrent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utomatic high-quality reengineering of database programs by temporal abstra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 formal automated approach for reverse engineering programs with point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Extracting objects from legacy imperative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Notes on refinement, interpolation and uniformit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Evento</text:p>
          </table:table-cell>
          <table:table-cell table:style-name="ce47" office:value-type="string" calcext:value-type="string">
            <text:p>Paper – 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47" office:value-type="string" calcext:value-type="string">
            <text:p>Software</text:p>
          </table:table-cell>
          <table:table-cell table:style-name="ce47" office:value-type="string" calcext:value-type="string">
            <text:p>Anotaco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SSISTing exit decisions in software inspe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Towards the automated debugging and maintenance of logic-based requirements mode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Task oriented software understand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utomated software test data generation for complex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Statically checkable design level trai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n empirical study of the evolution of a software syste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n automated approach for supporting software reuse via revers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Testing using log file analysis: tools, methods, and issu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Synthesizing software architecture descriptions from Message Sequence Chart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Requirements engineering and verification using specification anim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The very idea of software development environments: a conceptual architecture for the arts' environment paradig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On detecting and handling inconsistencies in integrating software architecture design and performance evalu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Identifying pre-conditions with the Z/EVES theorem prove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Schema-guided synthesis of constraint logic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utomating UI generation by model composi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DLscope: an automated specification-based unit testing to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Explanation based scenario generation for reactive system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Dowsing: a tool framework for domain-oriented browsing of software artifac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Component-based software process suppor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Reusability hypothesis verification using machine learning techniques: a case stud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 coordination system approach to software workflow process evolu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Parameterising (algebraic) specifications on dia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utomated knowledge acquisition and application for software development projec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utomated integrative analysis of state-based requiremen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n automated framework for structural test-data gene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 tool for automated system analysis based on modular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Planware-domain-specific synthesis of high-performance schedul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Detection of exclusive OR global predicat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From Z to BON/Eiffe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 visualization concept for hierarchical object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Developing the designer's toolkit with software comprehension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Planning equational verification in CC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Don't verify, abstract!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Explaining synthesized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Management of evolving specifications using category theor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Development, assessment, and reengineering of language descrip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Illustrating object-oriented library reuse by example: a tool-based approa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Specification-based testing of Ada units with low encapsul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Brewing fresh Java from legacy Lisp-an experiment in automated revers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 design pattern based approach to generating synchronization adaptors from annotated ID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 configurable automatic instrumentation tool for ANSI C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Programmatic testing of the Standard Template Library contain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Towards a theory for integration of mathematical verification and empirical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Specification-based browsing of software component libraries 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Evento</text:p>
          </table:table-cell>
          <table:table-cell table:style-name="ce47" office:value-type="string" calcext:value-type="string">
            <text:p>Paper – 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47" office:value-type="string" calcext:value-type="string">
            <text:p>Software</text:p>
          </table:table-cell>
          <table:table-cell table:style-name="ce47" office:value-type="string" calcext:value-type="string">
            <text:p>Anotaco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Modular and incremental analysis of concurrent softwar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Siddhartha: a method for developing domain-specific test driver generato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Fixing some transformation probl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Implementing effective automatic cryptographic protocol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Combining fault avoidance, fault removal and fault tolerance: an integrated mode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Beyond components-connections-constraints: dealing with software architecture difficult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pplying test automation to type acceptance testing of telecom networks: a case study with customer particip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ML: an Architecture Meta-Languag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 formal ontology for re-use of software architecture docu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n integration of deductive retrieval into deductive synthe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n approach to automatic code generation for safety-critical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 comparative study between linear programming verification (LPV) and other verification method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n approach to software requirements elicitation using precepts from activity theor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Verification of picture generated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Enhancing annotation visibility for software inspe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n automatic and optimized test generation technique applying to TCP/IP protoc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Component-based systems as an aid to design valid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utomatic synthesis of control software for an industrial automation control syste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Towards adaptive web ag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Separating concerns in direct manipulation user interfa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Towards automatic imperative program synthesis through proof plann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vUML: a tool for verifying UML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Evolving object-oriented designs with refactoring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utomatic proofs of properties of simple C-- modul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Exploration harnesses: tool-supported interactive discovery of commercial component propert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NAVCo: negotiation-based adaptive view coordin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utomatically detecting mismatches during component-based and model-based develop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 metric based technique for design flaws detection and corre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 visualization tool for constraint program debugg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utomatic generation of test oracles: from pilot studies to appl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Deductive synthesis of event-based software archite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utomatically structuring textual requirement scenario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Data mining library reuse patterns in user-selected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utomatic software clustering via Latent Semantic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utomated translation of UML models of architectures for verification and simulation using SPI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Dynamic accommodation of change: automated architecture configuration of distributed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Towards discovery, specification, and verification of component usag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Retrenchment: extending the reach of refine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n ML editor based on proofs-as-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Industrial applications of software synthesis via category theor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System for automated validation of embedded software in multiple operating configur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Rule-based strategic reflection: observing and modifying behaviour at the architectural leve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UNA based iterative test data generation and its evalu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rchitectural element matching using concept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Development of a constraint-based airlift scheduler by program synthesis from formal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UMLAUT: an extendible UML transformation framework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n overview of Lutess a specification-based tool for testing synchronous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Controlled natural language can replace first-order logic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Software test generation using refinement typ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dvanced modelling and verification techniques applied to a cluster file system 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Evento</text:p>
          </table:table-cell>
          <table:table-cell table:style-name="ce47" office:value-type="string" calcext:value-type="string">
            <text:p>Paper – 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47" office:value-type="string" calcext:value-type="string">
            <text:p>Software</text:p>
          </table:table-cell>
          <table:table-cell table:style-name="ce47" office:value-type="string" calcext:value-type="string">
            <text:p>Anotaco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n overview of a method and its support tool for generating B specifications from UML not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utomatic derivation of Petri net based distributed specification with optimal allocation of resour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Controlled automation of consistency enforce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Semantic abstraction rules for class dia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utomated security checking and patching using TestTalk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Using Little-JIL to coordinate agents in softwar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New visual interface for engineering use case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 group critic system for object-oriented analysis and desig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Non-interference analysis for mixed criticality code in avionics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Towards explicit representation of architectural design assump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utomating the composition of middleware configur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Generating test data for branch coverag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 DSL approach to improve productivity and safety in device drivers develop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Specialization patter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Simultaneous checking of completeness and ground conflue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Model checking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Translating use cases to sequence dia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Mutation operators for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 transformational viewpoint on design patter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Combining the best attributes of qualitative and quantitative risk management tool suppor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Practical large scale what-if queries: case studies with software risk assess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Computing interfaces in Java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Java model check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$\pi$-SPACE: a formal architecture description language based on process algebra for evolving softwar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Test sequences generation from LUSTRE descriptions: GATE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 declarative approach for designing and developing adaptive compon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Identification of potentially infeasible program paths by monitoring the search for test data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Exploring the design of an intentional naming scheme with an automatic constraint analyze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The use of abduction and recursion-editor techniques for the correction of faulty conje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Issues for the automatic generation of safety critical softwar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Exploring and validating the contributions of real-world knowledge to the diagnostic performance of automated database design to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Extending UML to support domain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Circular coinductive rewri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Management of change in structured verif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n experiment in scientific program understand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Using graph rewriting to specify software architectural transform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Formal construction of the Mathematically Analyzed Separation Kerne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 comparison of questionnaire-based and GUI-based requirements gath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Representing technology to promote reuse in the software design proces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CM-Builder: an automated NL-based CASE to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Toward the automatic assessment of evolvability for reusable class librar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Finding comparatively important concepts between tex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Upgrading legacy instances of reactiv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Renaming detection 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Evento</text:p>
          </table:table-cell>
          <table:table-cell table:style-name="ce47" office:value-type="string" calcext:value-type="string">
            <text:p>Paper – 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47" office:value-type="string" calcext:value-type="string">
            <text:p>Software</text:p>
          </table:table-cell>
          <table:table-cell table:style-name="ce47" office:value-type="string" calcext:value-type="string">
            <text:p>Anotaco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Design rationale for software maintena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Higher order function synthesis through proof plann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ic test data generation for programs with integer and float variabl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Enforcing business policies through automated reconfigur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ed software engineering using concurrent class machin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 tool for lazy verification of security protocol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The synthesis of a Java card tokenisation algorithm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Scalable consistency checking between diagrams - the VIEWINTEGRA approach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 new way of automating statistical testing method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ically restructuring programs for the Web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 concurrency test tool for Java monitor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Modeling class operations in B: Application to UML behavioral diagra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Developing generative frameworks using XML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 UML validation toolset based on abstract state machin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Generating EDI message translations from visual specific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ction Language Verifier</text:p>
          </table:table-cell>
          <table:table-cell table:number-columns-repeated="2" office:value-type="string" calcext:value-type="string">
            <text:p>SIM</text:p>
          </table:table-cell>
          <table:table-cell table:style-name="ce55" office:value-type="string" calcext:value-type="string">
            <text:p>composi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cceptance based assuranc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mphion/NAV: deductive synthesis of state estimation softwar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dequate reverse engineer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ic verification of Java design patter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Certifying domain-specific polici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Monitoring programs using rewrit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Verify properties of mobile cod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Tailoring a COTS group support system for software requirements inspec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ed conversion from a requirements document to an executable formal specific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Providing early feedback in the development cycle through automated application of model checking to software architectur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Static consistency checking for distributed specific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Connectors synthesis for deadlock-free component based architectur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Towards an evolutionary formal software development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Shared variables interaction diagra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Strategies for automated specification-based testing of synchronous softwar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Security specification and verific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GATE, access graph based tools for handling encapsul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TestEra: a novel framework for automated testing of Java programs</text:p>
          </table:table-cell>
          <table:table-cell table:number-columns-repeated="2" office:value-type="string" calcext:value-type="string">
            <text:p>SIM</text:p>
          </table:table-cell>
          <table:table-cell table:style-name="ce55" office:value-type="string" calcext:value-type="string">
            <text:p>TestEr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Generation of functional test sequences from B formal specifications presentation and industrial case-study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Wins and losses of algebraic transformations of software architectur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Better reasoning about software engineering activiti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Unfriendly COTS integration - instrumentation and interfaces for improved plugability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Semi-automated verification of Erlang cod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Specification modeling and validation applied to a family of network security produc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Programs are abstract data typ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Enhancing partial-order reduction via process cluster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Tracing execution of software for design coverag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ed validation of software model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Program execution based module cohesion measurement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ed test-data generation from formal models of softwar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ed check of architectural models consistency using SPI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Test purposes: adapting the notion of specification to test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Modeling and verification of distributed real-time systems based on CafeOBJ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Implementation of specification conjunction and domain interaction in Rosetta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n automated tool for analyzing Petri nets using Spi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Exploiting heap symmetries in explicit-state model checking of softwar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Model checking for an executable subset of UML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Context-aware browsing of large component repositori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Composition and refinement of behavioral specific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Model-checking real-time concurrent syste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ing the performance and reliability analysis of enterprise information syste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Generation of distributed system test-beds from high-level software architecture descrip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ic translation from UML specifications to B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Formally testing fail-safety of electronic purse protocol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Combining static analysis and model checking for software analysi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 technique for mutation of Java object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Identification of high-level concept clones in source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Instantiating and detecting design patterns: putting bits and pieces together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n analysis-revision cycle to evolve requirements specific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a-based verification of temporal properties on running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Towards a precise definition of the OMG/MDA framework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Knowledge base approach to consistency management of UML specifications 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Evento</text:p>
          </table:table-cell>
          <table:table-cell table:style-name="ce47" office:value-type="string" calcext:value-type="string">
            <text:p>Paper – 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47" office:value-type="string" calcext:value-type="string">
            <text:p>Software</text:p>
          </table:table-cell>
          <table:table-cell table:style-name="ce47" office:value-type="string" calcext:value-type="string">
            <text:p>Anotaco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SeDiTeC-testing based on sequence dia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Dependence management for dynamic reconfiguration of component-based distributed syste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 model of planning and enactment support in complex software development project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From early requirements to user interface prototyping: a methodological approach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dding value to formal test oracl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No Java without caffeine: A tool for dynamic analysis of Java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Caffeine</text:p>
          </table:table-cell>
          <table:table-cell office:value-type="string" calcext:value-type="string">
            <text:p>não faz analise estatica e sim dinam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Generating product-lines of product-famili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Towards usable and relevant model checking techniques for the analysis of dependable interactive syste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 temporal logic approach to the specification of reconfigurable component-based syste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CpprofJ: aspect-capable call path profiling of multi-threaded Java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Report on the workshop on the state of the art in automated software engineer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Experience report on automated procedure construction for deductive synthesi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 framework for automatic debugg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n approach to rapid prototyping of large multi-agent syste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Predicting software stability using case-based reason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Process support for tools interoperability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What makes finite-state models more (or less) testable?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Semantic links and co-evolution in object-oriented software development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Interfaces for modular feature verific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utomatic test case optimization using a bacteriological adaptation model: application to .NET componen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VIATRA - visual automated transformations for formal verification and validation of UML model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Combining and adapting software quality predictive models by genetic algorith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Distributed modular model check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Generative design patter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Knowledge-based synthesis of numerical programs for simulation of rigid-body systems in physics-based anim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utomatic verification of any number of concurrent, communicating process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utomating requirements traceability: Beyond the record \&amp; replay paradigm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Monitoring requirements: a case study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utomatic synthesis of distributed syste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nalyzing dependencies in large component-based syste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On CASE tool usage at Nokia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utomated validation of class invariants in C++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Generating test data for functions with pointer input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Towards certifying domain-specific properties of synthesized cod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Constructing CORBA-supported oracles for testing: a case study in automated software test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dapting applications on the fly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Deviation analysis through model check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System testing for object-oriented frameworks using hook technolog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Enabling iterative software architecture derivation using early non-functional property evalu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utomatic inter-procedural test case gener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Identifying cause and effect relations between events in concurrent event-based component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utomatic validation of deployed J2EE components using aspect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Model-based tests of truis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Systematic bridging the gap between requirements and OO desig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ssumption generation for software component verif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Generating expected results for automated black-box testing 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Evento</text:p>
          </table:table-cell>
          <table:table-cell table:style-name="ce47" office:value-type="string" calcext:value-type="string">
            <text:p>Paper – 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47" office:value-type="string" calcext:value-type="string">
            <text:p>Software</text:p>
          </table:table-cell>
          <table:table-cell table:style-name="ce47" office:value-type="string" calcext:value-type="string">
            <text:p>Anotaco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VUML: a viewpoint oriented UML extens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Model-based verification of Web service composi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Refactoring C with conditional compil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On the automatic evolution of an OS kernel using temporal logic and AOP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Bossa</text:p>
          </table:table-cell>
          <table:table-cell office:value-type="string" calcext:value-type="string">
            <text:p>escalonador para kernel linux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 model-driven approach to non-functional analysis of software architectur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utomatic generation of content management systems from EER-based specific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Debugging overconstrained declarative models using unsatisfiable cor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Visual specification of concurrent syste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rchitecture style-based calculi for non-functional properti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XRay views: understanding the internals of class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utomated environment generation for software model checking</text:p>
          </table:table-cell>
          <table:table-cell table:number-columns-repeated="2" office:value-type="string" calcext:value-type="string">
            <text:p>SIM</text:p>
          </table:table-cell>
          <table:table-cell table:style-name="ce55" office:value-type="string" calcext:value-type="string">
            <text:p>B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utomated software testing using a metaheuristic technique based on Tabu search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utomating component adaptation for reus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n approach for tracing and understanding asynchronous architectur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nalysis of inconsistency in graph-based viewpoints: a category-theoretical approach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Fault localization with nearest neighbor queri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Testing database transaction concurrenc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AGENDA</text:p>
          </table:table-cell>
          <table:table-cell office:value-type="string" calcext:value-type="string">
            <text:p>artigo não indica onde ob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utomatically inferring concern code from program investigation activiti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utomation for exception freedom proof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Semi-automatic fault localization and behavior verification for physical system simulation model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Specification and synthesis of hybrid automata for physics-based anim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Graph rewriting and transformation (GReAT): a solution for the model integrated computing (MIC) bottleneck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n incremental approach to task-specific information delivery in SE process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n infrastructure to support meta-differencing and refactoring of source cod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What test oracle should I use for effective GUI testing?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 Java component model for evolving software syste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Unspecul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Extending diagnosis to debug programs with excep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utomated requirements-based generation of test cases for product famili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Parallel breadth-first search LTL model-check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Certifying measurement unit safety policy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Visual constraint diagrams: runtime conformance checking of UML object models versus implement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spectizing server-side distribu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Model checking software requirement specifications using domain reduction abstrac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n empirical study on groupware support for software inspection meeting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Deriving user interface requirements from densely interleaved scientific computing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Tool-assisted unit test selection based on operational viol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Overview of OpenModel-based validation with partial inform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 type system for statically detecting spreadsheet error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Depiction and playout of multi-threaded program execu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SPQR: flexible automated design pattern extraction from source cod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Generating design pattern detectors from pattern specif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 pragmatic study of binary class relationship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 new structural coverage criterion for dynamic detection of program invarian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Detecting requirements interactions: a three-level framework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pplying AutoBayes to the analysis of planetary nebulae imag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Predicting fault prone modules by the Dempster-Shafer belief network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The feature signatures of evolving progra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DeCo: a declarative coordination framework for scientific model feder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utomating relative debugg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Test suite design for code generation to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 programmable client-server model: robust extensibility via DS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Communicating requirements using end-user GUI constructions with argument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Theoretical foundations of updating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Evento</text:p>
          </table:table-cell>
          <table:table-cell table:style-name="ce47" office:value-type="string" calcext:value-type="string">
            <text:p>Paper – 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47" office:value-type="string" calcext:value-type="string">
            <text:p>Software</text:p>
          </table:table-cell>
          <table:table-cell table:style-name="ce47" office:value-type="string" calcext:value-type="string">
            <text:p>Anotaco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The education of a software engineer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A differencing algorithm for object-oriented progra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Data-mining synthesised schedulers for hard real-time syste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Automating traceability for generated software artifact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Experiences integrating and scaling a performance test bed generator with an open source CASE tool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A computational framework for supporting software inspec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Validating personal requirements by assisted symbolic behavior brows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Automated support for framework selection and customiz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60" office:value-type="string" calcext:value-type="string">
            <text:p>Adaptable concern-based framework specialization in UML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/>
          <table:table-cell office:value-type="string" calcext:value-type="string">
            <text:p>artigo ficou fora da revisao/filtro pois o conteúdo está em imagen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60" office:value-type="string" calcext:value-type="string">
            <text:p>ScriptEase: generative design patterns for computer role-playing games</text:p>
          </table:table-cell>
          <table:table-cell table:style-name="ce61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ScriptEase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60" office:value-type="string" calcext:value-type="string">
            <text:p>Modeling Web-based dialog flows for automatic dialog control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60" office:value-type="string" calcext:value-type="string">
            <text:p>Establishment of automated regression testing at ABB: industrial experience report on 'avoiding the pitfalls'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60" office:value-type="string" calcext:value-type="string">
            <text:p>Property-oriented test generation from UML Statechart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/>
          <table:table-cell office:value-type="string" calcext:value-type="string">
            <text:p>artigo ficou fora da revisao/filtro pois o conteúdo está em imagen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A scalable approach to user-session based testing of Web applications through concept analysis</text:p>
          </table:table-cell>
          <table:table-cell table:style-name="ce61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Inferring specifications to detect errors in cod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Analyzing interaction orderings with model checking</text:p>
          </table:table-cell>
          <table:table-cell table:style-name="ce61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Verifying interactive Web progra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Test-suite reduction for model based tests: effects on test quality and implications for test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60" office:value-type="string" calcext:value-type="string">
            <text:p>Using transient/persistent errors to develop automated test oracles for event-driven softwar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/>
          <table:table-cell office:value-type="string" calcext:value-type="string">
            <text:p>artigo ficou fora da revisao/filtro pois o PDF estava faltando na past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Rostra: a framework for detecting redundant object-oriented unit tests</text:p>
          </table:table-cell>
          <table:table-cell table:style-name="ce61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Rostra</text:p>
          </table:table-cell>
          <table:table-cell office:value-type="string" calcext:value-type="string">
            <text:p>artigo não indica onde obter, também não faz aná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Automated data mapping specification via schema heuristics and user interaction</text:p>
          </table:table-cell>
          <table:table-cell table:style-name="ce61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VisAXSM</text:p>
          </table:table-cell>
          <table:table-cell office:value-type="string" calcext:value-type="string">
            <text:p>artigo não indica onde obter, também não faz aná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A dataflow language for scriptable debugg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Automatic method comple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Consistency checking in an infrastructure for large-scale generative programm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Verifiable concurrent programming using concurrency controller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Parameterized interfaces for open system verification of product lin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An architecture for generating Web-based, thin-client diagramming tool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A statistical model to locate faults at input level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Helping object-oriented framework use and evaluation by means of historical use inform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Heuristic search with reachability tests for automated generation of test progra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COMPASS: tool-supported adaptation of interac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On-the-fly generation of k-path tests for C func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A case study in JML-based software valid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Automated performance validation of software design: an industrial experienc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CHET: a system for checking dynamic specific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From testing to diagnosis: an automated approach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Aspect mining using event trac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A case study of coverage-checked random data structure test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Mapping template semantics to SMV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Refactoring use case models on episod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Understanding aspects via implicit invoc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Evaluating clone detection techniques from a refactoring perspectiv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Combining the box structure development method and CSP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Using a genetic algorithm and formal concept analysis to generate branch coverage test data automatically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Automated analysis of timing information in UML diagra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Combination model checking: approach and a case study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Context-aware code certific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Instant and incremental transformation of model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RCAT: a performance analysis tool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Modeling behavior in compositions of software architectural primitiv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Evaluation of tool support for architectural evolu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Requirements monitoring for service-based systems: towards a framework based on event calculu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60" office:value-type="string" calcext:value-type="string">
            <text:p>ScriptEase: Generating Scripting Code for Computer Role-Playing Gam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Using a structure-based configuration tool for product deriv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ISPIS: a framework supporting software inspection process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CodeCrawler - polymetric views in ac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T-UPPAAL: online model-based testing of real-time syste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An environment for building a system out of its requirement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Automated dynamic reconfiguration using AI plann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Decision support for test management in iterative and evolutionary development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Formal framework for automated analysis and verification of Web-based applications </text:p>
          </table:table-cell>
          <table:table-cell table:style-name="ce61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60" office:value-type="string" calcext:value-type="string">
            <text:p>Decompositional Verification of Component-based Systems – A Hybrid Approach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/>
          <table:table-cell office:value-type="string" calcext:value-type="string">
            <text:p>artigo ficou fora da revisao/filtro pois o PDF estava faltando na past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Interactive visualization of concurrents programs [concurrents read concurrent]</text:p>
          </table:table-cell>
          <table:table-cell table:style-name="ce61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Jink</text:p>
          </table:table-cell>
          <table:table-cell office:value-type="string" calcext:value-type="string">
            <text:p>artigo não indica onde obter, também não faz aná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Group support for distributed collaborative concurrent software model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Collaborative tools for mobile requirements acquisi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Modeling and simulation of context-aware mobile syste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table:style-name="ce47" office:value-type="string" calcext:value-type="string">
            <text:p>Evento</text:p>
          </table:table-cell>
          <table:table-cell table:style-name="ce47" office:value-type="string" calcext:value-type="string">
            <text:p>Paper – 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47" office:value-type="string" calcext:value-type="string">
            <text:p>Software</text:p>
          </table:table-cell>
          <table:table-cell table:style-name="ce47" office:value-type="string" calcext:value-type="string">
            <text:p>Anotaco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Exploiting predicate structure for efficient reachability dete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pplication of design for verification with concurrency controllers to air traffic control softwar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Efficient temporal-logic query checking for presburger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component model for internet-scale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utomating the performance management of component-based enterprise systems through the use of redundanc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UMLDiff: an algorithm for object-oriented design differenc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Identifying traits with formal concept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Precise identification of composition relationships for UML class dia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On dynamic feature loc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Blowtorch: a framework for firewall test autom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n analysis of rule coverage as a criterion in generating minimal test suites for grammar-based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utomatic test factoring for jav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ClassSheets: automatic generation of spreadsheet applications from object-oriented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Generation of visual editors as eclipse plug-i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Clearwater: extensible, flexible, modular code gener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Secure sharing between untrusted users in a transparent source/binary deployment model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utomating experimentation on distributed testbed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MNESIA: analysis and monitoring for NEutralizing SQL-injection attack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AMNESIA</text:p>
          </table:table-cell>
          <table:table-cell office:value-type="string" calcext:value-type="string">
            <text:p>artigo não indica onde ob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Timna: a framework for automatically combining aspect mining analys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parameterized interpreter for modeling different AOP mechanis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generic approach to supporting diagram differencing and merging for collaborative desig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Visualization-based analysis of quality for large-scale software syste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utomatic verification of design patterns in Jav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Spine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Optimized run-time race detection and atomicity checking using partial discovered typ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Reasoning about real-time statecharts in the presence of semantic vari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utomated replay and failure detection for web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Locating faulty code using failure-inducing chop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Empirical evaluation of the tarantula automatic fault-localization techniqu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utomated test generation for engineering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Let's agree to disagre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similarity-aware approach to testing based fault localiz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Process support to help novices design software faster and better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The PLUSS toolkit?: extending telelogic DOORS and IBM-rational rose to support product line use case model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strategy for efficient verification of relational specifications, based on monotonicity analysi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Quasi-random test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Constraint-based test data generation in the presence of stack-directed pointer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QoS-aware dynamic service composition in ambient intelligence environment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visual language and environment for composing web servic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Learning to verify branching time properti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Simon: modeling and analysis of design space structur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Lattice-based adaptive random test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unified fitness function calculation rule for flag conditions to improve evolutionary test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threat-driven approach to modeling and verifying secure softwar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utomated path generation for software fault localiz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EA-Miner: a tool for automating aspect-oriented requirements identific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yagg: an easy-to-use generator for structured test inpu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yagg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Determining the cost-quality trade-off for automated software traceability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uniform deductive approach for parameterized protocol safety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component-based development framework for supporting functional and non-functional analysis in control system desig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rigorous approach for proving model refactoring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Compositional reasoning for port-based distributed syste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Model-based self-monitoring embedded programs with temporal logic specific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Specialization and extrapolation of software cost model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NFRs-aware architectural evolution of component-based softwar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Code security analysis with asser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Data mining and cross-checking of execution traces: a re-interpretation of Jones, Harrold and Stasko test inform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Properties and scopes in web model check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Synthesis of correct and distributed adaptors for component-based systems: an automatic approach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context-sensitive structural heuristic for guided search model check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Test input generation for red-black trees using abstrac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Testing in resource constrained execution environment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Prufrock: a framework for constructing polytypic theorem prover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Bamboo: an architecture modeling and code generation framework for configuration management syste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Using communicative acts in high-level specifications of user interfaces for their automated synthesi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tool for automatic UML model consistency check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utomated population of causal models for improved software risk assessment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table:style-name="ce60" office:value-type="string" calcext:value-type="string">
            <text:p>Automated generation of testing tools for domain-specific languag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Constructing interaction test suites with greedy algorith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Verifying the correctness of hume programs: an approach combining deductive and algorithmic reason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In regression testing selection when source code is not availabl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table:style-name="ce60" office:value-type="string" calcext:value-type="string">
            <text:p>A model transformation approach to automatic model construction and evolu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Formal support for merging and negoti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table:style-name="ce47" office:value-type="string" calcext:value-type="string">
            <text:p>Evento</text:p>
          </table:table-cell>
          <table:table-cell table:style-name="ce47" office:value-type="string" calcext:value-type="string">
            <text:p>Paper – 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47" office:value-type="string" calcext:value-type="string">
            <text:p>Software</text:p>
          </table:table-cell>
          <table:table-cell table:style-name="ce47" office:value-type="string" calcext:value-type="string">
            <text:p>Anotaco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Verifying Specifications with Proof Scores in CafeOBJ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6</text:p>
          </table:table-cell>
          <table:table-cell table:style-name="ce60" office:value-type="string" calcext:value-type="string">
            <text:p>Automatic Property Checking for Software: Past, Present and Futu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utomated Information Aggregation for Scaling Scale-Resistant Servi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Generating Domain-Specific Visual Language Editors from High-level Tool Specific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n Automated Formal Approach to Managing Dynamic Reconfigur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Differencing and Merging of Architectural View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n Empirical Comparison of Automated Generation and Classification Techniques for Object-Oriented Unit Test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Symclat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Command-Form Coverage for Testing Database Appl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DITTO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utomatic Identification of Bug-Introducing Chang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Modularity Analysis of Logical Design Model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 Portable Compiler-Integrated Approach to Permanent Checking</text:p>
          </table:table-cell>
          <table:table-cell table:number-columns-repeated="2" office:value-type="string" calcext:value-type="string">
            <text:p>SIM</text:p>
          </table:table-cell>
          <table:table-cell table:style-name="ce55" office:value-type="string" calcext:value-type="string">
            <text:p>mygcc</text:p>
          </table:table-cell>
          <table:table-cell office:value-type="string" calcext:value-type="string">
            <text:p>modificacao no gcc, projeto muito grande pois é praticamente o gcc + um patc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Integrating and Scheduling an Open Set of Static Analys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Reverse Engineering of Design Patterns from Java Source Cod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rchTrace: Policy-Based Support for Managing Evolving Architecture-to-Implementation Traceability Link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utomating Software Traceability in Very Small Companies: A Case Study and Lessons Learned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Bogor/Kiasan: A k-bounded Symbolic Execution for Checking Strong Heap Properties of Open Systems</text:p>
          </table:table-cell>
          <table:table-cell table:number-columns-repeated="2" office:value-type="string" calcext:value-type="string">
            <text:p>SIM</text:p>
          </table:table-cell>
          <table:table-cell table:style-name="ce55" office:value-type="string" calcext:value-type="string">
            <text:p>Kiasan/Bog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Security Analysis of Crypto-based Java Programs using Automated Theorem Prover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ccurate Centralization for Applying Model Checking on Networked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Using Decision Trees to Predict the Certification Result of a Build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Managing the Complexity of Large Free and Open Source Package-Based Software Distribu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Concurrent Engineering support in Software Engineer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Mining Aspects from Version History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Identifying Refactorings from Source-Code Chang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Sieve: A Tool for Automatically Detecting Variations Across Program Vers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Sieve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From Capability Specifications to Code for Multi-Agent Softwar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n Instant Message-Driven User Interface Framework for Thin Client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Using communicative acts in interaction design specifications for automated synthesis of user interfac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nnotation Inference for Safety Certification of Automatically Generated Code (Extended Abstract)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 Unified Model for Product Data Management and Software Configuration Management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Human-Friendly Line Routing for Hierarchical Diagra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Contradiction Finding and Minimal Recovery for UML Class Diagra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Programming Language Inherent Support for Constrained XML Schema Definition Data Types and OWL DL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 methodology for automated test generation guided by functional coverage constraints at specification level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n Automated Approach for Goal-driven, Specification-based Test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Effective Generation of Interface Robustness Properties for Static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utomatic Generation of Detection Algorithms for Design Defec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Software Library Usage Pattern Extraction Using a Software Model Checke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utomated Round-trip Software Engineering in Aspect Weaving Syste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Towards Automatic Assertion Refinement for Separation Logic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utomated Reasoning on Aspects Interac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Detecting Precedence-Related Advice Interferenc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Round-Trip Engineering of Framework-Based Software using Framework-Specific Modeling Languag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Integrated Variability Modeling of Features and Architecture in Software Product Line Engineer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Software Connectors for Highly Distributed and Voluminous Data Intensive Syste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Coverage Metrics to Measure Adequacy of Black-Box Test Suit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Management of Incomplete and Inconsistent View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Energy-Awareness in Distributed Java-Based Software Syste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LSS: A Tool for Large Scale Scenario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 new web browser including a transferable function to Ajax cod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Tobias-Z: An executable formal specification of a test generator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Model-driven Monitoring: Generating Assertions from Visual Contract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The Rearranger - A New Assembler Utility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TOPCASED Combining Formal Methods with Model-Driven Engineer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UML-based Service Discovery Tool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utomated Verification Tool for DHTML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Mock-object generation with behavior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Domain-specific Model Checking Using The Bogor Framework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Testing Tools and Techniques: A Mini-Tutorial on Evaluation Methods for AS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table:style-name="ce47" office:value-type="string" calcext:value-type="string">
            <text:p>Evento</text:p>
          </table:table-cell>
          <table:table-cell table:style-name="ce47" office:value-type="string" calcext:value-type="string">
            <text:p>Paper – 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47" office:value-type="string" calcext:value-type="string">
            <text:p>Software</text:p>
          </table:table-cell>
          <table:table-cell table:style-name="ce47" office:value-type="string" calcext:value-type="string">
            <text:p>Anotaco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xploring the neighborhood with dora to expedite software maintenanc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Netstub: a framework for verification of distributed java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Modeling bug report quality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Diconic addition of failsafe fault-toleranc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nsuring consistency in long running transac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ssertion-based repair of complex data structur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utomatic code styliz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Keyword programming in java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owards supporting awareness of indirect conflicts across software configuration management workspac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Combined static and dynamic mutability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Sequential circuits for program analysi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Residual dynamic typestate analysis exploiting static analysis: results to reformulate and reduce the cost of dynamic analysi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Directed test generation using symbolic grammar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CESE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Nighthawk: a two-level genetic-random unit test data generator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n aspect-oriented weaving mechanism based on component and connector architecture</text:p>
          </table:table-cell>
          <table:table-cell table:number-columns-repeated="2" office:value-type="string" calcext:value-type="string">
            <text:p>SIM</text:p>
          </table:table-cell>
          <table:table-cell table:style-name="ce55" office:value-type="string" calcext:value-type="string">
            <text:p>ccJav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owards automatic model synchronization from model transform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n automated model-based debugging approach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Context-aware statistical debugging: from bug predictors to faulty control flow path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Object ownership profiling: a technique for finding and fixing memory leak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Parseweb: a programmer assistant for reusing open source code on the web</text:p>
          </table:table-cell>
          <table:table-cell table:number-columns-repeated="2" office:value-type="string" calcext:value-type="string">
            <text:p>SIM</text:p>
          </table:table-cell>
          <table:table-cell table:style-name="ce55" office:value-type="string" calcext:value-type="string">
            <text:p>PARSEWe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utomatic extraction of framework-specific models from framework-based application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Pallino: automation to support regression test selection for cots-based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Feature location via information retrieval based filtering of a single scenario execution trac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Clustering support for automated trac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Inferring structural patterns for concern traceability in evolving softwar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ISIS4J</text:p>
          </table:table-cell>
          <table:table-cell office:value-type="string" calcext:value-type="string">
            <text:p>artigo não indica onde obter (link não faz referência sobre a ferramenta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Finding errors in components that exchange xml data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 dynamic birthmark for jav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API Birthmark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ffective memory protection using dynamic taint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n automated approach to monitoring and diagnosing requiremen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he business case for automated software engineer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esting concurrent programs using value schedul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ffective random testing of concurrent progra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utomated gui testing guided by usage profil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fficiently monitoring data-flow test coverag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Synthesizing client load models for performance engineering via web crawl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Synthesis of test purpose directed reactive planning tester for nondeterministic syste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owards automated consistency checks of product line requirements specific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utomated detection of api refactorings in librari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Improving evolutionary class testing in the presence of non-public method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Behavioral adaptation of component compositions based on process algebra encoding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 buffer overflow benchmark for software model checker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Checking threat modeling data flow diagrams for implementation conformance and security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Coevolving programs and unit tests from their specific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Combining environment generation and slicing for modular software model check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Covering array sampling of input event sequences for automated gui test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Direct-dependency-based software compatibility test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Driving the selection of cots components on the basis of system requirement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fficient unit test case minimiz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n energy consumption framework for distributed java-based syste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vacon: a framework for integrating evolutionary and concolic testing for object-oriented progra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xtracting rights and obligations from regulations: toward a tool-supported proces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xtraction of bug localization benchmarks from history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Feature interaction analysis: a maintenance perspectiv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 framework and tool supports for testing modularity of software desig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Improving uml profile design practices by leveraging conceptual domain model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n infrastructure for autonomic system development: the selflet approach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Iterative model-driven development of adaptable service-based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n approach to mining call-usage patternswith syntactic context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Mining concepts from code with probabilistic topic model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Mining modal scenario-based specifications from execution traces of reactive syste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Model-driven derivation of product architectur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Modular and generic programming with interpreterlib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Reducing irrelevant trace vari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Rteq: modeling and validating infinite-state hard-real-time syste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IMP: a meta-tooling platform for creating language-specific ides in eclips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Eclipse IMP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Scheduling of conflicting refactorings to promote quality improvement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n evaluation scheme of adaptive configuration techniqu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ssisting potentially-repetitive small-scale changes via semi-automated heuristic search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Model checking concurrent linux device drivers</text:p>
          </table:table-cell>
          <table:table-cell table:number-columns-repeated="2" office:value-type="string" calcext:value-type="string">
            <text:p>SIM</text:p>
          </table:table-cell>
          <table:table-cell table:style-name="ce55" office:value-type="string" calcext:value-type="string">
            <text:p>DDVerif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est automation for kernel code and disk arrays with virtual devic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owards leveraging model transformation to support model-based test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Unit testing concurrent softwar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Validating system properties exhibited in execution trac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Verifying C++ with STL containers via predicate abstrac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CodeGenie: using test-cases to search and reuse source cod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Decor: a tool for the detection of design defec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Decor</text:p>
          </table:table-cell>
          <table:table-cell office:value-type="string" calcext:value-type="string">
            <text:p>artigo não indica onde ob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DESERT: a decentralized monitoring tool generator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Formal specification generator for KAOS: model transformation approach to generate formal specifications from KAOS requirements model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Integrated tool support for software product line engineer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Mastering combinatorial explosion with the tobias-2 test generator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Smart: a tool for application reference test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est suite reduction and prioritization with call tre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he eureka tool for software model check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ool support for the compile-time execution structure of object-oriented programs with ownership annot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ools for model-based security engineering: models vs. cod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UMLtoCSP: a tool for the formal verification of UML/OCL models using constraint programm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Visualizing clone detection resul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daptation hiding modularity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utomating the identification of variability realisation techniques from feature model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Improving change prediction with fine-grained source code min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Using information retrieval to support design of incremental change of softwar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Using traceability to support model-based regression test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Concolic test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utorial on JML, the java modeling languag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mpirical research methods for software engineer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Software reuse and evolution with generative techniqu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Meta tools for implementing domain specific visual languag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Rosetta: language support for system-level desig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oward automated software development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Specifying and verifying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he embarrassing truth about software automation and what should be done about i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Scalable automatic test data generation from modeling dia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Evento</text:p>
          </table:table-cell>
          <table:table-cell table:style-name="ce47" office:value-type="string" calcext:value-type="string">
            <text:p>Paper – 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47" office:value-type="string" calcext:value-type="string">
            <text:p>Software</text:p>
          </table:table-cell>
          <table:table-cell table:style-name="ce47" office:value-type="string" calcext:value-type="string">
            <text:p>Anotaco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Swarm Verif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Reflections on, and Predictions for, Support Systems for the Development of Progra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Increasing Test Granularity by Aggregating Unit Test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Random Test Run Length and Effectivenes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Program Analysis with Dynamic Precision Adjustment</text:p>
          </table:table-cell>
          <table:table-cell table:number-columns-repeated="2" office:value-type="string" calcext:value-type="string">
            <text:p>SIM</text:p>
          </table:table-cell>
          <table:table-cell table:style-name="ce55" office:value-type="string" calcext:value-type="string">
            <text:p>CPA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IR-Based Traceability Recovery Processes: An Empirical Comparison of "One-Shot" and Incremental Process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Enabling Automated Traceability Maintenance by Recognizing Development Activities Applied to Mode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traceMaintainer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Incremental Latent Semantic Indexing for Automatic Traceability Link Evolution Management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utomated Verification of Multi-Agent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Validating Real Time Specifications using Real Time Event Queue Model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utomatic Inference of Frame Axioms Using Static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Smack</text:p>
          </table:table-cell>
          <table:table-cell office:value-type="string" calcext:value-type="string">
            <text:p>artigo não indica onde ob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Generating and Evaluating Choices for Fixing Inconsistencies in UML Design Model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Mining Scenario-Based Triggers and Effec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Refining Real-Time System Specifications through Bounded Model- and Satisfiability-Check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Evaluating Models for Model-Based Debugg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Error Reporting Logic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Efficient Monitoring of Parametric Context-Free Patter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 Framework for Dynamic Service Discovery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 Methodology and Framework for Creating Domain-Specific Development Infrastructur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Connecting Programming Environments to Support Ad-Hoc Collabor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Reducing False Positives by Combining Abstract Interpretation and Bounded Model Check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Unit Testing of Flash Memory Device Driver through a SAT-Based Model Checke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Effort Estimation in Capturing Architectural Knowledg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Test-Suite Augmentation for Evolving Softwar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MatrixReloaded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Reducing the Cost of Path Property Monitoring Through Sampl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Query-Aware Test Generation Using a Relational Constraint Solver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Inferring Finite-State Models with Temporal Constraint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Type-Checking Software Product Lines - A Formal Approach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Using Simulation to Investigate Requirements Prioritization Strategi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utomated Aspect Recommendation through Clustering-Based Fan-in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CBFA</text:p>
          </table:table-cell>
          <table:table-cell office:value-type="string" calcext:value-type="string">
            <text:p>artigo não indica onde ob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Predictive Typestate Checking of Multithreaded Java Progra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Improving Structural Testing of Object-Oriented Programs via Integrating Evolutionary Testing and Symbolic Execu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utomatic Debugging of Concurrent Programs through Active Sampling of Low Dimensional Random Projec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How Program History Can Improve Code Comple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SpotWeb: Detecting Framework Hotspots and Coldspots via Mining Open Source Code on the Web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table:style-name="ce60" office:value-type="string" calcext:value-type="string">
            <text:p>Generic Patch Inferenc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Configuration Lifting: Verification meets Software Configur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Product Line Tools are Product Lines Too: Lessons Learned from Developing a Tool Suit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 specification language for static analysis of student exercis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 Case Study on the Automatic Composition of Network Application Mashup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Predicting Effectiveness of Automatic Testing Tool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Distributed Constraints Maintenance in Collaborative UML Modeling Environment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Software Cost Estimation using Fuzzy Decision Tre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Rhizome: A Feature Modeling and Generation Platform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Combining the Analysis of Spatial Layout and Text to Support Design Explor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Using Cluster Analysis to Improve the Design of Component Interfac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ugmenting Counterexample-Guided Abstraction Refinement with Proof Templates</text:p>
          </table:table-cell>
          <table:table-cell table:number-columns-repeated="2" office:value-type="string" calcext:value-type="string">
            <text:p>SIM</text:p>
          </table:table-cell>
          <table:table-cell table:style-name="ce55" office:value-type="string" calcext:value-type="string">
            <text:p>PTYAS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n Assume Guarantee Verification Methodology for Aspect-Oriented Programm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Living with the Law: Can Automation give us Moore with Less?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VCR: Virtual Capture and Replay for Performance Test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 Case for Automatic Exception Handl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DiffGen: Automated Regression Unit-Test Gener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n Automated Test Code Generation Method for Web Applications using Activity Oriented Approach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The Consistency of Web Convers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Testing Peers' Volatility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utomated Continuous Integration of Component-Based Software: An Industrial Experienc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 Two-Step Approach for Modelling Flexibility in Software Process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 Generic Approach for Class Model Normaliz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XE (eXtreme editor) - bridging the aspect-oriented programming usability gap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Rapid: Identifying Bug Signatures to Support Debugging Activiti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Heuristics for Scalable Dynamic Test Gener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Managing Models through Macromodel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Cleman: Comprehensive Clone Group Evolution Management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Composition of Qualitative Adaptation Polici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 System for Supporting Development of Large Scaled Rich Internet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Discovering Patterns of Change Typ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Model-Driven Development of Mobile Personal Health Care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Enforcing Structural Regularities in Source Code using IntensiV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QuARS Express - A Tool Demonstr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MTSA: The Modal Transition System Analyser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MaramaEML: An Integrated Multi-View Business Process Modelling Environment with Tree-Overlays, Zoomable Interfaces and Code Gener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PtYasm: Software Model Checking with Proof Templates</text:p>
          </table:table-cell>
          <table:table-cell table:number-columns-repeated="2" office:value-type="string" calcext:value-type="string">
            <text:p>SIM</text:p>
          </table:table-cell>
          <table:table-cell table:style-name="ce55" office:value-type="string" calcext:value-type="string">
            <text:p>PtYas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Semi-Automating Pragmatic Reuse Task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DUALLY: A framework for Architectural Languages and Tools Interoperability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utomated Mapping from Goal Models to Self-Adaptive Syste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DDSS: Architecture Design Decision Support System Tool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PPAREIL: A Tool for Building Automated Program Translators Using Annotated Grammar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Rapid Model-Driven Prototyping and Verification of High-Integrity Real-Time Syste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Save-IDE: An Integrated Development Environment for Building Predictable Component-Based Embedded Syste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The Clem Toolkit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Tool Support for Parametric Analysis of Large Software Simulation Syste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ReqsCov: A Tool for Measuring Test-Adequacy over Requirement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spectM: UML-Based Extensible AOM Languag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Tools for Traceability in Secure Software Development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Unifying Analysis Tools with Rosetta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Model-Driven Development of Mobile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utomated Web Performance Analysi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utomatic Test Generation for LUSTRE/SCADE Progra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Feature Interaction Detection in the Automotive Domai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Towards Good Enough Testing: A Cognitive-Oriented Approach Applied to Infotainment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Evento</text:p>
          </table:table-cell>
          <table:table-cell table:style-name="ce47" office:value-type="string" calcext:value-type="string">
            <text:p>Paper – 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47" office:value-type="string" calcext:value-type="string">
            <text:p>Software</text:p>
          </table:table-cell>
          <table:table-cell table:style-name="ce47" office:value-type="string" calcext:value-type="string">
            <text:p>Anotaco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Petri Net Based Debugging Environment for QVT Rel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Validating Automotive Control Software Using Instrumentation-Based Verif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emi-automated Test Planning for e-ID Systems by Using Requirements Cluster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Quantum Algorithm for Software Engineering Sear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Understanding the Value of Software Engineering Technolog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Type Inference for Soft-Error Fault-Tolerance Predi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Evaluating the Accuracy of Fault Localization Techniqu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pectrum-Based Multiple Fault Localiz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Towards a Comprehensive Test Suite for Detectors of Design Patter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Improving API Usage through Automatic Detection of Redundant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iMaus</text:p>
          </table:table-cell>
          <table:table-cell office:value-type="string" calcext:value-type="string">
            <text:p>artigo não indica onde ob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Clone-Aware Configuration Management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MT-Based Bounded Model Checking for Embedded ANSI-C Software</text:p>
          </table:table-cell>
          <table:table-cell table:number-columns-repeated="2" office:value-type="string" calcext:value-type="string">
            <text:p>SIM</text:p>
          </table:table-cell>
          <table:table-cell table:style-name="ce55" office:value-type="string" calcext:value-type="string">
            <text:p>ESBM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tatic Validation of C Preprocessor Macro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CPPCHECKER</text:p>
          </table:table-cell>
          <table:table-cell office:value-type="string" calcext:value-type="string">
            <text:p>artigo não indica onde ob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Looper: Lightweight Detection of Infinite Loops at Runtim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Improving the Efficiency of Dependency Analysis in Logical Decision Model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Explicit Concern-Driven Development with ArchEvol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Design Rule Hierarchies and Parallelism in Software Development Task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utomated Test Order Generation for Software Component Integration Test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Divergence-Oriented Approach to Adaptive Random Testing of Java Progra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daptive Random Test Case Prioritiz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Model-Based Customization and Deployment of Eclipse-Based Tools: Industrial Experienc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elf-Repair through Reconfiguration: A Requirements Engineering Approach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Model Checking of Domain Artifacts in Product Line Engineer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lattin: Mining Alternative Patterns for Detecting Neglected Condi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Mining Temporal Specifications from Object Usag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Tikanga</text:p>
          </table:table-cell>
          <table:table-cell office:value-type="string" calcext:value-type="string">
            <text:p>artigo não indica onde obter (não faz referência sobre a ferramenta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Inferring Resource Specifications from Natural Language API Document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Doc2Spec</text:p>
          </table:table-cell>
          <table:table-cell office:value-type="string" calcext:value-type="string">
            <text:p>artigo não indica onde ob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pecification and Control of Interface Responses to User Input in Rich Internet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Code Completion from Abbreviated Input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Task-First or Context-First? Tool Integration Revisited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Mining Hierarchical Scenario-Based Specif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utomatic Generation of Object Usage Specifications from Large Method Trac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Efficient Formalism-Independent Monitoring of Parametric Properti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utomatically Recommending Triage Decisions for Pragmatic Reuse Task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Mining Health Models for Performance Monitoring of Servic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Inferring Method Effect Summaries for Nested Heap Reg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ReAssert: Suggesting Repairs for Broken Unit Tests</text:p>
          </table:table-cell>
          <table:table-cell table:number-columns-repeated="2" office:value-type="string" calcext:value-type="string">
            <text:p>SIM</text:p>
          </table:table-cell>
          <table:table-cell table:style-name="ce55" office:value-type="string" calcext:value-type="string">
            <text:p>ReAsser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Cache-Based Model Checking of Networked Applications: From Linear to Branching Tim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tate-Space Coverage Estim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Framework for State-Space Exploration of Java-Based Actor Progra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ymbolic Deadlock Analysis in Concurrent Libraries and Their Clien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Precise Data Race Detection in a Relaxed Memory Model Using Heuristic-Based Model Check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Formal Syntax for Probabilistic Timed Property Sequence Chart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Let the Ants Deploy Your Software - An ACO Based Deployment Optimisation Strategy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Using String Distances for Test Case Prioritis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Reggae: Automated Test Generation for Programs Using Complex Regular Express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Methodology and Framework to Simplify Usability Analysis of Mobile Appl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n Open Source-Based Approach to Software Development Infrastructur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EA-Analyzer: Automating Conflict Detection in Aspect-Oriented Requirement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n Automated Passive Testing Approach for the IMS PoC Servic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dding Examples into Java Document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Enhanced Automation for Managing Model and Metamodel Inconsistency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Generating Fixes from Object Behavior Anomali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ervice Substitution Revisited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Verification-Driven Approach to Traceability and Documentation for Auto-Generated Mathematical Softwar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Towards Augmenting Requirements Models with Preferenc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utomated Comprehension Tasks in Software Explor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Pointcut Rejuvenation: Recovering Pointcut Expressions in Evolving Aspect-Oriented Softwar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pplications of Simulation and AI Search: Assessing the Relative Merits of Agile vs Traditional Software Development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utomating the Implementation of Analysis Concerns in Workflow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tatic Typing for Ruby on Rai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Drails</text:p>
          </table:table-cell>
          <table:table-cell office:value-type="string" calcext:value-type="string">
            <text:p>artigo não indica onde ob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Towards Automating Class-Splitting Using Betweenness Cluster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ClassSplitter</text:p>
          </table:table-cell>
          <table:table-cell office:value-type="string" calcext:value-type="string">
            <text:p>artigo não indica onde ob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Reducing Features to Improve Bug Predic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Generating Vulnerability Signatures for String Manipulating Programs Using Automata-Based Forward and Backward Symbolic Analys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Weaving Context Sensitivity into Test Suite Construc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Optimizing a Structural Constraint Solver for Efficient Software Check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Case for Automated Debugging Using Data Structure Repair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Generation of Simulation Views for Domain Specific Modeling Languages Based on the Eclipse Modeling Framework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Using Spectrum-Based Fault Localization for Test Case Group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Cluster-Based I/O-Efficient LTL Model Check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Linear Programming Approach for Automated Localization of Multiple Fault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Lost in Translation: Forgetful Semantic Anchor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n IDE-based, Integrated Solution to Schema Evolution of Object-Oriented Softwar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KaitoroBase: Visual Exploration of Software Architecture Document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phpModeler - A Web Model Extractor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Zoltar: A Toolset for Automatic Fault Localiz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upporting Requirements Validation: The EuRailCheck Tool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Loopfrog: A Static Analyzer for ANSI-C Programs</text:p>
          </table:table-cell>
          <table:table-cell table:number-columns-repeated="2" office:value-type="string" calcext:value-type="string">
            <text:p>SIM</text:p>
          </table:table-cell>
          <table:table-cell table:style-name="ce55" office:value-type="string" calcext:value-type="string">
            <text:p>Loopfro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Tool Suite for the Generation and Validation of Configurations for Software Availability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Tool for Attributed Goal-Oriented Requirements Analysi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Jtop: Managing JUnit Test Cases in Absence of Coverage Information</text:p>
          </table:table-cell>
          <table:table-cell table:number-columns-repeated="2" office:value-type="string" calcext:value-type="string">
            <text:p>SIM</text:p>
          </table:table-cell>
          <table:table-cell table:style-name="ce55" office:value-type="string" calcext:value-type="string">
            <text:p>Jtop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n Automated Tool for Generating UML Models from Natural Language Requiremen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UMGAR</text:p>
          </table:table-cell>
          <table:table-cell office:value-type="string" calcext:value-type="string">
            <text:p>artigo não indica onde ob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OWP: Web-Specific AOP Framework for PHP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AOWP</text:p>
          </table:table-cell>
          <table:table-cell office:value-type="string" calcext:value-type="string">
            <text:p>não faz analise estatica, link offlin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Modelling Language for Interactive Web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utomated Software Tool Support for Checking the Inconsistency of Requirement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Holistic Approach to Mobile Service Provision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ecure and Usable Requirements Engineer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Goal-Based Testing of Semantic Web Servi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Migration from Procedural Programming to Aspect Oriented Paradig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Improving Component Dependency Resolution with Soft Constraints, Validation and Verif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Evento</text:p>
          </table:table-cell>
          <table:table-cell table:style-name="ce47" office:value-type="string" calcext:value-type="string">
            <text:p>Paper – 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47" office:value-type="string" calcext:value-type="string">
            <text:p>Software</text:p>
          </table:table-cell>
          <table:table-cell table:style-name="ce47" office:value-type="string" calcext:value-type="string">
            <text:p>Anotaco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Keynote address: toward compositional software engineer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nalyzing security architectur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Secoria</text:p>
          </table:table-cell>
          <table:table-cell office:value-type="string" calcext:value-type="string">
            <text:p>artigo não indica onde obter, também não faz aná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VikiBuilder: end-user specification and generation of visual wik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Software design sketching with calico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utomatically documenting program chang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owards automatically generating summary comments for Java method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utomatic detection of nocuous coordination ambiguities in natural language requiremen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Flexible and scalable consistency checking on product line variability model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Variability modeling in the real: a perspective from the operating systems domai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RESISTing reliability degradation through proactive reconfigur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utomatic construction of an effective training set for prioritizing static analysis warning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n automated approach for finding variable-constant pairing bug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Deviance from perfection is a better criterion than closeness to evil when identifying risky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Seamlessly integrated, but loosely coupled: building user interfaces from heterogeneous component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ool support for quality-driven development of software architectur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MiTV: multiple-implementation testing of user-input validators for web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Model comparison with GenericDiff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Eliminating products to test in a software product lin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 visual interactive debugger based on symbolic execu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Model-driven reverse engineering of legacy graphical user interfaces</text:p>
          </table:table-cell>
          <table:table-cell table:number-columns-repeated="2" office:value-type="string" calcext:value-type="string">
            <text:p>SIM</text:p>
          </table:table-cell>
          <table:table-cell table:style-name="ce55" office:value-type="string" calcext:value-type="string">
            <text:p>GUIZM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 two-step technique for extract class refactor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Detecting user-visible failures in AJAX web applications by analyzing users' interaction behavior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rchitectural style as an independent variabl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ext mining in supporting software systems risk assuranc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JCCD: a flexible and extensible API for implementing custom code clone detector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PeerUnit: a framework for testing peer-to-peer syste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Reconfigurable run-time support for distributed service component architectur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FraSCAti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MoDisco: a generic and extensible framework for model driven reverse engineer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ool support for continuous maintenance of state machine models in program cod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Reac2o: a runtime for enterprise system model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Symbolic PathFinder: symbolic execution of Java bytecod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Enumeration refactoring: a tool for automatically converting Java constants to itemized typ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Keynote address: the actual implementation will be derived from the formal specification -- KBSA, 1983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Verification-driven slicing of UML/OCL model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utomated support for repairing input-model faul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Security-driven model-based dynamic adapt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JRF-E: using model checking to give advice on eliminating memory model-related bug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 bounded statistical approach for model checking of unbounded until properti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Eliminating navigation errors in web applications via model checking and runtime enforcement of navigation state machin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owards mining replacement queries for hard-to-retrieve trac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ool support for essential use cases to better capture software requirement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imesheet assistant: mining and reporting developer effor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n experience report on scaling tools for mining software repositories using MapReduc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iMashup: assisting end-user programming for the service-oriented web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MODA: automated test generation for database applications via mock object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Random unit-test generation with MUT-aware sequence recommend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End-user oriented critic specification for domain-specific visual language tool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Checking roundoff errors using counterexample-guided narrow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Realizing architecture frameworks through megamodelling techniqu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Recovering inter-project dependencies in software ecosyste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utomated program repair through the evolution of assembly cod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Integrating model verification and self-adapt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When to use data from other projects for effort estim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Kadre: domain-specific architectural recovery for scientific software syste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utomated SQL query generation for systematic testing of database engin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ag and prune: a pragmatic approach to software product line implement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Reducing estimation uncertainty with continuous assessment: tracking the "cone of uncertainty"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Using transitive changesets to support feature loc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RuMoR: monitoring and recovery for BPEL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Model/analyzer: a tool for detecting, visualizing and fixing design errors in UML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CoGenTe: a tool for code generator test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Impendulo: debugging the programme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Impendulo</text:p>
          </table:table-cell>
          <table:table-cell office:value-type="string" calcext:value-type="string">
            <text:p>artigo não indica onde ob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SpecDiff: debugging formal specific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Deriving behavior of multi-user processes from interactive requirements valid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ool support for code generation from a UMLsec property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PlayGo: towards a comprehensive tool for scenario based programm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REMES tool-chain: a set of integrated tools for behavioral modeling and analysis of embedded syste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C2O: a tool for guided decision-mak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Keynote address: model engineering for model-driven engineer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Search-carrying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Solving string constraints lazily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Scenario-based and value-based specification mining: better togethe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est generation to expose changes in evolving progra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How did you specify your test suit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Dynamic and transparent analysis of commodity production syste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HyperDbg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pt-pbo: solving the software dependency problem using pseudo-boolean optimiz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 sentence-matching method for automatic license identification of source code fil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Ninka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Detection of recurring software vulnerabiliti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Matching dependence-related queries in the system dependence graph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PLASMA: a plan-based layered architecture for software model-driven adapt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 program differencing algorithm for verilog HDL</text:p>
          </table:table-cell>
          <table:table-cell table:number-columns-repeated="2" office:value-type="string" calcext:value-type="string">
            <text:p>SIM</text:p>
          </table:table-cell>
          <table:table-cell table:style-name="ce55" office:value-type="string" calcext:value-type="string">
            <text:p>Vdif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Error-avoiding adaptors for black-box software component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utomated model group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utomatic inference of abstract type behavior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Extraction and visualization of traceability relationships between documents and source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Model checking graph representation of precise boolean inter-procedural flow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he influence of multiple artifacts on the effectiveness of software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Evento</text:p>
          </table:table-cell>
          <table:table-cell table:style-name="ce47" office:value-type="string" calcext:value-type="string">
            <text:p>Paper – 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47" office:value-type="string" calcext:value-type="string">
            <text:p>Software</text:p>
          </table:table-cell>
          <table:table-cell table:style-name="ce47" office:value-type="string" calcext:value-type="string">
            <text:p>Anotaco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Wikipedia and how to use it for semantic document represent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mated web application testing using search based software engineering</text:p>
          </table:table-cell>
          <table:table-cell table:number-columns-repeated="2" office:value-type="string" calcext:value-type="string">
            <text:p>SIM</text:p>
          </table:table-cell>
          <table:table-cell table:style-name="ce55" office:value-type="string" calcext:value-type="string">
            <text:p>SWA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-locating and fix-propagating for HTML validation errors to PHP server-side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PhpSync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caling up automated test generation: Automatically generating maintainable regression unit tests for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Heap cloning: Enabling dynamic symbolic execution of java progra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matic generation of load test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ymbolic search-based test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mated documentation inference to explain failed tes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FailureDoc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Generating program inputs for database application test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Prioritizing tests for fault localization through ambiguity group reduc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Identifying future field accesses in exhaustive state space traversal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Model checking distributed systems by combining caching and process checkpoint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upporting domain-specific state space reductions through local partial-order reduc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calable and precise symbolic analysis for atomicity viol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BEST</text:p>
          </table:table-cell>
          <table:table-cell office:value-type="string" calcext:value-type="string">
            <text:p>artigo não indica onde ob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DC2: A framework for scalable, scope-bounded software verific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DC2</text:p>
          </table:table-cell>
          <table:table-cell office:value-type="string" calcext:value-type="string">
            <text:p>artigo não indica onde obter, também não faz aná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Formalizing hardware/software interface specific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afe asynchronous multicore memory oper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asyncStar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 rule-based approach to the semantic lifting of model differences in the context of model version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 model-driven framework for guided design space explor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mated extraction of architecture-level performance models of distributed component-based syste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Precomputing possible configuration error diagnos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n optimal strategy for algorithmic debugg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Localizing SQL faults in database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Improving automated documentation to code traceability by combining retrieval techniqu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Iterative mining of resource-releasing specifications</text:p>
          </table:table-cell>
          <table:table-cell table:number-columns-repeated="2" office:value-type="string" calcext:value-type="string">
            <text:p>SIM</text:p>
          </table:table-cell>
          <table:table-cell table:style-name="ce55" office:value-type="string" calcext:value-type="string">
            <text:p>RRFind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Flexible design pattern detection based on feature typ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owards more accurate retrieval of duplicate bug report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 topic-based approach for narrowing the search space of buggy files from a bug report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pecifying and detecting meaningful changes in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MCT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elf-adaptive software meets control theory: A preliminary approach supporting reliability requirement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Generalizing evolutionary coupling with stochastic dependenci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Differential precondition checking: A lightweight, reusable analysis for refactoring too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 performance comparison of contemporary algorithmic approaches for automated analysis operations on feature mode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Finding relevant answers in software foru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oftware process evaluation: A machine learning approach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Local vs. global models for effort estimation and defect predic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Capacity planning for event-based systems using automated performance predic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Ecological inference in empirical software engineer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Detection of feature interactions using feature-aware verific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Querying source code with natural languag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Coverage rewarded: Test input generation via adaptation-based programm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Mendel: Source code recommendation based on a genetic metaphor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Optimizing the automatic test generation by SAT and SMT solving for Boolean express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Code-based automated program fix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AutoFix-E2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aming changes With 1.x-Way architecture-implementation mapp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Evaluating test selection strategies for end-user specified flow-based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owards dynamic backward slicing of model transform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Mining test oracles of web search engin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ODC: Automated generation of Orthogonal Defect Classific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Observations on the connectedness between requirements-to-code traces and calling relationships for trace valid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Proximity based weighting of test cases to improve spectrum based fault localiz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licing feature model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Using model checking to analyze static properties of declarative model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Finding the merits and drawbacks of software resources from commen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Combining search-based and constraint-based test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tateful testing: Finding more errors in code and contract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Do software engineers benefit from source code navigation with traceability? — An experiment in software change management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mating analysis of qualitative preferences in goal-oriented requirements engineer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History slic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nalyzing temporal API usage patter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Isomorphism in model tools and editor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 case for alloy annotations for efficient incremental analysis via domain specific solver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Exploring caching for efficient collection oper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racing requirements to tests with high precision and recall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Extracting structured data from natural language documents with island pars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GRoundTram: An integrated framework for developing well-behaved bidirectional model transform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Run-time systems failure prediction via proactive monitor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owards an approach and framework for test-execution plan deriv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tatistical debugging with elastic predicat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Diagnosis of software failures using computational geometry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GitBAC: Flexible access control for non-modular concer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Client-side web application slic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upporting activity based computing paradigm in global software development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Inferred dependence coverage to support fault contextualiz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Using model-based assurance to strengthen diagnostic procedur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Fault-localization using dynamic slicing and change impact analysi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Improving source code search with natural language phrasal representations of method signatur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Deviation management during process execu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PRECIS: Inferring invariants using program path guided cluster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mated planning for feature model configuration based on stakeholders' business concer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n adaptive approach to impact analysis from change requests to source cod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Domain and value checking of web application invocation argumen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WAIVE+</text:p>
          </table:table-cell>
          <table:table-cell office:value-type="string" calcext:value-type="string">
            <text:p>artigo não indica onde ob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Mixed constraints for test input generation - An initial explor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Enhancing architectural recovery using concer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earch-based fault localiz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owards requirements aware systems: Run-time resolution of design-time assump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Generating essential user interface prototypes to validate requirement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matically exploring how uncertainty impacts behavior of dynamically adaptive syste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iDiff: Interaction-based program differencing tool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CloneDifferentiator: Analyzing clones by differenti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Implementing efficient model validation in EMF tool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JPF-AWT: Model checking GUI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he CORE system: Animation and functional correctness of pointer progra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PIExample: An effective web search based usage example recommendation system for java APIs</text:p>
          </table:table-cell>
          <table:table-cell table:number-columns-repeated="2" office:value-type="string" calcext:value-type="string">
            <text:p>SIM</text:p>
          </table:table-cell>
          <table:table-cell table:style-name="ce55" office:value-type="string" calcext:value-type="string">
            <text:p>APIExampl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BEST: A symbolic testing tool for predicting multi-threaded program failur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BEST</text:p>
          </table:table-cell>
          <table:table-cell office:value-type="string" calcext:value-type="string">
            <text:p>(duplicado) artigo não indica onde ob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Decomposing feature models: language, environment, and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estEra: A tool for testing Java programs using alloy specific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MAJOR: An efficient and extensible tool for mutation analysis in a Java compiler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jCT: A Java Code Tomograph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Generating realistic test models for model processing tool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Guided test visualization: Making sense of errors in concurrent progra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he Capture Calculus Toolset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 model checking framework for hierarchical syste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matically detecting the quality of the query and its implications in IR-based concept loc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Using Formal Concept Analysis to support change analysi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 framework for managing uncertainty in self-adaptive software syste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oward consistency checking of natural language temporal requirement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nalyzing temporal properties of abstract model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Improving spectrum-based fault localization using proximity-based weighting of test cas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ritra Bandyopadhyay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matic assessment of software documentation qualit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 Symbolic Model Checking Framework for Hierarchical Syste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Evento</text:p>
          </table:table-cell>
          <table:table-cell table:style-name="ce47" office:value-type="string" calcext:value-type="string">
            <text:p>Paper – 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47" office:value-type="string" calcext:value-type="string">
            <text:p>Software</text:p>
          </table:table-cell>
          <table:table-cell table:style-name="ce47" office:value-type="string" calcext:value-type="string">
            <text:p>Anotaco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The GISMOE challenge: constructing the pareto program surface using genetic programming to find better programs (keynote paper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Re-founding software engineering -- SEMAT at the age of three (keynote abstract)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Practical isolation of failure-inducing changes for debugging regression faul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iregression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Diversity maximization speedup for fault localiz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Improving the effectiveness of spectra-based fault localization using specific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To what extent could we detect field defects? an empirical study of false negatives in static bug finding too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Diagnosys: automatic generation of a debugging interface to the Linux kernel</text:p>
          </table:table-cell>
          <table:table-cell table:number-columns-repeated="2" office:value-type="string" calcext:value-type="string">
            <text:p>SIM</text:p>
          </table:table-cell>
          <table:table-cell table:style-name="ce55" office:value-type="string" calcext:value-type="string">
            <text:p>Diagnosy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Duplicate bug report detection with a combination of information retrieval and topic model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User-aware privacy control via extended static-information-flow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utomatic query performance assessment during the retrieval of software artifact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upporting automated vulnerability analysis using formalized vulnerability signatur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 qualitative study on user guidance capabilities in product configuration tool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tructured merge with auto-tuning: balancing precision and performanc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n automated approach to forecasting QoS attributes based on linear and non-linear time series model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Puzzle-based automatic testing: bringing humans into the loop by solving puzzles</text:p>
          </table:table-cell>
          <table:table-cell table:number-columns-repeated="2" office:value-type="string" calcext:value-type="string">
            <text:p>SIM</text:p>
          </table:table-cell>
          <table:table-cell table:style-name="ce55" office:value-type="string" calcext:value-type="string">
            <text:p>PA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Using unfoldings in automated testing of multithreaded progra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Runtime monitoring of software energy hotspot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Predicting recurring crash stack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utomated inference of goal-oriented performance prediction func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Code patterns for automatically validating requirements-to-code trac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Unbounded data model verification using SMT solver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Computing repair trees for resolving inconsistencies in design mode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upporting automated software re-engineering using re-aspect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upporting operating system kernel data disambiguation using points-to analysi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Can I clone this piece of code here?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utomatic recovery of statecharts from procedural cod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Locating distinguishing features using diff set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licing and replaying code change history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Generating model transformation rules from examples using an evolutionary algorithm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ugmented dynamic symbolic execu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Using GUI ripping for automated testing of Android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kbe-anonymity: test data anonymization for evolving progra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election of regression system tests for security policy evolu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Fast and precise points-to analysis with incremental CFL-reachability summarisation: preliminary experienc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utomatically securing permission-based software by reducing the attack surface: an application to Android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COPES</text:p>
          </table:table-cell>
          <table:table-cell office:value-type="string" calcext:value-type="string">
            <text:p>artigo não indica onde ob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upport vector machines for anti-pattern detec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Detection of embedded code smells in dynamic web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Boreas: an accurate and scalable token-based approach to code clone detec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Refactorings without nam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utomated API migration in a user-extensible refactoring tool for Erlang progra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Using mobile devices for collaborative requirements engineer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utomatically generating and adapting model constraints to support co-evolution of design model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daptability of model comparison tool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Predicting common web application vulnerabilities from input validation and sanitization code patter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oftware defect prediction using semi-supervised learning with dimension reduc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Healing online service systems via mining historical issue repositori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utomated evaluation of syntax error recovery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MaramaAI: tool support for capturing and managing consistency of multi-lingual requirement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GUITest: a Java library for fully automated GUI robustness test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Observatory of trends in software related microblog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rcade.PLC: a verification platform for programmable logic controller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Test suite selection based on traceability annot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PuMoC: a CTL model-checker for sequential programs</text:p>
          </table:table-cell>
          <table:table-cell table:number-columns-repeated="2" office:value-type="string" calcext:value-type="string">
            <text:p>SIM</text:p>
          </table:table-cell>
          <table:table-cell table:style-name="ce55" office:value-type="string" calcext:value-type="string">
            <text:p>PuMo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Weave droid: aspect-oriented programming on Android devices: fully embedded or in the cloud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Caprice: a tool for engineering adaptive privacy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JStereoCode: automatically identifying method and class stereotypes in Java code</text:p>
          </table:table-cell>
          <table:table-cell table:number-columns-repeated="2" office:value-type="string" calcext:value-type="string">
            <text:p>SIM</text:p>
          </table:table-cell>
          <table:table-cell table:style-name="ce55" office:value-type="string" calcext:value-type="string">
            <text:p>JstereoCod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CHESS: a model-driven engineering tool environment for aiding the development of complex industrial syste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CHESS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YMake: a build code analysis and refactoring tool for makefil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Quokka: visualising interactions of enterprise software environment emulator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Communicating continuous integration servers for increasing effectiveness of automated test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GZoltar: an eclipse plug-in for testing and debugg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emantic patch inferenc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REInDetector: a framework for knowledge-based requirements engineer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REInDetector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Formal verification techniques for model transformations specified by-demonstr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 model-driven parser generator with reference resolution support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Property-preserving program refine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Predicting software complexity by means of evolutionary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Identifying refactoring sequences for improving software maintainabilit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Evento</text:p>
          </table:table-cell>
          <table:table-cell table:style-name="ce47" office:value-type="string" calcext:value-type="string">
            <text:p>Paper – 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47" office:value-type="string" calcext:value-type="string">
            <text:p>Software</text:p>
          </table:table-cell>
          <table:table-cell table:style-name="ce47" office:value-type="string" calcext:value-type="string">
            <text:p>Anotaco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Round-up: Runtime checking quasi linearizability of concurrent data stru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onstraint-based automatic symmetry detec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Proving MCAPI executions are correct using SM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Efficient data race prediction with incremental reasoning on time-stamped lock histor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PIEtrace: Platform independent executable trac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PIEtrace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Improving efficiency of dynamic analysis with dynamic dependence summari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Efficient parametric runtime verification with deterministic string rewrit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Identifying execution points for dynamic analys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Operator-based and random mutant selection: Better togethe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Testing properties of dataflow program operator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Bita: Coverage-guided, automatic testing of actor progra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ABRINE: State-based robustness testing of operating syste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BLITZ: Compositional bounded model checking for real-world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Blitz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Ranger: Parallel analysis of alloy models by range partition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Ranger</text:p>
          </table:table-cell>
          <table:table-cell office:value-type="string" calcext:value-type="string">
            <text:p>artigo não indica onde obter, também não faz aná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mated verification of pattern-based interaction invariants in Ajax appl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JSVerifier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oftware model checking for distributed systems with selector-based, non-blocking communic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 study of repetitiveness of code changes in software evolu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onsistency-preserving edit scripts in model version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JFlow: Practical refactorings for flow-based parallelism</text:p>
          </table:table-cell>
          <table:table-cell table:number-columns-repeated="2" office:value-type="string" calcext:value-type="string">
            <text:p>SIM</text:p>
          </table:table-cell>
          <table:table-cell table:style-name="ce55" office:value-type="string" calcext:value-type="string">
            <text:p>JFlow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mated planning for software architecture evolu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matically synthesizing SQL queries from input-output exampl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EDGE: Symbolic example data generation for dataflow progra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haracteristic studies of loop problems for structural test generation via symbolic execu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Entropy-based test generation for improved fault localiz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Detecting bad smells in source code using change history inform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Personalized defect predic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matic recommendation of API methods from feature reques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Variability-aware performance prediction: A statistical learning approach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 scalable approach for malware detection through bounded feature space behavior model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matically partition software into least privilege components using dynamic data dependency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ProgramCutter</text:p>
          </table:table-cell>
          <table:table-cell office:value-type="string" calcext:value-type="string">
            <text:p>artigo não indica onde ob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Finding architectural flaws using constrain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Scoria</text:p>
          </table:table-cell>
          <table:table-cell office:value-type="string" calcext:value-type="string">
            <text:p>artigo não indica onde ob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Improving bug localization using structured information retrieval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Leveraging program equivalence for adaptive program repair: Models and first result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Detecting and characterizing semantic inconsistencies in ported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Lightweight control-flow instrumentation and postmortem analysis in support of debugg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Csi-cc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haracterizing and detecting resource leaks in Android appl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Relda</text:p>
          </table:table-cell>
          <table:table-cell office:value-type="string" calcext:value-type="string">
            <text:p>artigo não indica onde ob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3</text:p>
          </table:table-cell>
          <table:table-cell table:style-name="ce60" office:value-type="string" calcext:value-type="string">
            <text:p>Dangling references in multi-configuration and dynamic PHP-based Web applications</text:p>
          </table:table-cell>
          <table:table-cell table:number-columns-repeated="2" office:value-type="string" calcext:value-type="string">
            <text:p>SIM</text:p>
          </table:table-cell>
          <table:table-cell table:style-name="ce64" office:value-type="string" calcext:value-type="string">
            <text:p>DR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Dynamically transforming data structur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Towards precise metrics for predicting graph query performanc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TzuYu: Learning stateful typestat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Mining branching-time scenario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Measuring the structural complexity of feature model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calable product line configuration: A straw to break the camel's back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oftware analytics for incident management of online services: An experience report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 comparative analysis of software architecture recovery techniqu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Towards contextual and on-demand code clone management by continuous monitor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The potential of polyhedral optimization: An empirical study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mated unit testing of large industrial embedded software using concolic test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CONBOL</text:p>
          </table:table-cell>
          <table:table-cell office:value-type="string" calcext:value-type="string">
            <text:p>artigo não indica onde ob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Minimizing CPU time shortage risks in integrated embedded softwar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Model based test validation and oracles for data acquisition syste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mated verification of interactive rule-based configuration syste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Comment: Mining question and answer sites for automatic comment gener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Detecting system use cases and validations from document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Multi-user variability configuration: A game theoretic approach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From comparison matrix to Variability Model: The Wikipedia case stud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Learning effective query transformations for enhanced requirements trace retrieval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Environment rematching: Toward dependability improvement for self-adaptive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loud Twin: Native execution of android applications on the Windows Phon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BFR: A search based approach for reproducing failures of programs with grammar based input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PYTHIA: Generating test cases with oracles for JavaScript applications</text:p>
          </table:table-cell>
          <table:table-cell table:number-columns-repeated="2" office:value-type="string" calcext:value-type="string">
            <text:p>SIM</text:p>
          </table:table-cell>
          <table:table-cell table:style-name="ce55" office:value-type="string" calcext:value-type="string">
            <text:p>PYTH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Randomizing regression tests using game theory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mated inference of classifications and dependencies for combinatorial test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dding context to fault localization with integration coverag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Using automatically generated invariants for regression testing and bug localiz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lass level fault prediction using software cluster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ExPort: Detecting and visualizing API usages in large source code repositori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Flow Permissions for Android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 pattern-based approach to parametric specification min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emi-automatic generation of metamodels from model sketch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ssessing the maturity of requirements through argumentation: A good enough approach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Natural language requirements quality analysis based on business domain mode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Model/code co-refactoring: An MDE approach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Recovering model transformation traces using multi-objective optimiz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Model repair and transformation with Echo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mart Cloud Broker: Finding your home in the cloud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OCRA: A tool for checking the refinement of temporal contract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The bounded model checker LLBMC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Seq: A concurrency pre-processor for sequential C verification tools</text:p>
          </table:table-cell>
          <table:table-cell table:number-columns-repeated="2" office:value-type="string" calcext:value-type="string">
            <text:p>SIM</text:p>
          </table:table-cell>
          <table:table-cell table:style-name="ce55" office:value-type="string" calcext:value-type="string">
            <text:p>CSeq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mated testing of cloud-based elastic systems with AUToCL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Tool support for automatic model transformation specification using concrete visualis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Cmutator: A mutation generator for concurrency constructs in multithreaded C/C++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rushinator: A framework towards game-independent test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Pex4Fun: A web-based environment for educational gaming via automated test gener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Developing self-verifying service-based syste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TRAM: A tool for transforming textual requirements into analysis model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iProbe: A lightweight user-level dynamic instrumentation tool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Detecting and fixing emergent behaviors in Distributed Software Systems using a message content independent method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ynthesizing fault-tolerant programs from deontic logic specific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upporting bug investigation using history analysi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ontext-aware task allocation for distributed agile tea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Preventing erosion of architectural tactics through their strategic implementation, preservation, and visualiz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Evento</text:p>
          </table:table-cell>
          <table:table-cell table:style-name="ce47" office:value-type="string" calcext:value-type="string">
            <text:p>Paper – 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47" office:value-type="string" calcext:value-type="string">
            <text:p>Software</text:p>
          </table:table-cell>
          <table:table-cell table:style-name="ce47" office:value-type="string" calcext:value-type="string">
            <text:p>Anotaco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utomated analysis of multithreaded programs for performance modeling</text:p>
          </table:table-cell>
          <table:table-cell table:style-name="ce61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Behavioral resource-aware model inference</text:p>
          </table:table-cell>
          <table:table-cell table:style-name="ce61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Targeted test input generation using symbolic-concrete backward execution</text:p>
          </table:table-cell>
          <table:table-cell table:style-name="ce61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Discriminating influences among instructions in a dynamic slic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Dompletion: DOM-Aware JavaScript Code Completion</text:p>
          </table:table-cell>
          <table:table-cell table:style-name="ce61" office:value-type="string" calcext:value-type="string">
            <text:p>SIM</text:p>
          </table:table-cell>
          <table:table-cell office:value-type="string" calcext:value-type="string">
            <text:p>SIM</text:p>
          </table:table-cell>
          <table:table-cell table:style-name="ce55" office:value-type="string" calcext:value-type="string">
            <text:p>DOMPLE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Continuous test generation: enhancing continuous integration with automated test generation</text:p>
          </table:table-cell>
          <table:table-cell table:style-name="ce61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Leveraging existing tests in automated test generation for web applications</text:p>
          </table:table-cell>
          <table:table-cell table:style-name="ce61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Testilizer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utomated unit test generation for classes with environment dependencies</text:p>
          </table:table-cell>
          <table:table-cell table:style-name="ce61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Finding HTML presentation failures using image comparison techniqu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ccelerated test execution using GPU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table:style-name="ce60" office:value-type="string" calcext:value-type="string">
            <text:p>Seeking the User Interfac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Interrogative-guided re-ranking for question-oriented software text retrieval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n empirical study on reducing omission errors in practice</text:p>
          </table:table-cell>
          <table:table-cell table:style-name="ce61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Fusion fault localizer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table:style-name="ce60" office:value-type="string" calcext:value-type="string">
            <text:p>Automated Variability Analysis and Testing of an E-Commerce Site. An Experience Report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PrefFinder: getting the right preference in configurable software systems</text:p>
          </table:table-cell>
          <table:table-cell table:style-name="ce61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PrefFinder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MiL testing of highly configurable continuous controllers: scalable search using surrogate models</text:p>
          </table:table-cell>
          <table:table-cell table:style-name="ce61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table:style-name="ce60" office:value-type="string" calcext:value-type="string">
            <text:p>Assertion Guided Abstraction: A Cooperative Optimization for Dynamic Partial Order Reduc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Symbolic state validation through runtime data</text:p>
          </table:table-cell>
          <table:table-cell table:style-name="ce61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Verifying self-adaptive applications suffering uncertainty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table:style-name="ce60" office:value-type="string" calcext:value-type="string">
            <text:p>Automated Synthesis and Deployment of Cloud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Concurrent transformation components using contention context sensors</text:p>
          </table:table-cell>
          <table:table-cell table:style-name="ce61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ssigning time budgets to component functions in the design of time-critical automotive syste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table:style-name="ce60" office:value-type="string" calcext:value-type="string">
            <text:p>symMMU: Symbolically Executed Runtime Libraries for Symbolic Memory Acces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Evaluation of string constraint solvers in the context of symbolic execution</text:p>
          </table:table-cell>
          <table:table-cell table:style-name="ce61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STRANGER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Incremental symbolic execution for automated test suite maintenance</text:p>
          </table:table-cell>
          <table:table-cell table:style-name="ce61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table:style-name="ce60" office:value-type="string" calcext:value-type="string">
            <text:p>Program Analysis for Secure Big Data Processing</text:p>
          </table:table-cell>
          <table:table-cell table:style-name="ce61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SP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Multi-objective optimization in rule-based design space explor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Understanding performance stairs: elucidating heuristic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Combining rule-based and information retrieval techniques to assign software change request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Recommendation system for software refactoring using innovization and interactive dynamic optimiz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Recommending refactorings based on team co-maintenance patter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Diver: precise dynamic impact analysis using dependence-based trace pruning</text:p>
          </table:table-cell>
          <table:table-cell table:style-name="ce61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Diver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utomating regression verification</text:p>
          </table:table-cell>
          <table:table-cell table:style-name="ce61" office:value-type="string" calcext:value-type="string">
            <text:p>SIM</text:p>
          </table:table-cell>
          <table:table-cell office:value-type="string" calcext:value-type="string">
            <text:p>SIM</text:p>
          </table:table-cell>
          <table:table-cell table:style-name="ce55" office:value-type="string" calcext:value-type="string">
            <text:p>Rêv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table:style-name="ce60" office:value-type="string" calcext:value-type="string">
            <text:p>An Empirical Evaluation and Comparison of Manual and Automated Test Selec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Taming test inputs for separation assurance</text:p>
          </table:table-cell>
          <table:table-cell table:style-name="ce61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Transferring an automated test generation tool to practice: from pex to fakes and code digger</text:p>
          </table:table-cell>
          <table:table-cell table:style-name="ce61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ngels and monsters: an empirical investigation of potential test effectiveness and efficiency improvement from strongly subsuming higher order mut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table:style-name="ce60" office:value-type="string" calcext:value-type="string">
            <text:p>Scaling Exact Multi-Objective Combinatorial Optimization by Paralleliz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42 variability bugs in the linux kernel: a qualitative analysis</text:p>
          </table:table-cell>
          <table:table-cell table:style-name="ce61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utomating the formalization of product comparison matrices</text:p>
          </table:table-cell>
          <table:table-cell table:style-name="ce61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Tracking load-time configuration options</text:p>
          </table:table-cell>
          <table:table-cell table:style-name="ce61" office:value-type="string" calcext:value-type="string">
            <text:p>SIM</text:p>
          </table:table-cell>
          <table:table-cell office:value-type="string" calcext:value-type="string">
            <text:p>SIM</text:p>
          </table:table-cell>
          <table:table-cell table:style-name="ce55" office:value-type="string" calcext:value-type="string">
            <text:p>Lotrac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Statistical Learning Approach for Mining API Usage Mappings for Code Migration</text:p>
          </table:table-cell>
          <table:table-cell table:style-name="ce61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Compatibility testing using patterns-based trace comparis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Personas in the middle: automated support for creating personas as focal points in feature gathering foru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Constructing adaptive configuration dialogs using crowd data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Validating Ajax Applications Using a Delay-Based Mutation Technique</text:p>
          </table:table-cell>
          <table:table-cell table:style-name="ce61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JSPreventer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4</text:p>
          </table:table-cell>
          <table:table-cell table:style-name="ce60" office:value-type="string" calcext:value-type="string">
            <text:p>Static, lightweight includes resolution for PHP</text:p>
          </table:table-cell>
          <table:table-cell table:style-name="ce61" office:value-type="string" calcext:value-type="string">
            <text:p>SIM</text:p>
          </table:table-cell>
          <table:table-cell office:value-type="string" calcext:value-type="string">
            <text:p>SIM</text:p>
          </table:table-cell>
          <table:table-cell table:style-name="ce55" office:value-type="string" calcext:value-type="string">
            <text:p>PHP Ai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Information flows as a permission mechanism</text:p>
          </table:table-cell>
          <table:table-cell table:style-name="ce61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table:style-name="ce60" office:value-type="string" calcext:value-type="string">
            <text:p>Improving the Accuracy of Oracle Verdicts Through Automated Model Steer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utomated domain-specific C verification with mbeddr</text:p>
          </table:table-cell>
          <table:table-cell table:style-name="ce61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Pattern-based auto-completion of UML modeling activiti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bstraction-aware verifying compiler for yet another MDD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Docovery: Toward Generic Automatic Document Recovery</text:p>
          </table:table-cell>
          <table:table-cell table:style-name="ce61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Docovery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Exact and approximate probabilistic symbolic execution for nondeterministic programs</text:p>
          </table:table-cell>
          <table:table-cell table:style-name="ce61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Derailer: interactive security analysis for web applications</text:p>
          </table:table-cell>
          <table:table-cell table:style-name="ce61" office:value-type="string" calcext:value-type="string">
            <text:p>SIM</text:p>
          </table:table-cell>
          <table:table-cell office:value-type="string" calcext:value-type="string">
            <text:p>SIM</text:p>
          </table:table-cell>
          <table:table-cell table:style-name="ce55" office:value-type="string" calcext:value-type="string">
            <text:p>Derail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table:style-name="ce60" office:value-type="string" calcext:value-type="string">
            <text:p>Tracking Down Root Causes of Defects in Simulink Model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The confidence in our k-tail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Localization of concurrency bugs using shared memory access pair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Towards self-healing smartphone software via automated patching</text:p>
          </table:table-cell>
          <table:table-cell table:style-name="ce61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Minimal strongly unsatisfiable subsets of reactive system specific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Droidmarking: Resilient Software Watermarking for Impeding Android Application Repackag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From out-place transformation evolution to in-place model patching</text:p>
          </table:table-cell>
          <table:table-cell table:style-name="ce61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table:style-name="ce60" office:value-type="string" calcext:value-type="string">
            <text:p>Using Visual Dataflow Programming for Interactive Model Comparis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NeedFeed: taming change notifications by modeling code relevanc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ctive code search: incorporating user feedback to improve code search relevanc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Resilient user interface level test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Studying task allocation decisions of novice agile teams with data from agile project management tool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PiE: programming in eliza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table:style-name="ce60" office:value-type="string" calcext:value-type="string">
            <text:p>Search-Based Inference of Polynomial Metamorphic Rel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 dynamic analysis to support object-sharing code refactorings</text:p>
          </table:table-cell>
          <table:table-cell table:style-name="ce61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Language fuzzing using constraint logic programm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Tracing software build processes to uncover license compliance inconsistencies</text:p>
          </table:table-cell>
          <table:table-cell table:style-name="ce61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utomatic verification of interactions in asynchronous systems with unbounded buffer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table:style-name="ce60" office:value-type="string" calcext:value-type="string">
            <text:p>Towards an Intelligent Domain-Specific Traceability Solu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utomated requirements analysis for a molecular watchdog timer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Formalisation of the integration of behavior tre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utomatic early defects detection in use case documents</text:p>
          </table:table-cell>
          <table:table-cell table:style-name="ce61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SymCrash: Selective Recording for Reproducing Crashes</text:p>
          </table:table-cell>
          <table:table-cell table:style-name="ce61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SymCrash</text:p>
          </table:table-cell>
          <table:table-cell office:value-type="string" calcext:value-type="string">
            <text:p>artigo não indica onde ob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Potential biases in bug localization: do they matter?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MIMIC: locating and understanding bugs by analyzing mimicked execu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table:style-name="ce60" office:value-type="string" calcext:value-type="string">
            <text:p>Workspace Updates of Visual Model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Meta-Model validation and verification with MetaBest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 web based UML modeling tool with touch scree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SeSAME: modeling and analyzing high-quality service composi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MPAnalyzer: a tool for finding unintended inconsistencies in program source code</text:p>
          </table:table-cell>
          <table:table-cell table:style-name="ce61" office:value-type="string" calcext:value-type="string">
            <text:p>SIM</text:p>
          </table:table-cell>
          <table:table-cell office:value-type="string" calcext:value-type="string">
            <text:p>SIM</text:p>
          </table:table-cell>
          <table:table-cell table:style-name="ce55" office:value-type="string" calcext:value-type="string">
            <text:p>MPAnalyz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Firecrow: a tool for web application analysis and reu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CoCoTest: a tool for model-in-the-loop testing of continuous controller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8Cage: lightweight fault-based test generation for simulink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PBGT tool: an integrated modeling and testing environment for pattern-based GUI test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DupFinder: integrated tool support for duplicate bug report detec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ugIR: the conceptual design and evaluation of an augmented interaction room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 requirements monitoring infrastructure for systems of syste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Embrace your issues: compassing the software engineering landscape using bug report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Issues of automated software composition in AI plann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 proposal for revisiting coverage testing metric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Variability-aware change impact analysis of multi-language product lin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Improvement of applications' stability through robust APIs</text:p>
          </table:table-cell>
          <table:table-cell table:style-name="ce61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Model-Driven Development of Content Management Systems based on Joomla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table:style-name="ce60" office:value-type="string" calcext:value-type="string">
            <text:p>Fine-grained and Accurate Source Code Differencing</text:p>
          </table:table-cell>
          <table:table-cell table:style-name="ce61" office:value-type="string" calcext:value-type="string">
            <text:p>SIM</text:p>
          </table:table-cell>
          <table:table-cell office:value-type="string" calcext:value-type="string">
            <text:p>SIM</text:p>
          </table:table-cell>
          <table:table-cell table:style-name="ce55" office:value-type="string" calcext:value-type="string">
            <text:p>GumTre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table:style-name="ce60" office:value-type="string" calcext:value-type="string">
            <text:p>HUSACCT: architecture compliance checking with rich sets of module and rule types</text:p>
          </table:table-cell>
          <table:table-cell table:style-name="ce61" office:value-type="string" calcext:value-type="string">
            <text:p>SIM</text:p>
          </table:table-cell>
          <table:table-cell office:value-type="string" calcext:value-type="string">
            <text:p>SIM</text:p>
          </table:table-cell>
          <table:table-cell table:style-name="ce55" office:value-type="string" calcext:value-type="string">
            <text:p>HUSACC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table:style-name="ce60" office:value-type="string" calcext:value-type="string">
            <text:p>A tool chain for generating the description files of highly available softwar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table:style-name="ce60" office:value-type="string" calcext:value-type="string">
            <text:p>Determining the most probable root causes of run-time errors in simulink model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table:style-name="ce60" office:value-type="string" calcext:value-type="string">
            <text:p>Utilizing feature location techniques for feature addition and feature enhancement</text:p>
          </table:table-cell>
          <table:table-cell table:style-name="ce61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table:style-name="ce47" office:value-type="string" calcext:value-type="string">
            <text:p>Evento</text:p>
          </table:table-cell>
          <table:table-cell table:style-name="ce47" office:value-type="string" calcext:value-type="string">
            <text:p>Paper – 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47" office:value-type="string" calcext:value-type="string">
            <text:p>Software</text:p>
          </table:table-cell>
          <table:table-cell table:style-name="ce47" office:value-type="string" calcext:value-type="string">
            <text:p>Anotaco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Learning to Rank for Question-Oriented Software Text Retrieval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Development Emails Content Analyzer: Intention Mining in Developer Discussion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How do Developers Document Database Usages in Source Code? (N)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Efficient Data Model Verification with Many-Sorted Logic (T)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ynthesising Interprocedural Bit-Precise Termination Proofs (T)</text:p>
          </table:table-cell>
          <table:table-cell table:number-columns-repeated="2" office:value-type="string" calcext:value-type="string">
            <text:p>SIM</text:p>
          </table:table-cell>
          <table:table-cell table:style-name="ce55" office:value-type="string" calcext:value-type="string">
            <text:p>2L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Interpolation Guided Compositional Verification (T)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RUST: A Bounded Verifier for Rus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CRUST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General LTL Specification Mining (T)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Have We Seen Enough Traces? (T)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Extracting Visual Contracts from Java Program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ynergizing Specification Miners through Model Fissions and Fusions (T)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Evolutionary Robustness Testing of Data Processing Systems Using Models and Data Mutation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Dynamically Testing GUIs Using Ant Colony Optimization (T)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Test Analysis: Searching for Faults in Tests (N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rray Shadow State Compression for Precise Dynamic Race Detection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SLIMSTATE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Fast and Precise Symbolic Analysis of Concurrency Bugs in Device Driver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WHOOP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JaConTeBe: A Benchmark Suite of Real-World Java Concurrency Bug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Generating Fixtures for JavaScript Unit Testing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CONFIX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Do Automatically Generated Unit Tests Find Real Faults? An Empirical Study of Effectiveness and Challenges (T)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GRT: Program-Analysis-Guided Random Testing (T)</text:p>
          </table:table-cell>
          <table:table-cell table:number-columns-repeated="2" office:value-type="string" calcext:value-type="string">
            <text:p>SIM</text:p>
          </table:table-cell>
          <table:table-cell table:style-name="ce55" office:value-type="string" calcext:value-type="string">
            <text:p>GRT</text:p>
          </table:table-cell>
          <table:table-cell office:value-type="string" calcext:value-type="string">
            <text:p>duplicad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tudy and Refactoring of Android Asynchronous Programming (T)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Tracking the Software Quality of Android Applications Along Their Evolution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Reverse Engineering Mobile Application User Interfaces with REMAUI (T)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odeHow: Effective Code Search Based on API Understanding and Extended Boolean Model (E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CodeHow</text:p>
          </table:table-cell>
          <table:table-cell office:value-type="string" calcext:value-type="string">
            <text:p>artigo não indica onde ob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pyREST: Automated RESTful API Documentation Using an HTTP Proxy Server (N)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Tracking and Analyzing Cross-Cutting Activities in Developers' Daily Work (N)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n Automated Framework for Recommending Program Elements to Novices (N)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utomated Tagging of Software Projects Using Bytecode and Dependencies (N)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Repairing Programs with Semantic Code Search (T)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Fixing Recurring Crash Bugs via Analyzing Q\&amp;A Site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earch-Based Synthesis of Probabilistic Models for Quality-of-Service Software Engineering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ynthesizing Web Element Locators (T)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ost-Efficient Sampling for Performance Prediction of Configurable Systems (T)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Predicting Delays in Software Projects Using Networked Classification (T)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Performance Prediction of Configurable Software Systems by Fourier Learning (T)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Model-Driven Allocation Engineering (T)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onfiguration-Aware Change Impact Analysi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utomating the Extraction of Model-Based Software Product Lines from Model Variants (T)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caling Size and Parameter Spaces in Variability-Aware Software Performance Models (T)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Executing Model-Based Tests on Platform-Specific Implementations (T)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utomated Test Input Generation for Android: Are We There Yet? (E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Testing Cross-Platform Mobile App Development Framework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LAMI: Defect Prediction on Unlabeled Datasets (T)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Mutation-Based Fault Localization for Real-World Multilingual Program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ombining Deep Learning with Information Retrieval to Localize Buggy Files for Bug Reports (N)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Fuzzing the Rust Typechecker Using CLP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TCA: An Efficient Two-Mode Meta-Heuristic Algorithm for Combinatorial Test Generation (T)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utomatically Generating Test Templates from Test Names (N)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Region and Effect Inference for Safe Parallelism (T)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Optimistic Shared Memory Dependence Tracing (T)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Model Checking Task Parallel Programs Using Gradual Permissions (N)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Practically Tunable Static Analysis Framework for Large-Scale JavaScript Application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tatic Analysis of JavaScript Web Applications in the Wild via Practical DOM Modeling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SAFEWApp</text:p>
          </table:table-cell>
          <table:table-cell office:value-type="string" calcext:value-type="string">
            <text:p>artigo não indica onde ob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Variable Feature Usage Patterns in PHP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Learning to Generate Pseudo-Code from Source Code Using Statistical Machine Translation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Divide-and-Conquer Approach for Multi-phase Statistical Migration for Source Code (T)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Experiences from Designing and Validating a Software Modernization Transformation (E)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Exploiting Domain and Program Structure to Synthesize Efficient and Precise Data Flow Analyse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ccess-Path Abstraction: Scaling Field-Sensitive Data-Flow Analysis with Unbounded Access Path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opy and Paste Redeemed (T)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Detecting Broken Pointcuts Using Structural Commonality and Degree of Interest (N)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overt Communication in Mobile Application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tatic Window Transition Graphs for Android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tatic Analysis of Implicit Control Flow: Resolving Java Reflection and Android Intents (T)</text:p>
          </table:table-cell>
          <table:table-cell table:number-columns-repeated="2" office:value-type="string" calcext:value-type="string">
            <text:p>SIM</text:p>
          </table:table-cell>
          <table:table-cell table:style-name="ce55" office:value-type="string" calcext:value-type="string">
            <text:p>SPART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tring Analysis of Android Applications (N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emantic Slicing of Software Version Historie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CSLICER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Development History Granularity Transformations (N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Quantification of Software Changes through Probabilistic Symbolic Execution (N)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utomatic Detection of Potential Layout Faults Following Changes to Responsive Web Pages (N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REDECHECK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Developing a DSL-Based Approach for Event-Based Monitoring of Systems of Systems: Experiences and Lessons Learned (E)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Generating Qualifiable Avionics Software: An Experience Report (E)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How Verified is My Code? Falsification-Driven Verification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Mining User Opinions in Mobile App Reviews: A Keyword-Based Approach (T)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"What Parts of Your Apps are Loved by Users?"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SUR-Miner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Ensemble Methods for App Review Classification: An Approach for Software Evolution (N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The ReMinds Tool Suite for Runtime Monitoring of Systems of Syste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DRIVER -- A Platform for Collaborative Framework Understand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Tool Support for Analyzing Mobile App Review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Recommending API Usages for Mobile Apps with Hidden Markov Model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FLYAQ: Enabling Non-expert Users to Specify and Generate Missions of Autonomous Multicopter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Lazy-CSeq: A Context-Bounded Model Checking Tool for Multi-threaded C-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Lazy-CSeq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pyREST in Action: An Automated RESTful API Documentation Tool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lone Merge -- An Eclipse Plugin to Abstract Near-Clone C++ Method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Pseudogen: A Tool to Automatically Generate Pseudo-Code from Source Code</text:p>
          </table:table-cell>
          <table:table-cell table:number-columns-repeated="2" office:value-type="string" calcext:value-type="string">
            <text:p>SIM</text:p>
          </table:table-cell>
          <table:table-cell table:style-name="ce55" office:value-type="string" calcext:value-type="string">
            <text:p>Pseudoge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IVL: Formal Verification of Parallel Programs</text:p>
          </table:table-cell>
          <table:table-cell table:number-columns-repeated="2" office:value-type="string" calcext:value-type="string">
            <text:p>SIM</text:p>
          </table:table-cell>
          <table:table-cell table:style-name="ce55" office:value-type="string" calcext:value-type="string">
            <text:p>CIV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Refactorings for Android Asynchronous Programm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GRT: An Automated Test Generator Using Orchestrated Program Analysis</text:p>
          </table:table-cell>
          <table:table-cell table:number-columns-repeated="2" office:value-type="string" calcext:value-type="string">
            <text:p>SIM</text:p>
          </table:table-cell>
          <table:table-cell table:style-name="ce55" office:value-type="string" calcext:value-type="string">
            <text:p>GR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LED: Tool for Synthesizing Web Element Locator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iPL -- A Delta-Based Modeling Framework for Software Product Line Engineer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Model-Based Testing of Stateful APIs with Modbat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ctivitySpace: A Remembrance Framework to Support Interapplication Information Need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Investigating Program Behavior Using the Texada LTL Specifications Mine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Texada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The iMPAcT Tool: Testing UI Patterns on Mobile Appl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iMPAcT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Measuring Object-Oriented Design Principl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tability of Self-Adaptive Software Architectur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MetaMod: A Modeling Formalism with Modularity at Its Cor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 Generic Framework for Concept-Based Exploration of Semi-Structured Software Engineering Data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Understanding, Refactoring, and Fixing Concurrency in C\#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 Message-Passing Architecture without Public Ids Using Send-to-Behavior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odeExchange: Supporting Reformulation of Internet-Scale Code Queries in Context (T)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table:style-name="ce47"/>
          <table:table-cell table:style-name="ce47" office:value-type="string" calcext:value-type="string">
            <text:p>Paper – 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47" office:value-type="string" calcext:value-type="string">
            <text:p>Software</text:p>
          </table:table-cell>
          <table:table-cell table:style-name="ce47" office:value-type="string" calcext:value-type="string">
            <text:p>Anotacoes</text:p>
          </table:table-cell>
          <table:table-cell table:number-columns-repeated="1017"/>
        </table:table-row>
        <table:table-row table:style-name="ro1">
          <table:table-cell table:style-name="ce58"/>
          <table:table-cell table:style-name="ce49" office:value-type="string" calcext:value-type="string">
            <text:p>Total</text:p>
          </table:table-cell>
          <table:table-cell table:style-name="ce62" table:formula="of:=COUNTIF([.C1:.C1552]; &quot;SIM&quot;)" office:value-type="float" office:value="286" calcext:value-type="float">
            <text:p>286</text:p>
          </table:table-cell>
          <table:table-cell table:style-name="ce63" table:formula="of:=COUNTIF([.D1:.D1552]; &quot;SIM&quot;)" office:value-type="float" office:value="42" calcext:value-type="float">
            <text:p>42</text:p>
          </table:table-cell>
          <table:table-cell table:style-name="ce58" table:number-columns-repeated="2"/>
          <table:table-cell table:number-columns-repeated="1017"/>
        </table:table-row>
        <table:table-row table:style-name="ro1" table:number-rows-repeated="1046947">
          <table:table-cell table:number-columns-repeated="1023"/>
        </table:table-row>
        <table:table-row table:style-name="ro2" table:number-rows-repeated="74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Papers SBES" table:style-name="ta1">
        <table:table-column table:style-name="co6" table:default-cell-style-name="ce48"/>
        <table:table-column table:style-name="co2" table:default-cell-style-name="ce48"/>
        <table:table-column table:style-name="co3" table:default-cell-style-name="ce50"/>
        <table:table-column table:style-name="co3" table:default-cell-style-name="ce52"/>
        <table:table-column table:style-name="co7" table:default-cell-style-name="ce48"/>
        <table:table-column table:style-name="co5" table:default-cell-style-name="ce48"/>
        <table:table-column table:style-name="co3" table:number-columns-repeated="1017" table:default-cell-style-name="ce56"/>
        <table:table-column table:style-name="co3" table:default-cell-style-name="Default"/>
        <table:table-row table:style-name="ro1">
          <table:table-cell table:style-name="ce47" office:value-type="string" calcext:value-type="string">
            <text:p>Evento</text:p>
          </table:table-cell>
          <table:table-cell table:style-name="ce47" office:value-type="string" calcext:value-type="string">
            <text:p>Titulo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47" office:value-type="string" calcext:value-type="string">
            <text:p>Ferramenta</text:p>
          </table:table-cell>
          <table:table-cell table:style-name="ce47" office:value-type="string" calcext:value-type="string">
            <text:p>Anotaco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BES 1987</text:p>
          </table:table-cell>
          <table:table-cell office:value-type="string" calcext:value-type="string">
            <text:p>Visualizando o Fluxo de Controle de Programa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7</text:p>
          </table:table-cell>
          <table:table-cell office:value-type="string" calcext:value-type="string">
            <text:p>Execução Controlada de Programa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7</text:p>
          </table:table-cell>
          <table:table-cell office:value-type="string" calcext:value-type="string">
            <text:p>PROTESTE: Projeto de uma Ferramenta para Teste de Programa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7</text:p>
          </table:table-cell>
          <table:table-cell office:value-type="string" calcext:value-type="string">
            <text:p>Ambientes de Programação com Mistura de Linguagens: comunicação entre os módulos de um program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7</text:p>
          </table:table-cell>
          <table:table-cell office:value-type="string" calcext:value-type="string">
            <text:p>Orientação para Objetos em SMALLTALK-80: Uma Abordagem eficaz para a Construção de Sistemas de Softwa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7</text:p>
          </table:table-cell>
          <table:table-cell office:value-type="string" calcext:value-type="string">
            <text:p>PAFUNCio: Uma Ferramenta de Avaliação de Desempenho de Aplicaçõ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7</text:p>
          </table:table-cell>
          <table:table-cell office:value-type="string" calcext:value-type="string">
            <text:p>Um Sistema Especialista para Estimativa de Custos de Desenvolvimento de Softwa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7</text:p>
          </table:table-cell>
          <table:table-cell office:value-type="string" calcext:value-type="string">
            <text:p>Ferramenta para Planejamento e Controle de Projet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7</text:p>
          </table:table-cell>
          <table:table-cell office:value-type="string" calcext:value-type="string">
            <text:p>Dicionário de Dados para Análi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7</text:p>
          </table:table-cell>
          <table:table-cell office:value-type="string" calcext:value-type="string">
            <text:p>Editor de Gráfico de Estrutura: uma ferramenta para apoio ao Projeto Estruturad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7</text:p>
          </table:table-cell>
          <table:table-cell office:value-type="string" calcext:value-type="string">
            <text:p>Requisitos de Ambientes de Engenharia de Softwa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7</text:p>
          </table:table-cell>
          <table:table-cell office:value-type="string" calcext:value-type="string">
            <text:p>Ferramenta Automatizada para Desenvolvimento de Programa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7</text:p>
          </table:table-cell>
          <table:table-cell office:value-type="string" calcext:value-type="string">
            <text:p>Ambiente de Desenvolvimento de Software utilizando a Metodologia SAD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7</text:p>
          </table:table-cell>
          <table:table-cell office:value-type="string" calcext:value-type="string">
            <text:p>Modelo de Qualidade para Métodos e Linguagens de Especificaçã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7</text:p>
          </table:table-cell>
          <table:table-cell office:value-type="string" calcext:value-type="string">
            <text:p>Deriving Applicative Programs from Formal Specification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7</text:p>
          </table:table-cell>
          <table:table-cell office:value-type="string" calcext:value-type="string">
            <text:p>Especificação Executável de um Formatador de Text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7</text:p>
          </table:table-cell>
          <table:table-cell office:value-type="string" calcext:value-type="string">
            <text:p>Uma Linguagem para Especificação de Requisitos de Software de Tempo Re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7</text:p>
          </table:table-cell>
          <table:table-cell office:value-type="string" calcext:value-type="string">
            <text:p>ELETRICAL: Uma Linguagem para Pesquisa em Programação Concorren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7</text:p>
          </table:table-cell>
          <table:table-cell office:value-type="string" calcext:value-type="string">
            <text:p>APOS. <text:s/>Ambiente para o Projeto e Operação de Sistema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7</text:p>
          </table:table-cell>
          <table:table-cell office:value-type="string" calcext:value-type="string">
            <text:p>Sistema de Auxilio ao Projeto de Protocolos de Comunicação Redes de Computador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7</text:p>
          </table:table-cell>
          <table:table-cell office:value-type="string" calcext:value-type="string">
            <text:p>EITIS: Um Ambiente de Ferramentas Integradas para Desenvolvimento de Sistemas Interativ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7</text:p>
          </table:table-cell>
          <table:table-cell office:value-type="string" calcext:value-type="string">
            <text:p>DFDEEDIT - Editor de DFD Integrado com Dicionário de Dad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7</text:p>
          </table:table-cell>
          <table:table-cell office:value-type="string" calcext:value-type="string">
            <text:p>Editor de FO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7</text:p>
          </table:table-cell>
          <table:table-cell office:value-type="string" calcext:value-type="string">
            <text:p>Ferramenta de Software para o Desenvolvlmento do Ciclo de Vida de um Projeto em Banco de Dados a partir de técnicas de Inteligência Artifici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7</text:p>
          </table:table-cell>
          <table:table-cell office:value-type="string" calcext:value-type="string">
            <text:p>Um Monitor para Apoio a Programação em Lógica</text:p>
          </table:table-cell>
          <table:table-cell table:number-columns-repeated="1022"/>
        </table:table-row>
        <table:table-row table:style-name="ro1">
          <table:table-cell table:style-name="ce58"/>
          <table:table-cell table:style-name="ce47" office:value-type="string" calcext:value-type="string">
            <text:p>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58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SBES 1988</text:p>
          </table:table-cell>
          <table:table-cell office:value-type="string" calcext:value-type="string">
            <text:p>Controle de Qualidade do Software para Área Científic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8</text:p>
          </table:table-cell>
          <table:table-cell office:value-type="string" calcext:value-type="string">
            <text:p>Proposta de Desenvolvimento de Software com Orientação a Objet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8</text:p>
          </table:table-cell>
          <table:table-cell office:value-type="string" calcext:value-type="string">
            <text:p>O Método JSD como Apoio à Programação Modular e Orientada a Objet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8</text:p>
          </table:table-cell>
          <table:table-cell office:value-type="string" calcext:value-type="string">
            <text:p>Seleção de Casos de Testes Baseada em Fluxo de Dados Através dos Critérios Potenciais US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8</text:p>
          </table:table-cell>
          <table:table-cell office:value-type="string" calcext:value-type="string">
            <text:p>Tipos Abstratos de Dados em Comunicação Gráfica e Processamento de Imagen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8</text:p>
          </table:table-cell>
          <table:table-cell office:value-type="string" calcext:value-type="string">
            <text:p>Especificação Formal de Sistemas Distribuídos Usando Z e Sistemas de Transiçã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8</text:p>
          </table:table-cell>
          <table:table-cell office:value-type="string" calcext:value-type="string">
            <text:p>GEMS - Um Gerenciador de Módulos de Softwa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8</text:p>
          </table:table-cell>
          <table:table-cell office:value-type="string" calcext:value-type="string">
            <text:p>LINKS em um Sistema de Hipertext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8</text:p>
          </table:table-cell>
          <table:table-cell office:value-type="string" calcext:value-type="string">
            <text:p>Um Depurador Multilinguagem em um Ambiente de Desenvolvlment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8</text:p>
          </table:table-cell>
          <table:table-cell office:value-type="string" calcext:value-type="string">
            <text:p>Um Sistema para Execução de Especificações JS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8</text:p>
          </table:table-cell>
          <table:table-cell office:value-type="string" calcext:value-type="string">
            <text:p>Programação Dinâmica e Método Gulos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8</text:p>
          </table:table-cell>
          <table:table-cell office:value-type="string" calcext:value-type="string">
            <text:p>Uma Proposta de Integração de Software tipo CASE com Sistemas Especialista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8</text:p>
          </table:table-cell>
          <table:table-cell office:value-type="string" calcext:value-type="string">
            <text:p>Implementação de um Editor de Diagramas Generalizad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8</text:p>
          </table:table-cell>
          <table:table-cell office:value-type="string" calcext:value-type="string">
            <text:p>O Processo de Instanciação do Sistema SEM para Criação de um Ambiente de Apoio a um Método de Desenvolvimento de Sistema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8</text:p>
          </table:table-cell>
          <table:table-cell office:value-type="string" calcext:value-type="string">
            <text:p>Ambiente de Concepção de Software para Sistemas Distribuídos, Baseado em Rede de Petri</text:p>
          </table:table-cell>
          <table:table-cell table:number-columns-repeated="1022"/>
        </table:table-row>
        <table:table-row table:style-name="ro1">
          <table:table-cell table:style-name="ce58"/>
          <table:table-cell table:style-name="ce47" office:value-type="string" calcext:value-type="string">
            <text:p>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58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SBES 1989</text:p>
          </table:table-cell>
          <table:table-cell office:value-type="string" calcext:value-type="string">
            <text:p>Strategic Directions in Software Enginetring: Past, Present and Futu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9</text:p>
          </table:table-cell>
          <table:table-cell office:value-type="string" calcext:value-type="string">
            <text:p>LegoShell: Linguagem de Computaçõ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9</text:p>
          </table:table-cell>
          <table:table-cell office:value-type="string" calcext:value-type="string">
            <text:p>Simulação de Especificações LOTOS Usando Linguagens Funcionai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9</text:p>
          </table:table-cell>
          <table:table-cell office:value-type="string" calcext:value-type="string">
            <text:p>Experience in Parallelizing Large Application Program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9</text:p>
          </table:table-cell>
          <table:table-cell office:value-type="string" calcext:value-type="string">
            <text:p>A Linguagem de Programação CHI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9</text:p>
          </table:table-cell>
          <table:table-cell office:value-type="string" calcext:value-type="string">
            <text:p>O Uso de Pontos de Vista na Elicitação de Requisit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9</text:p>
          </table:table-cell>
          <table:table-cell office:value-type="string" calcext:value-type="string">
            <text:p>Especificação de Sistemas de Informação de Escritórios: A Metodologia T. A. &amp; 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9</text:p>
          </table:table-cell>
          <table:table-cell office:value-type="string" calcext:value-type="string">
            <text:p>Representação Gráfica para LOT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9</text:p>
          </table:table-cell>
          <table:table-cell office:value-type="string" calcext:value-type="string">
            <text:p>Meta-Modelos para Ferramentas Genéricas Integráveis ao Ambiente SIP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9</text:p>
          </table:table-cell>
          <table:table-cell office:value-type="string" calcext:value-type="string">
            <text:p>On Supporting De-centralized Large-Scale Software Process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9</text:p>
          </table:table-cell>
          <table:table-cell office:value-type="string" calcext:value-type="string">
            <text:p>LindA: Uma Linguagem de Autoria Automática para Hipertext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9</text:p>
          </table:table-cell>
          <table:table-cell office:value-type="string" calcext:value-type="string">
            <text:p>Um Editor Híbrido (Texto e Diagramas) Orientado por Estruturas (do Tipo Grafo e Árvore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9</text:p>
          </table:table-cell>
          <table:table-cell office:value-type="string" calcext:value-type="string">
            <text:p>Hipertexto: O Projeto do Sistema 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9</text:p>
          </table:table-cell>
          <table:table-cell office:value-type="string" calcext:value-type="string">
            <text:p>Protótipos Funcionais a Partir de Especificações em VD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9</text:p>
          </table:table-cell>
          <table:table-cell office:value-type="string" calcext:value-type="string">
            <text:p>Especificação de Um Programa de Matrícula Usando VD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9</text:p>
          </table:table-cell>
          <table:table-cell office:value-type="string" calcext:value-type="string">
            <text:p>Métodos Formais para Desenvolvimento de Software Orientado a Objetos: um Estudo de Caso, o Projeto GARD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9</text:p>
          </table:table-cell>
          <table:table-cell office:value-type="string" calcext:value-type="string">
            <text:p>SAES - Sistema de Apoio Especificação de Sistema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9</text:p>
          </table:table-cell>
          <table:table-cell office:value-type="string" calcext:value-type="string">
            <text:p>Desenvolvimento de Algoritmos Aproximativos por Acercamento: Especificação Form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9</text:p>
          </table:table-cell>
          <table:table-cell office:value-type="string" calcext:value-type="string">
            <text:p>Modelando a Determinação de Potenciais DU-Caminhos Através da Análise de Fluxo de Dad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9</text:p>
          </table:table-cell>
          <table:table-cell office:value-type="string" calcext:value-type="string">
            <text:p>A Reutilização de Software do Ponto de Vista de uma Teoria Formal de Metáfora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9</text:p>
          </table:table-cell>
          <table:table-cell office:value-type="string" calcext:value-type="string">
            <text:p>Uma Ferramenta para Auxílio na Reutilização de Softwa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9</text:p>
          </table:table-cell>
          <table:table-cell office:value-type="string" calcext:value-type="string">
            <text:p>Mecanismo de gerenciamento de versões e configurações do A_HA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9</text:p>
          </table:table-cell>
          <table:table-cell office:value-type="string" calcext:value-type="string">
            <text:p>Um Sistema de Gerenciamento de Projetos de Softwa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9</text:p>
          </table:table-cell>
          <table:table-cell office:value-type="string" calcext:value-type="string">
            <text:p>Modelagem dos Dados de um Ambiente de Desenvolvimento de Softwa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9</text:p>
          </table:table-cell>
          <table:table-cell office:value-type="string" calcext:value-type="string">
            <text:p>Uma Formalização em IM C: o Modelo DOD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9</text:p>
          </table:table-cell>
          <table:table-cell office:value-type="string" calcext:value-type="string">
            <text:p>Especificação de um Gerenciador Orientado a Objet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9</text:p>
          </table:table-cell>
          <table:table-cell office:value-type="string" calcext:value-type="string">
            <text:p>Aspectos de Epistemologia do Software</text:p>
          </table:table-cell>
          <table:table-cell table:number-columns-repeated="1022"/>
        </table:table-row>
        <table:table-row table:style-name="ro1">
          <table:table-cell table:style-name="ce58"/>
          <table:table-cell table:style-name="ce47" office:value-type="string" calcext:value-type="string">
            <text:p>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58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SBES 1990</text:p>
          </table:table-cell>
          <table:table-cell office:value-type="string" calcext:value-type="string">
            <text:p>Tradução de Tipos de Especificação para Protótip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0</text:p>
          </table:table-cell>
          <table:table-cell office:value-type="string" calcext:value-type="string">
            <text:p>Modelo de Referência para Especificação Formal de Sistemas Operacionais Distribuíd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0</text:p>
          </table:table-cell>
          <table:table-cell office:value-type="string" calcext:value-type="string">
            <text:p>O Uso das Semânticas Indutiva e Denotacional na Tradução Fonte a Fonte de Linguagens de Programaçã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0</text:p>
          </table:table-cell>
          <table:table-cell office:value-type="string" calcext:value-type="string">
            <text:p>Especificação Formal de Instâncias Excepcionai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0</text:p>
          </table:table-cell>
          <table:table-cell office:value-type="string" calcext:value-type="string">
            <text:p>Uma Ferramenta Incremental para Apoiar a Geração de Softwa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0</text:p>
          </table:table-cell>
          <table:table-cell office:value-type="string" calcext:value-type="string">
            <text:p>O Uso de Gramática de Atributos na Formatação de Notações Diagramática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0</text:p>
          </table:table-cell>
          <table:table-cell office:value-type="string" calcext:value-type="string">
            <text:p>Graedius: Uma Proposta para Definição de Interfaces Baseada em Gramática de Atribut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0</text:p>
          </table:table-cell>
          <table:table-cell office:value-type="string" calcext:value-type="string">
            <text:p>Modelagem de Dados de Aplicações não Convencionais: Um Estudo de Cas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0</text:p>
          </table:table-cell>
          <table:table-cell office:value-type="string" calcext:value-type="string">
            <text:p>Modelagem de Sistemas de Software com Redes de Petri Estocástica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0</text:p>
          </table:table-cell>
          <table:table-cell office:value-type="string" calcext:value-type="string">
            <text:p>Redes de Petri Hierárquica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0</text:p>
          </table:table-cell>
          <table:table-cell office:value-type="string" calcext:value-type="string">
            <text:p>O Uso de Hipertexto na Elicitação de Linguagens da Aplicaçã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0</text:p>
          </table:table-cell>
          <table:table-cell office:value-type="string" calcext:value-type="string">
            <text:p>An Experience in Building an Object - Object Oriented Prototype of an Advanced Hypertext Syste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0</text:p>
          </table:table-cell>
          <table:table-cell office:value-type="string" calcext:value-type="string">
            <text:p>Ambiente de Apoio ao Teste Estrutural de Programa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0</text:p>
          </table:table-cell>
          <table:table-cell office:value-type="string" calcext:value-type="string">
            <text:p>Uma Metodologia para Cálculo da Complexidade de Algoritm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0</text:p>
          </table:table-cell>
          <table:table-cell office:value-type="string" calcext:value-type="string">
            <text:p>Um Meta-Editor de Estrutura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0</text:p>
          </table:table-cell>
          <table:table-cell office:value-type="string" calcext:value-type="string">
            <text:p>Apoio por Computador à Criação de Especificações Operacionai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0</text:p>
          </table:table-cell>
          <table:table-cell office:value-type="string" calcext:value-type="string">
            <text:p>Um Dicionário de Dados para um Editor Diagramático Generalizad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0</text:p>
          </table:table-cell>
          <table:table-cell office:value-type="string" calcext:value-type="string">
            <text:p>Especificação de uma Ferramenta de Apoio a Reutilização de Software no Desenvolvimento Orientado a Objetos</text:p>
          </table:table-cell>
          <table:table-cell table:number-columns-repeated="1022"/>
        </table:table-row>
        <table:table-row table:style-name="ro1">
          <table:table-cell table:style-name="ce58"/>
          <table:table-cell table:style-name="ce47" office:value-type="string" calcext:value-type="string">
            <text:p>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58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SBES 1991</text:p>
          </table:table-cell>
          <table:table-cell office:value-type="string" calcext:value-type="string">
            <text:p>The Evolution from Software Components to Domain Analysi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1</text:p>
          </table:table-cell>
          <table:table-cell office:value-type="string" calcext:value-type="string">
            <text:p>Registro de Decisões e Justificativas de Desenho em Softwares Projetados com a Metodologia JS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1</text:p>
          </table:table-cell>
          <table:table-cell office:value-type="string" calcext:value-type="string">
            <text:p>Geração de Gerenciadores de Sistemas Reativ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1</text:p>
          </table:table-cell>
          <table:table-cell table:style-name="ce56" office:value-type="string" calcext:value-type="string">
            <text:p>Um Gerador de Aplicações para Sistemas Reativ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1</text:p>
          </table:table-cell>
          <table:table-cell office:value-type="string" calcext:value-type="string">
            <text:p>Objetos de Projeto e Engenharia de Software: um enfoque prátic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1</text:p>
          </table:table-cell>
          <table:table-cell office:value-type="string" calcext:value-type="string">
            <text:p>Formalização de Conceitos em Gerência de Configuraçõ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1</text:p>
          </table:table-cell>
          <table:table-cell office:value-type="string" calcext:value-type="string">
            <text:p>MVC: Um Modelo para Controle de Versões e Configuraçõ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1</text:p>
          </table:table-cell>
          <table:table-cell office:value-type="string" calcext:value-type="string">
            <text:p>Ambiente de Controle de Configuração da Central Telefônica TROPICO - R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1</text:p>
          </table:table-cell>
          <table:table-cell office:value-type="string" calcext:value-type="string">
            <text:p>Canonicus: Um Modelo para Portabilidade de Programas Interativ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1</text:p>
          </table:table-cell>
          <table:table-cell office:value-type="string" calcext:value-type="string">
            <text:p>Validação de Métricas para Uso em Modelos Gerenciais de Desenvolvimento de Software nas Linguagens Pascal e 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1</text:p>
          </table:table-cell>
          <table:table-cell office:value-type="string" calcext:value-type="string">
            <text:p>Gerenciamento de Objetos em Sistemas de Hipertexto: Uma Propost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1</text:p>
          </table:table-cell>
          <table:table-cell office:value-type="string" calcext:value-type="string">
            <text:p>Especificação de Uma Ferramenta para Criação de Módulo de Ajuda Baseada em Hipertext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1</text:p>
          </table:table-cell>
          <table:table-cell office:value-type="string" calcext:value-type="string">
            <text:p>RE - Engenharia de Software, Um Estudo de Cas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1</text:p>
          </table:table-cell>
          <table:table-cell office:value-type="string" calcext:value-type="string">
            <text:p>Uma Proposta para a Implementação de Modelos Baseados em Rede de Petri a Objet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1</text:p>
          </table:table-cell>
          <table:table-cell office:value-type="string" calcext:value-type="string">
            <text:p>O Uso de uma Linguagem Semi-formal no Processo de Formalização de Especificação de Softwa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1</text:p>
          </table:table-cell>
          <table:table-cell office:value-type="string" calcext:value-type="string">
            <text:p>Small VDM: An Environment for Formal Specification and Prototyping in Smalltal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1</text:p>
          </table:table-cell>
          <table:table-cell office:value-type="string" calcext:value-type="string">
            <text:p>O Projeto e Implementação da Linguagem A</text:p>
          </table:table-cell>
          <table:table-cell table:number-columns-repeated="1022"/>
        </table:table-row>
        <table:table-row table:style-name="ro1">
          <table:table-cell table:style-name="ce58"/>
          <table:table-cell table:style-name="ce47" office:value-type="string" calcext:value-type="string">
            <text:p>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58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SBES 1992</text:p>
          </table:table-cell>
          <table:table-cell office:value-type="string" calcext:value-type="string">
            <text:p>Apoio Automatizado à Elicitação de Requisitos: Proposta e Protótipo de Ferrament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2</text:p>
          </table:table-cell>
          <table:table-cell office:value-type="string" calcext:value-type="string">
            <text:p>The role of Opportunistic Behaviour in Specification Comprehen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2</text:p>
          </table:table-cell>
          <table:table-cell office:value-type="string" calcext:value-type="string">
            <text:p>Programação Super Estruturada e o Gerador de Programas I M 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2</text:p>
          </table:table-cell>
          <table:table-cell office:value-type="string" calcext:value-type="string">
            <text:p>Estratégia data-driven no Desenvolvimento de Softwa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2</text:p>
          </table:table-cell>
          <table:table-cell office:value-type="string" calcext:value-type="string">
            <text:p>Software Design Cooperativo: Um Estudo de Cas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2</text:p>
          </table:table-cell>
          <table:table-cell office:value-type="string" calcext:value-type="string">
            <text:p>DRACO - PUC, Experiências e Resultados de Re-engenharia de Softwa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2</text:p>
          </table:table-cell>
          <table:table-cell office:value-type="string" calcext:value-type="string">
            <text:p>A Classification of Object-Oriented Development Methodologi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2</text:p>
          </table:table-cell>
          <table:table-cell office:value-type="string" calcext:value-type="string">
            <text:p>Execução Exaustiva de Statechart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2</text:p>
          </table:table-cell>
          <table:table-cell office:value-type="string" calcext:value-type="string">
            <text:p>Árvore de alcançabilidade para Redes Predicado/Transição: Um Método de Redução que Preserva as Propriedades de Análi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2</text:p>
          </table:table-cell>
          <table:table-cell office:value-type="string" calcext:value-type="string">
            <text:p>A Semântica de Ações de Vírus de Computado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2</text:p>
          </table:table-cell>
          <table:table-cell office:value-type="string" calcext:value-type="string">
            <text:p>Geração Automática de Especificações de Implementação a partir de Especificações Abstrata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2</text:p>
          </table:table-cell>
          <table:table-cell office:value-type="string" calcext:value-type="string">
            <text:p>SmallTracer: Um Verificador de Tipos e Condições para SmallTal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2</text:p>
          </table:table-cell>
          <table:table-cell office:value-type="string" calcext:value-type="string">
            <text:p>Especificação de Requisitos: utilizando um modelo temporal orientado a objet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2</text:p>
          </table:table-cell>
          <table:table-cell office:value-type="string" calcext:value-type="string">
            <text:p>SMILE: Um Sistema Orientado a Objetos para Simulação de Redes Locais: Projeto, Implementação e Comparações com Simuladores Tradicionai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2</text:p>
          </table:table-cell>
          <table:table-cell office:value-type="string" calcext:value-type="string">
            <text:p>Um Ambiente para o Desenvolvimento baseado na Composição de Aplicaçõ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2</text:p>
          </table:table-cell>
          <table:table-cell office:value-type="string" calcext:value-type="string">
            <text:p>Construção de Ferramentas de Apoio a Projetos Utilizando um Esquema de Bases de Dados com Suporte de Esquemas Suplementar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2</text:p>
          </table:table-cell>
          <table:table-cell office:value-type="string" calcext:value-type="string">
            <text:p>GOD - Um Gerenciador de Objetos Distribuídos para Ambientes de Desenvolvimento de Softwa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2</text:p>
          </table:table-cell>
          <table:table-cell office:value-type="string" calcext:value-type="string">
            <text:p>A Base DELTA e as outras bases de Software de um Ambiente de Desenvolvimento de Software Cooperativo, Distribuído e Re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2</text:p>
          </table:table-cell>
          <table:table-cell office:value-type="string" calcext:value-type="string">
            <text:p>OMNI Sistema de Suporte a Aplicações Distribuída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2</text:p>
          </table:table-cell>
          <table:table-cell office:value-type="string" calcext:value-type="string">
            <text:p>Um Ambiente Distribuído para Suporte à Configuração Dinâmic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2</text:p>
          </table:table-cell>
          <table:table-cell office:value-type="string" calcext:value-type="string">
            <text:p>Caminhos não Executáveis na Automação das Atividades de Tes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2</text:p>
          </table:table-cell>
          <table:table-cell office:value-type="string" calcext:value-type="string">
            <text:p>Critérios Potenciais Usos: Análise da Aplicação de um Benchmark</text:p>
          </table:table-cell>
          <table:table-cell table:number-columns-repeated="1022"/>
        </table:table-row>
        <table:table-row table:style-name="ro1">
          <table:table-cell table:style-name="ce58"/>
          <table:table-cell table:style-name="ce47" office:value-type="string" calcext:value-type="string">
            <text:p>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58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SBES 1993</text:p>
          </table:table-cell>
          <table:table-cell office:value-type="string" calcext:value-type="string">
            <text:p>Formal Development of Concurrent Systems using Algebraic High-Level Nets and Transformation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3</text:p>
          </table:table-cell>
          <table:table-cell office:value-type="string" calcext:value-type="string">
            <text:p>Sobre o Teorema da Modularização: Importância e uma Prova por Quocien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3</text:p>
          </table:table-cell>
          <table:table-cell office:value-type="string" calcext:value-type="string">
            <text:p>Semântica Denotacional Legíve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3</text:p>
          </table:table-cell>
          <table:table-cell office:value-type="string" calcext:value-type="string">
            <text:p>Uma Experiência na Implementação de um Sistema de Tipos Fortes e Polimórfic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3</text:p>
          </table:table-cell>
          <table:table-cell office:value-type="string" calcext:value-type="string">
            <text:p>Finite Sets: A Case Study on Formal Program Development io the Extencled ML Framewor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3</text:p>
          </table:table-cell>
          <table:table-cell office:value-type="string" calcext:value-type="string">
            <text:p>Um Processo de Re-engenharia Econômico e Efica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3</text:p>
          </table:table-cell>
          <table:table-cell office:value-type="string" calcext:value-type="string">
            <text:p>Análise da Adoçào de Novas Tecnologias no Processo de Desenvolvimento de Software da Petrobrá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3</text:p>
          </table:table-cell>
          <table:table-cell office:value-type="string" calcext:value-type="string">
            <text:p>Sistema de Controle ele Alteração e Configuraçã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3</text:p>
          </table:table-cell>
          <table:table-cell office:value-type="string" calcext:value-type="string">
            <text:p>The Astra User Interface Librar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3</text:p>
          </table:table-cell>
          <table:table-cell office:value-type="string" calcext:value-type="string">
            <text:p>Gerência de Projeto Baseado em Design Orientado a Encapsulamento de Dados e a Troca de Mensagens entre Subsistemas Autônom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3</text:p>
          </table:table-cell>
          <table:table-cell office:value-type="string" calcext:value-type="string">
            <text:p>Execução Programada de StateChart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3</text:p>
          </table:table-cell>
          <table:table-cell office:value-type="string" calcext:value-type="string">
            <text:p>Uma Abordagem de Desenvolvimento de Software de Sistemas de Tempo Real Crítico em Arquiteturas Distribuída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3</text:p>
          </table:table-cell>
          <table:table-cell office:value-type="string" calcext:value-type="string">
            <text:p>Sobre Comportamento de Objet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3</text:p>
          </table:table-cell>
          <table:table-cell office:value-type="string" calcext:value-type="string">
            <text:p>Os Processos de Compilação e Execução em AUROR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3</text:p>
          </table:table-cell>
          <table:table-cell office:value-type="string" calcext:value-type="string">
            <text:p>Programação Centrada em Instâncias em SMALLTAL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3</text:p>
          </table:table-cell>
          <table:table-cell office:value-type="string" calcext:value-type="string">
            <text:p>Rationale for Both Nesting and Inheritance in Objec-Oriented Desig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3</text:p>
          </table:table-cell>
          <table:table-cell office:value-type="string" calcext:value-type="string">
            <text:p>Os Métodos Formais na Análise Orientada pelos Object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3</text:p>
          </table:table-cell>
          <table:table-cell office:value-type="string" calcext:value-type="string">
            <text:p>Aplicações Práticas de Especificações Formais Orientadas a Objelos: Um Sistema para Processamento do Eletrocardiograma de Esforç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3</text:p>
          </table:table-cell>
          <table:table-cell office:value-type="string" calcext:value-type="string">
            <text:p>Utilização da Metodologia OMT na Construção de Ferramentas CA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3</text:p>
          </table:table-cell>
          <table:table-cell office:value-type="string" calcext:value-type="string">
            <text:p>Conciliação de Flexibilidade e Verificação Estática em Linguagens Orientadas a Objet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3</text:p>
          </table:table-cell>
          <table:table-cell office:value-type="string" calcext:value-type="string">
            <text:p>A Process Model for Quality guided Programm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3</text:p>
          </table:table-cell>
          <table:table-cell office:value-type="string" calcext:value-type="string">
            <text:p>Uma Estratégia para Geração de Dados de Tes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3</text:p>
          </table:table-cell>
          <table:table-cell office:value-type="string" calcext:value-type="string">
            <text:p>Evaluation of the Cost of Alternate Mutation Strategi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3</text:p>
          </table:table-cell>
          <table:table-cell office:value-type="string" calcext:value-type="string">
            <text:p>HyFor - Uma Ferramenta de apoio a manutenção de software científico</text:p>
          </table:table-cell>
          <table:table-cell table:number-columns-repeated="1022"/>
        </table:table-row>
        <table:table-row table:style-name="ro1">
          <table:table-cell table:style-name="ce58"/>
          <table:table-cell table:style-name="ce47" office:value-type="string" calcext:value-type="string">
            <text:p>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58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SBES 1994</text:p>
          </table:table-cell>
          <table:table-cell office:value-type="string" calcext:value-type="string">
            <text:p>Avaliação da Reutilizabilidade de Componentes de Softwa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4</text:p>
          </table:table-cell>
          <table:table-cell office:value-type="string" calcext:value-type="string">
            <text:p>Reliability Allocation for a Software System with Modular Structu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4</text:p>
          </table:table-cell>
          <table:table-cell office:value-type="string" calcext:value-type="string">
            <text:p>Testing Predictions of Semiotic Engineering in Human-Computer lnterac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4</text:p>
          </table:table-cell>
          <table:table-cell office:value-type="string" calcext:value-type="string">
            <text:p>Apresentação da Linguagem Reativa Slncrona R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4</text:p>
          </table:table-cell>
          <table:table-cell office:value-type="string" calcext:value-type="string">
            <text:p>UAI - Um Framework para Suporte a Objetos Visuai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4</text:p>
          </table:table-cell>
          <table:table-cell office:value-type="string" calcext:value-type="string">
            <text:p>FAES - Uma Estratégia para Aquisição de Informaçõ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4</text:p>
          </table:table-cell>
          <table:table-cell office:value-type="string" calcext:value-type="string">
            <text:p>SERBAC: Uma Estratégia para Definição de Requisit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4</text:p>
          </table:table-cell>
          <table:table-cell office:value-type="string" calcext:value-type="string">
            <text:p>A Formal Description of an Incremental Type-Checker for 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4</text:p>
          </table:table-cell>
          <table:table-cell office:value-type="string" calcext:value-type="string">
            <text:p>Um Estudo de Caso Real em Refinamento de Específicações Formais Orientadas a Objet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4</text:p>
          </table:table-cell>
          <table:table-cell office:value-type="string" calcext:value-type="string">
            <text:p>Uma Especificação Formal Orientada a Objetos de Redes Neurais Artificiai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4</text:p>
          </table:table-cell>
          <table:table-cell office:value-type="string" calcext:value-type="string">
            <text:p>Comparando o Processo de Modelagem de Técnicas de Análise Orientada a Qbjet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4</text:p>
          </table:table-cell>
          <table:table-cell office:value-type="string" calcext:value-type="string">
            <text:p>Modelagem de Hipertextos: Uma Experiência com HD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4</text:p>
          </table:table-cell>
          <table:table-cell office:value-type="string" calcext:value-type="string">
            <text:p>Knowledge Sharing Mechanism of the T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4</text:p>
          </table:table-cell>
          <table:table-cell office:value-type="string" calcext:value-type="string">
            <text:p>Towards a Viewpoint Oriented Design Methodology for Multi-Processar Real-Time System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4</text:p>
          </table:table-cell>
          <table:table-cell office:value-type="string" calcext:value-type="string">
            <text:p>Geraçao de Código a partir de Modelos Comportamentais Especificados por Statechart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4</text:p>
          </table:table-cell>
          <table:table-cell office:value-type="string" calcext:value-type="string">
            <text:p>O Uso de Frameworks como Arquiteturas Reutilizáveis na Construçao de Ambientes de Desenvolvimento de Softwa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4</text:p>
          </table:table-cell>
          <table:table-cell office:value-type="string" calcext:value-type="string">
            <text:p>ld: Um Sistema de Hipertexto Configurável e Orientado a Objetos para Integrar os Documentos do Softwa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4</text:p>
          </table:table-cell>
          <table:table-cell office:value-type="string" calcext:value-type="string">
            <text:p>A Visual Object-oriented Meta-CASE Environme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4</text:p>
          </table:table-cell>
          <table:table-cell office:value-type="string" calcext:value-type="string">
            <text:p>AEsp: Um Assistente de Especificaça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4</text:p>
          </table:table-cell>
          <table:table-cell office:value-type="string" calcext:value-type="string">
            <text:p>Um Modelo para Construçao e lntegraçao de Ferramenta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4</text:p>
          </table:table-cell>
          <table:table-cell office:value-type="string" calcext:value-type="string">
            <text:p>QUORUM - Um SSDG para o Desenvolvimento de Softwa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4</text:p>
          </table:table-cell>
          <table:table-cell office:value-type="string" calcext:value-type="string">
            <text:p>Um Estudo sobre Ferramentas de Apoio para o Projeto de Sistemas de Banco de Dad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4</text:p>
          </table:table-cell>
          <table:table-cell office:value-type="string" calcext:value-type="string">
            <text:p>Adequaçao do Ambiente A_HAND para o Ensi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4</text:p>
          </table:table-cell>
          <table:table-cell office:value-type="string" calcext:value-type="string">
            <text:p>ARCoPAS: Um Ambiente para Recuperação Cooperativa do Projeto ArquitetOnico de Sistema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4</text:p>
          </table:table-cell>
          <table:table-cell office:value-type="string" calcext:value-type="string">
            <text:p>Software Process and Assistance Modelling: The Case of the UPSSA Too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4</text:p>
          </table:table-cell>
          <table:table-cell office:value-type="string" calcext:value-type="string">
            <text:p>Aplicação da Análise de Mutantes na Validação de Especificações Baseadas em Redes de Petr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4</text:p>
          </table:table-cell>
          <table:table-cell office:value-type="string" calcext:value-type="string">
            <text:p>Constrained Mutation in C Program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4</text:p>
          </table:table-cell>
          <table:table-cell office:value-type="string" calcext:value-type="string">
            <text:p>Caminhos Nao Executáveis no Teste de Integração: Caracterização, Previsao e Determinaçã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4</text:p>
          </table:table-cell>
          <table:table-cell office:value-type="string" calcext:value-type="string">
            <text:p>Métrica de Complexidade de Software Baseada em Critério de Seleçao de Caminhos de Tes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4</text:p>
          </table:table-cell>
          <table:table-cell office:value-type="string" calcext:value-type="string">
            <text:p>A Influência da Configuração de Software na Manutenção</text:p>
          </table:table-cell>
          <table:table-cell table:number-columns-repeated="1022"/>
        </table:table-row>
        <table:table-row table:style-name="ro1">
          <table:table-cell table:style-name="ce58"/>
          <table:table-cell table:style-name="ce47" office:value-type="string" calcext:value-type="string">
            <text:p>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58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SBES 1995</text:p>
          </table:table-cell>
          <table:table-cell office:value-type="string" calcext:value-type="string">
            <text:p>Frame BD- Uma Infra-Estrutura para Construção de Ambientes Integrados para Projetos de Softwa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5</text:p>
          </table:table-cell>
          <table:table-cell office:value-type="string" calcext:value-type="string">
            <text:p>Gramáticas de Grafos e Objetos para Suporte a Notações Diagramáticas em Ambientes de Desenvolvimento de Softwa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5</text:p>
          </table:table-cell>
          <table:table-cell office:value-type="string" calcext:value-type="string">
            <text:p>Visando o Reuso Formalmente Justificado de Especificaçõ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5</text:p>
          </table:table-cell>
          <table:table-cell office:value-type="string" calcext:value-type="string">
            <text:p>Um Enfoque Multiformalismos para Especificação de Sistemas de Segurança Crític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5</text:p>
          </table:table-cell>
          <table:table-cell office:value-type="string" calcext:value-type="string">
            <text:p>Uma Abordagem para Especificação e Verificação de Sistemas Dependentes do Temp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5</text:p>
          </table:table-cell>
          <table:table-cell office:value-type="string" calcext:value-type="string">
            <text:p>Uma Arquitetura para Interfaces Inteligentes e Amigávei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5</text:p>
          </table:table-cell>
          <table:table-cell office:value-type="string" calcext:value-type="string">
            <text:p>Modelo de Objetos para Construção de Interfaces Visuais Dinâmica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5</text:p>
          </table:table-cell>
          <table:table-cell office:value-type="string" calcext:value-type="string">
            <text:p>Exception Handling in a Strongly Typed Object Oriented Languag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5</text:p>
          </table:table-cell>
          <table:table-cell office:value-type="string" calcext:value-type="string">
            <text:p>O Uso de Técnicas Visuais e Navegacionais para a Compreensão de Frameworks Orientados a Objet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5</text:p>
          </table:table-cell>
          <table:table-cell office:value-type="string" calcext:value-type="string">
            <text:p>Modelagem Dinâmica OO: Uma Análise Comparativa de Técnica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5</text:p>
          </table:table-cell>
          <table:table-cell office:value-type="string" calcext:value-type="string">
            <text:p>Geração de Dados de Teste : Uma Estratégia que Preserva a Hierarquia de Critéri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5</text:p>
          </table:table-cell>
          <table:table-cell office:value-type="string" calcext:value-type="string">
            <text:p>Integrando Injeção de falhas e Testes formais na Validação da Tolerância a Falha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5</text:p>
          </table:table-cell>
          <table:table-cell office:value-type="string" calcext:value-type="string">
            <text:p>A G-NET based Environment for Logical and Timing Analysis of Software System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5</text:p>
          </table:table-cell>
          <table:table-cell office:value-type="string" calcext:value-type="string">
            <text:p>Concurrency and Syochronisation in Ecte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5</text:p>
          </table:table-cell>
          <table:table-cell office:value-type="string" calcext:value-type="string">
            <text:p>O Método KADS-estendid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5</text:p>
          </table:table-cell>
          <table:table-cell office:value-type="string" calcext:value-type="string">
            <text:p>R-Cycle: Um Molde para o Processo de Produção, Disponibilização e Evolução de Softwa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5</text:p>
          </table:table-cell>
          <table:table-cell office:value-type="string" calcext:value-type="string">
            <text:p>Aspectos não Tecnológicos Envolvidos no Desenvolvimento de Software: Um Estudo de Cas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5</text:p>
          </table:table-cell>
          <table:table-cell office:value-type="string" calcext:value-type="string">
            <text:p>Estudo das Interações Humanas no Processo de Desenvolvimento de Softwa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5</text:p>
          </table:table-cell>
          <table:table-cell office:value-type="string" calcext:value-type="string">
            <text:p>Engenharia Reversa Orientada a Objetos do Ambiente StatSim: Método Utilizado e Resultados Obtid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5</text:p>
          </table:table-cell>
          <table:table-cell office:value-type="string" calcext:value-type="string">
            <text:p>The Development of Multimedia Hypermedia Applications as Evolutionary, Prototyping-Based Requirements Engineer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5</text:p>
          </table:table-cell>
          <table:table-cell office:value-type="string" calcext:value-type="string">
            <text:p>Integrando Processos de Negócio à Elicitação de Requisit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5</text:p>
          </table:table-cell>
          <table:table-cell office:value-type="string" calcext:value-type="string">
            <text:p>O Uso do Paradigma Transformacional no Porte de Programas Cobo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5</text:p>
          </table:table-cell>
          <table:table-cell office:value-type="string" calcext:value-type="string">
            <text:p>Reutilização de Modelos de Requisitos por Analogia: Experimentação e Conclusões</text:p>
          </table:table-cell>
          <table:table-cell table:number-columns-repeated="1022"/>
        </table:table-row>
        <table:table-row table:style-name="ro1">
          <table:table-cell table:style-name="ce58"/>
          <table:table-cell table:style-name="ce47" office:value-type="string" calcext:value-type="string">
            <text:p>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58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SBES 1996</text:p>
          </table:table-cell>
          <table:table-cell office:value-type="string" calcext:value-type="string">
            <text:p>A Refinement Theory for Concurrent Object Oriented Languag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6</text:p>
          </table:table-cell>
          <table:table-cell office:value-type="string" calcext:value-type="string">
            <text:p>Real Time Formal Specification using VDM++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6</text:p>
          </table:table-cell>
          <table:table-cell office:value-type="string" calcext:value-type="string">
            <text:p>On Deriving Statecharts Supervision Models from SDL Specifications Using SS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6</text:p>
          </table:table-cell>
          <table:table-cell office:value-type="string" calcext:value-type="string">
            <text:p>Recuperação de Componentes em Bibliotecas de Software: Uma Abordagem Conexionist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6</text:p>
          </table:table-cell>
          <table:table-cell office:value-type="string" calcext:value-type="string">
            <text:p>De Occam para o Transputer: Compilação via Reescrita de Term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6</text:p>
          </table:table-cell>
          <table:table-cell office:value-type="string" calcext:value-type="string">
            <text:p>A Construção de um Gerador de Programas Aplicativos Segundo Conceitos de Análise de Domíni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6</text:p>
          </table:table-cell>
          <table:table-cell office:value-type="string" calcext:value-type="string">
            <text:p>Editores Gráficos para Estruturas com Composiçõ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6</text:p>
          </table:table-cell>
          <table:table-cell office:value-type="string" calcext:value-type="string">
            <text:p>Um Framework Reflexivo para Ferramentas de Visualização de Softwa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6</text:p>
          </table:table-cell>
          <table:table-cell office:value-type="string" calcext:value-type="string">
            <text:p>Desenvolvimento de Sistemas Orientados a Objetos Utilizando o Sistema Transformacional Draco-Pu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6</text:p>
          </table:table-cell>
          <table:table-cell office:value-type="string" calcext:value-type="string">
            <text:p>Towards an Environment to Support Requirements Formalisa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6</text:p>
          </table:table-cell>
          <table:table-cell office:value-type="string" calcext:value-type="string">
            <text:p>Ambiente para Representação de Mútiplas Visões de Requisitos: O Metamodelo e uma Linguagem de Transformaçã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6</text:p>
          </table:table-cell>
          <table:table-cell office:value-type="string" calcext:value-type="string">
            <text:p>Evaluating User Disorientation: A Comparison of Hypertext aod Continuous Zooming Interfac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6</text:p>
          </table:table-cell>
          <table:table-cell office:value-type="string" calcext:value-type="string">
            <text:p>Extensões ao HMBS para Especificação de Apresentações Hipermídi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6</text:p>
          </table:table-cell>
          <table:table-cell office:value-type="string" calcext:value-type="string">
            <text:p>Uma Ferramenta para Auxílio no Processo de Verificação de Especificações em RT- Lot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6</text:p>
          </table:table-cell>
          <table:table-cell office:value-type="string" calcext:value-type="string">
            <text:p>Proposta de uma Ferramenta Para Elaboração e Monitoração de Aplicações <text:s/>Distribuída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6</text:p>
          </table:table-cell>
          <table:table-cell office:value-type="string" calcext:value-type="string">
            <text:p>Software Design Baseado em Subsistemas Autônomos- Focalizando o Reus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6</text:p>
          </table:table-cell>
          <table:table-cell office:value-type="string" calcext:value-type="string">
            <text:p>Task Allocation Strategies: A Study with a Multi-Agents System in Fully Distributed lnformation System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6</text:p>
          </table:table-cell>
          <table:table-cell office:value-type="string" calcext:value-type="string">
            <text:p>Em Direção a uma Metodologia para o Desenvolvimento de Frameworks de Aplicação Orientados a Objet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6</text:p>
          </table:table-cell>
          <table:table-cell office:value-type="string" calcext:value-type="string">
            <text:p>Contextual Coordination between Object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6</text:p>
          </table:table-cell>
          <table:table-cell office:value-type="string" calcext:value-type="string">
            <text:p>Um Ambiente Para Sonorização Não Intrusiva De Aplicações Orientadas a Objet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6</text:p>
          </table:table-cell>
          <table:table-cell office:value-type="string" calcext:value-type="string">
            <text:p>Uma Avaliação das Arquiteturas para lnteroperabilidAde entre Objetos</text:p>
          </table:table-cell>
          <table:table-cell table:number-columns-repeated="1022"/>
        </table:table-row>
        <table:table-row table:style-name="ro1">
          <table:table-cell table:style-name="ce58"/>
          <table:table-cell table:style-name="ce47" office:value-type="string" calcext:value-type="string">
            <text:p>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58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Introdução ao Ambiente Visual Spid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On the Design of Bouncer: A Robust and Flexible License Management Service for Avoiding Illegal Use of Softwa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Elicitação dos Requisitos de Meta-Ambientes de Engenharia de Software Através da Análise de Negóci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Definindo Requisitos Não Funcionai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Ambiente "CASE" com Múltiplas Visiões de Requisitos e Implementação Automática utilizando o Sistema Transformacional Draco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Uma Abordagem 3D para a Visualização de Padrões de Projeto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Construção de um Framework para Sistemas Controladores de Trens Utilizando Padrões de Projeto e Metapadrões.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Uma Abordagem Reflexiva para a Construção de Frameworks para Interfaces Homem-Computador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Suporte dos Padrões à Evolução de Processos de Desenvolvimento de Softwar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Assistência Inteligente ao Processo de Engenharia deSoftwar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A Framework for Developing Conligurable Object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MakeD - Make Distribuído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Graph Grammars for the Specification of Concurrent System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Validação de Especificações Formais de Sistemas Dependentes de Tempo Através de Simulaçlo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lntrodução da Reutilização em uma Empresa Brasileira de Produção de Softwar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Evolução de uma Ferramenta de Gerenciamento de Configuração de Software através da Engenharia Reserva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Aplicando Reuso de Software na Construção de Ferramentas de Engenharia Revena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Componente Gerenciador de Dados Configurável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Suporte por Computador ao Desenvolvimento Cooperativo de Software: Classificação e Proposta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lncorporando Funcionalidades de Suporte ao Trabalho Cooperativo em Ferramentas de Hipertexto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BRight: A Distributed System for Web Information lndexing and Searching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CGILua A Multi-Paradigmatic Tool for Creating Dynamic WWW Pag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Um Modelo FUZZY para Avaliação da Qualidade de Softwar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Cobertura dos Critérios Potenciais-Usos e a Confiabllidade do Softwar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Estratégia de Geração de Dados de Teste Baseada na Análise Simbólica e Dinâmica do Programa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Teste de Integração: Projeto de Operadores para o Critério Mutação de Interfac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Aplicação do Critério Análise de Mutantes na Validação de Especificações Baseadas em Statechart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Avaliação do Impacto da Minimização de Conjuntos de Casos de Teste no Custo e Eficácia do Critério Análise de Mutant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Igrep - Um Sistema para Busca Aproximada em Textos Indexad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Geração AutomáticaTeste de Documentação a partir do código font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SlSCO-RIO: Um Sistema Assíncrono para Apoiar a Preparação de Reuniõ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Multiview : Requirements Modeling and Formalisation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PROTEUMJIM : Uma Ferramenta de Apoio ao Teste de lntegrado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Desenvolvimento Integrado de Sistemas Especialistas Através de Ferramenta RAD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Alquimista : Uma Ferramenta para Desenvolvimento Visual de Software Paralelo para Modelos de Programaçlo bueados em Memória Compartilhada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Editor Cooperativo para Dlagramaçlo de Software OO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ToolRC : Ferramenta CASE Orientada a Objet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Ambiente Memphis: Estágio Atual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table:style-name="ce58"/>
          <table:table-cell table:style-name="ce47" office:value-type="string" calcext:value-type="string">
            <text:p>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58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SBES 1998</text:p>
          </table:table-cell>
          <table:table-cell office:value-type="string" calcext:value-type="string">
            <text:p>Specifying Dynamic Distributed Software Architectur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8</text:p>
          </table:table-cell>
          <table:table-cell office:value-type="string" calcext:value-type="string">
            <text:p>Model-Checking Processes with States: An Industrial Case Study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8</text:p>
          </table:table-cell>
          <table:table-cell office:value-type="string" calcext:value-type="string">
            <text:p>Patterns in CSCW Modeling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8</text:p>
          </table:table-cell>
          <table:table-cell office:value-type="string" calcext:value-type="string">
            <text:p>Estrategias para la ldentificación de Reglas de Negocio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8</text:p>
          </table:table-cell>
          <table:table-cell office:value-type="string" calcext:value-type="string">
            <text:p>Medição de Software para Pequenas Empresas: Uma Solução Baseada na Web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8</text:p>
          </table:table-cell>
          <table:table-cell office:value-type="string" calcext:value-type="string">
            <text:p>Um Sistema de Apoio ao Teste de Programas Orientados a Objetos com uma Abordagem Reflexiva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8</text:p>
          </table:table-cell>
          <table:table-cell office:value-type="string" calcext:value-type="string">
            <text:p>Uma Contribuição para a Determinação de um Conjunto Essencial de Operadores de Mutação no Teste de Programas C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8</text:p>
          </table:table-cell>
          <table:table-cell office:value-type="string" calcext:value-type="string">
            <text:p>Ferramentas de suporte à construção de aplicações de segmentação de Imagens digitai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8</text:p>
          </table:table-cell>
          <table:table-cell office:value-type="string" calcext:value-type="string">
            <text:p>Padrão State Reflexivo: Refinamento do Padrão de Projeto State para uma Arquitetura Reflexiva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8</text:p>
          </table:table-cell>
          <table:table-cell office:value-type="string" calcext:value-type="string">
            <text:p>Parametrização de Componentes de Especificação com Preservação de Semântica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8</text:p>
          </table:table-cell>
          <table:table-cell office:value-type="string" calcext:value-type="string">
            <text:p>Um Sistema de Padrões para Software Criptográfico Orientado a Objet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8</text:p>
          </table:table-cell>
          <table:table-cell office:value-type="string" calcext:value-type="string">
            <text:p>Uma Arquitetura Transformacional de Apoio a Manutenção de Softwar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8</text:p>
          </table:table-cell>
          <table:table-cell office:value-type="string" calcext:value-type="string">
            <text:p>ÁBACO: Um Ambiente de Desenvolvimento Baseado em Objetos Distribuídos Configurávei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8</text:p>
          </table:table-cell>
          <table:table-cell office:value-type="string" calcext:value-type="string">
            <text:p>Gerenciamento do Processo de Desenvolvimento Cooperativo de Software no Ambiente PROSOFT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8</text:p>
          </table:table-cell>
          <table:table-cell office:value-type="string" calcext:value-type="string">
            <text:p>Modularizando a Gerência de Configuração de Softwar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8</text:p>
          </table:table-cell>
          <table:table-cell office:value-type="string" calcext:value-type="string">
            <text:p>PhotoPixJ: Plataforma em Java para Implementação de Algoritmos de Processamento Digital de Imagen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8</text:p>
          </table:table-cell>
          <table:table-cell office:value-type="string" calcext:value-type="string">
            <text:p>Um Editor Diagramático para Desenvolvimento de Sistemas de Informação na Internet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8</text:p>
          </table:table-cell>
          <table:table-cell office:value-type="string" calcext:value-type="string">
            <text:p>ACE: Um Agente de Compras na Internet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8</text:p>
          </table:table-cell>
          <table:table-cell office:value-type="string" calcext:value-type="string">
            <text:p>Aspectos de Herança em uma Ferramenta de Modelagem de Sistemas Baseada em Redes de Petri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8</text:p>
          </table:table-cell>
          <table:table-cell office:value-type="string" calcext:value-type="string">
            <text:p>Formalização de Heurísticas para o Apoio a Modelagem de Sistemas Orientados a Objet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8</text:p>
          </table:table-cell>
          <table:table-cell office:value-type="string" calcext:value-type="string">
            <text:p>Transição Entre Projeto e Implementação de Sistemas Paralelos de Tempo-Real Usando o Gerador de Programas Paralel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table:style-name="ce58"/>
          <table:table-cell table:style-name="ce47" office:value-type="string" calcext:value-type="string">
            <text:p>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58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A Mechanism for Assessing Class Interactions Using Dynamic Coupling During the Analysis Pha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Uma Infra-estrutura de Apoio à Aquisição Cooperativa de Conhecimento em Engenharia de Domínio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Aspectos de Validação do Método de Engenharia Reversa Fusion-RE/I aplicado a um Sistema Hipermídia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Assist-Pro: Um Assistente Baseado em Conhecimento para Apoiar a Definição de Processos de Softwar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Autômatos Finitos: um Formalismo para Cursos na Web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CASE Orientada a Objetos com Múltiplas Visões e Implementação Automática de Sistemas - MVCAS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Configurando Protocolos de Interação na Abordagem R-RIO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Data Flow Based Integration Testing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Em Direção a um Modelo de Custos de Desenvolvimento de Software Orientado a Objet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Especificação Formal de uma Ferramenta de Trabalho Colaborativo através da Composição de Objetos Náutilu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Geração Automática de Dados e Tratamento de Não Executabilidade no Teste Estrutural de Softwar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Integrating Early and Late-Phase Requirements: a Factory Case Study.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Operadores Essenciais de Interface: Um Estudo de Caso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Projeto de uma Arquitetura de Software Reflexiva para a Linguagem Xchart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Reengenharia com Uso de Padrões de Projeto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Reengenharia de Software para Plataformas Distribuídas Orientadas a Objet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Suporte ao Desenvolvimento e Uso de Componentes Flexívei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Técnicas, Modelos e Ferramentas para Suporte à Construção de Interfaces em Sistemas de Aplicações Geográfica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Towards Integrating Meta-Level Programming and Configuration Programming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Um Estudo sobre a Avaliação do Custo de Aplicação da Análise de Mutantes na Validação de Máquinas de Estados Finit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Um Mecanismo de Adaptação para Aplicações Tempo Real Baseado em Computação Imprecisa e Reflexão Computacional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Um Modelo de Classes para um Ambiente de Geração de Programas de Medição de Software Baseados na Web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Um Modelo de Simulação de Processos de Software Baseado em Agentes Cooperativ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Uma Arquitetura para Reduzir a Complexidade e Aumentar a <text:s/>Produtividade do Ciclo de Vida do Desenvolvimento de Sistema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Utilização dos Preceitos da Teoria da Atividade na Elicitação dos Requisitos do Softwar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GACIV – A REALIDADE VIRTUAL APOIANDO O DESENVOLVIMENTO DE INTERFACES COM A PARTICIPAÇÃO EFETIVA DO USUÁRIO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χSUDS-SDL: A TOOL FOR DIAGNOSIS AND UNDERSTANDING SOFTWARE SPECIFICATION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ESTIMATIVA: Uma Ferramenta para Agilizar o Dimensionamento de Projetos no SERPRO com base na metodologia de Análise de Pontos por Função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HySCharts: UM AMBIENTE DE AUTORIA E NAVEGAÇÃO PARA A ESPECIFICAÇÃO FORMAL DE APLICAÇÕES HIPERMÍDIA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ODYSSEY: INFRA-ESTRUTURA DE REUTILIZAÇÃO BASEADA EM MODELOS DE DOMÍNIO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Uma Ferramenta de Apoio à Aquisição Cooperativa de Conhecimento em Engenharia de Domínio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SIM PROJECT : UMA FERRAMENTA PARA ANÁLISE DE RISCO DO TEMPO DE REALIZAÇÃO DE PROJET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FAST CASE UMA FERRAMENTA CASE PARA O DESENVOLVIMENTO VISUAL DE SISTEMAS ORIENTADOS A OBJET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CASE com Múltiplas Visões de Requisitos e Implementação Automática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Antes de Propor: uma ferramenta de análise de risco e gerência de portfólio de projetos de sistemas de informação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PROTEUM-RS/ST - UMA FERRAMENTA PARA APOIAR A VALIDAÇÃO DE ESPECIFICAÇÕES STATATECHARTS BASEADA NO CRITÉRIO ANÁLISE DE MUTANT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ASPEN - UM AMBIENTE PARA EDIÇÃO, ANÁLISE E SIMULAÇÃO DE REDES DE PETRI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ITOOL – UMA FERRAMENTA PARA INJEÇÃO DE DEFEITOS DE SOFTWAR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R-RIO: UM AMBIENTE PARA SUPORTE À CONSTRUÇÃO E À EVOLUÇÃO DE SISTEMA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SOFTWARE ASSISTENTE NO USO DE COMPONENT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Uma Ferramenta Educacional para Refinament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table:style-name="ce58"/>
          <table:table-cell table:style-name="ce47" office:value-type="string" calcext:value-type="string">
            <text:p>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58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SBES 2000</text:p>
          </table:table-cell>
          <table:table-cell table:style-name="ce59" office:value-type="string" calcext:value-type="string">
            <text:p>Program analysis for the construction of libraries of programming plans applying slicing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0</text:p>
          </table:table-cell>
          <table:table-cell table:style-name="ce59" office:value-type="string" calcext:value-type="string">
            <text:p>Integrando requisitos não funcionais à modelagem orientada a objet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0</text:p>
          </table:table-cell>
          <table:table-cell table:style-name="ce59" office:value-type="string" calcext:value-type="string">
            <text:p>Reengenharia orientada a objetos de código legado progress 4GL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0</text:p>
          </table:table-cell>
          <table:table-cell table:style-name="ce59" office:value-type="string" calcext:value-type="string">
            <text:p>Searching for expressivity, modularisation, flexibility and standarisation in software process modeling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0</text:p>
          </table:table-cell>
          <table:table-cell table:style-name="ce59" office:value-type="string" calcext:value-type="string">
            <text:p>Language for stating component quality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0</text:p>
          </table:table-cell>
          <table:table-cell table:style-name="ce59" office:value-type="string" calcext:value-type="string">
            <text:p>A utilização de um processo de aquisição de conhecimento no domínio de engenharia reversa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0</text:p>
          </table:table-cell>
          <table:table-cell table:style-name="ce59" office:value-type="string" calcext:value-type="string">
            <text:p>Ambientes de desenvolvimento de software orientados a domínio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0</text:p>
          </table:table-cell>
          <table:table-cell table:style-name="ce59" office:value-type="string" calcext:value-type="string">
            <text:p>Tactics of refinement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0</text:p>
          </table:table-cell>
          <table:table-cell table:style-name="ce60" office:value-type="string" calcext:value-type="string">
            <text:p>A binomial software reliability model based on coverage of structural testing criteria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0</text:p>
          </table:table-cell>
          <table:table-cell table:style-name="ce60" office:value-type="string" calcext:value-type="string">
            <text:p>Reengenharia do projeto do servidor Web JAWS utilizando programação orientada a aspectos</text:p>
          </table:table-cell>
          <table:table-cell table:style-name="ce61"/>
          <table:table-cell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0</text:p>
          </table:table-cell>
          <table:table-cell table:style-name="ce60" office:value-type="string" calcext:value-type="string">
            <text:p>Proteum-RS/PN: a tool to support, edition, simulation and validation of Petri nets based on mutation testing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0</text:p>
          </table:table-cell>
          <table:table-cell table:style-name="ce60" office:value-type="string" calcext:value-type="string">
            <text:p>Teste estrutural de software: uma abordagem para aplicações de banco de dados relacional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0</text:p>
          </table:table-cell>
          <table:table-cell table:style-name="ce60" office:value-type="string" calcext:value-type="string">
            <text:p>Ending session the gap between organisational requirements and object oriented modeling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0</text:p>
          </table:table-cell>
          <table:table-cell table:style-name="ce59" office:value-type="string" calcext:value-type="string">
            <text:p>SOS: a framework for software reuse over open networks</text:p>
          </table:table-cell>
          <table:table-cell table:style-name="ce61"/>
          <table:table-cell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0</text:p>
          </table:table-cell>
          <table:table-cell table:style-name="ce59" office:value-type="string" calcext:value-type="string">
            <text:p>Study of the knowledge contained in software components' nam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0</text:p>
          </table:table-cell>
          <table:table-cell table:style-name="ce59" office:value-type="string" calcext:value-type="string">
            <text:p>A multi-agent system for domain information discovery and filtering</text:p>
          </table:table-cell>
          <table:table-cell table:style-name="ce61"/>
          <table:table-cell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0</text:p>
          </table:table-cell>
          <table:table-cell table:style-name="ce59" office:value-type="string" calcext:value-type="string">
            <text:p>Uma arquitetura de software para reuso de component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0</text:p>
          </table:table-cell>
          <table:table-cell table:style-name="ce59" office:value-type="string" calcext:value-type="string">
            <text:p>A modular approach to animation of simulation model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0</text:p>
          </table:table-cell>
          <table:table-cell table:style-name="ce60" office:value-type="string" calcext:value-type="string">
            <text:p>Translating HCL into Petri net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0</text:p>
          </table:table-cell>
          <table:table-cell table:style-name="ce59" office:value-type="string" calcext:value-type="string">
            <text:p>ORIXÁS: um ambiente de desenvolvimento de sistemas baseados em conhecimento</text:p>
          </table:table-cell>
          <table:table-cell table:style-name="ce61"/>
          <table:table-cell/>
          <table:table-cell table:style-name="ce55"/>
          <table:table-cell table:number-columns-repeated="1019"/>
        </table:table-row>
        <table:table-row table:style-name="ro1">
          <table:table-cell table:style-name="ce58"/>
          <table:table-cell table:style-name="ce47" office:value-type="string" calcext:value-type="string">
            <text:p>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58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Driving non-functional requirements to use cases and scenari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Utilização de sistemas críticos nas atividades de engenharia de domínio e de aplicaçõ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Using objects and patterns to implement domain ontologi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APSEE-StaticPolicy: verificação de políticas estáticas em modelos de processos de softwa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A abordagem APSEE para modelagem e gerência de recursos em ambientes de processos de softwa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Avaliação de processo de software baseada em mediçõ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Inspector: um processo de avaliação de progresso para projetos de softwa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Analyzing software architecture based on statechart semantic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Um meta-modelo para especificação de arquiteturas de software em camada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Identification of framework hot spots using pattern languag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An implementation method for distributed object-oriented application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An aspect-based approach for developing multi-agent object-oriented system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CRE: a systematic method for COTS components selec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Proreuso: um repositório de componentes para Web dirigido por um processo de reus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Reengenharia de software orientada a componentes distribuíd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MuDeL: a language and a system for describing and generating mutant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FCCE: uma família de critérios de teste para validação de sistemas especificados em Estell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Mutant operators for testing concurrent Java program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Intercessão em tempo de implantação - uma abordagem reflexiva para a plataforma J2EE(tm)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Geradores de artefatos: implementação e instanciação de framework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Statecharts estocásticos e queuing statecharts: novas abordagens para avaliação de desempenho baseadas em especificação statechart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Estendendo a estação TABA para a criação de ambientes de desenvolvimento de software orientados a organização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ATHENAS: um sistema gerenciador de regras de negócio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Avaliação de processos de software na estação TABA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BDDmeter - uma ferramenta para visualização dinâmica de BDD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eDoc: a documentation tool for UML based model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Ferramenta CASE para gerenciamento de projetos e métricas de softwar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Ferramenta MVCASE - estágio atual: especificação, projeto e construção de component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JATS: a Java transformation system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LockED: uma ferramenta para o controle de alterações no desenvolvimento distribuído de artefatos de softwar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MGASet - uma ferramenta para apoiar o teste e validação de especificações baseadas em máquinas de estado finito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MOR: uma ferramenta para o mapeamento objeto-relacional em Java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Oráculo: um sistema de críticas para UML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PERF - um ambiente de desenvolvimento voltado para testes temporais de softwar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PlanEngine: ferramenta para gerenciamento automatizado de projetos de softwar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ProjectSpace: uma ferramenta para gerenciamento e monitoração de projeto de softwar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Um suporte ao controle de versões na Web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Uma ferramenta de apoio ao desenvolvimento de software baseado em component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Uma ferramenta para geração de interfaces de sistemas de informação em ambiente Web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table:style-name="ce58"/>
          <table:table-cell table:style-name="ce47" office:value-type="string" calcext:value-type="string">
            <text:p>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58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Uma Arquitetura Aberta para Geradores de Artefat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02</text:p>
          </table:table-cell>
          <table:table-cell table:style-name="ce60" office:value-type="string" calcext:value-type="string">
            <text:p>Uma Abordagem para a Seleção de Padrões Arquiteturais Baseada em Características de Qualidad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Uma Proposta de Arquitetura de Linha de Produtos para Workflow Management System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Selection and Evaluation of Test Data Sets Based on Genetic Programming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JACK: A Framework for Process Algebra Implementation in Java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Testes e Geração de Código de Sistemas Web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Formalizing Object-Oriented Design Metrics upon the UML Meta-Model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Towards a Methodology for Requirements Analysis of Data Warehouse System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Medição da Qualidade de Aplicações Web na Fase de Requisit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Projetando Sistemas Multiagentes em Organizações Empresariai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Um Estudo Experimental sobre a Utilização de Modelagem e Simulação no Apoio à Gerência de Projetos de Softwar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Aplicação da Arquitetura com Modelo de Controle Baseado em Eventos no Banco do Brasil S.A.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Integrating Use Cases and Organizational Modeling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Knowledge Management in Software Engineering Environment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Using XML to Improve Frameworks Reus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RDF na Interoperabilidade entre Domínios na Web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Uma Arquitetura Reflexiva Baseada na Web para Ambiente de Suporte a Processo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LOrbEvent: Uma Biblioteca para Viabilizar o Uso do Serviço de Eventos de CORBA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Estratégias para a Integração de Aspectos de Tempo Real em uma Aplicação Distribuída Legada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User Interface Design for Web Collaborative System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ARES: Uma Ferramenta de Engenharia Reversa Java-UML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Uma Visão Geral do Bugzilla, uma Ferramenta de Acompanhamento de Alteraçõ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CEPE: Um Editor Cooperativo para Elicitar Process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Charon: uma Ferramenta para a Modelagem, Simulação, Execução e Acompanhamento de Processos de Softwar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Componentes para Colaboração Síncrona em um Ambiente de Reutilização de Softwar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DDE – Draco Domain Editor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EvalTool: Um Ambiente de Apoio à Avaliação e Seleção de Ferramentas de Teste para Programas Orientados a Objet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FalaOCL: Uma Ferramenta para Parafrasear OCL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FERUS: Um Ambiente de Desenvolvimento de Especificações CASL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Gerência de Documentos XML no GOA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GREN-Wizard: a Tool to Instantiate the GREN Framework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JaBÁ: A Java Bytecode Analyzer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KnowLIT – Uma Ferramenta para apoio as atividades de Gestão do Conhecimento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mudelgen: A Tool for Processing Mutant Operator Description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Ferramenta MVCase – Uma Ferramenta Integradora de Tecnologias para o Desenvolvimento de Componentes Distribuíd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ODE – Um Ambiente de Desenvolvimento de Software Baseado em Ontologia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OdysseyShare: Um Ambiente para o Desenvolvimento Cooperativo de Component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Suporte a Padrões no Projeto de Softwar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ToolManager: uma Ferramenta para o Gerenciamento de Ferramentas CAS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TOWABE – Uma Ferramenta para Avaliação de Usabilidade em Aplicações para Web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table:style-name="ce58"/>
          <table:table-cell table:style-name="ce47" office:value-type="string" calcext:value-type="string">
            <text:p>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58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SBES 2003</text:p>
          </table:table-cell>
          <table:table-cell office:value-type="string" calcext:value-type="string">
            <text:p>Identifying Implicit Process Variables To Support Future Empirical Work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3</text:p>
          </table:table-cell>
          <table:table-cell office:value-type="string" calcext:value-type="string">
            <text:p>On the Reuse and Maintenance of Aspect-Oriented Software: An Assessment Framework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3</text:p>
          </table:table-cell>
          <table:table-cell office:value-type="string" calcext:value-type="string">
            <text:p>Experiments on Pattern Language-Based Modeling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3</text:p>
          </table:table-cell>
          <table:table-cell office:value-type="string" calcext:value-type="string">
            <text:p>Relacionando Refactorings e Métricas de Código Fonte - Um Primeiro Passo para Detecção Automática de Oportunidades de Refactoring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3</text:p>
          </table:table-cell>
          <table:table-cell office:value-type="string" calcext:value-type="string">
            <text:p>Um Mecanismo de Rastreamento da Evolução de Cenários Baseado em Transformaçõ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3</text:p>
          </table:table-cell>
          <table:table-cell office:value-type="string" calcext:value-type="string">
            <text:p>Detailing Architectural Design in Requirements Driven Software Development: The Tropos Cas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3</text:p>
          </table:table-cell>
          <table:table-cell office:value-type="string" calcext:value-type="string">
            <text:p>A Framework for Design Patterns in TROP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3</text:p>
          </table:table-cell>
          <table:table-cell office:value-type="string" calcext:value-type="string">
            <text:p>Projeto Baseado em Aspectos do Padrão Camada de Persistência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3</text:p>
          </table:table-cell>
          <table:table-cell office:value-type="string" calcext:value-type="string">
            <text:p>A Theory of Aspects for Aspect-Oriented Software Development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3</text:p>
          </table:table-cell>
          <table:table-cell office:value-type="string" calcext:value-type="string">
            <text:p>Goal-based organizational modeling oriented towards late requirements generation using the Tropos Framework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3</text:p>
          </table:table-cell>
          <table:table-cell office:value-type="string" calcext:value-type="string">
            <text:p>Enriquecendo o Código com Cenári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3</text:p>
          </table:table-cell>
          <table:table-cell office:value-type="string" calcext:value-type="string">
            <text:p>Adapting the NFR Framework to Aspect-Oriented Requirements Engineering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3</text:p>
          </table:table-cell>
          <table:table-cell office:value-type="string" calcext:value-type="string">
            <text:p>Um Método de Teste Funcional para Verificação de Component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3</text:p>
          </table:table-cell>
          <table:table-cell office:value-type="string" calcext:value-type="string">
            <text:p>A Family of Coverage Testing Criteria for Coloured Petri Net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3</text:p>
          </table:table-cell>
          <table:table-cell office:value-type="string" calcext:value-type="string">
            <text:p>Especificação e Verificação Formal de Sistemas Distribuíd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3</text:p>
          </table:table-cell>
          <table:table-cell office:value-type="string" calcext:value-type="string">
            <text:p>Early Verification of Software Behavior in a Time Interval Framework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3</text:p>
          </table:table-cell>
          <table:table-cell office:value-type="string" calcext:value-type="string">
            <text:p>Uma Extensão do Fluxo de Análise e Projeto do RUP para o Desenvolvimento de Aplicações Web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3</text:p>
          </table:table-cell>
          <table:table-cell office:value-type="string" calcext:value-type="string">
            <text:p>Gerência de Conhecimento em OD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3</text:p>
          </table:table-cell>
          <table:table-cell office:value-type="string" calcext:value-type="string">
            <text:p>Um modelo paramétrico de esforço para sistemas de informação baseados na arquitetura Web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3</text:p>
          </table:table-cell>
          <table:table-cell office:value-type="string" calcext:value-type="string">
            <text:p>Using the Temporal Versions Model in a Software Configuration Management Environment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table:style-name="ce58"/>
          <table:table-cell table:style-name="ce47" office:value-type="string" calcext:value-type="string">
            <text:p>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58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SBES 2004</text:p>
          </table:table-cell>
          <table:table-cell office:value-type="string" calcext:value-type="string">
            <text:p>Treinamento Experimental com Jogos de Simulação para Gerentes de Projeto de Softwar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4</text:p>
          </table:table-cell>
          <table:table-cell office:value-type="string" calcext:value-type="string">
            <text:p>Usando GQM para Gerenciar Riscos em Projetos de Softwar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4</text:p>
          </table:table-cell>
          <table:table-cell office:value-type="string" calcext:value-type="string">
            <text:p>Teste de Unidade de Programas Orientados a Aspect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4</text:p>
          </table:table-cell>
          <table:table-cell office:value-type="string" calcext:value-type="string">
            <text:p>Reuso na Atividade de Teste para Reduzir Custo e Esforço de VV&amp;T no Desenv. e na Reeng. de Softwar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4</text:p>
          </table:table-cell>
          <table:table-cell office:value-type="string" calcext:value-type="string">
            <text:p>Uma Metodologia para a Verificação de Sistemas Parciais Modelados na Gramática de Grafos Baseada em Objet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4</text:p>
          </table:table-cell>
          <table:table-cell office:value-type="string" calcext:value-type="string">
            <text:p>A Dynamic Approach to Combine Components and Aspect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4</text:p>
          </table:table-cell>
          <table:table-cell office:value-type="string" calcext:value-type="string">
            <text:p>Design Patterns as Aspects: A Quantitative Assessment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4</text:p>
          </table:table-cell>
          <table:table-cell office:value-type="string" calcext:value-type="string">
            <text:p>Integrating Generative and Aspect-Oriented Technologi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4</text:p>
          </table:table-cell>
          <table:table-cell office:value-type="string" calcext:value-type="string">
            <text:p>Uma Infra-Estrutura para Integração de Ferramentas CAS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4</text:p>
          </table:table-cell>
          <table:table-cell office:value-type="string" calcext:value-type="string">
            <text:p>LuaSpace Plus: Um Ambiente Visual para Desenvolvimento de Aplicações CORBA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4</text:p>
          </table:table-cell>
          <table:table-cell office:value-type="string" calcext:value-type="string">
            <text:p>Building Flexible Refactoring Tools with XML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4</text:p>
          </table:table-cell>
          <table:table-cell office:value-type="string" calcext:value-type="string">
            <text:p>Design and Empirical Evaluation of an Agile Web Engineering Proces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4</text:p>
          </table:table-cell>
          <table:table-cell office:value-type="string" calcext:value-type="string">
            <text:p>RUP Based Analysis and Design with Aspect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4</text:p>
          </table:table-cell>
          <table:table-cell office:value-type="string" calcext:value-type="string">
            <text:p>Um Processo de Reestruturação de Código Baseado em Aspect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4</text:p>
          </table:table-cell>
          <table:table-cell office:value-type="string" calcext:value-type="string">
            <text:p>Modelagem Ontológica no Apoio <text:s/>Modelagem Conceitual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4</text:p>
          </table:table-cell>
          <table:table-cell office:value-type="string" calcext:value-type="string">
            <text:p>Exploring Quality-driven Object-oriented Materializations for Software Architectur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4</text:p>
          </table:table-cell>
          <table:table-cell office:value-type="string" calcext:value-type="string">
            <text:p>Um Serviço CORBA para Descoberta de Component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4</text:p>
          </table:table-cell>
          <table:table-cell office:value-type="string" calcext:value-type="string">
            <text:p>MuNDDoS - Um Modelo de Referência para Desenvolvimento Distribuído de Softwar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table:style-name="ce59" office:value-type="string" calcext:value-type="string">
            <text:p>SBES 2004</text:p>
          </table:table-cell>
          <table:table-cell table:style-name="ce59" office:value-type="string" calcext:value-type="string">
            <text:p>Ongoing Research on the Software Engineering of Multi-Agent Systems</text:p>
          </table:table-cell>
          <table:table-cell table:style-name="ce61"/>
          <table:table-cell table:style-name="ce65"/>
          <table:table-cell table:style-name="ce66"/>
          <table:table-cell table:style-name="ce59"/>
          <table:table-cell table:style-name="ce67" table:number-columns-repeated="1017"/>
          <table:table-cell table:style-name="ce68"/>
        </table:table-row>
        <table:table-row table:style-name="ro1">
          <table:table-cell office:value-type="string" calcext:value-type="string">
            <text:p>SBES 2004</text:p>
          </table:table-cell>
          <table:table-cell office:value-type="string" calcext:value-type="string">
            <text:p>Fitting the Pieces of the Web Engineering Puzzl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4</text:p>
          </table:table-cell>
          <table:table-cell office:value-type="string" calcext:value-type="string">
            <text:p>An Introduction to Software Engineering for Multi-Agent System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4</text:p>
          </table:table-cell>
          <table:table-cell office:value-type="string" calcext:value-type="string">
            <text:p>FireWeb: Uma Ferramenta de Suporte aos Testes de Regressão de Aplicações Web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4</text:p>
          </table:table-cell>
          <table:table-cell office:value-type="string" calcext:value-type="string">
            <text:p>Ocongra - Uma ferramenta para geração de Grafos de Fluxo de Controle de Objet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4</text:p>
          </table:table-cell>
          <table:table-cell office:value-type="string" calcext:value-type="string">
            <text:p>enactPro: Automatizando Processos de Softwar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4</text:p>
          </table:table-cell>
          <table:table-cell office:value-type="string" calcext:value-type="string">
            <text:p>Methodology Explorer – uma Ferramenta para Definição e Reuso de Metodologias de Desenvolvimento de Softwar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4</text:p>
          </table:table-cell>
          <table:table-cell office:value-type="string" calcext:value-type="string">
            <text:p>GAW: uma Ferramenta de Percepção de Grupo Aplicada no Desenvolvimento de Softwar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4</text:p>
          </table:table-cell>
          <table:table-cell office:value-type="string" calcext:value-type="string">
            <text:p>Uma ferramenta CASE para o Desenvolvimento de Software Orientado a Aspect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4</text:p>
          </table:table-cell>
          <table:table-cell office:value-type="string" calcext:value-type="string">
            <text:p>ProTool: Uma Ferramenta de Prototipação de Software para o Ambiente PROSOFT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4</text:p>
          </table:table-cell>
          <table:table-cell office:value-type="string" calcext:value-type="string">
            <text:p>C&amp;L: Um Ambiente para Edição e Visualização de Cenários e Léxic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4</text:p>
          </table:table-cell>
          <table:table-cell office:value-type="string" calcext:value-type="string">
            <text:p>C-CORE – Component Construction and Reuse – Ferramenta para Desenvolvimento de Software Baseado em Component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4</text:p>
          </table:table-cell>
          <table:table-cell office:value-type="string" calcext:value-type="string">
            <text:p>SPACES – Uma Ferramenta para Teste Funcional de Component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4</text:p>
          </table:table-cell>
          <table:table-cell office:value-type="string" calcext:value-type="string">
            <text:p>MAIS: uma ferramenta de percepção para apoiar a edição concorrente de modelos de análise e projeto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4</text:p>
          </table:table-cell>
          <table:table-cell office:value-type="string" calcext:value-type="string">
            <text:p>Run-Time Variability through Component Dynamic Loading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4</text:p>
          </table:table-cell>
          <table:table-cell office:value-type="string" calcext:value-type="string">
            <text:p>GREN-WizardVersionControl: Uma Ferramenta de Apoio ao Controle de Versão das Aplicações Criadas pelo Framework GREN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4</text:p>
          </table:table-cell>
          <table:table-cell office:value-type="string" calcext:value-type="string">
            <text:p>RPOO Model Checker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4</text:p>
          </table:table-cell>
          <table:table-cell office:value-type="string" calcext:value-type="string">
            <text:p>Odyssey-VCS: Um Sistema de Controle de Versões Para Modelos Baseados no MOF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table:style-name="ce58"/>
          <table:table-cell table:style-name="ce47" office:value-type="string" calcext:value-type="string">
            <text:p>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58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SBES 2005</text:p>
          </table:table-cell>
          <table:table-cell office:value-type="string" calcext:value-type="string">
            <text:p>Describing Agent-Oriented Design Patterns in Trop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05</text:p>
          </table:table-cell>
          <table:table-cell office:value-type="string" calcext:value-type="string">
            <text:p>Integração de Características Transversais Durante a Modelagem de Requisit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5</text:p>
          </table:table-cell>
          <table:table-cell office:value-type="string" calcext:value-type="string">
            <text:p>Support for Requirement Traceability: The Tropos Cas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5</text:p>
          </table:table-cell>
          <table:table-cell office:value-type="string" calcext:value-type="string">
            <text:p>TUCCA: Técnica de Leitura para apoiar a Construção de Modelos de Casos de Uso e a Análise de Documentos de Requisit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5</text:p>
          </table:table-cell>
          <table:table-cell office:value-type="string" calcext:value-type="string">
            <text:p>Técnicas de Leitura de Software: Uma Revisão Sistemática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5</text:p>
          </table:table-cell>
          <table:table-cell office:value-type="string" calcext:value-type="string">
            <text:p>Um framework baseado em componentes para o domínio de adaptação de conteúdo na Internet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5</text:p>
          </table:table-cell>
          <table:table-cell office:value-type="string" calcext:value-type="string">
            <text:p>Uma Linguagem de Workflow Para Composição de Web Services - LCW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5</text:p>
          </table:table-cell>
          <table:table-cell office:value-type="string" calcext:value-type="string">
            <text:p>An MDA Domain Specific Architecture to Provide Interoperability Among Collaborative Environment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5</text:p>
          </table:table-cell>
          <table:table-cell office:value-type="string" calcext:value-type="string">
            <text:p>Engenharia de Domínio aplicada ao Desenvolvimento Robusto e Eficiente de Sistemas Operacionai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5</text:p>
          </table:table-cell>
          <table:table-cell office:value-type="string" calcext:value-type="string">
            <text:p>Formal Refactoring for UML Class Diagram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5</text:p>
          </table:table-cell>
          <table:table-cell office:value-type="string" calcext:value-type="string">
            <text:p>Avaliação da abordagem incremental no teste de integração de programas orientados a aspect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5</text:p>
          </table:table-cell>
          <table:table-cell office:value-type="string" calcext:value-type="string">
            <text:p>Bad Smells em Sistemas Orientados a Aspect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5</text:p>
          </table:table-cell>
          <table:table-cell office:value-type="string" calcext:value-type="string">
            <text:p>Frameworks Orientados a Aspect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5</text:p>
          </table:table-cell>
          <table:table-cell office:value-type="string" calcext:value-type="string">
            <text:p>Taming Heterogeneous Aspects with Crosscutting Interfac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5</text:p>
          </table:table-cell>
          <table:table-cell office:value-type="string" calcext:value-type="string">
            <text:p>Ambiente Distribuído de Injeção de Falhas de Comunicação para Teste de Aplicações Java de Red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5</text:p>
          </table:table-cell>
          <table:table-cell office:value-type="string" calcext:value-type="string">
            <text:p>Automatic test data generation for path testing using a new stochastic algorithm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5</text:p>
          </table:table-cell>
          <table:table-cell office:value-type="string" calcext:value-type="string">
            <text:p>Uma ferramenta baseada em aspectos para o teste funcional de programas Java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5</text:p>
          </table:table-cell>
          <table:table-cell office:value-type="string" calcext:value-type="string">
            <text:p>A Component-based Product Development Process for a Workflow Management System Product Lin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5</text:p>
          </table:table-cell>
          <table:table-cell office:value-type="string" calcext:value-type="string">
            <text:p>Análise do tratamento de riscos em projetos de desenvolvimento de software de uma organização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5</text:p>
          </table:table-cell>
          <table:table-cell office:value-type="string" calcext:value-type="string">
            <text:p>UMA ABORDAGEM ECONÔMICA BASEADA EM RISCOS PARA AVALIAÇÃO DE UMA CARTEIRA DE PROJETOS DE SOFTWAR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5</text:p>
          </table:table-cell>
          <table:table-cell office:value-type="string" calcext:value-type="string">
            <text:p>Using Risk Analysis and Patterns to Tailor Software Process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5</text:p>
          </table:table-cell>
          <table:table-cell office:value-type="string" calcext:value-type="string">
            <text:p>CBDUnit - Uma Ferramenta para Testes Unitários de Component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5</text:p>
          </table:table-cell>
          <table:table-cell office:value-type="string" calcext:value-type="string">
            <text:p>ControlPro: Uma Ferramenta de Acompanhamento de Projetos Integrada a um Ambiente de Desenvolvimento de Softwar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5</text:p>
          </table:table-cell>
          <table:table-cell office:value-type="string" calcext:value-type="string">
            <text:p>FAROL: Uma ferramenta de Apoio à Aplicação de Heurísticas de Ordenação de Classes para Teste de Integração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5</text:p>
          </table:table-cell>
          <table:table-cell office:value-type="string" calcext:value-type="string">
            <text:p>Gemetrics Web: Ferramenta para Gerenciamento de Projetos Abordando Aspectos Temporai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5</text:p>
          </table:table-cell>
          <table:table-cell office:value-type="string" calcext:value-type="string">
            <text:p>GOD: Um Depurador Simbólico para Sistemas de Objetos Distribuíd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5</text:p>
          </table:table-cell>
          <table:table-cell office:value-type="string" calcext:value-type="string">
            <text:p>GridUnit: Using the Computational Grid to Speed up Software Testing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5</text:p>
          </table:table-cell>
          <table:table-cell office:value-type="string" calcext:value-type="string">
            <text:p>IIMPaR – Uma Interface de Integração de Modelos de Padrões de Software para o Ros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5</text:p>
          </table:table-cell>
          <table:table-cell office:value-type="string" calcext:value-type="string">
            <text:p>JaBUTi/BD: Utilização de Critérios Estruturais em Aplicações de Bancos de Dados Java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5</text:p>
          </table:table-cell>
          <table:table-cell office:value-type="string" calcext:value-type="string">
            <text:p>Odyssey-MDA: Uma Ferramenta para Transformações de Modelos UML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5</text:p>
          </table:table-cell>
          <table:table-cell office:value-type="string" calcext:value-type="string">
            <text:p>Plavis/FSM: an Environment to Integrate FSM-based Testing Tool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5</text:p>
          </table:table-cell>
          <table:table-cell office:value-type="string" calcext:value-type="string">
            <text:p>Sim/CPN: A Web-Based Simulator for Coloured Petri Net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5</text:p>
          </table:table-cell>
          <table:table-cell office:value-type="string" calcext:value-type="string">
            <text:p>VisualAgent: A Software Development Environment for Multi-Agent System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table:style-name="ce58"/>
          <table:table-cell table:style-name="ce47" office:value-type="string" calcext:value-type="string">
            <text:p>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58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Software Architecture for the Real Time Scheduling of Workflow Management Systems based on a Petri net model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Aspectual Connectors: Supporting the Seamless Integration of Aspects and ADL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Geração automatizada de drivers e stubs de teste para JUnit a partir de especificações U2TP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Tratamento de Exceções Sensível ao Contexto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Certificação da Utilização de Padrões de Projeto no Desenvolvimento Orientado a Model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Modeling Multi-Agent Systems using UML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table:style-name="ce60" office:value-type="string" calcext:value-type="string">
            <text:p>Specification of Real-Time Systems with Graph Grammar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Uma Extensão do RUP para Modelagem Rigorosa de Sistemas Concorrent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Component-Based Groupware Development Based on the 3C Collaboration Model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A Component Based Infrastructure to Develop Software Supporting Dynamic Unanticipated Evolution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Injeção de Falhas na Fase de Teste de Aplicações Distribuída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Implementing Framework Crosscutting Extensions with EJPs and AspectJ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Um Estudo Comparativo do Tempo de Composição de um Framework Orientado a Aspectos de Persistência e de um Framework Orientado a Objetos de Persistência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Aspect-oriented Code Generation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Uma Investigação de Modelos de Estimativas de Esforço em Gerenciamento de Projeto de Softwar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Aplicando uma Metodologia Baseada em Evidência na Definição de Novas Tecnologias de Softwar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Uma Análise Comparativa de práticas de Desenvolvimento Distribuído de Software no Brasil e no exteriori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Aspectos para Construção de Aplicações Distribuída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Utilizando Ontologias e Serviços Web na Computação Ubíqua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Uma proposta para a geração semi-automática de aplicações adaptativas para dispositivos móvei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WebSCharts: Uma Ferramenta para o Projeto de WebApps Baseada no Método HMBS/M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ValiMPI: Uma Ferramenta para Teste de Programas Paralel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Uma Ferramenta para Recuperação de Modelos de Processo de Software Reutilizávei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Transforms: Uma Ferramenta MDA/EDOC para Desenvolvimento de Serviços Específicos de Middlewar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Tracer e Phoenix: Ferramentas Integradas para a Engenharia Reversa de Modelos Dinâmicos de Java para UML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ReqODE: Uma Ferramenta de Apoio à Engenharia de Requisitos Integrada ao Ambiente OD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RÉGULA – Uma Ferramenta para a Captura de Requisitos de Software através de Regras de Negócio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QSEE-TAS: Uma Ferramenta para Execução e Relato Automatizados de Testes de Software para Aplicações Espaciai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Proposta de uma Ferramenta de Suporte ao Gerenciamento de Requisit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Odyssey-WI: Uma Ferramenta para Mineração de Rastros de Modificação em Modelos UML Versionad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Odyssey-PSW: Uma Ferramenta de Apoio à Verificação e Validação de Especificações de Restrições OCL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Odyssey-CCS: Uma ferramenta flexível para o controle de modificações em softwar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MVCASE - Incluindo Design Rationale para Auxı́lio à Modelagem em Projetos de Pesquisa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Merlin: Interfaces CRUD Em Tempo de Execução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Maraká: Apoio ao Planejamento e Controle de Testes de Softwar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Jaca Tool Improvements for Speeding Up Fault Injection Campaign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Gerência Flexível de Processos de Software com o Ambiente WebAPSE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Folksonomy in a Software Component Search Engine – Cooperative Classification through Shared Metadata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Evoluindo a Definição de Processos de Software em OD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Definição e Implementação de um Modelo de Rastreamento para Engenharia de Requisitos Distribuída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Captor: Um Gerador de Aplicações Configurável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ArchTrace: A Tool for Keeping in Sync Architecture and its Implementation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ADMIRE: Asset Development Metrics-based Integrated Reuse Environment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A Management Tool for Component-Based Real-Time Supervision and Control System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A Distributed Software Process Management Environment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table:style-name="ce58"/>
          <table:table-cell table:style-name="ce47" office:value-type="string" calcext:value-type="string">
            <text:p>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58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Flexible Software Development based on Business Rul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Enhancing the Understandability of OCL Specification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Checklist to Characterize Ubiquitous Software Project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Using Interaction Laws to Implement Dependability Explicit Computing in Open Multi-Agent System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Uma Abordagem para o Reuso de Leis de Interacão em Sistemas Multi-Agent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An Experience in Using Components for a Modular Construction of Agents for Agent-based Simulation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Component-based System Software: A Generic Approach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Uma Solução para Reuso e Manutenção de Transformadores de Modelos Usando a Abordagem FOMDA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Um Serviço de Repositório Compartilhado e Distribuído para Suporte ao Desenvolvimento Baseado em Component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Analyzing Class and Crosscutting Modularity with Design Structure Matrix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Um Mecanismo de Composição de Eventos para Resolução de Exceções Sensíveis ao Contexto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Requisitos e Arquitetura de Software Orientada a Aspectos: Uma Integração Sinérgica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Utilizando Reconfiguração Dinâmica e Notificação de Contextos para o Desenvolvimento de Software Ubíquo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Mining Change Traces from Versioned UML Repositori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AMGraA: Uma Abordagem para Migração Gradativa de Aplicaçõ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Pontos de Casos de Uso Técnicos para Manutenção de Softwar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Um Retrato da Gestão de Pessoas em Projetos de Software: Uma Visão do Gerente vs. Desenvolvedor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Um Ambiente para Detecção de Cenários Implícitos a partir de Rastros de Execução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Static Analysis of Java Bytecode for Domain-specific Software Testing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Generalized Extremal Optimization: a Competitive Algorithm for Test Data Generation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Experimental Evaluation of Coverage Criteria for FSM-based Testing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Pairwise Structural Testing of Object and Aspect-oriented Java Program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Web Usability Inspection Technique Based on Design Perspectiv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Integration Testing of Aspect-oriented programs: a Characterization Study to Evaluate how to Minimize the Number of Stub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AJaTS – AspectJ Transformation System: Tool Support for Aspect-Oriented Development and Refactoring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A Ferramenta BSmart para o Desenvolvimento Rigoroso de Aplicações Java Card com o Método Formal B ∗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DBML – Ferramenta de Rastreabilidade Baseada em Metas e Léxico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Brechó: Catálogo de Componentes e Serviços de Softwar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Fuzzy Token Player : Ferramenta de simulação de Sistemas de Gerenciamento de Workflow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JAT Framework: Creating JUnit-style Tests for Multi Agent System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RISICARE: uma ferramenta para apoiar a avaliação de riscos de uma carteira de projetos de softwar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ToolDAy – A Process-Centered Domain Analysis Tool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Uma Ferramenta para o Teste de Web Services Baseado em Perturbação de Dados Dirigida por Padrõ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SPAC: Ferramenta para Processamento e Análise de Dados Científicos no Processo de Validação de Software em Aplicações Espaciai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X-Packager: Uma Ferramenta para Descrição e Empacotamento de Artefatos de Software Reusávei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Uma Ferramenta de Refatoração para AspectJ utilizando AspectJML e XSLT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A Tool for Knowledge Extraction from Source Cod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X-CORE: Um Serviço de Repositório Compartilhado e Distribuído de Componentes de Softwar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table:style-name="ce58"/>
          <table:table-cell table:style-name="ce47" office:value-type="string" calcext:value-type="string">
            <text:p>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58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SBES 2008</text:p>
          </table:table-cell>
          <table:table-cell office:value-type="string" calcext:value-type="string">
            <text:p>Usando Funções de Similaridade para Redução de Conjuntos de Casos de Teste em Estratégias de Teste Baseado em Model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8</text:p>
          </table:table-cell>
          <table:table-cell office:value-type="string" calcext:value-type="string">
            <text:p>Geração de cargas de falha para campanhas de teste com injeção de falhas a partir de modelos UML de test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8</text:p>
          </table:table-cell>
          <table:table-cell office:value-type="string" calcext:value-type="string">
            <text:p>Obtaining Trustworthy Test Results in Multi-threaded System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8</text:p>
          </table:table-cell>
          <table:table-cell office:value-type="string" calcext:value-type="string">
            <text:p>Integration Testing of Aspect-Oriented Programs: a Structural Pointcut-Based Approach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8</text:p>
          </table:table-cell>
          <table:table-cell office:value-type="string" calcext:value-type="string">
            <text:p>Um Catálogo de Stubs para Apoiar o Teste de Integração de Programas Orientados a Aspect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8</text:p>
          </table:table-cell>
          <table:table-cell office:value-type="string" calcext:value-type="string">
            <text:p>Unveiling and Taming the Liabilities of Aspect Libraries Reus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8</text:p>
          </table:table-cell>
          <table:table-cell office:value-type="string" calcext:value-type="string">
            <text:p>AIRDoc - An Approach to Improve Requirements Document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8</text:p>
          </table:table-cell>
          <table:table-cell office:value-type="string" calcext:value-type="string">
            <text:p>An Empirical Study of Requirements Elaboration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8</text:p>
          </table:table-cell>
          <table:table-cell office:value-type="string" calcext:value-type="string">
            <text:p>Avaliação Experimental de um Método para Avaliação de Equipes de Requisit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8</text:p>
          </table:table-cell>
          <table:table-cell office:value-type="string" calcext:value-type="string">
            <text:p>Reutilização de Modelagem de Negócios baseada em Visões - um Estudo de Caso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8</text:p>
          </table:table-cell>
          <table:table-cell office:value-type="string" calcext:value-type="string">
            <text:p>Apoio à Gerência de Configuração de Artefatos de Software integrado a Execução de Processos de Softwar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8</text:p>
          </table:table-cell>
          <table:table-cell office:value-type="string" calcext:value-type="string">
            <text:p>Refining the Architecture Recovery Approach ArchMine by Incrementally Performing Evaluation Studi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8</text:p>
          </table:table-cell>
          <table:table-cell office:value-type="string" calcext:value-type="string">
            <text:p>Usando Aspectos e Composição Dinâmica para prover Adaptação Ciente ao Contexto em Sistemas Ubíqu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8</text:p>
          </table:table-cell>
          <table:table-cell office:value-type="string" calcext:value-type="string">
            <text:p>A Bio-inspired Representation Model for Engineering Self-Organizing Emergent System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8</text:p>
          </table:table-cell>
          <table:table-cell office:value-type="string" calcext:value-type="string">
            <text:p>Composição dinâmica de Web-servic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8</text:p>
          </table:table-cell>
          <table:table-cell office:value-type="string" calcext:value-type="string">
            <text:p>Uso de Gerência de Conhecimento para Apoiar a Rastreabilidade e a Avaliação de Impacto de Alteraçõ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8</text:p>
          </table:table-cell>
          <table:table-cell office:value-type="string" calcext:value-type="string">
            <text:p>Rastreabilidade Semi-Automática Através do Mapeamento de Entidad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8</text:p>
          </table:table-cell>
          <table:table-cell office:value-type="string" calcext:value-type="string">
            <text:p>PSSS - Process to Support Software Security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8</text:p>
          </table:table-cell>
          <table:table-cell office:value-type="string" calcext:value-type="string">
            <text:p>Um Modelo Dinâmico para Análise dos Impactos da Rotatividade de Pessoal Durante a Fase de Requisit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8</text:p>
          </table:table-cell>
          <table:table-cell office:value-type="string" calcext:value-type="string">
            <text:p>A Systematic Review of Dynamic Reconfiguration of Software Project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8</text:p>
          </table:table-cell>
          <table:table-cell office:value-type="string" calcext:value-type="string">
            <text:p>ArchiMDAs: Um Arcabouço de Segurança Baseado em Transformações MDA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8</text:p>
          </table:table-cell>
          <table:table-cell office:value-type="string" calcext:value-type="string">
            <text:p>Estimating LOC for OMA primitives: an approach based on correlation and regression analysi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8</text:p>
          </table:table-cell>
          <table:table-cell office:value-type="string" calcext:value-type="string">
            <text:p>An Eclipse-Based Visualization Tool for Software Comprehension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8</text:p>
          </table:table-cell>
          <table:table-cell office:value-type="string" calcext:value-type="string">
            <text:p>A Ferramenta Batcave para a Verificação de Especificações Formais na Notação B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8</text:p>
          </table:table-cell>
          <table:table-cell office:value-type="string" calcext:value-type="string">
            <text:p>GCS-ODE: Uma Ferramenta de Apoio à Gerência de Configuração de Software Integrada ao Ambiente OD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8</text:p>
          </table:table-cell>
          <table:table-cell office:value-type="string" calcext:value-type="string">
            <text:p>Odyssey-MEC: Uma Ferramenta para o Controle da Evolução no Contexto do Desenvolvimento Dirigido por Model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8</text:p>
          </table:table-cell>
          <table:table-cell office:value-type="string" calcext:value-type="string">
            <text:p>Automated Test Execution Effort Estimation Based on Functional Test Specification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8</text:p>
          </table:table-cell>
          <table:table-cell office:value-type="string" calcext:value-type="string">
            <text:p>CRISTA - Code Reading Implemented with Stepwise Abstraction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8</text:p>
          </table:table-cell>
          <table:table-cell office:value-type="string" calcext:value-type="string">
            <text:p>PARADIGMA: Uma Ferramenta para Modelagem de Requisitos a partir de Especificações em Linguagem Natural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8</text:p>
          </table:table-cell>
          <table:table-cell office:value-type="string" calcext:value-type="string">
            <text:p>TeTooDS - Testing Tool for Dynamic System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8</text:p>
          </table:table-cell>
          <table:table-cell office:value-type="string" calcext:value-type="string">
            <text:p>Featincode: Suporte à Compreensão do Espalhamento de Características pela Interpretação Visual de Rastros de Execução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8</text:p>
          </table:table-cell>
          <table:table-cell office:value-type="string" calcext:value-type="string">
            <text:p>FAMP: uma Ferramenta de Suporte a Avaliações CMMI Baseadas no Método SCAMPI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8</text:p>
          </table:table-cell>
          <table:table-cell office:value-type="string" calcext:value-type="string">
            <text:p>FIB: Um Framework de Apoio à Construção de Interface Visando Aumento de Produtividade no Desenvolvimento de Softwar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table:style-name="ce58"/>
          <table:table-cell table:style-name="ce47" office:value-type="string" calcext:value-type="string">
            <text:p>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58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SBES 2009</text:p>
          </table:table-cell>
          <table:table-cell office:value-type="string" calcext:value-type="string">
            <text:p>Variability Management in Aspect-Oriented Architecture Description Languages: An Integrated Approach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9</text:p>
          </table:table-cell>
          <table:table-cell office:value-type="string" calcext:value-type="string">
            <text:p>Automating the Product Derivation Process of Multi-Agent Systems Product Lin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9</text:p>
          </table:table-cell>
          <table:table-cell office:value-type="string" calcext:value-type="string">
            <text:p>Assessing Intra-Application Exception Handling Reuse with Aspect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9</text:p>
          </table:table-cell>
          <table:table-cell office:value-type="string" calcext:value-type="string">
            <text:p>Knowledge Repository Structure of an Experimental Software Engineering Environment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9</text:p>
          </table:table-cell>
          <table:table-cell office:value-type="string" calcext:value-type="string">
            <text:p>Exception Flows made Explicit: An Exploratory Study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9</text:p>
          </table:table-cell>
          <table:table-cell office:value-type="string" calcext:value-type="string">
            <text:p>Mining Software Change History in an Industrial Environment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9</text:p>
          </table:table-cell>
          <table:table-cell office:value-type="string" calcext:value-type="string">
            <text:p>Reference Values for Object-Oriented Software Metric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9</text:p>
          </table:table-cell>
          <table:table-cell office:value-type="string" calcext:value-type="string">
            <text:p>Metrics for Evaluation of Aspect-Oriented Middlewar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9</text:p>
          </table:table-cell>
          <table:table-cell office:value-type="string" calcext:value-type="string">
            <text:p>Applying and Evaluating Concern-Sensitive Design Heuristic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9</text:p>
          </table:table-cell>
          <table:table-cell office:value-type="string" calcext:value-type="string">
            <text:p>Towards a UML profile for model-driven object-relational mapping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9</text:p>
          </table:table-cell>
          <table:table-cell office:value-type="string" calcext:value-type="string">
            <text:p>An Integrated Approach for Model Driven Process Modeling and Enactment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9</text:p>
          </table:table-cell>
          <table:table-cell office:value-type="string" calcext:value-type="string">
            <text:p>A Framework for Modeling, Building and Maintaining Enterprise Information Systems Softwar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9</text:p>
          </table:table-cell>
          <table:table-cell office:value-type="string" calcext:value-type="string">
            <text:p>An Experimental Research on the Relationships between Preferences for Technical Activities and Behavioural Profile in Software Development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9</text:p>
          </table:table-cell>
          <table:table-cell office:value-type="string" calcext:value-type="string">
            <text:p>Habilities and Behavioural Profiles of SQA Professionals Related to Process Maturity Level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9</text:p>
          </table:table-cell>
          <table:table-cell office:value-type="string" calcext:value-type="string">
            <text:p>Developing Motivational Programs for Software Engineers through an Experimental Method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9</text:p>
          </table:table-cell>
          <table:table-cell office:value-type="string" calcext:value-type="string">
            <text:p>On the Selection of Concurrency Control Policies for Configuration Management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9</text:p>
          </table:table-cell>
          <table:table-cell office:value-type="string" calcext:value-type="string">
            <text:p>Using TransFlow to Analyze Open Source Developers' Evolution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9</text:p>
          </table:table-cell>
          <table:table-cell office:value-type="string" calcext:value-type="string">
            <text:p>Software Artifact Metamodel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9</text:p>
          </table:table-cell>
          <table:table-cell office:value-type="string" calcext:value-type="string">
            <text:p>Quality Improvement for Use Case Model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9</text:p>
          </table:table-cell>
          <table:table-cell office:value-type="string" calcext:value-type="string">
            <text:p>Integrating Problem Frames with Aspect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9</text:p>
          </table:table-cell>
          <table:table-cell office:value-type="string" calcext:value-type="string">
            <text:p>A New Approach to the Software Release Planning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9</text:p>
          </table:table-cell>
          <table:table-cell office:value-type="string" calcext:value-type="string">
            <text:p>Applying Code Coverage Approach to an Infinite Failure Software Reliability Model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9</text:p>
          </table:table-cell>
          <table:table-cell office:value-type="string" calcext:value-type="string">
            <text:p>Improving a Web Usability Inspection Technique using Qualitative and Quantitative Data from an Observational Study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9</text:p>
          </table:table-cell>
          <table:table-cell office:value-type="string" calcext:value-type="string">
            <text:p>Fuzzy Continuous Resource Allocation Mechanisms in Workflow Management System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9</text:p>
          </table:table-cell>
          <table:table-cell office:value-type="string" calcext:value-type="string">
            <text:p>WISE: Uma Ferramenta para Auxílio no Processo de Avaliação do Modelo MPS.BR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9</text:p>
          </table:table-cell>
          <table:table-cell office:value-type="string" calcext:value-type="string">
            <text:p>Desenvolvimento Evolutivo de Interfaces com o Usuário em uma Abordagem Baseada em Modelos e Múltipla Prototipagem: FastInterfac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9</text:p>
          </table:table-cell>
          <table:table-cell office:value-type="string" calcext:value-type="string">
            <text:p>BAST: A Tool for Bug Report Analysis and Search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9</text:p>
          </table:table-cell>
          <table:table-cell office:value-type="string" calcext:value-type="string">
            <text:p>Crab: Uma Ferramenta de Configuração e Interpretação de Métricas de Software para Avaliação de Qualidade de Código ∗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9</text:p>
          </table:table-cell>
          <table:table-cell office:value-type="string" calcext:value-type="string">
            <text:p>O-FIm - Oracle for Imag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9</text:p>
          </table:table-cell>
          <table:table-cell office:value-type="string" calcext:value-type="string">
            <text:p>RBTTool – Uma Ferramenta de Apoio à Abordagem de Teste de Software baseado em Risc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9</text:p>
          </table:table-cell>
          <table:table-cell office:value-type="string" calcext:value-type="string">
            <text:p>Um Conjunto de Ferramentas para Modelagem de Casos de Teste de Aceitação de Aplicações Web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9</text:p>
          </table:table-cell>
          <table:table-cell office:value-type="string" calcext:value-type="string">
            <text:p>SAFEREFACTOR – Tool for Checking Refactoring Safety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9</text:p>
          </table:table-cell>
          <table:table-cell office:value-type="string" calcext:value-type="string">
            <text:p>Transforms: Um Ambiente de Apoio a Modelagem e Execução de Processos de Software Dirigido por Model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9</text:p>
          </table:table-cell>
          <table:table-cell office:value-type="string" calcext:value-type="string">
            <text:p>KSE – ferramenta de apoio à captura e representação semi-automática de design rationale em Engenharia de Softwar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9</text:p>
          </table:table-cell>
          <table:table-cell office:value-type="string" calcext:value-type="string">
            <text:p>MRES – Ferramenta para seleção de recursos para tarefas de projetos de software via abordagem difusa e multicritéri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9</text:p>
          </table:table-cell>
          <table:table-cell office:value-type="string" calcext:value-type="string">
            <text:p>Presley: uma Ferramenta de Recomendação de Especialistas no Contexto de Código-Fonte para Apoio à Colaboração em Desenvolvimento Distribuído de Softwar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table:style-name="ce58"/>
          <table:table-cell table:style-name="ce47" office:value-type="string" calcext:value-type="string">
            <text:p>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58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SBES 2010</text:p>
          </table:table-cell>
          <table:table-cell office:value-type="string" calcext:value-type="string">
            <text:p>Evoluindo um Assistente de Apoio ao Processo de Inspeção através de Análise Quantitativa e Qualitativ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0</text:p>
          </table:table-cell>
          <table:table-cell office:value-type="string" calcext:value-type="string">
            <text:p>A Study of the Relationships between Source Code Metrics and Attractiveness in Free Software Project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0</text:p>
          </table:table-cell>
          <table:table-cell office:value-type="string" calcext:value-type="string">
            <text:p>An Empirical Study on the Structural Complexity Introduced by Core and Peripheral Developers in Free Software Project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0</text:p>
          </table:table-cell>
          <table:table-cell office:value-type="string" calcext:value-type="string">
            <text:p>SDiff: Uma ferramenta para comparação de documentos com base nas suas estruturas sintática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0</text:p>
          </table:table-cell>
          <table:table-cell office:value-type="string" calcext:value-type="string">
            <text:p>Software Reuse versus Stability: Evaluating Advanced Programming Techniqu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0</text:p>
          </table:table-cell>
          <table:table-cell office:value-type="string" calcext:value-type="string">
            <text:p>Characterising Faults in Aspect-Oriented Programs: Towards Filling the Gap between Theory and Practic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0</text:p>
          </table:table-cell>
          <table:table-cell office:value-type="string" calcext:value-type="string">
            <text:p>Defining and Applying Detection Strategies for Aspect-Oriented Code Smell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0</text:p>
          </table:table-cell>
          <table:table-cell office:value-type="string" calcext:value-type="string">
            <text:p>Built-in structural testing of web servic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0</text:p>
          </table:table-cell>
          <table:table-cell office:value-type="string" calcext:value-type="string">
            <text:p>Uma Abordagem Automatizada para Geração de Cronogramas de Tarefas de Correção de Bug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0</text:p>
          </table:table-cell>
          <table:table-cell office:value-type="string" calcext:value-type="string">
            <text:p>Teste de Mutação nos paradigmas Procedimental e Orientação a Objetos: Uma avaliacão no contexto de estrutura de dad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0</text:p>
          </table:table-cell>
          <table:table-cell office:value-type="string" calcext:value-type="string">
            <text:p>Model Driven RichUbi - Processo Dirigido a Modelos para a Construção de Interfaces Ricas de Aplicações Ubíquas Sensíveis ao Contexto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0</text:p>
          </table:table-cell>
          <table:table-cell office:value-type="string" calcext:value-type="string">
            <text:p>Um Estudo Experimental sobre a Relação entre o Uso de Práticas Ágeis e o Sucesso de Projetos de Software que utilizam Scrum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0</text:p>
          </table:table-cell>
          <table:table-cell office:value-type="string" calcext:value-type="string">
            <text:p>Uma Abordagem para Gerência e Customização de Variabilidades em Processos de Softwar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0</text:p>
          </table:table-cell>
          <table:table-cell office:value-type="string" calcext:value-type="string">
            <text:p>Identifying Code Smells with Multiple Concern View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0</text:p>
          </table:table-cell>
          <table:table-cell office:value-type="string" calcext:value-type="string">
            <text:p>Avaliando as Implicações do Princípio de Projeto Common-Closure sobre a Manutenção do Softwar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0</text:p>
          </table:table-cell>
          <table:table-cell office:value-type="string" calcext:value-type="string">
            <text:p>One Step More to Understand the Bug Report Duplication Problem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0</text:p>
          </table:table-cell>
          <table:table-cell office:value-type="string" calcext:value-type="string">
            <text:p>Evolução de Sistemas Auxiliada por Alinhamento de Rastros de Execução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0</text:p>
          </table:table-cell>
          <table:table-cell office:value-type="string" calcext:value-type="string">
            <text:p>Inspeção dos Diagramas de Atividades na Especificação de Requisit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0</text:p>
          </table:table-cell>
          <table:table-cell office:value-type="string" calcext:value-type="string">
            <text:p>Software Estimation Based on Use Case Siz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0</text:p>
          </table:table-cell>
          <table:table-cell office:value-type="string" calcext:value-type="string">
            <text:p>Ferramenta de Apoio à Engenharia de Requisitos Integrada a um Ambiente Colaborativo de Código Aberto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0</text:p>
          </table:table-cell>
          <table:table-cell office:value-type="string" calcext:value-type="string">
            <text:p>FIR-Diagram: Uma Ferramenta para apoiar a Análise de Impacto de Mudanças baseada em Interesses de Negócio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0</text:p>
          </table:table-cell>
          <table:table-cell office:value-type="string" calcext:value-type="string">
            <text:p>Uma Ferramenta de Apoio à Gerência de Requisitos Integrada a um Ambiente de Desenvolvimento de Software Centrado em Process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0</text:p>
          </table:table-cell>
          <table:table-cell office:value-type="string" calcext:value-type="string">
            <text:p>Analizo: an Extensible Multi-Language Source Code Analysis and Visualization Toolkit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0</text:p>
          </table:table-cell>
          <table:table-cell office:value-type="string" calcext:value-type="string">
            <text:p>An Eclipse-Based Multiple View Environment to Visualize Software Coupling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0</text:p>
          </table:table-cell>
          <table:table-cell office:value-type="string" calcext:value-type="string">
            <text:p>Hist-Inspect: Uma Ferramenta de Apóio à Avaliação Sensível à História de Código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0</text:p>
          </table:table-cell>
          <table:table-cell office:value-type="string" calcext:value-type="string">
            <text:p>AssistME – uma Ferramenta para Auxiliar a Refatoração para Aspectos de Tratamento de Exceçõ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0</text:p>
          </table:table-cell>
          <table:table-cell office:value-type="string" calcext:value-type="string">
            <text:p>ComSCId &amp; DMAsp: Identificação de Interesses Transversais e Recuperação de Modelos de Classes Anotados a partir Aplicações OO Java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0</text:p>
          </table:table-cell>
          <table:table-cell office:value-type="string" calcext:value-type="string">
            <text:p>FERRARE GT: Automação de Testes de Desempenho e Estresse via Testes Funcionai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0</text:p>
          </table:table-cell>
          <table:table-cell office:value-type="string" calcext:value-type="string">
            <text:p>ModelT²: Apoio Ferramental à Geração de Casos de Testes Funcionais a partir de Casos de Uso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0</text:p>
          </table:table-cell>
          <table:table-cell office:value-type="string" calcext:value-type="string">
            <text:p>Fiesta Toolkit: Model-Driven Software Product Lines in Practic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0</text:p>
          </table:table-cell>
          <table:table-cell office:value-type="string" calcext:value-type="string">
            <text:p>TaRGeT: a Model Based Product Line Testing Tool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0</text:p>
          </table:table-cell>
          <table:table-cell office:value-type="string" calcext:value-type="string">
            <text:p>CIDE+: Uma Ferramenta para Extração Semi-automática de Linhas de Produtos de Software Usando Coloração de Código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0</text:p>
          </table:table-cell>
          <table:table-cell office:value-type="string" calcext:value-type="string">
            <text:p>Uma Ferramenta de Apoio à Gerência de Conhecimento Integrada a um Ambiente de Desenvolvimento de Software Centrado em Process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0</text:p>
          </table:table-cell>
          <table:table-cell office:value-type="string" calcext:value-type="string">
            <text:p>Scrum-Half: Uma Ferramenta Web de Apoio ao Scrum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0</text:p>
          </table:table-cell>
          <table:table-cell office:value-type="string" calcext:value-type="string">
            <text:p>StArt – Uma Ferramenta Computacional de Apoio à Revisão Sistemática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table:style-name="ce58"/>
          <table:table-cell table:style-name="ce47" office:value-type="string" calcext:value-type="string">
            <text:p>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58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Métodos Formais no SBES: Evolução e Perspectiva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25 Years of Software Engineering in Brazil: An Analysis of SBES History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Aspectos Históricos, Conceituais e Metodológicos das Publicações do Simpósio Brasileiro de Engenharia de Software: Um Mapeamento Sistemático de Literatura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Software Engineering Research in Brazil: An Analysis of the Last Five Editions of SB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What a Long, Strange Trip It's Beeny: Past, Present, and Future Perspectives on Software Testing Research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Twenty-five Years of Research in Structural and Mutation Testing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Search Based Software Engineering: A Review from the Brazilian Symposium on Software Engineering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Evaluation Studies of Software Testing Research in the Brazilian Symposium on Software Engineering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Contributions and Perspectives in Architectures of Software Testing Environment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The AOSD Research Community in Brazil and its Crosscutting Impact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Free and Open Source Software Development and Research: Opportunities for Software Engineering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The Emergence of Multiagent System Software Engineering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Genesis and Evolution of the Agile Movement in Brazil - Perspective from Academia and Industry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Indústria é de Marte e Academia é de Vênu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Engenharia de Software no Estado de Mato Grosso do Sul: História, Panorama e Desafi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Da Pesquisa em Engenharia de Software à Melhoria da Qualidade de Software no Brasil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A Evolução e o Impacto da Pesquisa em Desenvolvimento Distribuído de Software no Brasil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Engenharia de Software Ubíquo: Resultados Alcan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AltoStratus: Uma Rede de Colaboração com Foco nos Novos Desafios e Oportunidades de Pesquisa em Computação em Nuvem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On the Interplay between Structural and Logical Dependencies in Open-Source Softwar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An Empirical Assessment of the Use of Execution Traces in Software Maintenanc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Analyzing Refactorings on Software Repositori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Analysing the use of graphs to represent the results of Systematic Reviews in Software Engineering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Experimentação do Processo Model Driven RichUbi no Desenvolvimento de Interfaces Ricas Adaptativa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Um Modelo de Avaliação de Jogos Educacionais na Engenharia de Softwar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Agile Testing of Exceptional Behavior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Contextual Integration Testing of Object-Oriented and Aspect-Oriented Programs: A structural approach for Java and AspectJ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Variáveis de Projetos de TI "na Balança": Uma Abordagem Bayesiana para Previsão de Custos de Suport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Um Método para a Criação de Fragmentos de Requisitos para Reuso em Sistema de Informação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An Approach to Generate Tools for i* Languag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A Importância da Qualidade Profissional dos Analistas de Requisitos para o Sucesso dos Projetos de Desenvolvimento de Software: um Estudo para Identificar as Habilidades Mais Relevant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Safe Composition of Configuration Knowledge-based Software Product Lin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Composição de Workflows Científicos em Projetos de E-Scienc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SLeSS: uma abordagem de integração do Scrum e Lean Six Sigma no desenvolvimento de customizações de software para celular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Um Método de Customização de Modelos de Capacidade/Maturidade de Processos de Software para Domínios Específic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BlackBear - Um framework para persistência de objetos em linguagens de programação sem reflexão computacional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EvolTrack-SocialNetwork: Uma ferramenta de apoio à visualização de redes sociais para equipes de desenvolvimento de softwar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SERS: Uma Ferramenta de Apoio ao Reuso de Requisit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A Tool for Improving Maintainability of Preprocessor-based Product Lin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Analyzing Architectural Layering Violations in Aspect-Oriented Software with ArchE Meter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ArgoUML-SPL: Uma Linha de Produtos para Modelagem de Sistemas usando UML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MoBRe: Refatoração de Modelos de Classes OO Anotados para Modelos de Classes OA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Extensão da Ferramenta JaBUTi/AJ para Teste de Integração de Programas Orientados a Objetos e a Aspect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JMLOK: Uma Ferramenta para Verificar Conformidade em Programas Java/JML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Uma Contribuição à Submissão e Avaliação Automática de Trabalhos de Programação com base em Atividades de Test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RealTimePCO – A Tool for Real-Time Embedded Systems Testing Execution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Apoio Ferramental à Implementação do Processo de Aquisição de S&amp;SC constante em Modelos de Qualidad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Uma Ferramenta para Automação da Geração do Relatório de Alteração de Softwar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MoDErNE: A Model Driven Process-Centered Software Engineering Environment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Visualizando a Evolução do Comportamento Excepcional em Aplicações Multi-linguagem com eFlowMining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table:style-name="ce58"/>
          <table:table-cell table:style-name="ce47" office:value-type="string" calcext:value-type="string">
            <text:p>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58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Monitoramento da Complexidade de Junção de Ramos <text:s/>em Sistemas de Gerência de Configuraçã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Model-Based Reuse for Crosscutting Frameworks: Assessing Reuse and Maintainability Effort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Como a Prática de TDD Influencia o Projeto de Classes em Sistemas Orientados a Objetos: Padrões de Feedback para o Desenvolvedor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Projeto de Sistemas Embarcados: Solução para Geração de Modelos Arquiteturais AADL a partir de Modelos Funcionais em Simulink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WE-QT: A Web Usability Inspection Technique to Support Novice Inspector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Towards an Explanatory Theory of Motivation in Software Engineering: A Qualitative Case Study of a Small Software Company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A Multi Level approach to Autonomic Business Proces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A Comparative Study of Compositional and Annotative Modelling Approaches for Software Process Lin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Software Engineering for the Cloud: a Research Roadmap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Using an Empirical Study to Evaluate the Feasibility of a new Usability Inspection Technique for Paper Based Prototypes of Web Application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A Generic Macroscopic Topology of Software Networks - a Quantitative Evaluation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Um mecanismo de introspeção para depurar o comportamento de sistemas distribuíd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Geração Automática da Matriz de Rastreabilidade de Requisitos com suporte de Visualização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On a Feature-Oriented Characterization of Exception Flows in Software Product Lin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Revealing Crosscutting Concerns in Textual Requirements Documents: An Exploratory Study with Industry System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Heuristic Strategies for Recommendation of Exception Handling Cod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On the Relationship between Inspection and Evolution in Software Product Lines: An Exploratory Study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Analysing the Impact of Feature Dependency Implementation on Product Line Stability: An Exploratory Study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How the Practice of TDD Influences Class Design in Object-Oriented Systems: Patterns of Unit Tests Feedback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WE-QT: A Web Usability Inspection Technique to Support Novice Inspector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An Introspection Mechanism to Debug Distributed System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Model-Based Reuse for Crosscutting Frameworks: Assessing Reuse and Maintainability Effort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Embedded Systems Design: Solution for Generating AADL Architectural Models from Functional Models in Simulink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A Comparative Study of Compositional and Annotative Modelling Approaches for Software Process Lin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Towards an Explanatory Theory of Motivation in Software Engineering: A Qualitative Case Study of a Small Software Company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Software Engineering for the Cloud: A Research Roadmap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Using an Empirical Study to Evaluate the Feasibility of a New Usability Inspection Technique for Paper Based Prototypes of Web Application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A Multi Level Approach to Autonomic Business Proces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Requirements Traceability Matrix: Automatic Generation and Visualization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Revealing Crosscutting Concerns in Textual Requirements Documents: An Exploratory Study with Industry System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On a Feature-Oriented Characterization of Exception Flows in Software Product Lin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On the Relationship between Inspection and Evolution in Software Product Lines: An Exploratory Study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Analysing the Impact of Feature Dependency Implementation on Product Line Stability: An Exploratory Study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Evaluating the Branch Merging Effort in Version Control System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A Generic Macroscopic Topology of Software Networks - A Quantitative Evaluation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Heuristic Strategies for Recommendation of Exception Handling Cod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The Future of Human Resources Qualifications in Software Engineering - Meeting Demands from Industry and Benefiting from Educational and Technological Advanc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Awareness and Comprehension in Software/Systems Engineering Practice and Education: Trends and Research Direction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Resilience in Dynamic Component-Based Application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Strategic Alignment between Academy and Industry: A Virtuous Cycle to Promote Innovation in Technology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Towards Envisaging Software Testing in a Pervasive Computing World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Software Ecosystems: Trends and Impacts on Software Engineering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table:style-name="ce58"/>
          <table:table-cell table:style-name="ce47" office:value-type="string" calcext:value-type="string">
            <text:p>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58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SBES 2013</text:p>
          </table:table-cell>
          <table:table-cell office:value-type="string" calcext:value-type="string">
            <text:p>Criteria for Comparison of Aspect-Oriented Requirements Engineering Approaches</text:p>
          </table:table-cell>
          <table:table-cell table:style-name="ce61"/>
          <table:table-cell table:number-columns-repeated="1021"/>
        </table:table-row>
        <table:table-row table:style-name="ro1">
          <table:table-cell office:value-type="string" calcext:value-type="string">
            <text:p>SBES 2013</text:p>
          </table:table-cell>
          <table:table-cell office:value-type="string" calcext:value-type="string">
            <text:p>Using Tranformation Rules to Align Requirements and Archictectural Models</text:p>
          </table:table-cell>
          <table:table-cell table:style-name="ce61"/>
          <table:table-cell table:number-columns-repeated="1021"/>
        </table:table-row>
        <table:table-row table:style-name="ro1">
          <table:table-cell office:value-type="string" calcext:value-type="string">
            <text:p>SBES 2013</text:p>
          </table:table-cell>
          <table:table-cell office:value-type="string" calcext:value-type="string">
            <text:p>An Automatic Approach to Detect Traceability Links Using Fuzzy Logic</text:p>
          </table:table-cell>
          <table:table-cell table:style-name="ce61"/>
          <table:table-cell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3</text:p>
          </table:table-cell>
          <table:table-cell office:value-type="string" calcext:value-type="string">
            <text:p>Determining Integration and Test Orders in the Presence of Modularization Restriction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3</text:p>
          </table:table-cell>
          <table:table-cell office:value-type="string" calcext:value-type="string">
            <text:p>Functional Validation Driven by Automated Tests</text:p>
          </table:table-cell>
          <table:table-cell table:style-name="ce61"/>
          <table:table-cell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3</text:p>
          </table:table-cell>
          <table:table-cell office:value-type="string" calcext:value-type="string">
            <text:p>Visualization, Analysis, and Testing of Java and AspectJ Programs with Multi-level System Graphs</text:p>
          </table:table-cell>
          <table:table-cell table:style-name="ce61"/>
          <table:table-cell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3</text:p>
          </table:table-cell>
          <table:table-cell office:value-type="string" calcext:value-type="string">
            <text:p>A Method for Model Checking Context-Aware Exception Handling</text:p>
          </table:table-cell>
          <table:table-cell table:style-name="ce61"/>
          <table:table-cell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3</text:p>
          </table:table-cell>
          <table:table-cell office:value-type="string" calcext:value-type="string">
            <text:p>Prioritization of Code Anomalies Based on Architecture Sensitiveness</text:p>
          </table:table-cell>
          <table:table-cell table:style-name="ce61"/>
          <table:table-cell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3</text:p>
          </table:table-cell>
          <table:table-cell office:value-type="string" calcext:value-type="string">
            <text:p>Are Domain-Specific Detection Strategies for Code Anomalies Reusable? An Industry Multi-project Study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3</text:p>
          </table:table-cell>
          <table:table-cell office:value-type="string" calcext:value-type="string">
            <text:p>F3T: From Features to Frameworks Tool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3</text:p>
          </table:table-cell>
          <table:table-cell table:style-name="ce60" office:value-type="string" calcext:value-type="string">
            <text:p>A Metric of Software Size as a Tool for IT Governanc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3</text:p>
          </table:table-cell>
          <table:table-cell office:value-type="string" calcext:value-type="string">
            <text:p>An Approach to Business Processes Decomposition for Cloud Deployment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3</text:p>
          </table:table-cell>
          <table:table-cell office:value-type="string" calcext:value-type="string">
            <text:p>On the Influence of Model Structure and Test Case Profile on the Prioritization of Test Cases in the Context of Model-Based Testing</text:p>
          </table:table-cell>
          <table:table-cell table:style-name="ce61"/>
          <table:table-cell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3</text:p>
          </table:table-cell>
          <table:table-cell office:value-type="string" calcext:value-type="string">
            <text:p>The Impact of Scrum on Customer Satisfaction: An Empirical Study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3</text:p>
          </table:table-cell>
          <table:table-cell table:style-name="ce60" office:value-type="string" calcext:value-type="string">
            <text:p>Identifying a Subset of TMMi Practices to Establish a Streamlined Software Testing Proces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3</text:p>
          </table:table-cell>
          <table:table-cell office:value-type="string" calcext:value-type="string">
            <text:p>On the Relationship between Features Granularity and Non-conformities in Software Product Lines: An Exploratory Study</text:p>
          </table:table-cell>
          <table:table-cell table:style-name="ce61"/>
          <table:table-cell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3</text:p>
          </table:table-cell>
          <table:table-cell office:value-type="string" calcext:value-type="string">
            <text:p>An Extended Assessment of Data-Driven Bayesian Networks in Software Effort Prediction</text:p>
          </table:table-cell>
          <table:table-cell table:style-name="ce61"/>
          <table:table-cell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3</text:p>
          </table:table-cell>
          <table:table-cell table:style-name="ce60" office:value-type="string" calcext:value-type="string">
            <text:p>APIMiner 2.0: Recomendação de Exemplos de Uso de APIs usando Regras de Associação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3</text:p>
          </table:table-cell>
          <table:table-cell table:style-name="ce60" office:value-type="string" calcext:value-type="string">
            <text:p>ArAnot - An Array Annotator for C and C++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3</text:p>
          </table:table-cell>
          <table:table-cell table:style-name="ce60" office:value-type="string" calcext:value-type="string">
            <text:p>ArchLint: Uma Ferramenta para Detecção de Violações Arquiteturais usando Histórico de Versõ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3</text:p>
          </table:table-cell>
          <table:table-cell table:style-name="ce60" office:value-type="string" calcext:value-type="string">
            <text:p>BETA: a tool for test case generation based on B specifications ∗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3</text:p>
          </table:table-cell>
          <table:table-cell table:style-name="ce60" office:value-type="string" calcext:value-type="string">
            <text:p>BugMaps-Granger: A Tool for Causality Analysis between Source Code Metrics and Bug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3</text:p>
          </table:table-cell>
          <table:table-cell table:style-name="ce60" office:value-type="string" calcext:value-type="string">
            <text:p>CCKDM - A Concern Mining Tool for Assisting in the Architecture-Driven Modernization Proces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3</text:p>
          </table:table-cell>
          <table:table-cell table:style-name="ce60" office:value-type="string" calcext:value-type="string">
            <text:p>Colligens: A Tool to Support the Development of Preprocessor-based Software Product Lines in C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3</text:p>
          </table:table-cell>
          <table:table-cell table:style-name="ce60" office:value-type="string" calcext:value-type="string">
            <text:p>ConcernMeBS: Metrics-based Detection of Code Smell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3</text:p>
          </table:table-cell>
          <table:table-cell table:style-name="ce60" office:value-type="string" calcext:value-type="string">
            <text:p>Entities: Um Framework Baseado em Naked Objects para Desenvolvimento de Aplicações com Interfaces Customizávei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3</text:p>
          </table:table-cell>
          <table:table-cell table:style-name="ce60" office:value-type="string" calcext:value-type="string">
            <text:p>EXTFV: Automated Test Case Execution and Automated Generation of Artifacts related to the Verification and Validation Proces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3</text:p>
          </table:table-cell>
          <table:table-cell table:style-name="ce60" office:value-type="string" calcext:value-type="string">
            <text:p>Flow Tracking: Uma ferramenta para detecção de vazamento de informações sigilosas.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3</text:p>
          </table:table-cell>
          <table:table-cell office:value-type="string" calcext:value-type="string">
            <text:p>JMove: Seus Métodos em Classes Apropriadas</text:p>
          </table:table-cell>
          <table:table-cell table:style-name="ce61"/>
          <table:table-cell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3</text:p>
          </table:table-cell>
          <table:table-cell office:value-type="string" calcext:value-type="string">
            <text:p>NextFlow: Um Framework para Mapeamento de Processos de Negócio e Objet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3</text:p>
          </table:table-cell>
          <table:table-cell table:style-name="ce60" office:value-type="string" calcext:value-type="string">
            <text:p>SCRUMMPS 2.0 - Apoio Computacional Interativo para Scrum e MPS.BR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3</text:p>
          </table:table-cell>
          <table:table-cell office:value-type="string" calcext:value-type="string">
            <text:p>TopicViewer: Evaluating Remodularizations Using Semantic Clustering</text:p>
          </table:table-cell>
          <table:table-cell table:style-name="ce61"/>
          <table:table-cell/>
          <table:table-cell table:style-name="ce55"/>
          <table:table-cell table:number-columns-repeated="1019"/>
        </table:table-row>
        <table:table-row table:style-name="ro1">
          <table:table-cell table:style-name="ce58"/>
          <table:table-cell table:style-name="ce47" office:value-type="string" calcext:value-type="string">
            <text:p>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58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SBES 2014</text:p>
          </table:table-cell>
          <table:table-cell office:value-type="string" calcext:value-type="string">
            <text:p>A Systematic Review on the Use of Ontologies in Requirements Engineer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4</text:p>
          </table:table-cell>
          <table:table-cell office:value-type="string" calcext:value-type="string">
            <text:p>Categorizing Faults in Exception Handling: A Study of Open Source Project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4</text:p>
          </table:table-cell>
          <table:table-cell office:value-type="string" calcext:value-type="string">
            <text:p>On the Extraction of Cookbooks for APIs from the Crowd Knowledg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4</text:p>
          </table:table-cell>
          <table:table-cell office:value-type="string" calcext:value-type="string">
            <text:p>Do Rapid Releases Affect Bug Reopening? A Case Study of Firefox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4</text:p>
          </table:table-cell>
          <table:table-cell office:value-type="string" calcext:value-type="string">
            <text:p>Extracting New Metrics from Version Control System for the Comparison of Software Developer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4</text:p>
          </table:table-cell>
          <table:table-cell office:value-type="string" calcext:value-type="string">
            <text:p>Preliminary Empirical Identification of Barriers Faced by Newcomers to Open Source Software Project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4</text:p>
          </table:table-cell>
          <table:table-cell office:value-type="string" calcext:value-type="string">
            <text:p>KDM-AO: An Aspect-Oriented Extension of the Knowledge Discovery Metamodel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4</text:p>
          </table:table-cell>
          <table:table-cell office:value-type="string" calcext:value-type="string">
            <text:p>Triangulating Experiments in an Industrial Setting to Evaluate Preferred Representational Systems of Software Developer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4</text:p>
          </table:table-cell>
          <table:table-cell office:value-type="string" calcext:value-type="string">
            <text:p>Growing a Reduced Set of Mutation Operator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4</text:p>
          </table:table-cell>
          <table:table-cell office:value-type="string" calcext:value-type="string">
            <text:p>When Code-Anomaly Agglomerations Represent Architectural Problems? An Exploratory Study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4</text:p>
          </table:table-cell>
          <table:table-cell office:value-type="string" calcext:value-type="string">
            <text:p>Do Search-Based Approaches Improve the Design of Self-Adaptive Systems? A Controlled Experiment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4</text:p>
          </table:table-cell>
          <table:table-cell office:value-type="string" calcext:value-type="string">
            <text:p>Towards a Difference Detection Algorithm Aware of Refactoring-Related Chang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4</text:p>
          </table:table-cell>
          <table:table-cell office:value-type="string" calcext:value-type="string">
            <text:p>The Role of Organizational Culture in Software Development Practices: A Cross-Case Analysis of Four Software Compani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4</text:p>
          </table:table-cell>
          <table:table-cell office:value-type="string" calcext:value-type="string">
            <text:p>Reinforcing Software Engineering Learning through Provenanc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4</text:p>
          </table:table-cell>
          <table:table-cell office:value-type="string" calcext:value-type="string">
            <text:p>Variability Identification and Representation in Software Product Line UML Sequence Diagrams: Proposal and Empirical Study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4</text:p>
          </table:table-cell>
          <table:table-cell office:value-type="string" calcext:value-type="string">
            <text:p>MoonDo-Eclipse: An Integrated Development Environment for Ginga-NCL Application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4</text:p>
          </table:table-cell>
          <table:table-cell office:value-type="string" calcext:value-type="string">
            <text:p>Using a Controlled Experiment to Evaluate Usability Inspection Technologies for Improving the Quality of Mobile Web Applications Earlier in their Design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4</text:p>
          </table:table-cell>
          <table:table-cell office:value-type="string" calcext:value-type="string">
            <text:p>Improving a Usability Inspection Technique Based on Quantitative and Qualitative Analysi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4</text:p>
          </table:table-cell>
          <table:table-cell office:value-type="string" calcext:value-type="string">
            <text:p>ArchViz: a Tool to Support Architecture Recovery Research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4</text:p>
          </table:table-cell>
          <table:table-cell office:value-type="string" calcext:value-type="string">
            <text:p>Uma Ferramenta para Verificação de Conformidade Visando Diferentes Percepções de Arquiteturas de Softwar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4</text:p>
          </table:table-cell>
          <table:table-cell office:value-type="string" calcext:value-type="string">
            <text:p>JExtract: An Eclipse Plug-in for Recommending Automated Extract Method Refactoring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4</text:p>
          </table:table-cell>
          <table:table-cell office:value-type="string" calcext:value-type="string">
            <text:p>ModularityCheck: A Tool for Assessing Modularity using Co-Change Cluster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4</text:p>
          </table:table-cell>
          <table:table-cell office:value-type="string" calcext:value-type="string">
            <text:p>Nuggets Miner: Assisting Developers by Harnessing the StackOverflow Crowd Knowledge and the GitHub Traceability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4</text:p>
          </table:table-cell>
          <table:table-cell office:value-type="string" calcext:value-type="string">
            <text:p>NextBug: A Tool for Recommending Similar Bugs in Open-Source System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4</text:p>
          </table:table-cell>
          <table:table-cell office:value-type="string" calcext:value-type="string">
            <text:p>FunTester: A fully automatic functional testing tool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4</text:p>
          </table:table-cell>
          <table:table-cell office:value-type="string" calcext:value-type="string">
            <text:p>JMLOK2: A tool for detecting and categorizing nonconformanc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4</text:p>
          </table:table-cell>
          <table:table-cell office:value-type="string" calcext:value-type="string">
            <text:p>A Rapid Approach for Building a Semantically Well Founded Circus Model Checker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4</text:p>
          </table:table-cell>
          <table:table-cell office:value-type="string" calcext:value-type="string">
            <text:p>SPLConfig: Product Configuration in Software Product Lin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4</text:p>
          </table:table-cell>
          <table:table-cell office:value-type="string" calcext:value-type="string">
            <text:p>SPLICE: Software Product Line Integrated Construction Environment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4</text:p>
          </table:table-cell>
          <table:table-cell office:value-type="string" calcext:value-type="string">
            <text:p>FlexMonitorWS: uma solução para monitoração de serviços Web com foco em atributos de Q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4</text:p>
          </table:table-cell>
          <table:table-cell office:value-type="string" calcext:value-type="string">
            <text:p>A Code Smell Detection Tool for Compositional-based Software Product Lin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4</text:p>
          </table:table-cell>
          <table:table-cell office:value-type="string" calcext:value-type="string">
            <text:p>AccTrace: Considerando Acessibilidade no Processo de Desenvolvimento de Softwar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4</text:p>
          </table:table-cell>
          <table:table-cell office:value-type="string" calcext:value-type="string">
            <text:p>Spider-RM: Uma Ferramenta para Auxílio ao Gerenciamento de Riscos em Projetos de Softwar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4</text:p>
          </table:table-cell>
          <table:table-cell office:value-type="string" calcext:value-type="string">
            <text:p>A Tool to Generate Natural Language Text from Business Process Model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table:style-name="ce58"/>
          <table:table-cell table:style-name="ce47" office:value-type="string" calcext:value-type="string">
            <text:p>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58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Investigating the Correspondence between Mutations and Static Warning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OntoQAI: An Ontology to Support Quality Assurance Inspection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A Mutation and Multi-objective Test Data Generation Approach for Feature Testing of Software Product Li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MSECO-SUP: Support Process in Mobile Software Ecosystem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An Experiment on Process Model Understandability Using Textual Work Instructions and BPMN Model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Towards an Approach Matching CMD and DSR to Improve the Academia-Industry Software Development Partnership: A Case of Agile and UX Integra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Harmonizing MPS.BR and CERTICS: A Case Study in a Maturity Level F Organiza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Formalization of Mapping Rules from iStar to Class Diagram in UM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Eliciting Requirements Using Personas and Empathy Map to Enhance the User Experien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Analysis of Scenarios with Petri-Net Model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Predicting Change Propagation from Repository Informa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A Method to Derive Metric Thresholds for Software Product Li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On the Conceptual Cohesion of Co-Change Cluster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A Concern Visualization Approach for Improving MATLAB and Octave Program Comprehen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Automatic Spreadsheet Generation from Conceptual Model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Evaluating Collaborative Practices in Acquiring Programming Skills: Findings of a Controlled Experime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Increasing the Self-Efficacy of Newcomers to Open Source Software Project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Influence of the Review of Executed Activities Utilizing Planning Pok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Challenges in Analyzing Software Documentation in Portugue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Why Statically Estimate Code Coverage is So Hard? A Report of Lessons Learn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A Bayesian Network Model to Assess Agile Teams' Teamwork Qual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Observatório do Investimento - Uma plataforma computacional para coleta, tratamento, mineração, análise, distribuição e visualização de dados de mı́dias Web para o mercado de capitais brasileir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RipRop: A Dynamic Detector of ROP Attack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ArchRuby: Conformidade e Visualização Arquitetural em Linguagens Dinâmica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SmartHomeRiSE: An DSPL to Home Automa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SACRES 2.0: Suporte à Recomendação de Configurações considerando Múltiplos Stakeholder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RAwTIM – Uma Ferramenta para Rastreabilidade da Informação em Análises de Risc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ICARU-FB &amp; FBE: Um Ambiente de Desenvolvimento Aderente à Norma IEC 6149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Restrictifier: a tool to disambiguate pointers at function call sit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Etino: Colocação Automática de Computação em Hardware Heterogêne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Multi-Level Mutation Testing of Java and AspectJ Programs Supported by the Proteum/AJv2 Too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MTControol: Ferramenta de Apoio à Recomendação e Controle de Critérios de Teste em Aplicações Móvei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Asymptus - A Tool for Automatic Inference of Loop Complex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FlowTracker - Detecção de Código Não Isócrono via Análise Estática de Flux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WPTrans: Um assistente para Verificação de Programas no Frama-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JSClassFinder: A Tool to Detect Class-like Structures in JavaScrip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SORTT - A Service Oriented Requirements Traceability Too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Insight: uma ferramenta para análise qualitativa de dados apoiada por mineração de texto e visualização de informações</text:p>
          </table:table-cell>
          <table:table-cell table:number-columns-repeated="1022"/>
        </table:table-row>
        <table:table-row table:style-name="ro1">
          <table:table-cell table:style-name="ce58"/>
          <table:table-cell table:style-name="ce47" office:value-type="string" calcext:value-type="string">
            <text:p>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58" table:number-columns-repeated="2"/>
          <table:table-cell table:number-columns-repeated="1018"/>
        </table:table-row>
        <table:table-row table:style-name="ro1" table:number-rows-repeated="104765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sults" table:style-name="ta1">
        <office:forms form:automatic-focus="false" form:apply-design-mode="false"/>
        <table:shapes>
          <draw:frame draw:z-index="0" draw:style-name="gr1" draw:text-style-name="P1" svg:width="244.7mm" svg:height="89.99mm" svg:x="0mm" svg:y="141.22mm">
            <draw:object draw:notify-on-update-of-ranges="Results.A2:Results.A26 Results.F1:Results.F1 Results.F2:Results.F26 Results.D1:Results.D1 Results.D2:Results.D26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1" draw:text-style-name="P1" svg:width="245.25mm" svg:height="89.99mm" svg:x="0mm" svg:y="233.68mm">
            <draw:object draw:notify-on-update-of-ranges="Results.A2:Results.A26 Results.K1:Results.K1 Results.K2:Results.K26 Results.I1:Results.I1 Results.I2:Results.I26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2" draw:style-name="gr1" draw:text-style-name="P1" svg:width="245.33mm" svg:height="90.88mm" svg:x="0mm" svg:y="330.5mm">
            <draw:object draw:notify-on-update-of-ranges="Results.A2:Results.A26 Results.O1:Results.O1 Results.O2:Results.O26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3" draw:style-name="gr1" draw:text-style-name="P1" svg:width="245.33mm" svg:height="90.88mm" svg:x="-0.14mm" svg:y="427.61mm">
            <draw:object draw:notify-on-update-of-ranges="Results.A2:Results.A26 Results.O1:Results.O1 Results.O2:Results.O26 Results.M1:Results.M1 Results.M2:Results.M26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4" draw:style-name="gr1" draw:text-style-name="P1" svg:width="245.88mm" svg:height="90.33mm" svg:x="0mm" svg:y="534.42mm">
            <draw:object draw:notify-on-update-of-ranges="Results.A2:Results.A26 Results.H1:Results.H1 Results.I2:Results.I26 Results.C1:Results.C1 Results.D2:Results.D26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5" draw:style-name="gr1" draw:text-style-name="P1" svg:width="246.15mm" svg:height="89.99mm" svg:x="0mm" svg:y="632.25mm">
            <draw:object draw:notify-on-update-of-ranges="Results.A2:Results.A26 Results.D1:Results.D1 Results.D2:Results.D26 Results.E1:Results.E1 Results.E2:Results.E26 Results.F1:Results.F1 Results.F2:Results.F2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6" draw:style-name="gr1" draw:text-style-name="P1" svg:width="246.7mm" svg:height="89.99mm" svg:x="0mm" svg:y="726.91mm">
            <draw:object draw:notify-on-update-of-ranges="Results.A2:Results.A26 Results.I1:Results.I1 Results.I2:Results.I26 Results.J1:Results.J1 Results.J2:Results.J26 Results.K1:Results.K1 Results.K2:Results.K26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7" draw:style-name="gr1" draw:text-style-name="P1" svg:width="245.88mm" svg:height="89.99mm" svg:x="0mm" svg:y="821.57mm">
            <draw:object draw:notify-on-update-of-ranges="Results.A2:Results.A26 Results.M1:Results.M1 Results.M2:Results.M26 Results.N1:Results.N1 Results.N2:Results.N26 Results.O1:Results.O1 Results.O2:Results.O26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</table:shapes>
        <table:table-column table:style-name="co8" table:default-cell-style-name="ce23"/>
        <table:table-column table:style-name="co9" table:default-cell-style-name="Default"/>
        <table:table-column table:style-name="co10" table:default-cell-style-name="ce48"/>
        <table:table-column table:style-name="co11" table:default-cell-style-name="ce48"/>
        <table:table-column table:style-name="co12" table:default-cell-style-name="ce50"/>
        <table:table-column table:style-name="co13" table:default-cell-style-name="ce52"/>
        <table:table-column table:style-name="co14" table:default-cell-style-name="Default"/>
        <table:table-column table:style-name="co3" table:number-columns-repeated="2" table:default-cell-style-name="ce48"/>
        <table:table-column table:style-name="co3" table:default-cell-style-name="ce50"/>
        <table:table-column table:style-name="co3" table:default-cell-style-name="ce52"/>
        <table:table-column table:style-name="co15" table:default-cell-style-name="Default"/>
        <table:table-column table:style-name="co3" table:default-cell-style-name="ce48"/>
        <table:table-column table:style-name="co3" table:default-cell-style-name="ce28"/>
        <table:table-column table:style-name="co3" table:default-cell-style-name="ce52"/>
        <table:table-row table:style-name="ro1">
          <table:table-cell table:style-name="ce47" office:value-type="string" calcext:value-type="string">
            <text:p>Ano</text:p>
          </table:table-cell>
          <table:table-cell/>
          <table:table-cell table:style-name="ce47" office:value-type="string" calcext:value-type="string">
            <text:p>SCAM</text:p>
          </table:table-cell>
          <table:table-cell table:style-name="ce47" office:value-type="string" calcext:value-type="string">
            <text:p>Busca</text:p>
          </table:table-cell>
          <table:table-cell table:style-name="ce47" office:value-type="string" calcext:value-type="string">
            <text:p>Filtro</text:p>
          </table:table-cell>
          <table:table-cell table:style-name="ce47" office:value-type="string" calcext:value-type="string">
            <text:p>Seleção</text:p>
          </table:table-cell>
          <table:table-cell/>
          <table:table-cell table:style-name="ce47" office:value-type="string" calcext:value-type="string">
            <text:p>ASE</text:p>
          </table:table-cell>
          <table:table-cell table:style-name="ce47" office:value-type="string" calcext:value-type="string">
            <text:p>Busca</text:p>
          </table:table-cell>
          <table:table-cell table:style-name="ce47" office:value-type="string" calcext:value-type="string">
            <text:p>Filtro</text:p>
          </table:table-cell>
          <table:table-cell table:style-name="ce47" office:value-type="string" calcext:value-type="string">
            <text:p>Seleção</text:p>
          </table:table-cell>
          <table:table-cell/>
          <table:table-cell table:style-name="ce47" office:value-type="string" calcext:value-type="string">
            <text:p>Busca</text:p>
          </table:table-cell>
          <table:table-cell table:style-name="ce47" office:value-type="string" calcext:value-type="string">
            <text:p>Filtro</text:p>
          </table:table-cell>
          <table:table-cell table:style-name="ce47" office:value-type="string" calcext:value-type="string">
            <text:p>Seleção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  <table:table-cell/>
          <table:table-cell table:style-name="Default" table:number-columns-repeated="4"/>
          <table:table-cell/>
          <table:table-cell office:value-type="string" calcext:value-type="string">
            <text:p>ASE/KBSE 1991</text:p>
          </table:table-cell>
          <table:table-cell table:formula="of:=COUNTIF(['Papers ASE'.$A$1:.$A$1553]; [.H2])" office:value-type="float" office:value="28" calcext:value-type="float">
            <text:p>28</text:p>
          </table:table-cell>
          <table:table-cell table:style-name="ce28" table:formula="of:=COUNTIFS(['Papers ASE'.$A$1:.$A$1552]; [.H2]; ['Papers ASE'.$C$1:.$C$1552]; &quot;SIM&quot;)" office:value-type="float" office:value="0" calcext:value-type="float">
            <text:p>0</text:p>
          </table:table-cell>
          <table:table-cell table:formula="of:=COUNTIFS(['Papers ASE'.$A$1:.$A$1552]; [.$H2]; ['Papers ASE'.$D$1:.$D$1552]; &quot;SIM&quot;)" office:value-type="float" office:value="0" calcext:value-type="float">
            <text:p>0</text:p>
          </table:table-cell>
          <table:table-cell/>
          <table:table-cell table:formula="of:=[.D2]+[.I2]" office:value-type="float" office:value="28" calcext:value-type="float">
            <text:p>28</text:p>
          </table:table-cell>
          <table:table-cell table:formula="of:=[.E2]+[.J2]" office:value-type="float" office:value="0" calcext:value-type="float">
            <text:p>0</text:p>
          </table:table-cell>
          <table:table-cell table:formula="of:=[.F2]+[.K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2" calcext:value-type="float">
            <text:p>1992</text:p>
          </table:table-cell>
          <table:table-cell/>
          <table:table-cell table:style-name="Default" table:number-columns-repeated="4"/>
          <table:table-cell/>
          <table:table-cell office:value-type="string" calcext:value-type="string">
            <text:p>ASE/KBSE 1992</text:p>
          </table:table-cell>
          <table:table-cell table:formula="of:=COUNTIF(['Papers ASE'.$A$1:.$A$1553]; [.H3])" office:value-type="float" office:value="25" calcext:value-type="float">
            <text:p>25</text:p>
          </table:table-cell>
          <table:table-cell table:formula="of:=COUNTIFS(['Papers ASE'.$A$1:.$A$1552]; [.H3]; ['Papers ASE'.$C$1:.$C$1552]; &quot;SIM&quot;)" office:value-type="float" office:value="0" calcext:value-type="float">
            <text:p>0</text:p>
          </table:table-cell>
          <table:table-cell table:formula="of:=COUNTIFS(['Papers ASE'.$A$1:.$A$1552]; [.$H3]; ['Papers ASE'.$D$1:.$D$1552]; &quot;SIM&quot;)" office:value-type="float" office:value="0" calcext:value-type="float">
            <text:p>0</text:p>
          </table:table-cell>
          <table:table-cell/>
          <table:table-cell table:formula="of:=[.D3]+[.I3]" office:value-type="float" office:value="25" calcext:value-type="float">
            <text:p>25</text:p>
          </table:table-cell>
          <table:table-cell table:formula="of:=[.E3]+[.J3]" office:value-type="float" office:value="0" calcext:value-type="float">
            <text:p>0</text:p>
          </table:table-cell>
          <table:table-cell table:formula="of:=[.F3]+[.K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3" calcext:value-type="float">
            <text:p>1993</text:p>
          </table:table-cell>
          <table:table-cell/>
          <table:table-cell table:style-name="Default" table:number-columns-repeated="4"/>
          <table:table-cell/>
          <table:table-cell office:value-type="string" calcext:value-type="string">
            <text:p>ASE/KBSE 1993</text:p>
          </table:table-cell>
          <table:table-cell table:formula="of:=COUNTIF(['Papers ASE'.$A$1:.$A$1553]; [.H4])" office:value-type="float" office:value="21" calcext:value-type="float">
            <text:p>21</text:p>
          </table:table-cell>
          <table:table-cell table:formula="of:=COUNTIFS(['Papers ASE'.$A$1:.$A$1552]; [.H4]; ['Papers ASE'.$C$1:.$C$1552]; &quot;SIM&quot;)" office:value-type="float" office:value="0" calcext:value-type="float">
            <text:p>0</text:p>
          </table:table-cell>
          <table:table-cell table:formula="of:=COUNTIFS(['Papers ASE'.$A$1:.$A$1552]; [.$H4]; ['Papers ASE'.$D$1:.$D$1552]; &quot;SIM&quot;)" office:value-type="float" office:value="0" calcext:value-type="float">
            <text:p>0</text:p>
          </table:table-cell>
          <table:table-cell/>
          <table:table-cell table:formula="of:=[.D4]+[.I4]" office:value-type="float" office:value="21" calcext:value-type="float">
            <text:p>21</text:p>
          </table:table-cell>
          <table:table-cell table:formula="of:=[.E4]+[.J4]" office:value-type="float" office:value="0" calcext:value-type="float">
            <text:p>0</text:p>
          </table:table-cell>
          <table:table-cell table:formula="of:=[.F4]+[.K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4" calcext:value-type="float">
            <text:p>1994</text:p>
          </table:table-cell>
          <table:table-cell/>
          <table:table-cell table:style-name="Default" table:number-columns-repeated="4"/>
          <table:table-cell/>
          <table:table-cell office:value-type="string" calcext:value-type="string">
            <text:p>ASE/KBSE 1994</text:p>
          </table:table-cell>
          <table:table-cell table:formula="of:=COUNTIF(['Papers ASE'.$A$1:.$A$1553]; [.H5])" office:value-type="float" office:value="23" calcext:value-type="float">
            <text:p>23</text:p>
          </table:table-cell>
          <table:table-cell table:formula="of:=COUNTIFS(['Papers ASE'.$A$1:.$A$1552]; [.H5]; ['Papers ASE'.$C$1:.$C$1552]; &quot;SIM&quot;)" office:value-type="float" office:value="0" calcext:value-type="float">
            <text:p>0</text:p>
          </table:table-cell>
          <table:table-cell table:formula="of:=COUNTIFS(['Papers ASE'.$A$1:.$A$1552]; [.$H5]; ['Papers ASE'.$D$1:.$D$1552]; &quot;SIM&quot;)" office:value-type="float" office:value="0" calcext:value-type="float">
            <text:p>0</text:p>
          </table:table-cell>
          <table:table-cell/>
          <table:table-cell table:formula="of:=[.D5]+[.I5]" office:value-type="float" office:value="23" calcext:value-type="float">
            <text:p>23</text:p>
          </table:table-cell>
          <table:table-cell table:formula="of:=[.E5]+[.J5]" office:value-type="float" office:value="0" calcext:value-type="float">
            <text:p>0</text:p>
          </table:table-cell>
          <table:table-cell table:formula="of:=[.F5]+[.K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/>
          <table:table-cell table:style-name="Default" table:number-columns-repeated="4"/>
          <table:table-cell/>
          <table:table-cell office:value-type="string" calcext:value-type="string">
            <text:p>ASE/KBSE 1995</text:p>
          </table:table-cell>
          <table:table-cell table:formula="of:=COUNTIF(['Papers ASE'.$A$1:.$A$1553]; [.H6])" office:value-type="float" office:value="23" calcext:value-type="float">
            <text:p>23</text:p>
          </table:table-cell>
          <table:table-cell table:formula="of:=COUNTIFS(['Papers ASE'.$A$1:.$A$1552]; [.H6]; ['Papers ASE'.$C$1:.$C$1552]; &quot;SIM&quot;)" office:value-type="float" office:value="0" calcext:value-type="float">
            <text:p>0</text:p>
          </table:table-cell>
          <table:table-cell table:formula="of:=COUNTIFS(['Papers ASE'.$A$1:.$A$1552]; [.$H6]; ['Papers ASE'.$D$1:.$D$1552]; &quot;SIM&quot;)" office:value-type="float" office:value="0" calcext:value-type="float">
            <text:p>0</text:p>
          </table:table-cell>
          <table:table-cell/>
          <table:table-cell table:formula="of:=[.D6]+[.I6]" office:value-type="float" office:value="23" calcext:value-type="float">
            <text:p>23</text:p>
          </table:table-cell>
          <table:table-cell table:formula="of:=[.E6]+[.J6]" office:value-type="float" office:value="0" calcext:value-type="float">
            <text:p>0</text:p>
          </table:table-cell>
          <table:table-cell table:formula="of:=[.F6]+[.K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/>
          <table:table-cell table:style-name="Default" table:number-columns-repeated="4"/>
          <table:table-cell/>
          <table:table-cell office:value-type="string" calcext:value-type="string">
            <text:p>ASE/KBSE 1996</text:p>
          </table:table-cell>
          <table:table-cell table:formula="of:=COUNTIF(['Papers ASE'.$A$1:.$A$1553]; [.H7])" office:value-type="float" office:value="15" calcext:value-type="float">
            <text:p>15</text:p>
          </table:table-cell>
          <table:table-cell table:formula="of:=COUNTIFS(['Papers ASE'.$A$1:.$A$1552]; [.H7]; ['Papers ASE'.$C$1:.$C$1552]; &quot;SIM&quot;)" office:value-type="float" office:value="0" calcext:value-type="float">
            <text:p>0</text:p>
          </table:table-cell>
          <table:table-cell table:formula="of:=COUNTIFS(['Papers ASE'.$A$1:.$A$1552]; [.$H7]; ['Papers ASE'.$D$1:.$D$1552]; &quot;SIM&quot;)" office:value-type="float" office:value="0" calcext:value-type="float">
            <text:p>0</text:p>
          </table:table-cell>
          <table:table-cell/>
          <table:table-cell table:formula="of:=[.D7]+[.I7]" office:value-type="float" office:value="15" calcext:value-type="float">
            <text:p>15</text:p>
          </table:table-cell>
          <table:table-cell table:formula="of:=[.E7]+[.J7]" office:value-type="float" office:value="0" calcext:value-type="float">
            <text:p>0</text:p>
          </table:table-cell>
          <table:table-cell table:formula="of:=[.F7]+[.K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/>
          <table:table-cell table:style-name="Default" table:number-columns-repeated="4"/>
          <table:table-cell/>
          <table:table-cell office:value-type="string" calcext:value-type="string">
            <text:p>ASE 1997</text:p>
          </table:table-cell>
          <table:table-cell table:formula="of:=COUNTIF(['Papers ASE'.$A$1:.$A$1553]; [.H8])" office:value-type="float" office:value="47" calcext:value-type="float">
            <text:p>47</text:p>
          </table:table-cell>
          <table:table-cell table:formula="of:=COUNTIFS(['Papers ASE'.$A$1:.$A$1552]; [.H8]; ['Papers ASE'.$C$1:.$C$1552]; &quot;SIM&quot;)" office:value-type="float" office:value="1" calcext:value-type="float">
            <text:p>1</text:p>
          </table:table-cell>
          <table:table-cell table:formula="of:=COUNTIFS(['Papers ASE'.$A$1:.$A$1552]; [.$H8]; ['Papers ASE'.$D$1:.$D$1552]; &quot;SIM&quot;)" office:value-type="float" office:value="0" calcext:value-type="float">
            <text:p>0</text:p>
          </table:table-cell>
          <table:table-cell/>
          <table:table-cell table:formula="of:=[.D8]+[.I8]" office:value-type="float" office:value="47" calcext:value-type="float">
            <text:p>47</text:p>
          </table:table-cell>
          <table:table-cell table:formula="of:=[.E8]+[.J8]" office:value-type="float" office:value="1" calcext:value-type="float">
            <text:p>1</text:p>
          </table:table-cell>
          <table:table-cell table:formula="of:=[.F8]+[.K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/>
          <table:table-cell table:style-name="Default" table:number-columns-repeated="4"/>
          <table:table-cell/>
          <table:table-cell office:value-type="string" calcext:value-type="string">
            <text:p>ASE 1998</text:p>
          </table:table-cell>
          <table:table-cell table:formula="of:=COUNTIF(['Papers ASE'.$A$1:.$A$1553]; [.H9])" office:value-type="float" office:value="44" calcext:value-type="float">
            <text:p>44</text:p>
          </table:table-cell>
          <table:table-cell table:formula="of:=COUNTIFS(['Papers ASE'.$A$1:.$A$1552]; [.H9]; ['Papers ASE'.$C$1:.$C$1552]; &quot;SIM&quot;)" office:value-type="float" office:value="4" calcext:value-type="float">
            <text:p>4</text:p>
          </table:table-cell>
          <table:table-cell table:formula="of:=COUNTIFS(['Papers ASE'.$A$1:.$A$1552]; [.$H9]; ['Papers ASE'.$D$1:.$D$1552]; &quot;SIM&quot;)" office:value-type="float" office:value="0" calcext:value-type="float">
            <text:p>0</text:p>
          </table:table-cell>
          <table:table-cell/>
          <table:table-cell table:formula="of:=[.D9]+[.I9]" office:value-type="float" office:value="44" calcext:value-type="float">
            <text:p>44</text:p>
          </table:table-cell>
          <table:table-cell table:formula="of:=[.E9]+[.J9]" office:value-type="float" office:value="4" calcext:value-type="float">
            <text:p>4</text:p>
          </table:table-cell>
          <table:table-cell table:formula="of:=[.F9]+[.K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/>
          <table:table-cell table:style-name="Default" table:number-columns-repeated="4"/>
          <table:table-cell/>
          <table:table-cell office:value-type="string" calcext:value-type="string">
            <text:p>ASE 1999</text:p>
          </table:table-cell>
          <table:table-cell table:formula="of:=COUNTIF(['Papers ASE'.$A$1:.$A$1553]; [.H10])" office:value-type="float" office:value="50" calcext:value-type="float">
            <text:p>50</text:p>
          </table:table-cell>
          <table:table-cell table:formula="of:=COUNTIFS(['Papers ASE'.$A$1:.$A$1552]; [.H10]; ['Papers ASE'.$C$1:.$C$1552]; &quot;SIM&quot;)" office:value-type="float" office:value="0" calcext:value-type="float">
            <text:p>0</text:p>
          </table:table-cell>
          <table:table-cell table:formula="of:=COUNTIFS(['Papers ASE'.$A$1:.$A$1552]; [.$H10]; ['Papers ASE'.$D$1:.$D$1552]; &quot;SIM&quot;)" office:value-type="float" office:value="0" calcext:value-type="float">
            <text:p>0</text:p>
          </table:table-cell>
          <table:table-cell/>
          <table:table-cell table:formula="of:=[.D10]+[.I10]" office:value-type="float" office:value="50" calcext:value-type="float">
            <text:p>50</text:p>
          </table:table-cell>
          <table:table-cell table:formula="of:=[.E10]+[.J10]" office:value-type="float" office:value="0" calcext:value-type="float">
            <text:p>0</text:p>
          </table:table-cell>
          <table:table-cell table:formula="of:=[.F10]+[.K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/>
          <table:table-cell table:style-name="Default" table:number-columns-repeated="4"/>
          <table:table-cell/>
          <table:table-cell office:value-type="string" calcext:value-type="string">
            <text:p>ASE 2000</text:p>
          </table:table-cell>
          <table:table-cell table:formula="of:=COUNTIF(['Papers ASE'.$A$1:.$A$1553]; [.H11])" office:value-type="float" office:value="44" calcext:value-type="float">
            <text:p>44</text:p>
          </table:table-cell>
          <table:table-cell table:formula="of:=COUNTIFS(['Papers ASE'.$A$1:.$A$1552]; [.H11]; ['Papers ASE'.$C$1:.$C$1552]; &quot;SIM&quot;)" office:value-type="float" office:value="2" calcext:value-type="float">
            <text:p>2</text:p>
          </table:table-cell>
          <table:table-cell table:formula="of:=COUNTIFS(['Papers ASE'.$A$1:.$A$1552]; [.$H11]; ['Papers ASE'.$D$1:.$D$1552]; &quot;SIM&quot;)" office:value-type="float" office:value="0" calcext:value-type="float">
            <text:p>0</text:p>
          </table:table-cell>
          <table:table-cell/>
          <table:table-cell table:formula="of:=[.D11]+[.I11]" office:value-type="float" office:value="44" calcext:value-type="float">
            <text:p>44</text:p>
          </table:table-cell>
          <table:table-cell table:formula="of:=[.E11]+[.J11]" office:value-type="float" office:value="2" calcext:value-type="float">
            <text:p>2</text:p>
          </table:table-cell>
          <table:table-cell table:formula="of:=[.F11]+[.K1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/>
          <table:table-cell office:value-type="string" calcext:value-type="string">
            <text:p>SCAM 2001</text:p>
          </table:table-cell>
          <table:table-cell table:formula="of:=COUNTIF(['Papers SCAM'.$A$1:.$A$361]; [.C12])" office:value-type="float" office:value="23" calcext:value-type="float">
            <text:p>23</text:p>
          </table:table-cell>
          <table:table-cell table:formula="of:=COUNTIFS(['Papers SCAM'.$A$1:.$A$361]; [.C12]; ['Papers SCAM'.$C$1:.$C$361]; &quot;SIM&quot;)" office:value-type="float" office:value="6" calcext:value-type="float">
            <text:p>6</text:p>
          </table:table-cell>
          <table:table-cell table:formula="of:=COUNTIFS(['Papers SCAM'.$A$1:.$A$361]; [.$C12]; ['Papers SCAM'.$D$1:.$D$361]; &quot;SIM&quot;)" office:value-type="float" office:value="0" calcext:value-type="float">
            <text:p>0</text:p>
          </table:table-cell>
          <table:table-cell/>
          <table:table-cell office:value-type="string" calcext:value-type="string">
            <text:p>ASE 2001</text:p>
          </table:table-cell>
          <table:table-cell table:formula="of:=COUNTIF(['Papers ASE'.$A$1:.$A$1553]; [.H12])" office:value-type="float" office:value="68" calcext:value-type="float">
            <text:p>68</text:p>
          </table:table-cell>
          <table:table-cell table:formula="of:=COUNTIFS(['Papers ASE'.$A$1:.$A$1552]; [.H12]; ['Papers ASE'.$C$1:.$C$1552]; &quot;SIM&quot;)" office:value-type="float" office:value="7" calcext:value-type="float">
            <text:p>7</text:p>
          </table:table-cell>
          <table:table-cell table:formula="of:=COUNTIFS(['Papers ASE'.$A$1:.$A$1552]; [.$H12]; ['Papers ASE'.$D$1:.$D$1552]; &quot;SIM&quot;)" office:value-type="float" office:value="2" calcext:value-type="float">
            <text:p>2</text:p>
          </table:table-cell>
          <table:table-cell/>
          <table:table-cell table:formula="of:=[.D12]+[.I12]" office:value-type="float" office:value="91" calcext:value-type="float">
            <text:p>91</text:p>
          </table:table-cell>
          <table:table-cell table:formula="of:=[.E12]+[.J12]" office:value-type="float" office:value="13" calcext:value-type="float">
            <text:p>13</text:p>
          </table:table-cell>
          <table:table-cell table:formula="of:=[.F12]+[.K12]" office:value-type="float" office:value="2" calcext:value-type="float">
            <text:p>2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/>
          <table:table-cell office:value-type="string" calcext:value-type="string">
            <text:p>SCAM 2002</text:p>
          </table:table-cell>
          <table:table-cell table:formula="of:=COUNTIF(['Papers SCAM'.$A$1:.$A$361]; [.C13])" office:value-type="float" office:value="18" calcext:value-type="float">
            <text:p>18</text:p>
          </table:table-cell>
          <table:table-cell table:formula="of:=COUNTIFS(['Papers SCAM'.$A$1:.$A$361]; [.C13]; ['Papers SCAM'.$C$1:.$C$361]; &quot;SIM&quot;)" office:value-type="float" office:value="6" calcext:value-type="float">
            <text:p>6</text:p>
          </table:table-cell>
          <table:table-cell table:formula="of:=COUNTIFS(['Papers SCAM'.$A$1:.$A$361]; [.$C13]; ['Papers SCAM'.$D$1:.$D$361]; &quot;SIM&quot;)" office:value-type="float" office:value="0" calcext:value-type="float">
            <text:p>0</text:p>
          </table:table-cell>
          <table:table-cell/>
          <table:table-cell office:value-type="string" calcext:value-type="string">
            <text:p>ASE 2002</text:p>
          </table:table-cell>
          <table:table-cell table:formula="of:=COUNTIF(['Papers ASE'.$A$1:.$A$1553]; [.H13])" office:value-type="float" office:value="46" calcext:value-type="float">
            <text:p>46</text:p>
          </table:table-cell>
          <table:table-cell table:formula="of:=COUNTIFS(['Papers ASE'.$A$1:.$A$1552]; [.H13]; ['Papers ASE'.$C$1:.$C$1552]; &quot;SIM&quot;)" office:value-type="float" office:value="5" calcext:value-type="float">
            <text:p>5</text:p>
          </table:table-cell>
          <table:table-cell table:formula="of:=COUNTIFS(['Papers ASE'.$A$1:.$A$1552]; [.$H13]; ['Papers ASE'.$D$1:.$D$1552]; &quot;SIM&quot;)" office:value-type="float" office:value="0" calcext:value-type="float">
            <text:p>0</text:p>
          </table:table-cell>
          <table:table-cell/>
          <table:table-cell table:formula="of:=[.D13]+[.I13]" office:value-type="float" office:value="64" calcext:value-type="float">
            <text:p>64</text:p>
          </table:table-cell>
          <table:table-cell table:formula="of:=[.E13]+[.J13]" office:value-type="float" office:value="11" calcext:value-type="float">
            <text:p>11</text:p>
          </table:table-cell>
          <table:table-cell table:formula="of:=[.F13]+[.K1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/>
          <table:table-cell office:value-type="string" calcext:value-type="string">
            <text:p>SCAM 2003</text:p>
          </table:table-cell>
          <table:table-cell table:formula="of:=COUNTIF(['Papers SCAM'.$A$1:.$A$361]; [.C14])" office:value-type="float" office:value="21" calcext:value-type="float">
            <text:p>21</text:p>
          </table:table-cell>
          <table:table-cell table:formula="of:=COUNTIFS(['Papers SCAM'.$A$1:.$A$361]; [.C14]; ['Papers SCAM'.$C$1:.$C$361]; &quot;SIM&quot;)" office:value-type="float" office:value="8" calcext:value-type="float">
            <text:p>8</text:p>
          </table:table-cell>
          <table:table-cell table:formula="of:=COUNTIFS(['Papers SCAM'.$A$1:.$A$361]; [.$C14]; ['Papers SCAM'.$D$1:.$D$361]; &quot;SIM&quot;)" office:value-type="float" office:value="2" calcext:value-type="float">
            <text:p>2</text:p>
          </table:table-cell>
          <table:table-cell/>
          <table:table-cell office:value-type="string" calcext:value-type="string">
            <text:p>ASE 2003</text:p>
          </table:table-cell>
          <table:table-cell table:formula="of:=COUNTIF(['Papers ASE'.$A$1:.$A$1553]; [.H14])" office:value-type="float" office:value="54" calcext:value-type="float">
            <text:p>54</text:p>
          </table:table-cell>
          <table:table-cell table:formula="of:=COUNTIFS(['Papers ASE'.$A$1:.$A$1552]; [.H14]; ['Papers ASE'.$C$1:.$C$1552]; &quot;SIM&quot;)" office:value-type="float" office:value="5" calcext:value-type="float">
            <text:p>5</text:p>
          </table:table-cell>
          <table:table-cell table:formula="of:=COUNTIFS(['Papers ASE'.$A$1:.$A$1552]; [.$H14]; ['Papers ASE'.$D$1:.$D$1552]; &quot;SIM&quot;)" office:value-type="float" office:value="1" calcext:value-type="float">
            <text:p>1</text:p>
          </table:table-cell>
          <table:table-cell/>
          <table:table-cell table:formula="of:=[.D14]+[.I14]" office:value-type="float" office:value="75" calcext:value-type="float">
            <text:p>75</text:p>
          </table:table-cell>
          <table:table-cell table:formula="of:=[.E14]+[.J14]" office:value-type="float" office:value="13" calcext:value-type="float">
            <text:p>13</text:p>
          </table:table-cell>
          <table:table-cell table:formula="of:=[.F14]+[.K14]" office:value-type="float" office:value="3" calcext:value-type="float">
            <text:p>3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/>
          <table:table-cell office:value-type="string" calcext:value-type="string">
            <text:p>SCAM 2004</text:p>
          </table:table-cell>
          <table:table-cell table:formula="of:=COUNTIF(['Papers SCAM'.$A$1:.$A$361]; [.C15])" office:value-type="float" office:value="17" calcext:value-type="float">
            <text:p>17</text:p>
          </table:table-cell>
          <table:table-cell table:formula="of:=COUNTIFS(['Papers SCAM'.$A$1:.$A$361]; [.C15]; ['Papers SCAM'.$C$1:.$C$361]; &quot;SIM&quot;)" office:value-type="float" office:value="3" calcext:value-type="float">
            <text:p>3</text:p>
          </table:table-cell>
          <table:table-cell table:formula="of:=COUNTIFS(['Papers SCAM'.$A$1:.$A$361]; [.$C15]; ['Papers SCAM'.$D$1:.$D$361]; &quot;SIM&quot;)" office:value-type="float" office:value="1" calcext:value-type="float">
            <text:p>1</text:p>
          </table:table-cell>
          <table:table-cell/>
          <table:table-cell office:value-type="string" calcext:value-type="string">
            <text:p>ASE 2004</text:p>
          </table:table-cell>
          <table:table-cell table:formula="of:=COUNTIF(['Papers ASE'.$A$1:.$A$1553]; [.H15])" office:value-type="float" office:value="66" calcext:value-type="float">
            <text:p>66</text:p>
          </table:table-cell>
          <table:table-cell table:formula="of:=COUNTIFS(['Papers ASE'.$A$1:.$A$1552]; [.H15]; ['Papers ASE'.$C$1:.$C$1552]; &quot;SIM&quot;)" office:value-type="float" office:value="7" calcext:value-type="float">
            <text:p>7</text:p>
          </table:table-cell>
          <table:table-cell table:formula="of:=COUNTIFS(['Papers ASE'.$A$1:.$A$1552]; [.$H15]; ['Papers ASE'.$D$1:.$D$1552]; &quot;SIM&quot;)" office:value-type="float" office:value="0" calcext:value-type="float">
            <text:p>0</text:p>
          </table:table-cell>
          <table:table-cell/>
          <table:table-cell table:formula="of:=[.D15]+[.I15]" office:value-type="float" office:value="83" calcext:value-type="float">
            <text:p>83</text:p>
          </table:table-cell>
          <table:table-cell table:formula="of:=[.E15]+[.J15]" office:value-type="float" office:value="10" calcext:value-type="float">
            <text:p>10</text:p>
          </table:table-cell>
          <table:table-cell table:formula="of:=[.F15]+[.K15]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/>
          <table:table-cell office:value-type="string" calcext:value-type="string">
            <text:p>SCAM 2005</text:p>
          </table:table-cell>
          <table:table-cell table:formula="of:=COUNTIF(['Papers SCAM'.$A$1:.$A$361]; [.C16])" office:value-type="float" office:value="19" calcext:value-type="float">
            <text:p>19</text:p>
          </table:table-cell>
          <table:table-cell table:formula="of:=COUNTIFS(['Papers SCAM'.$A$1:.$A$361]; [.C16]; ['Papers SCAM'.$C$1:.$C$361]; &quot;SIM&quot;)" office:value-type="float" office:value="7" calcext:value-type="float">
            <text:p>7</text:p>
          </table:table-cell>
          <table:table-cell table:formula="of:=COUNTIFS(['Papers SCAM'.$A$1:.$A$361]; [.$C16]; ['Papers SCAM'.$D$1:.$D$361]; &quot;SIM&quot;)" office:value-type="float" office:value="0" calcext:value-type="float">
            <text:p>0</text:p>
          </table:table-cell>
          <table:table-cell/>
          <table:table-cell office:value-type="string" calcext:value-type="string">
            <text:p>ASE 2005</text:p>
          </table:table-cell>
          <table:table-cell table:formula="of:=COUNTIF(['Papers ASE'.$A$1:.$A$1553]; [.H16])" office:value-type="float" office:value="72" calcext:value-type="float">
            <text:p>72</text:p>
          </table:table-cell>
          <table:table-cell table:formula="of:=COUNTIFS(['Papers ASE'.$A$1:.$A$1552]; [.H16]; ['Papers ASE'.$C$1:.$C$1552]; &quot;SIM&quot;)" office:value-type="float" office:value="11" calcext:value-type="float">
            <text:p>11</text:p>
          </table:table-cell>
          <table:table-cell table:formula="of:=COUNTIFS(['Papers ASE'.$A$1:.$A$1552]; [.$H16]; ['Papers ASE'.$D$1:.$D$1552]; &quot;SIM&quot;)" office:value-type="float" office:value="0" calcext:value-type="float">
            <text:p>0</text:p>
          </table:table-cell>
          <table:table-cell/>
          <table:table-cell table:formula="of:=[.D16]+[.I16]" office:value-type="float" office:value="91" calcext:value-type="float">
            <text:p>91</text:p>
          </table:table-cell>
          <table:table-cell table:formula="of:=[.E16]+[.J16]" office:value-type="float" office:value="18" calcext:value-type="float">
            <text:p>18</text:p>
          </table:table-cell>
          <table:table-cell table:formula="of:=[.F16]+[.K1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/>
          <table:table-cell office:value-type="string" calcext:value-type="string">
            <text:p>SCAM 2006</text:p>
          </table:table-cell>
          <table:table-cell table:formula="of:=COUNTIF(['Papers SCAM'.$A$1:.$A$361]; [.C17])" office:value-type="float" office:value="22" calcext:value-type="float">
            <text:p>22</text:p>
          </table:table-cell>
          <table:table-cell table:formula="of:=COUNTIFS(['Papers SCAM'.$A$1:.$A$361]; [.C17]; ['Papers SCAM'.$C$1:.$C$361]; &quot;SIM&quot;)" office:value-type="float" office:value="10" calcext:value-type="float">
            <text:p>10</text:p>
          </table:table-cell>
          <table:table-cell table:formula="of:=COUNTIFS(['Papers SCAM'.$A$1:.$A$361]; [.$C17]; ['Papers SCAM'.$D$1:.$D$361]; &quot;SIM&quot;)" office:value-type="float" office:value="3" calcext:value-type="float">
            <text:p>3</text:p>
          </table:table-cell>
          <table:table-cell/>
          <table:table-cell office:value-type="string" calcext:value-type="string">
            <text:p>ASE 2006</text:p>
          </table:table-cell>
          <table:table-cell table:formula="of:=COUNTIF(['Papers ASE'.$A$1:.$A$1553]; [.H17])" office:value-type="float" office:value="58" calcext:value-type="float">
            <text:p>58</text:p>
          </table:table-cell>
          <table:table-cell table:formula="of:=COUNTIFS(['Papers ASE'.$A$1:.$A$1552]; [.H17]; ['Papers ASE'.$C$1:.$C$1552]; &quot;SIM&quot;)" office:value-type="float" office:value="12" calcext:value-type="float">
            <text:p>12</text:p>
          </table:table-cell>
          <table:table-cell table:formula="of:=COUNTIFS(['Papers ASE'.$A$1:.$A$1552]; [.$H17]; ['Papers ASE'.$D$1:.$D$1552]; &quot;SIM&quot;)" office:value-type="float" office:value="2" calcext:value-type="float">
            <text:p>2</text:p>
          </table:table-cell>
          <table:table-cell/>
          <table:table-cell table:formula="of:=[.D17]+[.I17]" office:value-type="float" office:value="80" calcext:value-type="float">
            <text:p>80</text:p>
          </table:table-cell>
          <table:table-cell table:formula="of:=[.E17]+[.J17]" office:value-type="float" office:value="22" calcext:value-type="float">
            <text:p>22</text:p>
          </table:table-cell>
          <table:table-cell table:formula="of:=[.F17]+[.K17]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/>
          <table:table-cell office:value-type="string" calcext:value-type="string">
            <text:p>SCAM 2007</text:p>
          </table:table-cell>
          <table:table-cell table:formula="of:=COUNTIF(['Papers SCAM'.$A$1:.$A$361]; [.C18])" office:value-type="float" office:value="23" calcext:value-type="float">
            <text:p>23</text:p>
          </table:table-cell>
          <table:table-cell table:formula="of:=COUNTIFS(['Papers SCAM'.$A$1:.$A$361]; [.C18]; ['Papers SCAM'.$C$1:.$C$361]; &quot;SIM&quot;)" office:value-type="float" office:value="7" calcext:value-type="float">
            <text:p>7</text:p>
          </table:table-cell>
          <table:table-cell table:formula="of:=COUNTIFS(['Papers SCAM'.$A$1:.$A$361]; [.$C18]; ['Papers SCAM'.$D$1:.$D$361]; &quot;SIM&quot;)" office:value-type="float" office:value="1" calcext:value-type="float">
            <text:p>1</text:p>
          </table:table-cell>
          <table:table-cell/>
          <table:table-cell office:value-type="string" calcext:value-type="string">
            <text:p>ASE 2007</text:p>
          </table:table-cell>
          <table:table-cell table:formula="of:=COUNTIF(['Papers ASE'.$A$1:.$A$1553]; [.H18])" office:value-type="float" office:value="102" calcext:value-type="float">
            <text:p>102</text:p>
          </table:table-cell>
          <table:table-cell table:formula="of:=COUNTIFS(['Papers ASE'.$A$1:.$A$1552]; [.H18]; ['Papers ASE'.$C$1:.$C$1552]; &quot;SIM&quot;)" office:value-type="float" office:value="19" calcext:value-type="float">
            <text:p>19</text:p>
          </table:table-cell>
          <table:table-cell table:formula="of:=COUNTIFS(['Papers ASE'.$A$1:.$A$1552]; [.$H18]; ['Papers ASE'.$D$1:.$D$1552]; &quot;SIM&quot;)" office:value-type="float" office:value="3" calcext:value-type="float">
            <text:p>3</text:p>
          </table:table-cell>
          <table:table-cell/>
          <table:table-cell table:formula="of:=[.D18]+[.I18]" office:value-type="float" office:value="125" calcext:value-type="float">
            <text:p>125</text:p>
          </table:table-cell>
          <table:table-cell table:formula="of:=[.E18]+[.J18]" office:value-type="float" office:value="26" calcext:value-type="float">
            <text:p>26</text:p>
          </table:table-cell>
          <table:table-cell table:formula="of:=[.F18]+[.K18]" office:value-type="float" office:value="4" calcext:value-type="float">
            <text:p>4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/>
          <table:table-cell office:value-type="string" calcext:value-type="string">
            <text:p>SCAM 2008</text:p>
          </table:table-cell>
          <table:table-cell table:formula="of:=COUNTIF(['Papers SCAM'.$A$1:.$A$361]; [.C19])" office:value-type="float" office:value="29" calcext:value-type="float">
            <text:p>29</text:p>
          </table:table-cell>
          <table:table-cell table:formula="of:=COUNTIFS(['Papers SCAM'.$A$1:.$A$361]; [.C19]; ['Papers SCAM'.$C$1:.$C$361]; &quot;SIM&quot;)" office:value-type="float" office:value="14" calcext:value-type="float">
            <text:p>14</text:p>
          </table:table-cell>
          <table:table-cell table:formula="of:=COUNTIFS(['Papers SCAM'.$A$1:.$A$361]; [.$C19]; ['Papers SCAM'.$D$1:.$D$361]; &quot;SIM&quot;)" office:value-type="float" office:value="0" calcext:value-type="float">
            <text:p>0</text:p>
          </table:table-cell>
          <table:table-cell/>
          <table:table-cell office:value-type="string" calcext:value-type="string">
            <text:p>ASE 2008</text:p>
          </table:table-cell>
          <table:table-cell table:formula="of:=COUNTIF(['Papers ASE'.$A$1:.$A$1553]; [.H19])" office:value-type="float" office:value="90" calcext:value-type="float">
            <text:p>90</text:p>
          </table:table-cell>
          <table:table-cell table:formula="of:=COUNTIFS(['Papers ASE'.$A$1:.$A$1552]; [.H19]; ['Papers ASE'.$C$1:.$C$1552]; &quot;SIM&quot;)" office:value-type="float" office:value="18" calcext:value-type="float">
            <text:p>18</text:p>
          </table:table-cell>
          <table:table-cell table:formula="of:=COUNTIFS(['Papers ASE'.$A$1:.$A$1552]; [.$H19]; ['Papers ASE'.$D$1:.$D$1552]; &quot;SIM&quot;)" office:value-type="float" office:value="3" calcext:value-type="float">
            <text:p>3</text:p>
          </table:table-cell>
          <table:table-cell/>
          <table:table-cell table:formula="of:=[.D19]+[.I19]" office:value-type="float" office:value="119" calcext:value-type="float">
            <text:p>119</text:p>
          </table:table-cell>
          <table:table-cell table:formula="of:=[.E19]+[.J19]" office:value-type="float" office:value="32" calcext:value-type="float">
            <text:p>32</text:p>
          </table:table-cell>
          <table:table-cell table:formula="of:=[.F19]+[.K19]" office:value-type="float" office:value="3" calcext:value-type="float">
            <text:p>3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/>
          <table:table-cell office:value-type="string" calcext:value-type="string">
            <text:p>SCAM 2009</text:p>
          </table:table-cell>
          <table:table-cell table:formula="of:=COUNTIF(['Papers SCAM'.$A$1:.$A$361]; [.C20])" office:value-type="float" office:value="20" calcext:value-type="float">
            <text:p>20</text:p>
          </table:table-cell>
          <table:table-cell table:formula="of:=COUNTIFS(['Papers SCAM'.$A$1:.$A$361]; [.C20]; ['Papers SCAM'.$C$1:.$C$361]; &quot;SIM&quot;)" office:value-type="float" office:value="10" calcext:value-type="float">
            <text:p>10</text:p>
          </table:table-cell>
          <table:table-cell table:formula="of:=COUNTIFS(['Papers SCAM'.$A$1:.$A$361]; [.$C20]; ['Papers SCAM'.$D$1:.$D$361]; &quot;SIM&quot;)" office:value-type="float" office:value="0" calcext:value-type="float">
            <text:p>0</text:p>
          </table:table-cell>
          <table:table-cell/>
          <table:table-cell office:value-type="string" calcext:value-type="string">
            <text:p>ASE 2009</text:p>
          </table:table-cell>
          <table:table-cell table:formula="of:=COUNTIF(['Papers ASE'.$A$1:.$A$1553]; [.H20])" office:value-type="float" office:value="89" calcext:value-type="float">
            <text:p>89</text:p>
          </table:table-cell>
          <table:table-cell table:formula="of:=COUNTIFS(['Papers ASE'.$A$1:.$A$1552]; [.H20]; ['Papers ASE'.$C$1:.$C$1552]; &quot;SIM&quot;)" office:value-type="float" office:value="19" calcext:value-type="float">
            <text:p>19</text:p>
          </table:table-cell>
          <table:table-cell table:formula="of:=COUNTIFS(['Papers ASE'.$A$1:.$A$1552]; [.$H20]; ['Papers ASE'.$D$1:.$D$1552]; &quot;SIM&quot;)" office:value-type="float" office:value="4" calcext:value-type="float">
            <text:p>4</text:p>
          </table:table-cell>
          <table:table-cell/>
          <table:table-cell table:formula="of:=[.D20]+[.I20]" office:value-type="float" office:value="109" calcext:value-type="float">
            <text:p>109</text:p>
          </table:table-cell>
          <table:table-cell table:formula="of:=[.E20]+[.J20]" office:value-type="float" office:value="29" calcext:value-type="float">
            <text:p>29</text:p>
          </table:table-cell>
          <table:table-cell table:formula="of:=[.F20]+[.K20]" office:value-type="float" office:value="4" calcext:value-type="float">
            <text:p>4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/>
          <table:table-cell office:value-type="string" calcext:value-type="string">
            <text:p>SCAM 2010</text:p>
          </table:table-cell>
          <table:table-cell table:formula="of:=COUNTIF(['Papers SCAM'.$A$1:.$A$361]; [.C21])" office:value-type="float" office:value="21" calcext:value-type="float">
            <text:p>21</text:p>
          </table:table-cell>
          <table:table-cell table:formula="of:=COUNTIFS(['Papers SCAM'.$A$1:.$A$361]; [.C21]; ['Papers SCAM'.$C$1:.$C$361]; &quot;SIM&quot;)" office:value-type="float" office:value="15" calcext:value-type="float">
            <text:p>15</text:p>
          </table:table-cell>
          <table:table-cell table:formula="of:=COUNTIFS(['Papers SCAM'.$A$1:.$A$361]; [.$C21]; ['Papers SCAM'.$D$1:.$D$361]; &quot;SIM&quot;)" office:value-type="float" office:value="3" calcext:value-type="float">
            <text:p>3</text:p>
          </table:table-cell>
          <table:table-cell/>
          <table:table-cell office:value-type="string" calcext:value-type="string">
            <text:p>ASE 2010</text:p>
          </table:table-cell>
          <table:table-cell table:formula="of:=COUNTIF(['Papers ASE'.$A$1:.$A$1553]; [.H21])" office:value-type="float" office:value="87" calcext:value-type="float">
            <text:p>87</text:p>
          </table:table-cell>
          <table:table-cell table:formula="of:=COUNTIFS(['Papers ASE'.$A$1:.$A$1552]; [.H21]; ['Papers ASE'.$C$1:.$C$1552]; &quot;SIM&quot;)" office:value-type="float" office:value="20" calcext:value-type="float">
            <text:p>20</text:p>
          </table:table-cell>
          <table:table-cell table:formula="of:=COUNTIFS(['Papers ASE'.$A$1:.$A$1552]; [.$H21]; ['Papers ASE'.$D$1:.$D$1552]; &quot;SIM&quot;)" office:value-type="float" office:value="2" calcext:value-type="float">
            <text:p>2</text:p>
          </table:table-cell>
          <table:table-cell/>
          <table:table-cell table:formula="of:=[.D21]+[.I21]" office:value-type="float" office:value="108" calcext:value-type="float">
            <text:p>108</text:p>
          </table:table-cell>
          <table:table-cell table:formula="of:=[.E21]+[.J21]" office:value-type="float" office:value="35" calcext:value-type="float">
            <text:p>35</text:p>
          </table:table-cell>
          <table:table-cell table:formula="of:=[.F21]+[.K21]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/>
          <table:table-cell office:value-type="string" calcext:value-type="string">
            <text:p>SCAM 2011</text:p>
          </table:table-cell>
          <table:table-cell table:formula="of:=COUNTIF(['Papers SCAM'.$A$1:.$A$361]; [.C22])" office:value-type="float" office:value="21" calcext:value-type="float">
            <text:p>21</text:p>
          </table:table-cell>
          <table:table-cell table:formula="of:=COUNTIFS(['Papers SCAM'.$A$1:.$A$361]; [.C22]; ['Papers SCAM'.$C$1:.$C$361]; &quot;SIM&quot;)" office:value-type="float" office:value="10" calcext:value-type="float">
            <text:p>10</text:p>
          </table:table-cell>
          <table:table-cell table:formula="of:=COUNTIFS(['Papers SCAM'.$A$1:.$A$361]; [.$C22]; ['Papers SCAM'.$D$1:.$D$361]; &quot;SIM&quot;)" office:value-type="float" office:value="2" calcext:value-type="float">
            <text:p>2</text:p>
          </table:table-cell>
          <table:table-cell/>
          <table:table-cell office:value-type="string" calcext:value-type="string">
            <text:p>ASE 2011</text:p>
          </table:table-cell>
          <table:table-cell table:formula="of:=COUNTIF(['Papers ASE'.$A$1:.$A$1553]; [.H22])" office:value-type="float" office:value="112" calcext:value-type="float">
            <text:p>112</text:p>
          </table:table-cell>
          <table:table-cell table:formula="of:=COUNTIFS(['Papers ASE'.$A$1:.$A$1552]; [.H22]; ['Papers ASE'.$C$1:.$C$1552]; &quot;SIM&quot;)" office:value-type="float" office:value="28" calcext:value-type="float">
            <text:p>28</text:p>
          </table:table-cell>
          <table:table-cell table:formula="of:=COUNTIFS(['Papers ASE'.$A$1:.$A$1552]; [.$H22]; ['Papers ASE'.$D$1:.$D$1552]; &quot;SIM&quot;)" office:value-type="float" office:value="3" calcext:value-type="float">
            <text:p>3</text:p>
          </table:table-cell>
          <table:table-cell/>
          <table:table-cell table:formula="of:=[.D22]+[.I22]" office:value-type="float" office:value="133" calcext:value-type="float">
            <text:p>133</text:p>
          </table:table-cell>
          <table:table-cell table:formula="of:=[.E22]+[.J22]" office:value-type="float" office:value="38" calcext:value-type="float">
            <text:p>38</text:p>
          </table:table-cell>
          <table:table-cell table:formula="of:=[.F22]+[.K22]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/>
          <table:table-cell office:value-type="string" calcext:value-type="string">
            <text:p>SCAM 2012</text:p>
          </table:table-cell>
          <table:table-cell table:formula="of:=COUNTIF(['Papers SCAM'.$A$1:.$A$361]; [.C23])" office:value-type="float" office:value="22" calcext:value-type="float">
            <text:p>22</text:p>
          </table:table-cell>
          <table:table-cell table:formula="of:=COUNTIFS(['Papers SCAM'.$A$1:.$A$361]; [.C23]; ['Papers SCAM'.$C$1:.$C$361]; &quot;SIM&quot;)" office:value-type="float" office:value="12" calcext:value-type="float">
            <text:p>12</text:p>
          </table:table-cell>
          <table:table-cell table:formula="of:=COUNTIFS(['Papers SCAM'.$A$1:.$A$361]; [.$C23]; ['Papers SCAM'.$D$1:.$D$361]; &quot;SIM&quot;)" office:value-type="float" office:value="2" calcext:value-type="float">
            <text:p>2</text:p>
          </table:table-cell>
          <table:table-cell/>
          <table:table-cell office:value-type="string" calcext:value-type="string">
            <text:p>ASE 2012</text:p>
          </table:table-cell>
          <table:table-cell table:formula="of:=COUNTIF(['Papers ASE'.$A$1:.$A$1553]; [.H23])" office:value-type="float" office:value="68" calcext:value-type="float">
            <text:p>68</text:p>
          </table:table-cell>
          <table:table-cell table:formula="of:=COUNTIFS(['Papers ASE'.$A$1:.$A$1552]; [.H23]; ['Papers ASE'.$C$1:.$C$1552]; &quot;SIM&quot;)" office:value-type="float" office:value="16" calcext:value-type="float">
            <text:p>16</text:p>
          </table:table-cell>
          <table:table-cell table:formula="of:=COUNTIFS(['Papers ASE'.$A$1:.$A$1552]; [.$H23]; ['Papers ASE'.$D$1:.$D$1552]; &quot;SIM&quot;)" office:value-type="float" office:value="4" calcext:value-type="float">
            <text:p>4</text:p>
          </table:table-cell>
          <table:table-cell/>
          <table:table-cell table:formula="of:=[.D23]+[.I23]" office:value-type="float" office:value="90" calcext:value-type="float">
            <text:p>90</text:p>
          </table:table-cell>
          <table:table-cell table:formula="of:=[.E23]+[.J23]" office:value-type="float" office:value="28" calcext:value-type="float">
            <text:p>28</text:p>
          </table:table-cell>
          <table:table-cell table:formula="of:=[.F23]+[.K23]" office:value-type="float" office:value="6" calcext:value-type="float">
            <text:p>6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/>
          <table:table-cell office:value-type="string" calcext:value-type="string">
            <text:p>SCAM 2013</text:p>
          </table:table-cell>
          <table:table-cell table:formula="of:=COUNTIF(['Papers SCAM'.$A$1:.$A$361]; [.C24])" office:value-type="float" office:value="24" calcext:value-type="float">
            <text:p>24</text:p>
          </table:table-cell>
          <table:table-cell table:formula="of:=COUNTIFS(['Papers SCAM'.$A$1:.$A$361]; [.C24]; ['Papers SCAM'.$C$1:.$C$361]; &quot;SIM&quot;)" office:value-type="float" office:value="13" calcext:value-type="float">
            <text:p>13</text:p>
          </table:table-cell>
          <table:table-cell table:formula="of:=COUNTIFS(['Papers SCAM'.$A$1:.$A$361]; [.$C24]; ['Papers SCAM'.$D$1:.$D$361]; &quot;SIM&quot;)" office:value-type="float" office:value="0" calcext:value-type="float">
            <text:p>0</text:p>
          </table:table-cell>
          <table:table-cell/>
          <table:table-cell office:value-type="string" calcext:value-type="string">
            <text:p>ASE 2013</text:p>
          </table:table-cell>
          <table:table-cell table:formula="of:=COUNTIF(['Papers ASE'.$A$1:.$A$1553]; [.H24])" office:value-type="float" office:value="91" calcext:value-type="float">
            <text:p>91</text:p>
          </table:table-cell>
          <table:table-cell table:formula="of:=COUNTIFS(['Papers ASE'.$A$1:.$A$1552]; [.H24]; ['Papers ASE'.$C$1:.$C$1552]; &quot;SIM&quot;)" office:value-type="float" office:value="29" calcext:value-type="float">
            <text:p>29</text:p>
          </table:table-cell>
          <table:table-cell table:formula="of:=COUNTIFS(['Papers ASE'.$A$1:.$A$1552]; [.$H24]; ['Papers ASE'.$D$1:.$D$1552]; &quot;SIM&quot;)" office:value-type="float" office:value="4" calcext:value-type="float">
            <text:p>4</text:p>
          </table:table-cell>
          <table:table-cell/>
          <table:table-cell table:formula="of:=[.D24]+[.I24]" office:value-type="float" office:value="115" calcext:value-type="float">
            <text:p>115</text:p>
          </table:table-cell>
          <table:table-cell table:formula="of:=[.E24]+[.J24]" office:value-type="float" office:value="42" calcext:value-type="float">
            <text:p>42</text:p>
          </table:table-cell>
          <table:table-cell table:formula="of:=[.F24]+[.K24]" office:value-type="float" office:value="4" calcext:value-type="float">
            <text:p>4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/>
          <table:table-cell office:value-type="string" calcext:value-type="string">
            <text:p>SCAM 2014</text:p>
          </table:table-cell>
          <table:table-cell table:formula="of:=COUNTIF(['Papers SCAM'.$A$1:.$A$361]; [.C25])" office:value-type="float" office:value="36" calcext:value-type="float">
            <text:p>36</text:p>
          </table:table-cell>
          <table:table-cell table:formula="of:=COUNTIFS(['Papers SCAM'.$A$1:.$A$361]; [.C25]; ['Papers SCAM'.$C$1:.$C$361]; &quot;SIM&quot;)" office:value-type="float" office:value="16" calcext:value-type="float">
            <text:p>16</text:p>
          </table:table-cell>
          <table:table-cell table:formula="of:=COUNTIFS(['Papers SCAM'.$A$1:.$A$361]; [.$C25]; ['Papers SCAM'.$D$1:.$D$361]; &quot;SIM&quot;)" office:value-type="float" office:value="4" calcext:value-type="float">
            <text:p>4</text:p>
          </table:table-cell>
          <table:table-cell/>
          <table:table-cell office:value-type="string" calcext:value-type="string">
            <text:p>ASE 2014</text:p>
          </table:table-cell>
          <table:table-cell table:formula="of:=COUNTIF(['Papers ASE'.$A$1:.$A$1553]; [.H25])" office:value-type="float" office:value="104" calcext:value-type="float">
            <text:p>104</text:p>
          </table:table-cell>
          <table:table-cell table:formula="of:=COUNTIFS(['Papers ASE'.$A$1:.$A$1552]; [.H25]; ['Papers ASE'.$C$1:.$C$1552]; &quot;SIM&quot;)" office:value-type="float" office:value="41" calcext:value-type="float">
            <text:p>41</text:p>
          </table:table-cell>
          <table:table-cell table:formula="of:=COUNTIFS(['Papers ASE'.$A$1:.$A$1552]; [.$H25]; ['Papers ASE'.$D$1:.$D$1552]; &quot;SIM&quot;)" office:value-type="float" office:value="8" calcext:value-type="float">
            <text:p>8</text:p>
          </table:table-cell>
          <table:table-cell/>
          <table:table-cell table:formula="of:=[.D25]+[.I25]" office:value-type="float" office:value="140" calcext:value-type="float">
            <text:p>140</text:p>
          </table:table-cell>
          <table:table-cell table:formula="of:=[.E25]+[.J25]" office:value-type="float" office:value="57" calcext:value-type="float">
            <text:p>57</text:p>
          </table:table-cell>
          <table:table-cell table:formula="of:=[.F25]+[.K25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/>
          <table:table-cell office:value-type="string" calcext:value-type="string">
            <text:p>SCAM 2015</text:p>
          </table:table-cell>
          <table:table-cell table:formula="of:=COUNTIF(['Papers SCAM'.$A$1:.$A$361]; [.C26])" office:value-type="float" office:value="30" calcext:value-type="float">
            <text:p>30</text:p>
          </table:table-cell>
          <table:table-cell table:formula="of:=COUNTIFS(['Papers SCAM'.$A$1:.$A$361]; [.C26]; ['Papers SCAM'.$C$1:.$C$361]; &quot;SIM&quot;)" office:value-type="float" office:value="18" calcext:value-type="float">
            <text:p>18</text:p>
          </table:table-cell>
          <table:table-cell table:formula="of:=COUNTIFS(['Papers SCAM'.$A$1:.$A$361]; [.$C26]; ['Papers SCAM'.$D$1:.$D$361]; &quot;SIM&quot;)" office:value-type="float" office:value="2" calcext:value-type="float">
            <text:p>2</text:p>
          </table:table-cell>
          <table:table-cell/>
          <table:table-cell office:value-type="string" calcext:value-type="string">
            <text:p>ASE 2015</text:p>
          </table:table-cell>
          <table:table-cell table:formula="of:=COUNTIF(['Papers ASE'.$A$1:.$A$1553]; [.H26])" office:value-type="float" office:value="100" calcext:value-type="float">
            <text:p>100</text:p>
          </table:table-cell>
          <table:table-cell table:formula="of:=COUNTIFS(['Papers ASE'.$A$1:.$A$1552]; [.H26]; ['Papers ASE'.$C$1:.$C$1552]; &quot;SIM&quot;)" office:value-type="float" office:value="42" calcext:value-type="float">
            <text:p>42</text:p>
          </table:table-cell>
          <table:table-cell table:formula="of:=COUNTIFS(['Papers ASE'.$A$1:.$A$1552]; [.$H26]; ['Papers ASE'.$D$1:.$D$1552]; &quot;SIM&quot;)" office:value-type="float" office:value="6" calcext:value-type="float">
            <text:p>6</text:p>
          </table:table-cell>
          <table:table-cell/>
          <table:table-cell table:formula="of:=[.D26]+[.I26]" office:value-type="float" office:value="130" calcext:value-type="float">
            <text:p>130</text:p>
          </table:table-cell>
          <table:table-cell table:formula="of:=[.E26]+[.J26]" office:value-type="float" office:value="60" calcext:value-type="float">
            <text:p>60</text:p>
          </table:table-cell>
          <table:table-cell table:formula="of:=[.F26]+[.K26]" office:value-type="float" office:value="8" calcext:value-type="float">
            <text:p>8</text:p>
          </table:table-cell>
        </table:table-row>
        <table:table-row table:style-name="ro1">
          <table:table-cell table:style-name="ce70" office:value-type="string" calcext:value-type="string">
            <text:p>Total</text:p>
          </table:table-cell>
          <table:table-cell table:style-name="ce71"/>
          <table:table-cell table:style-name="ce24" office:value-type="string" calcext:value-type="string">
            <text:p>Papers total</text:p>
          </table:table-cell>
          <table:table-cell table:style-name="ce24" table:formula="of:=SUM([.D12:.D26])" office:value-type="float" office:value="346" calcext:value-type="float">
            <text:p>346</text:p>
          </table:table-cell>
          <table:table-cell table:style-name="ce51" table:formula="of:=SUM([.E12:.E26])" office:value-type="float" office:value="155" calcext:value-type="float">
            <text:p>155</text:p>
          </table:table-cell>
          <table:table-cell table:style-name="ce54" table:formula="of:=SUM([.F12:.F26])" office:value-type="float" office:value="20" calcext:value-type="float">
            <text:p>20</text:p>
          </table:table-cell>
          <table:table-cell/>
          <table:table-cell table:style-name="ce24" office:value-type="string" calcext:value-type="string">
            <text:p>Total</text:p>
          </table:table-cell>
          <table:table-cell table:style-name="ce24" table:formula="of:=SUM([.I2:.I26])" office:value-type="float" office:value="1527" calcext:value-type="float">
            <text:p>1527</text:p>
          </table:table-cell>
          <table:table-cell table:style-name="ce51" table:formula="of:=SUM([.J2:.J26])" office:value-type="float" office:value="286" calcext:value-type="float">
            <text:p>286</text:p>
          </table:table-cell>
          <table:table-cell table:style-name="ce54" table:formula="of:=SUM([.K2:.K26])" office:value-type="float" office:value="42" calcext:value-type="float">
            <text:p>42</text:p>
          </table:table-cell>
          <table:table-cell/>
          <table:table-cell table:style-name="ce24" table:formula="of:=SUM([.M2:.M26])" office:value-type="float" office:value="1873" calcext:value-type="float">
            <text:p>1873</text:p>
          </table:table-cell>
          <table:table-cell table:style-name="ce51" table:formula="of:=SUM([.N2:.N26])" office:value-type="float" office:value="441" calcext:value-type="float">
            <text:p>441</text:p>
          </table:table-cell>
          <table:table-cell table:style-name="ce54" table:formula="of:=SUM([.O2:.O26])" office:value-type="float" office:value="62" calcext:value-type="float">
            <text:p>62</text:p>
          </table:table-cell>
        </table:table-row>
        <table:table-row table:style-name="ro1">
          <table:table-cell table:style-name="ce70" office:value-type="string" calcext:value-type="string">
            <text:p>Média</text:p>
          </table:table-cell>
          <table:table-cell table:style-name="ce71"/>
          <table:table-cell table:style-name="ce24" office:value-type="string" calcext:value-type="string">
            <text:p>Média</text:p>
          </table:table-cell>
          <table:table-cell table:style-name="ce25" table:formula="of:=AVERAGE([.D12:.D26])" office:value-type="float" office:value="23.0666666666667" calcext:value-type="float">
            <text:p>23</text:p>
          </table:table-cell>
          <table:table-cell table:style-name="ce26" table:formula="of:=AVERAGE([.E12:.E26])" office:value-type="float" office:value="10.3333333333333" calcext:value-type="float">
            <text:p>10</text:p>
          </table:table-cell>
          <table:table-cell table:style-name="ce27" table:formula="of:=AVERAGE([.F12:.F26])" office:value-type="float" office:value="1.33333333333333" calcext:value-type="float">
            <text:p>1</text:p>
          </table:table-cell>
          <table:table-cell/>
          <table:table-cell table:style-name="ce24" office:value-type="string" calcext:value-type="string">
            <text:p>Média</text:p>
          </table:table-cell>
          <table:table-cell table:style-name="ce25" table:formula="of:=AVERAGE([.I2:.I26])" office:value-type="float" office:value="61.08" calcext:value-type="float">
            <text:p>61</text:p>
          </table:table-cell>
          <table:table-cell table:style-name="ce26" table:formula="of:=AVERAGE([.J2:.J26])" office:value-type="float" office:value="11.44" calcext:value-type="float">
            <text:p>11</text:p>
          </table:table-cell>
          <table:table-cell table:style-name="ce27" table:formula="of:=AVERAGE([.K2:.K26])" office:value-type="float" office:value="1.68" calcext:value-type="float">
            <text:p>2</text:p>
          </table:table-cell>
          <table:table-cell/>
          <table:table-cell table:style-name="ce25" table:formula="of:=AVERAGE([.M2:.M26])" office:value-type="float" office:value="74.92" calcext:value-type="float">
            <text:p>75</text:p>
          </table:table-cell>
          <table:table-cell table:style-name="ce26" table:formula="of:=AVERAGE([.N2:.N26])" office:value-type="float" office:value="17.64" calcext:value-type="float">
            <text:p>18</text:p>
          </table:table-cell>
          <table:table-cell table:style-name="ce27" table:formula="of:=AVERAGE([.O2:.O26])" office:value-type="float" office:value="2.48" calcext:value-type="float">
            <text:p>2</text:p>
          </table:table-cell>
        </table:table-row>
        <table:table-row table:style-name="ro1">
          <table:table-cell table:style-name="ce56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3"/>
        </table:table-row>
      </table:table>
      <table:table table:name="Ferramentas por Ano" table:style-name="ta1">
        <table:shapes>
          <draw:frame draw:z-index="0" draw:style-name="gr1" draw:text-style-name="P1" svg:width="228.4mm" svg:height="78.61mm" svg:x="78.23mm" svg:y="307.17mm">
            <draw:object draw:notify-on-update-of-ranges="'Ferramentas por Ano'.A64:'Ferramentas por Ano'.A78 'Ferramentas por Ano'.B64:'Ferramentas por Ano'.B7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228.73mm" svg:height="81.6mm" svg:x="78.23mm" svg:y="414.02mm">
            <draw:object draw:notify-on-update-of-ranges="'Ferramentas por Ano'.A88:'Ferramentas por Ano'.A102 'Ferramentas por Ano'.B87:'Ferramentas por Ano'.B87 'Ferramentas por Ano'.B88:'Ferramentas por Ano'.B10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6" table:default-cell-style-name="Default"/>
        <table:table-column table:style-name="co17" table:default-cell-style-name="Default"/>
        <table:table-column table:style-name="co18" table:default-cell-style-name="ce38"/>
        <table:table-column table:style-name="co3" table:number-columns-repeated="1017" table:default-cell-style-name="Default"/>
        <table:table-row table:style-name="ro1">
          <table:table-cell table:style-name="ce47" office:value-type="string" calcext:value-type="string">
            <text:p>Ano</text:p>
          </table:table-cell>
          <table:table-cell table:style-name="ce47" office:value-type="string" calcext:value-type="string">
            <text:p>Ferramenta</text:p>
          </table:table-cell>
          <table:table-cell table:style-name="ce47" office:value-type="string" calcext:value-type="string">
            <text:p>Disponibilidade da ferramenta</text:p>
          </table:table-cell>
          <table:table-cell table:number-columns-repeated="1017"/>
        </table:table-row>
        <table:table-row table:style-name="ro1">
          <table:table-cell table:style-name="ce48" office:value-type="float" office:value="2001" calcext:value-type="float">
            <text:p>2001</text:p>
          </table:table-cell>
          <table:table-cell table:style-name="ce55" office:value-type="string" calcext:value-type="string">
            <text:p>composite</text:p>
          </table:table-cell>
          <table:table-cell table:style-name="ce48" office:value-type="string" calcext:value-type="string">
            <text:p>disponível para download</text:p>
          </table:table-cell>
          <table:table-cell table:number-columns-repeated="1017"/>
        </table:table-row>
        <table:table-row table:style-name="ro1">
          <table:table-cell table:style-name="ce48" office:value-type="float" office:value="2003" calcext:value-type="float">
            <text:p>2003</text:p>
          </table:table-cell>
          <table:table-cell table:style-name="ce55" office:value-type="string" calcext:value-type="string">
            <text:p>CodeBoost</text:p>
          </table:table-cell>
          <table:table-cell table:style-name="ce48" office:value-type="string" calcext:value-type="string">
            <text:p>disponível para download</text:p>
          </table:table-cell>
          <table:table-cell table:number-columns-repeated="1017"/>
        </table:table-row>
        <table:table-row table:style-name="ro1">
          <table:table-cell table:style-name="ce48" office:value-type="float" office:value="2006" calcext:value-type="float">
            <text:p>2006</text:p>
          </table:table-cell>
          <table:table-cell table:style-name="ce55" office:value-type="string" calcext:value-type="string">
            <text:p>Indus</text:p>
          </table:table-cell>
          <table:table-cell table:style-name="ce48" office:value-type="string" calcext:value-type="string">
            <text:p>disponível para download</text:p>
          </table:table-cell>
          <table:table-cell table:number-columns-repeated="1017"/>
        </table:table-row>
        <table:table-row table:style-name="ro1">
          <table:table-cell table:style-name="ce48" office:value-type="float" office:value="2006" calcext:value-type="float">
            <text:p>2006</text:p>
          </table:table-cell>
          <table:table-cell table:style-name="ce55" office:value-type="string" calcext:value-type="string">
            <text:p>Kiasan/Bogor</text:p>
          </table:table-cell>
          <table:table-cell table:style-name="ce48" office:value-type="string" calcext:value-type="string">
            <text:p>disponível para download</text:p>
          </table:table-cell>
          <table:table-cell table:number-columns-repeated="1017"/>
        </table:table-row>
        <table:table-row table:style-name="ro1">
          <table:table-cell table:style-name="ce48" office:value-type="float" office:value="2006" calcext:value-type="float">
            <text:p>2006</text:p>
          </table:table-cell>
          <table:table-cell table:style-name="ce55" office:value-type="string" calcext:value-type="string">
            <text:p>mygcc</text:p>
          </table:table-cell>
          <table:table-cell table:style-name="ce48" office:value-type="string" calcext:value-type="string">
            <text:p>disponível para download</text:p>
          </table:table-cell>
          <table:table-cell table:number-columns-repeated="1017"/>
        </table:table-row>
        <table:table-row table:style-name="ro1">
          <table:table-cell table:style-name="ce48" office:value-type="float" office:value="2006" calcext:value-type="float">
            <text:p>2006</text:p>
          </table:table-cell>
          <table:table-cell table:style-name="ce55" office:value-type="string" calcext:value-type="string">
            <text:p>TACLE</text:p>
          </table:table-cell>
          <table:table-cell table:style-name="ce48" office:value-type="string" calcext:value-type="string">
            <text:p>disponível para download</text:p>
          </table:table-cell>
          <table:table-cell table:number-columns-repeated="1017"/>
        </table:table-row>
        <table:table-row table:style-name="ro1">
          <table:table-cell table:style-name="ce48" office:value-type="float" office:value="2007" calcext:value-type="float">
            <text:p>2007</text:p>
          </table:table-cell>
          <table:table-cell table:style-name="ce55" office:value-type="string" calcext:value-type="string">
            <text:p>JastAdd</text:p>
          </table:table-cell>
          <table:table-cell table:style-name="ce48" office:value-type="string" calcext:value-type="string">
            <text:p>disponível para download</text:p>
          </table:table-cell>
          <table:table-cell table:number-columns-repeated="1017"/>
        </table:table-row>
        <table:table-row table:style-name="ro1">
          <table:table-cell table:style-name="ce48" office:value-type="float" office:value="2008" calcext:value-type="float">
            <text:p>2008</text:p>
          </table:table-cell>
          <table:table-cell table:style-name="ce55" office:value-type="string" calcext:value-type="string">
            <text:p>PtYasm (duplicado)</text:p>
          </table:table-cell>
          <table:table-cell table:style-name="ce48" office:value-type="string" calcext:value-type="string">
            <text:p>disponível para download</text:p>
          </table:table-cell>
          <table:table-cell table:number-columns-repeated="1017"/>
        </table:table-row>
        <table:table-row table:style-name="ro1">
          <table:table-cell table:style-name="ce48" office:value-type="float" office:value="2009" calcext:value-type="float">
            <text:p>2009</text:p>
          </table:table-cell>
          <table:table-cell table:style-name="ce55" office:value-type="string" calcext:value-type="string">
            <text:p>Jtop</text:p>
          </table:table-cell>
          <table:table-cell table:style-name="ce48" office:value-type="string" calcext:value-type="string">
            <text:p>disponível para download</text:p>
          </table:table-cell>
          <table:table-cell table:number-columns-repeated="1017"/>
        </table:table-row>
        <table:table-row table:style-name="ro1">
          <table:table-cell table:style-name="ce48" office:value-type="float" office:value="2009" calcext:value-type="float">
            <text:p>2009</text:p>
          </table:table-cell>
          <table:table-cell table:style-name="ce55" office:value-type="string" calcext:value-type="string">
            <text:p>Loopfrog</text:p>
          </table:table-cell>
          <table:table-cell table:style-name="ce48" office:value-type="string" calcext:value-type="string">
            <text:p>disponível para download</text:p>
          </table:table-cell>
          <table:table-cell table:number-columns-repeated="1017"/>
        </table:table-row>
        <table:table-row table:style-name="ro1">
          <table:table-cell table:style-name="ce48" office:value-type="float" office:value="2009" calcext:value-type="float">
            <text:p>2009</text:p>
          </table:table-cell>
          <table:table-cell table:style-name="ce55" office:value-type="string" calcext:value-type="string">
            <text:p>ReAssert</text:p>
          </table:table-cell>
          <table:table-cell table:style-name="ce48" office:value-type="string" calcext:value-type="string">
            <text:p>disponível para download</text:p>
          </table:table-cell>
          <table:table-cell table:number-columns-repeated="1017"/>
        </table:table-row>
        <table:table-row table:style-name="ro1">
          <table:table-cell table:style-name="ce48" office:value-type="float" office:value="2010" calcext:value-type="float">
            <text:p>2010</text:p>
          </table:table-cell>
          <table:table-cell table:style-name="ce55" office:value-type="string" calcext:value-type="string">
            <text:p>GUIZMO</text:p>
          </table:table-cell>
          <table:table-cell table:style-name="ce48" office:value-type="string" calcext:value-type="string">
            <text:p>disponível para download</text:p>
          </table:table-cell>
          <table:table-cell table:number-columns-repeated="1017"/>
        </table:table-row>
        <table:table-row table:style-name="ro1">
          <table:table-cell table:style-name="ce48" office:value-type="float" office:value="2010" calcext:value-type="float">
            <text:p>2010</text:p>
          </table:table-cell>
          <table:table-cell table:style-name="ce55" office:value-type="string" calcext:value-type="string">
            <text:p>WALA</text:p>
          </table:table-cell>
          <table:table-cell table:style-name="ce48" office:value-type="string" calcext:value-type="string">
            <text:p>disponível para download</text:p>
          </table:table-cell>
          <table:table-cell table:number-columns-repeated="1017"/>
        </table:table-row>
        <table:table-row table:style-name="ro1">
          <table:table-cell table:style-name="ce48" office:value-type="float" office:value="2010" calcext:value-type="float">
            <text:p>2010</text:p>
          </table:table-cell>
          <table:table-cell table:style-name="ce55" office:value-type="string" calcext:value-type="string">
            <text:p>Wrangler</text:p>
          </table:table-cell>
          <table:table-cell table:style-name="ce48" office:value-type="string" calcext:value-type="string">
            <text:p>disponível para download</text:p>
          </table:table-cell>
          <table:table-cell table:number-columns-repeated="1017"/>
        </table:table-row>
        <table:table-row table:style-name="ro1">
          <table:table-cell table:style-name="ce48" office:value-type="float" office:value="2011" calcext:value-type="float">
            <text:p>2011</text:p>
          </table:table-cell>
          <table:table-cell table:style-name="ce55" office:value-type="string" calcext:value-type="string">
            <text:p>EJB</text:p>
          </table:table-cell>
          <table:table-cell table:style-name="ce48" office:value-type="string" calcext:value-type="string">
            <text:p>disponível para download</text:p>
          </table:table-cell>
          <table:table-cell table:number-columns-repeated="1017"/>
        </table:table-row>
        <table:table-row table:style-name="ro1">
          <table:table-cell table:style-name="ce48" office:value-type="float" office:value="2011" calcext:value-type="float">
            <text:p>2011</text:p>
          </table:table-cell>
          <table:table-cell table:style-name="ce55" office:value-type="string" calcext:value-type="string">
            <text:p>srcML</text:p>
          </table:table-cell>
          <table:table-cell table:style-name="ce48" office:value-type="string" calcext:value-type="string">
            <text:p>disponível para download</text:p>
          </table:table-cell>
          <table:table-cell table:number-columns-repeated="1017"/>
        </table:table-row>
        <table:table-row table:style-name="ro1">
          <table:table-cell table:style-name="ce48" office:value-type="float" office:value="2012" calcext:value-type="float">
            <text:p>2012</text:p>
          </table:table-cell>
          <table:table-cell table:style-name="ce55" office:value-type="string" calcext:value-type="string">
            <text:p>AccessAnalysis</text:p>
          </table:table-cell>
          <table:table-cell table:style-name="ce48" office:value-type="string" calcext:value-type="string">
            <text:p>disponível para download</text:p>
          </table:table-cell>
          <table:table-cell table:number-columns-repeated="1017"/>
        </table:table-row>
        <table:table-row table:style-name="ro1">
          <table:table-cell table:style-name="ce48" office:value-type="float" office:value="2012" calcext:value-type="float">
            <text:p>2012</text:p>
          </table:table-cell>
          <table:table-cell table:style-name="ce55" office:value-type="string" calcext:value-type="string">
            <text:p>error-prone</text:p>
          </table:table-cell>
          <table:table-cell table:style-name="ce48" office:value-type="string" calcext:value-type="string">
            <text:p>disponível para download</text:p>
          </table:table-cell>
          <table:table-cell table:number-columns-repeated="1017"/>
        </table:table-row>
        <table:table-row table:style-name="ro1">
          <table:table-cell table:style-name="ce48" office:value-type="float" office:value="2013" calcext:value-type="float">
            <text:p>2013</text:p>
          </table:table-cell>
          <table:table-cell table:style-name="ce55" office:value-type="string" calcext:value-type="string">
            <text:p>CSeq</text:p>
          </table:table-cell>
          <table:table-cell table:style-name="ce48" office:value-type="string" calcext:value-type="string">
            <text:p>disponível para download</text:p>
          </table:table-cell>
          <table:table-cell table:number-columns-repeated="1017"/>
        </table:table-row>
        <table:table-row table:style-name="ro1">
          <table:table-cell table:style-name="ce48" office:value-type="float" office:value="2013" calcext:value-type="float">
            <text:p>2013</text:p>
          </table:table-cell>
          <table:table-cell table:style-name="ce55" office:value-type="string" calcext:value-type="string">
            <text:p>JFlow</text:p>
          </table:table-cell>
          <table:table-cell table:style-name="ce48" office:value-type="string" calcext:value-type="string">
            <text:p>disponível para download</text:p>
          </table:table-cell>
          <table:table-cell table:number-columns-repeated="1017"/>
        </table:table-row>
        <table:table-row table:style-name="ro1">
          <table:table-cell table:style-name="ce48" office:value-type="float" office:value="2014" calcext:value-type="float">
            <text:p>2014</text:p>
          </table:table-cell>
          <table:table-cell table:style-name="ce55" office:value-type="string" calcext:value-type="string">
            <text:p>Derailer</text:p>
          </table:table-cell>
          <table:table-cell table:style-name="ce48" office:value-type="string" calcext:value-type="string">
            <text:p>disponível para download</text:p>
          </table:table-cell>
          <table:table-cell table:number-columns-repeated="1017"/>
        </table:table-row>
        <table:table-row table:style-name="ro1">
          <table:table-cell table:style-name="ce48" office:value-type="float" office:value="2014" calcext:value-type="float">
            <text:p>2014</text:p>
          </table:table-cell>
          <table:table-cell table:style-name="ce55" office:value-type="string" calcext:value-type="string">
            <text:p>DOMPLETION</text:p>
          </table:table-cell>
          <table:table-cell table:style-name="ce48" office:value-type="string" calcext:value-type="string">
            <text:p>disponível para download</text:p>
          </table:table-cell>
          <table:table-cell table:number-columns-repeated="1017"/>
        </table:table-row>
        <table:table-row table:style-name="ro1">
          <table:table-cell table:style-name="ce48" office:value-type="float" office:value="2014" calcext:value-type="float">
            <text:p>2014</text:p>
          </table:table-cell>
          <table:table-cell table:style-name="ce55" office:value-type="string" calcext:value-type="string">
            <text:p>e-munity</text:p>
          </table:table-cell>
          <table:table-cell table:style-name="ce48" office:value-type="string" calcext:value-type="string">
            <text:p>disponível para download</text:p>
          </table:table-cell>
          <table:table-cell table:number-columns-repeated="1017"/>
        </table:table-row>
        <table:table-row table:style-name="ro1">
          <table:table-cell table:style-name="ce48" office:value-type="float" office:value="2014" calcext:value-type="float">
            <text:p>2014</text:p>
          </table:table-cell>
          <table:table-cell table:style-name="ce55" office:value-type="string" calcext:value-type="string">
            <text:p>Flowgen</text:p>
          </table:table-cell>
          <table:table-cell table:style-name="ce48" office:value-type="string" calcext:value-type="string">
            <text:p>disponível para download</text:p>
          </table:table-cell>
          <table:table-cell table:number-columns-repeated="1017"/>
        </table:table-row>
        <table:table-row table:style-name="ro1">
          <table:table-cell table:style-name="ce48" office:value-type="float" office:value="2014" calcext:value-type="float">
            <text:p>2014</text:p>
          </table:table-cell>
          <table:table-cell table:style-name="ce55" office:value-type="string" calcext:value-type="string">
            <text:p>GumTree</text:p>
          </table:table-cell>
          <table:table-cell table:style-name="ce48" office:value-type="string" calcext:value-type="string">
            <text:p>disponível para download</text:p>
          </table:table-cell>
          <table:table-cell table:number-columns-repeated="1017"/>
        </table:table-row>
        <table:table-row table:style-name="ro1">
          <table:table-cell table:style-name="ce48" office:value-type="float" office:value="2014" calcext:value-type="float">
            <text:p>2014</text:p>
          </table:table-cell>
          <table:table-cell table:style-name="ce55" office:value-type="string" calcext:value-type="string">
            <text:p>HUSACCT</text:p>
          </table:table-cell>
          <table:table-cell table:style-name="ce48" office:value-type="string" calcext:value-type="string">
            <text:p>disponível para download</text:p>
          </table:table-cell>
          <table:table-cell table:number-columns-repeated="1017"/>
        </table:table-row>
        <table:table-row table:style-name="ro1">
          <table:table-cell table:style-name="ce48" office:value-type="float" office:value="2014" calcext:value-type="float">
            <text:p>2014</text:p>
          </table:table-cell>
          <table:table-cell table:style-name="ce55" office:value-type="string" calcext:value-type="string">
            <text:p>Lotrack</text:p>
          </table:table-cell>
          <table:table-cell table:style-name="ce48" office:value-type="string" calcext:value-type="string">
            <text:p>disponível para download</text:p>
          </table:table-cell>
          <table:table-cell table:number-columns-repeated="1017"/>
        </table:table-row>
        <table:table-row table:style-name="ro1">
          <table:table-cell table:style-name="ce48" office:value-type="float" office:value="2014" calcext:value-type="float">
            <text:p>2014</text:p>
          </table:table-cell>
          <table:table-cell table:style-name="ce55" office:value-type="string" calcext:value-type="string">
            <text:p>MPAnalyzer</text:p>
          </table:table-cell>
          <table:table-cell table:style-name="ce48" office:value-type="string" calcext:value-type="string">
            <text:p>disponível para download</text:p>
          </table:table-cell>
          <table:table-cell table:number-columns-repeated="1017"/>
        </table:table-row>
        <table:table-row table:style-name="ro1">
          <table:table-cell table:style-name="ce48" office:value-type="float" office:value="2014" calcext:value-type="float">
            <text:p>2014</text:p>
          </table:table-cell>
          <table:table-cell table:style-name="ce55" office:value-type="string" calcext:value-type="string">
            <text:p>PHP AiR</text:p>
          </table:table-cell>
          <table:table-cell table:style-name="ce48" office:value-type="string" calcext:value-type="string">
            <text:p>disponível para download</text:p>
          </table:table-cell>
          <table:table-cell table:number-columns-repeated="1017"/>
        </table:table-row>
        <table:table-row table:style-name="ro1">
          <table:table-cell table:style-name="ce48" office:value-type="float" office:value="2014" calcext:value-type="float">
            <text:p>2014</text:p>
          </table:table-cell>
          <table:table-cell table:style-name="ce55" office:value-type="string" calcext:value-type="string">
            <text:p>SonarQubePlugin</text:p>
          </table:table-cell>
          <table:table-cell table:style-name="ce48" office:value-type="string" calcext:value-type="string">
            <text:p>disponível para download</text:p>
          </table:table-cell>
          <table:table-cell table:number-columns-repeated="1017"/>
        </table:table-row>
        <table:table-row table:style-name="ro1">
          <table:table-cell table:style-name="ce48" office:value-type="float" office:value="2014" calcext:value-type="float">
            <text:p>2014</text:p>
          </table:table-cell>
          <table:table-cell table:style-name="ce55" office:value-type="string" calcext:value-type="string">
            <text:p>TEBA</text:p>
          </table:table-cell>
          <table:table-cell table:style-name="ce48" office:value-type="string" calcext:value-type="string">
            <text:p>disponível para download</text:p>
          </table:table-cell>
          <table:table-cell table:number-columns-repeated="1017"/>
        </table:table-row>
        <table:table-row table:style-name="ro1">
          <table:table-cell table:style-name="ce48" office:value-type="float" office:value="2015" calcext:value-type="float">
            <text:p>2015</text:p>
          </table:table-cell>
          <table:table-cell table:style-name="ce55" office:value-type="string" calcext:value-type="string">
            <text:p>2LS</text:p>
          </table:table-cell>
          <table:table-cell table:style-name="ce48" office:value-type="string" calcext:value-type="string">
            <text:p>disponível para download</text:p>
          </table:table-cell>
          <table:table-cell table:number-columns-repeated="1017"/>
        </table:table-row>
        <table:table-row table:style-name="ro1">
          <table:table-cell table:style-name="ce48" office:value-type="float" office:value="2015" calcext:value-type="float">
            <text:p>2015</text:p>
          </table:table-cell>
          <table:table-cell table:style-name="ce55" office:value-type="string" calcext:value-type="string">
            <text:p>CIVL</text:p>
          </table:table-cell>
          <table:table-cell table:style-name="ce48" office:value-type="string" calcext:value-type="string">
            <text:p>disponível para download</text:p>
          </table:table-cell>
          <table:table-cell table:number-columns-repeated="1017"/>
        </table:table-row>
        <table:table-row table:style-name="ro1">
          <table:table-cell table:style-name="ce48" office:value-type="float" office:value="2015" calcext:value-type="float">
            <text:p>2015</text:p>
          </table:table-cell>
          <table:table-cell table:style-name="ce55" office:value-type="string" calcext:value-type="string">
            <text:p>FaultBuster</text:p>
          </table:table-cell>
          <table:table-cell table:style-name="ce48" office:value-type="string" calcext:value-type="string">
            <text:p>disponível para download</text:p>
          </table:table-cell>
          <table:table-cell table:number-columns-repeated="1017"/>
        </table:table-row>
        <table:table-row table:style-name="ro1">
          <table:table-cell table:style-name="ce48" office:value-type="float" office:value="2015" calcext:value-type="float">
            <text:p>2015</text:p>
          </table:table-cell>
          <table:table-cell table:style-name="ce55" office:value-type="string" calcext:value-type="string">
            <text:p>protopurity</text:p>
          </table:table-cell>
          <table:table-cell table:style-name="ce48" office:value-type="string" calcext:value-type="string">
            <text:p>disponível para download</text:p>
          </table:table-cell>
          <table:table-cell table:number-columns-repeated="1017"/>
        </table:table-row>
        <table:table-row table:style-name="ro1">
          <table:table-cell table:style-name="ce48" office:value-type="float" office:value="2015" calcext:value-type="float">
            <text:p>2015</text:p>
          </table:table-cell>
          <table:table-cell table:style-name="ce55" office:value-type="string" calcext:value-type="string">
            <text:p>Pseudogen</text:p>
          </table:table-cell>
          <table:table-cell table:style-name="ce48" office:value-type="string" calcext:value-type="string">
            <text:p>disponível para download</text:p>
          </table:table-cell>
          <table:table-cell table:number-columns-repeated="1017"/>
        </table:table-row>
        <table:table-row table:style-name="ro1">
          <table:table-cell table:style-name="ce48" office:value-type="float" office:value="2015" calcext:value-type="float">
            <text:p>2015</text:p>
          </table:table-cell>
          <table:table-cell table:style-name="ce55" office:value-type="string" calcext:value-type="string">
            <text:p>SPARTA</text:p>
          </table:table-cell>
          <table:table-cell table:style-name="ce48" office:value-type="string" calcext:value-type="string">
            <text:p>disponível para download</text:p>
          </table:table-cell>
          <table:table-cell table:number-columns-repeated="1017"/>
        </table:table-row>
        <table:table-row table:style-name="ro1">
          <table:table-cell table:style-name="ce48" office:value-type="float" office:value="2001" calcext:value-type="float">
            <text:p>2001</text:p>
          </table:table-cell>
          <table:table-cell table:style-name="ce55" office:value-type="string" calcext:value-type="string">
            <text:p>TestEra</text:p>
          </table:table-cell>
          <table:table-cell table:style-name="ce48" office:value-type="string" calcext:value-type="string">
            <text:p>link para download offline</text:p>
          </table:table-cell>
          <table:table-cell table:number-columns-repeated="1017"/>
        </table:table-row>
        <table:table-row table:style-name="ro1">
          <table:table-cell table:style-name="ce48" office:value-type="float" office:value="2003" calcext:value-type="float">
            <text:p>2003</text:p>
          </table:table-cell>
          <table:table-cell table:style-name="ce55" office:value-type="string" calcext:value-type="string">
            <text:p>BEG</text:p>
          </table:table-cell>
          <table:table-cell table:style-name="ce48" office:value-type="string" calcext:value-type="string">
            <text:p>link para download offline</text:p>
          </table:table-cell>
          <table:table-cell table:number-columns-repeated="1017"/>
        </table:table-row>
        <table:table-row table:style-name="ro1">
          <table:table-cell table:style-name="ce48" office:value-type="float" office:value="2003" calcext:value-type="float">
            <text:p>2003</text:p>
          </table:table-cell>
          <table:table-cell table:style-name="ce55" office:value-type="string" calcext:value-type="string">
            <text:p>XOgastan</text:p>
          </table:table-cell>
          <table:table-cell table:style-name="ce48" office:value-type="string" calcext:value-type="string">
            <text:p>link para download offline</text:p>
          </table:table-cell>
          <table:table-cell table:number-columns-repeated="1017"/>
        </table:table-row>
        <table:table-row table:style-name="ro1">
          <table:table-cell table:style-name="ce48" office:value-type="float" office:value="2004" calcext:value-type="float">
            <text:p>2004</text:p>
          </table:table-cell>
          <table:table-cell table:style-name="ce55" office:value-type="string" calcext:value-type="string">
            <text:p>Sapid/XML</text:p>
          </table:table-cell>
          <table:table-cell table:style-name="ce48" office:value-type="string" calcext:value-type="string">
            <text:p>link para download offline</text:p>
          </table:table-cell>
          <table:table-cell table:number-columns-repeated="1017"/>
        </table:table-row>
        <table:table-row table:style-name="ro1">
          <table:table-cell table:style-name="ce48" office:value-type="float" office:value="2006" calcext:value-type="float">
            <text:p>2006</text:p>
          </table:table-cell>
          <table:table-cell table:style-name="ce55" office:value-type="string" calcext:value-type="string">
            <text:p>ETXL</text:p>
          </table:table-cell>
          <table:table-cell table:style-name="ce48" office:value-type="string" calcext:value-type="string">
            <text:p>link para download offline</text:p>
          </table:table-cell>
          <table:table-cell table:number-columns-repeated="1017"/>
        </table:table-row>
        <table:table-row table:style-name="ro1">
          <table:table-cell table:style-name="ce48" office:value-type="float" office:value="2007" calcext:value-type="float">
            <text:p>2007</text:p>
          </table:table-cell>
          <table:table-cell table:style-name="ce55" office:value-type="string" calcext:value-type="string">
            <text:p>ccJava</text:p>
          </table:table-cell>
          <table:table-cell table:style-name="ce48" office:value-type="string" calcext:value-type="string">
            <text:p>link para download offline</text:p>
          </table:table-cell>
          <table:table-cell table:number-columns-repeated="1017"/>
        </table:table-row>
        <table:table-row table:style-name="ro1">
          <table:table-cell table:style-name="ce48" office:value-type="float" office:value="2007" calcext:value-type="float">
            <text:p>2007</text:p>
          </table:table-cell>
          <table:table-cell table:style-name="ce55" office:value-type="string" calcext:value-type="string">
            <text:p>DDVerify</text:p>
          </table:table-cell>
          <table:table-cell table:style-name="ce48" office:value-type="string" calcext:value-type="string">
            <text:p>link para download offline</text:p>
          </table:table-cell>
          <table:table-cell table:number-columns-repeated="1017"/>
        </table:table-row>
        <table:table-row table:style-name="ro1">
          <table:table-cell table:style-name="ce48" office:value-type="float" office:value="2007" calcext:value-type="float">
            <text:p>2007</text:p>
          </table:table-cell>
          <table:table-cell table:style-name="ce55" office:value-type="string" calcext:value-type="string">
            <text:p>PARSEWeb</text:p>
          </table:table-cell>
          <table:table-cell table:style-name="ce48" office:value-type="string" calcext:value-type="string">
            <text:p>link para download offline</text:p>
          </table:table-cell>
          <table:table-cell table:number-columns-repeated="1017"/>
        </table:table-row>
        <table:table-row table:style-name="ro1">
          <table:table-cell table:style-name="ce48" office:value-type="float" office:value="2008" calcext:value-type="float">
            <text:p>2008</text:p>
          </table:table-cell>
          <table:table-cell table:style-name="ce55" office:value-type="string" calcext:value-type="string">
            <text:p>CPA+</text:p>
          </table:table-cell>
          <table:table-cell table:style-name="ce48" office:value-type="string" calcext:value-type="string">
            <text:p>link para download offline</text:p>
          </table:table-cell>
          <table:table-cell table:number-columns-repeated="1017"/>
        </table:table-row>
        <table:table-row table:style-name="ro1">
          <table:table-cell table:style-name="ce48" office:value-type="float" office:value="2009" calcext:value-type="float">
            <text:p>2009</text:p>
          </table:table-cell>
          <table:table-cell table:style-name="ce55" office:value-type="string" calcext:value-type="string">
            <text:p>ESBMC</text:p>
          </table:table-cell>
          <table:table-cell table:style-name="ce48" office:value-type="string" calcext:value-type="string">
            <text:p>link para download offline</text:p>
          </table:table-cell>
          <table:table-cell table:number-columns-repeated="1017"/>
        </table:table-row>
        <table:table-row table:style-name="ro1">
          <table:table-cell table:style-name="ce48" office:value-type="float" office:value="2010" calcext:value-type="float">
            <text:p>2010</text:p>
          </table:table-cell>
          <table:table-cell table:style-name="ce55" office:value-type="string" calcext:value-type="string">
            <text:p>MSP</text:p>
          </table:table-cell>
          <table:table-cell table:style-name="ce48" office:value-type="string" calcext:value-type="string">
            <text:p>link para download offline</text:p>
          </table:table-cell>
          <table:table-cell table:number-columns-repeated="1017"/>
        </table:table-row>
        <table:table-row table:style-name="ro1">
          <table:table-cell table:style-name="ce48" office:value-type="float" office:value="2010" calcext:value-type="float">
            <text:p>2010</text:p>
          </table:table-cell>
          <table:table-cell table:style-name="ce55" office:value-type="string" calcext:value-type="string">
            <text:p>Vdiff</text:p>
          </table:table-cell>
          <table:table-cell table:style-name="ce48" office:value-type="string" calcext:value-type="string">
            <text:p>link para download offline</text:p>
          </table:table-cell>
          <table:table-cell table:number-columns-repeated="1017"/>
        </table:table-row>
        <table:table-row table:style-name="ro1">
          <table:table-cell table:style-name="ce48" office:value-type="float" office:value="2011" calcext:value-type="float">
            <text:p>2011</text:p>
          </table:table-cell>
          <table:table-cell table:style-name="ce55" office:value-type="string" calcext:value-type="string">
            <text:p>APIExample</text:p>
          </table:table-cell>
          <table:table-cell table:style-name="ce48" office:value-type="string" calcext:value-type="string">
            <text:p>link para download offline</text:p>
          </table:table-cell>
          <table:table-cell table:number-columns-repeated="1017"/>
        </table:table-row>
        <table:table-row table:style-name="ro1">
          <table:table-cell table:style-name="ce48" office:value-type="float" office:value="2011" calcext:value-type="float">
            <text:p>2011</text:p>
          </table:table-cell>
          <table:table-cell table:style-name="ce55" office:value-type="string" calcext:value-type="string">
            <text:p>RRFinder</text:p>
          </table:table-cell>
          <table:table-cell table:style-name="ce48" office:value-type="string" calcext:value-type="string">
            <text:p>link para download offline</text:p>
          </table:table-cell>
          <table:table-cell table:number-columns-repeated="1017"/>
        </table:table-row>
        <table:table-row table:style-name="ro1">
          <table:table-cell table:style-name="ce48" office:value-type="float" office:value="2011" calcext:value-type="float">
            <text:p>2011</text:p>
          </table:table-cell>
          <table:table-cell table:style-name="ce55" office:value-type="string" calcext:value-type="string">
            <text:p>SWAT</text:p>
          </table:table-cell>
          <table:table-cell table:style-name="ce48" office:value-type="string" calcext:value-type="string">
            <text:p>link para download offline</text:p>
          </table:table-cell>
          <table:table-cell table:number-columns-repeated="1017"/>
        </table:table-row>
        <table:table-row table:style-name="ro1">
          <table:table-cell table:style-name="ce48" office:value-type="float" office:value="2012" calcext:value-type="float">
            <text:p>2012</text:p>
          </table:table-cell>
          <table:table-cell table:style-name="ce55" office:value-type="string" calcext:value-type="string">
            <text:p>Diagnosys</text:p>
          </table:table-cell>
          <table:table-cell table:style-name="ce48" office:value-type="string" calcext:value-type="string">
            <text:p>link para download offline</text:p>
          </table:table-cell>
          <table:table-cell table:number-columns-repeated="1017"/>
        </table:table-row>
        <table:table-row table:style-name="ro1">
          <table:table-cell table:style-name="ce48" office:value-type="float" office:value="2012" calcext:value-type="float">
            <text:p>2012</text:p>
          </table:table-cell>
          <table:table-cell table:style-name="ce55" office:value-type="string" calcext:value-type="string">
            <text:p>JstereoCode</text:p>
          </table:table-cell>
          <table:table-cell table:style-name="ce48" office:value-type="string" calcext:value-type="string">
            <text:p>link para download offline</text:p>
          </table:table-cell>
          <table:table-cell table:number-columns-repeated="1017"/>
        </table:table-row>
        <table:table-row table:style-name="ro1">
          <table:table-cell table:style-name="ce48" office:value-type="float" office:value="2012" calcext:value-type="float">
            <text:p>2012</text:p>
          </table:table-cell>
          <table:table-cell table:style-name="ce55" office:value-type="string" calcext:value-type="string">
            <text:p>PAT</text:p>
          </table:table-cell>
          <table:table-cell table:style-name="ce48" office:value-type="string" calcext:value-type="string">
            <text:p>link para download offline</text:p>
          </table:table-cell>
          <table:table-cell table:number-columns-repeated="1017"/>
        </table:table-row>
        <table:table-row table:style-name="ro1">
          <table:table-cell table:style-name="ce48" office:value-type="float" office:value="2012" calcext:value-type="float">
            <text:p>2012</text:p>
          </table:table-cell>
          <table:table-cell table:style-name="ce55" office:value-type="string" calcext:value-type="string">
            <text:p>PuMoC</text:p>
          </table:table-cell>
          <table:table-cell table:style-name="ce48" office:value-type="string" calcext:value-type="string">
            <text:p>link para download offline</text:p>
          </table:table-cell>
          <table:table-cell table:number-columns-repeated="1017"/>
        </table:table-row>
        <table:table-row table:style-name="ro1">
          <table:table-cell table:style-name="ce48" office:value-type="float" office:value="2013" calcext:value-type="float">
            <text:p>2013</text:p>
          </table:table-cell>
          <table:table-cell table:style-name="ce55" office:value-type="string" calcext:value-type="string">
            <text:p>DCR</text:p>
          </table:table-cell>
          <table:table-cell table:style-name="ce48" office:value-type="string" calcext:value-type="string">
            <text:p>link para download offline</text:p>
          </table:table-cell>
          <table:table-cell table:number-columns-repeated="1017"/>
        </table:table-row>
        <table:table-row table:style-name="ro1">
          <table:table-cell table:style-name="ce48" office:value-type="float" office:value="2013" calcext:value-type="float">
            <text:p>2013</text:p>
          </table:table-cell>
          <table:table-cell table:style-name="ce55" office:value-type="string" calcext:value-type="string">
            <text:p>PYTHIA</text:p>
          </table:table-cell>
          <table:table-cell table:style-name="ce48" office:value-type="string" calcext:value-type="string">
            <text:p>link para download offline</text:p>
          </table:table-cell>
          <table:table-cell table:number-columns-repeated="1017"/>
        </table:table-row>
        <table:table-row table:style-name="ro1">
          <table:table-cell table:style-name="ce48" office:value-type="float" office:value="2014" calcext:value-type="float">
            <text:p>2014</text:p>
          </table:table-cell>
          <table:table-cell table:style-name="ce55" office:value-type="string" calcext:value-type="string">
            <text:p>Rêve</text:p>
          </table:table-cell>
          <table:table-cell table:style-name="ce48" office:value-type="string" calcext:value-type="string">
            <text:p>link para download offline</text:p>
          </table:table-cell>
          <table:table-cell table:style-name="ce56" table:number-columns-repeated="1017"/>
        </table:table-row>
        <table:table-row table:style-name="ro1">
          <table:table-cell table:style-name="ce48" office:value-type="float" office:value="2015" calcext:value-type="float">
            <text:p>2015</text:p>
          </table:table-cell>
          <table:table-cell table:style-name="ce55" office:value-type="string" calcext:value-type="string">
            <text:p>GRT</text:p>
          </table:table-cell>
          <table:table-cell table:style-name="ce48" office:value-type="string" calcext:value-type="string">
            <text:p>link para download offline</text:p>
          </table:table-cell>
          <table:table-cell table:number-columns-repeated="1017"/>
        </table:table-row>
        <table:table-row table:style-name="ro2">
          <table:table-cell table:style-name="ce178" table:number-columns-repeated="3"/>
          <table:table-cell table:number-columns-repeated="1017"/>
        </table:table-row>
        <table:table-row table:style-name="ro2">
          <table:table-cell table:style-name="ce35" office:value-type="string" calcext:value-type="string">
            <text:p>Ano</text:p>
          </table:table-cell>
          <table:table-cell table:style-name="ce35" office:value-type="string" calcext:value-type="string">
            <text:p>Disponível para download</text:p>
          </table:table-cell>
          <table:table-cell table:style-name="Default"/>
          <table:table-cell table:number-columns-repeated="1017"/>
        </table:table-row>
        <table:table-row table:style-name="ro2">
          <table:table-cell office:value-type="float" office:value="2001" calcext:value-type="float">
            <text:p>2001</text:p>
          </table:table-cell>
          <table:table-cell table:style-name="ce37" office:value-type="percentage" office:value="0.5" calcext:value-type="percentage">
            <text:p>50%</text:p>
          </table:table-cell>
          <table:table-cell table:style-name="Default"/>
          <table:table-cell table:number-columns-repeated="1017"/>
        </table:table-row>
        <table:table-row table:style-name="ro2">
          <table:table-cell office:value-type="float" office:value="2002" calcext:value-type="float">
            <text:p>2002</text:p>
          </table:table-cell>
          <table:table-cell table:style-name="ce37" office:value-type="percentage" office:value="0" calcext:value-type="percentage">
            <text:p>0%</text:p>
          </table:table-cell>
          <table:table-cell table:style-name="Default"/>
          <table:table-cell table:number-columns-repeated="1017"/>
        </table:table-row>
        <table:table-row table:style-name="ro2">
          <table:table-cell office:value-type="float" office:value="2003" calcext:value-type="float">
            <text:p>2003</text:p>
          </table:table-cell>
          <table:table-cell table:style-name="ce37" office:value-type="percentage" office:value="0.33" calcext:value-type="percentage">
            <text:p>33%</text:p>
          </table:table-cell>
          <table:table-cell table:style-name="Default"/>
          <table:table-cell table:number-columns-repeated="1017"/>
        </table:table-row>
        <table:table-row table:style-name="ro2">
          <table:table-cell office:value-type="float" office:value="2004" calcext:value-type="float">
            <text:p>2004</text:p>
          </table:table-cell>
          <table:table-cell table:style-name="ce37" office:value-type="percentage" office:value="0" calcext:value-type="percentage">
            <text:p>0%</text:p>
          </table:table-cell>
          <table:table-cell table:style-name="Default"/>
          <table:table-cell table:number-columns-repeated="1017"/>
        </table:table-row>
        <table:table-row table:style-name="ro2">
          <table:table-cell office:value-type="float" office:value="2005" calcext:value-type="float">
            <text:p>2005</text:p>
          </table:table-cell>
          <table:table-cell table:style-name="ce37" office:value-type="percentage" office:value="0" calcext:value-type="percentage">
            <text:p>0%</text:p>
          </table:table-cell>
          <table:table-cell table:style-name="Default"/>
          <table:table-cell table:number-columns-repeated="1017"/>
        </table:table-row>
        <table:table-row table:style-name="ro2">
          <table:table-cell office:value-type="float" office:value="2006" calcext:value-type="float">
            <text:p>2006</text:p>
          </table:table-cell>
          <table:table-cell table:style-name="ce37" office:value-type="percentage" office:value="0.8" calcext:value-type="percentage">
            <text:p>80%</text:p>
          </table:table-cell>
          <table:table-cell table:style-name="Default"/>
          <table:table-cell table:number-columns-repeated="1017"/>
        </table:table-row>
        <table:table-row table:style-name="ro2">
          <table:table-cell office:value-type="float" office:value="2007" calcext:value-type="float">
            <text:p>2007</text:p>
          </table:table-cell>
          <table:table-cell table:style-name="ce37" office:value-type="percentage" office:value="0.25" calcext:value-type="percentage">
            <text:p>25%</text:p>
          </table:table-cell>
          <table:table-cell table:style-name="Default"/>
          <table:table-cell table:number-columns-repeated="1017"/>
        </table:table-row>
        <table:table-row table:style-name="ro2">
          <table:table-cell office:value-type="float" office:value="2008" calcext:value-type="float">
            <text:p>2008</text:p>
          </table:table-cell>
          <table:table-cell table:style-name="ce37" office:value-type="percentage" office:value="0.5" calcext:value-type="percentage">
            <text:p>50%</text:p>
          </table:table-cell>
          <table:table-cell table:style-name="Default"/>
          <table:table-cell table:number-columns-repeated="1017"/>
        </table:table-row>
        <table:table-row table:style-name="ro2">
          <table:table-cell office:value-type="float" office:value="2009" calcext:value-type="float">
            <text:p>2009</text:p>
          </table:table-cell>
          <table:table-cell table:style-name="ce37" office:value-type="percentage" office:value="0.75" calcext:value-type="percentage">
            <text:p>75%</text:p>
          </table:table-cell>
          <table:table-cell table:style-name="Default"/>
          <table:table-cell table:number-columns-repeated="1017"/>
        </table:table-row>
        <table:table-row table:style-name="ro2">
          <table:table-cell office:value-type="float" office:value="2010" calcext:value-type="float">
            <text:p>2010</text:p>
          </table:table-cell>
          <table:table-cell table:style-name="ce37" office:value-type="percentage" office:value="0.6" calcext:value-type="percentage">
            <text:p>60%</text:p>
          </table:table-cell>
          <table:table-cell table:style-name="Default"/>
          <table:table-cell table:number-columns-repeated="1017"/>
        </table:table-row>
        <table:table-row table:style-name="ro2">
          <table:table-cell office:value-type="float" office:value="2011" calcext:value-type="float">
            <text:p>2011</text:p>
          </table:table-cell>
          <table:table-cell table:style-name="ce37" office:value-type="percentage" office:value="0.4" calcext:value-type="percentage">
            <text:p>40%</text:p>
          </table:table-cell>
          <table:table-cell table:style-name="Default"/>
          <table:table-cell table:number-columns-repeated="1017"/>
        </table:table-row>
        <table:table-row table:style-name="ro2">
          <table:table-cell office:value-type="float" office:value="2012" calcext:value-type="float">
            <text:p>2012</text:p>
          </table:table-cell>
          <table:table-cell table:style-name="ce37" office:value-type="percentage" office:value="0.33" calcext:value-type="percentage">
            <text:p>33%</text:p>
          </table:table-cell>
          <table:table-cell table:style-name="Default"/>
          <table:table-cell table:number-columns-repeated="1017"/>
        </table:table-row>
        <table:table-row table:style-name="ro2">
          <table:table-cell office:value-type="float" office:value="2013" calcext:value-type="float">
            <text:p>2013</text:p>
          </table:table-cell>
          <table:table-cell table:style-name="ce37" office:value-type="percentage" office:value="0.5" calcext:value-type="percentage">
            <text:p>50%</text:p>
          </table:table-cell>
          <table:table-cell table:style-name="Default"/>
          <table:table-cell table:number-columns-repeated="1017"/>
        </table:table-row>
        <table:table-row table:style-name="ro2">
          <table:table-cell office:value-type="float" office:value="2014" calcext:value-type="float">
            <text:p>2014</text:p>
          </table:table-cell>
          <table:table-cell table:style-name="ce37" office:value-type="percentage" office:value="0.91" calcext:value-type="percentage">
            <text:p>91%</text:p>
          </table:table-cell>
          <table:table-cell table:style-name="Default"/>
          <table:table-cell table:number-columns-repeated="1017"/>
        </table:table-row>
        <table:table-row table:style-name="ro2">
          <table:table-cell office:value-type="float" office:value="2015" calcext:value-type="float">
            <text:p>2015</text:p>
          </table:table-cell>
          <table:table-cell table:style-name="ce37" office:value-type="percentage" office:value="0.85" calcext:value-type="percentage">
            <text:p>85%</text:p>
          </table:table-cell>
          <table:table-cell table:style-name="Default"/>
          <table:table-cell table:number-columns-repeated="1017"/>
        </table:table-row>
        <table:table-row table:style-name="ro2" table:number-rows-repeated="7">
          <table:table-cell table:number-columns-repeated="2"/>
          <table:table-cell table:style-name="Default"/>
          <table:table-cell table:number-columns-repeated="1017"/>
        </table:table-row>
        <table:table-row table:style-name="ro1">
          <table:table-cell table:number-columns-repeated="1020"/>
        </table:table-row>
        <table:table-row table:style-name="ro1">
          <table:table-cell table:style-name="ce35" office:value-type="string" calcext:value-type="string">
            <text:p>Ano</text:p>
          </table:table-cell>
          <table:table-cell table:style-name="ce35" office:value-type="string" calcext:value-type="string">
            <text:p>Total</text:p>
          </table:table-cell>
          <table:table-cell table:number-columns-repeated="1018"/>
        </table:table-row>
        <table:table-row table:style-name="ro1">
          <table:table-cell office:value-type="float" office:value="2001" calcext:value-type="float">
            <text:p>2001</text:p>
          </table:table-cell>
          <table:table-cell table:formula="of:=COUNTIF([.A$1:.A$61]; [.A88])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2002" calcext:value-type="float">
            <text:p>2002</text:p>
          </table:table-cell>
          <table:table-cell table:formula="of:=COUNTIF([.A$1:.A$61]; [.A89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2003" calcext:value-type="float">
            <text:p>2003</text:p>
          </table:table-cell>
          <table:table-cell table:formula="of:=COUNTIF([.A$1:.A$61]; [.A90]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float" office:value="2004" calcext:value-type="float">
            <text:p>2004</text:p>
          </table:table-cell>
          <table:table-cell table:formula="of:=COUNTIF([.A$1:.A$61]; [.A91]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005" calcext:value-type="float">
            <text:p>2005</text:p>
          </table:table-cell>
          <table:table-cell table:formula="of:=COUNTIF([.A$1:.A$61]; [.A92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2006" calcext:value-type="float">
            <text:p>2006</text:p>
          </table:table-cell>
          <table:table-cell table:formula="of:=COUNTIF([.A$1:.A$61]; [.A93])"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office:value-type="float" office:value="2007" calcext:value-type="float">
            <text:p>2007</text:p>
          </table:table-cell>
          <table:table-cell table:formula="of:=COUNTIF([.A$1:.A$61]; [.A94])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float" office:value="2008" calcext:value-type="float">
            <text:p>2008</text:p>
          </table:table-cell>
          <table:table-cell table:formula="of:=COUNTIF([.A$1:.A$61]; [.A95])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2009" calcext:value-type="float">
            <text:p>2009</text:p>
          </table:table-cell>
          <table:table-cell table:formula="of:=COUNTIF([.A$1:.A$61]; [.A96])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float" office:value="2010" calcext:value-type="float">
            <text:p>2010</text:p>
          </table:table-cell>
          <table:table-cell table:formula="of:=COUNTIF([.A$1:.A$61]; [.A97])"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office:value-type="float" office:value="2011" calcext:value-type="float">
            <text:p>2011</text:p>
          </table:table-cell>
          <table:table-cell table:formula="of:=COUNTIF([.A$1:.A$61]; [.A98])"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office:value-type="float" office:value="2012" calcext:value-type="float">
            <text:p>2012</text:p>
          </table:table-cell>
          <table:table-cell table:formula="of:=COUNTIF([.A$1:.A$61]; [.A99]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office:value-type="float" office:value="2013" calcext:value-type="float">
            <text:p>2013</text:p>
          </table:table-cell>
          <table:table-cell table:formula="of:=COUNTIF([.A$1:.A$61]; [.A100])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float" office:value="2014" calcext:value-type="float">
            <text:p>2014</text:p>
          </table:table-cell>
          <table:table-cell table:formula="of:=COUNTIF([.A$1:.A$61]; [.A101])" office:value-type="float" office:value="12" calcext:value-type="float">
            <text:p>12</text:p>
          </table:table-cell>
          <table:table-cell table:number-columns-repeated="1018"/>
        </table:table-row>
        <table:table-row table:style-name="ro1">
          <table:table-cell office:value-type="float" office:value="2015" calcext:value-type="float">
            <text:p>2015</text:p>
          </table:table-cell>
          <table:table-cell table:formula="of:=COUNTIF([.A$1:.A$61]; [.A102])"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table:style-name="ce36" office:value-type="string" calcext:value-type="string">
            <text:p>Total</text:p>
          </table:table-cell>
          <table:table-cell table:style-name="ce36" table:formula="of:=SUM([.B88:.B102])" office:value-type="float" office:value="60" calcext:value-type="float">
            <text:p>60</text:p>
          </table:table-cell>
          <table:table-cell table:number-columns-repeated="1018"/>
        </table:table-row>
        <table:table-row table:style-name="ro1" table:number-rows-repeated="43">
          <table:table-cell table:number-columns-repeated="1020"/>
        </table:table-row>
        <table:table-row table:style-name="ro1">
          <table:table-cell table:number-columns-repeated="2"/>
          <table:table-cell table:style-name="ce39"/>
          <table:table-cell table:number-columns-repeated="1017"/>
        </table:table-row>
      </table:table>
      <table:named-expressions/>
      <table:database-ranges>
        <table:database-range table:name="__Anonymous_Sheet_DB__1" table:target-range-address="'Papers ASE'.B1348:'Papers ASE'.B1451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'Papers SBES'.B817:'Papers SBES'.B848" table:contains-header="false">
          <table:sort>
            <table:sort-by table:field-number="0" table:data-type="automatic"/>
          </table:sort>
        </table:database-range>
        <table:database-range table:name="__Anonymous_Sheet_DB__4" table:target-range-address="'Ferramentas por Ano'.A1:'Ferramentas por Ano'.C61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8">
      <number:number number:decimal-places="1" loext:min-decimal-places="1" number:min-integer-digits="1"/>
    </number:number-style>
    <number:number-style style:name="N109">
      <number:number number:decimal-places="12" loext:min-decimal-places="12" number:min-integer-digits="1"/>
    </number:number-style>
    <number:number-style style:name="N110">
      <number:number number:decimal-places="11" loext:min-decimal-places="11" number:min-integer-digits="1"/>
    </number:number-style>
    <number:number-style style:name="N111">
      <number:number number:decimal-places="13" loext:min-decimal-places="13" number:min-integer-digits="1"/>
    </number:number-style>
    <number:number-style style:name="N112">
      <number:number number:decimal-places="14" loext:min-decimal-places="14" number:min-integer-digits="1"/>
    </number:number-style>
    <number:percentage-style style:name="N113">
      <number:number number:decimal-places="1" loext:min-decimal-places="1" number:min-integer-digits="1"/>
      <number:text>%</number:text>
    </number:percentage-style>
    <number:number-style style:name="N114">
      <number:number number:decimal-places="10" loext:min-decimal-places="10" number:min-integer-digits="1"/>
    </number:number-style>
    <number:number-style style:name="N115">
      <number:number number:decimal-places="9" loext:min-decimal-places="9" number:min-integer-digits="1"/>
    </number:number-style>
    <number:number-style style:name="N116">
      <number:number number:decimal-places="8" loext:min-decimal-places="8" number:min-integer-digits="1"/>
    </number:number-style>
    <number:number-style style:name="N117">
      <number:number number:decimal-places="7" loext:min-decimal-places="7" number:min-integer-digits="1"/>
    </number:number-style>
    <number:number-style style:name="N118">
      <number:number number:decimal-places="6" loext:min-decimal-places="6" number:min-integer-digits="1"/>
    </number:number-style>
    <number:number-style style:name="N119">
      <number:number number:decimal-places="5" loext:min-decimal-places="5" number:min-integer-digits="1"/>
    </number:number-style>
    <number:number-style style:name="N120">
      <number:number number:decimal-places="4" loext:min-decimal-places="4" number:min-integer-digits="1"/>
    </number:number-style>
    <number:number-style style:name="N121">
      <number:number number:decimal-places="3" loext:min-decimal-places="3" number:min-integer-digits="1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fonte_20_vermelha" style:display-name="fonte vermelha" style:family="table-cell" style:parent-style-name="Default">
      <style:text-properties fo:color="#ff3333" fo:font-size="11pt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15">00/00/0000</text:date>, <text:time style:data-style-name="N2" text:time-value="13:38:53.502309876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31T12:19:29.887716514</meta:creation-date>
    <dc:date>2018-06-15T14:11:12.095978327</dc:date>
    <meta:editing-duration>P9DT16H18M5S</meta:editing-duration>
    <meta:editing-cycles>1005</meta:editing-cycles>
    <meta:generator>LibreOffice/6.0.4.2$Linux_X86_64 LibreOffice_project/00m0$Build-2</meta:generator>
    <meta:document-statistic meta:table-count="5" meta:cell-count="10651" meta:object-count="1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4.616cm" svg:height="9cm" xlink:href=".." xlink:type="simple" chart:class="chart:line" chart:style-name="ch1">
        <chart:legend chart:legend-position="end" svg:x="22.028cm" svg:y="3.703cm" style:legend-expansion="high" chart:style-name="ch2"/>
        <chart:plot-area chart:style-name="ch3" table:cell-range-address="Results.A2:Results.A26 Results.D1:Results.F26" chart:data-source-has-labels="both" svg:x="0.492cm" svg:y="0.18cm" svg:width="21.044cm" svg:height="8.64cm">
          <chartooo:coordinate-region svg:x="1.113cm" svg:y="0.379cm" svg:width="20.051cm" svg:height="7.794cm"/>
          <chart:axis chart:dimension="x" chart:name="primary-x" chart:style-name="ch4" chartooo:axis-type="auto">
            <chartooo:date-scale/>
            <chart:categories table:cell-range-address="Results.A2:Results.A2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Results.D2:Results.D26" chart:label-cell-address="Results.D1:Results.D1" chart:class="chart:line">
            <chart:data-point chart:repeated="25"/>
          </chart:series>
          <chart:series chart:style-name="ch7" chart:values-cell-range-address="Results.E2:Results.E26" chart:label-cell-address="Results.E1:Results.E1" chart:class="chart:line">
            <chart:data-point chart:repeated="25"/>
          </chart:series>
          <chart:series chart:style-name="ch8" chart:values-cell-range-address="Results.F2:Results.F26" chart:label-cell-address="Results.F1:Results.F1" chart:class="chart:line">
            <chart:data-point chart:repeated="2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usca</text:p>
                <draw:g>
                  <svg:desc>Results.D1:Results.D1</svg:desc>
                </draw:g>
              </table:table-cell>
              <table:table-cell office:value-type="string">
                <text:p>Filtro</text:p>
                <draw:g>
                  <svg:desc>Results.E1:Results.E1</svg:desc>
                </draw:g>
              </table:table-cell>
              <table:table-cell office:value-type="string">
                <text:p>Seleção</text:p>
                <draw:g>
                  <svg:desc>Results.F1:Results.F1</svg:desc>
                </draw:g>
              </table:table-cell>
            </table:table-row>
          </table:table-header-rows>
          <table:table-rows>
            <table:table-row>
              <table:table-cell office:value-type="float" office:value="1991">
                <text:p>1991</text:p>
                <draw:g>
                  <svg:desc>Results.A2:Results.A26</svg:desc>
                </draw:g>
              </table:table-cell>
              <table:table-cell office:value-type="float" office:value="NaN">
                <text:p>NaN</text:p>
                <draw:g>
                  <svg:desc>Results.D2:Results.D26</svg:desc>
                </draw:g>
              </table:table-cell>
              <table:table-cell office:value-type="float" office:value="NaN">
                <text:p>NaN</text:p>
                <draw:g>
                  <svg:desc>Results.E2:Results.E26</svg:desc>
                </draw:g>
              </table:table-cell>
              <table:table-cell office:value-type="float" office:value="NaN">
                <text:p>NaN</text:p>
                <draw:g>
                  <svg:desc>Results.F2:Results.F26</svg:desc>
                </draw:g>
              </table:table-cell>
            </table:table-row>
            <table:table-row>
              <table:table-cell office:value-type="float" office:value="1992">
                <text:p>1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3">
                <text:p>19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4">
                <text:p>19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5">
                <text:p>1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6">
                <text:p>19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7">
                <text:p>19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8">
                <text:p>1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9">
                <text:p>1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1">
                <text:p>2001</text:p>
              </table:table-cell>
              <table:table-cell office:value-type="float" office:value="23">
                <text:p>23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2">
                <text:p>2002</text:p>
              </table:table-cell>
              <table:table-cell office:value-type="float" office:value="18">
                <text:p>18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3">
                <text:p>2003</text:p>
              </table:table-cell>
              <table:table-cell office:value-type="float" office:value="21">
                <text:p>21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004">
                <text:p>2004</text:p>
              </table:table-cell>
              <table:table-cell office:value-type="float" office:value="17">
                <text:p>17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19">
                <text:p>1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22">
                <text:p>22</text:p>
              </table:table-cell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23">
                <text:p>23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29">
                <text:p>29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20">
                <text:p>2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21">
                <text:p>21</text:p>
              </table:table-cell>
              <table:table-cell office:value-type="float" office:value="15">
                <text:p>1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21">
                <text:p>21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22">
                <text:p>22</text:p>
              </table:table-cell>
              <table:table-cell office:value-type="float" office:value="12">
                <text:p>1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24">
                <text:p>24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36">
                <text:p>36</text:p>
              </table:table-cell>
              <table:table-cell office:value-type="float" office:value="16">
                <text:p>1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30">
                <text:p>30</text:p>
              </table:table-cell>
              <table:table-cell office:value-type="float" office:value="18">
                <text:p>18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4.589cm" svg:height="9cm" xlink:href=".." xlink:type="simple" chart:class="chart:line" chart:style-name="ch1">
        <chart:legend chart:legend-position="end" svg:x="22.001cm" svg:y="3.703cm" style:legend-expansion="high" chart:style-name="ch2"/>
        <chart:plot-area chart:style-name="ch3" table:cell-range-address="Results.A2:Results.A26 Results.M1:Results.O26" chart:data-source-has-labels="both" svg:x="0.491cm" svg:y="0.18cm" svg:width="21.019cm" svg:height="8.64cm">
          <chartooo:coordinate-region svg:x="1.112cm" svg:y="0.379cm" svg:width="19.84cm" svg:height="7.794cm"/>
          <chart:axis chart:dimension="x" chart:name="primary-x" chart:style-name="ch4" chartooo:axis-type="auto">
            <chartooo:date-scale/>
            <chart:categories table:cell-range-address="Results.A2:Results.A2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Results.M2:Results.M26" chart:label-cell-address="Results.M1:Results.M1" chart:class="chart:line">
            <chart:data-point chart:repeated="25"/>
          </chart:series>
          <chart:series chart:style-name="ch7" chart:values-cell-range-address="Results.N2:Results.N26" chart:label-cell-address="Results.N1:Results.N1" chart:class="chart:line">
            <chart:data-point chart:repeated="25"/>
          </chart:series>
          <chart:series chart:style-name="ch8" chart:values-cell-range-address="Results.O2:Results.O26" chart:label-cell-address="Results.O1:Results.O1" chart:class="chart:line">
            <chart:data-point chart:repeated="2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usca</text:p>
                <draw:g>
                  <svg:desc>Results.M1:Results.M1</svg:desc>
                </draw:g>
              </table:table-cell>
              <table:table-cell office:value-type="string">
                <text:p>Filtro</text:p>
                <draw:g>
                  <svg:desc>Results.N1:Results.N1</svg:desc>
                </draw:g>
              </table:table-cell>
              <table:table-cell office:value-type="string">
                <text:p>Seleção</text:p>
                <draw:g>
                  <svg:desc>Results.O1:Results.O1</svg:desc>
                </draw:g>
              </table:table-cell>
            </table:table-row>
          </table:table-header-rows>
          <table:table-rows>
            <table:table-row>
              <table:table-cell office:value-type="float" office:value="1991">
                <text:p>1991</text:p>
                <draw:g>
                  <svg:desc>Results.A2:Results.A26</svg:desc>
                </draw:g>
              </table:table-cell>
              <table:table-cell office:value-type="float" office:value="28">
                <text:p>28</text:p>
                <draw:g>
                  <svg:desc>Results.M2:Results.M26</svg:desc>
                </draw:g>
              </table:table-cell>
              <table:table-cell office:value-type="float" office:value="0">
                <text:p>0</text:p>
                <draw:g>
                  <svg:desc>Results.N2:Results.N26</svg:desc>
                </draw:g>
              </table:table-cell>
              <table:table-cell office:value-type="float" office:value="0">
                <text:p>0</text:p>
                <draw:g>
                  <svg:desc>Results.O2:Results.O26</svg:desc>
                </draw:g>
              </table:table-cell>
            </table:table-row>
            <table:table-row>
              <table:table-cell office:value-type="float" office:value="1992">
                <text:p>1992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3">
                <text:p>1993</text:p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4">
                <text:p>1994</text:p>
              </table:table-cell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5">
                <text:p>1995</text:p>
              </table:table-cell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6">
                <text:p>1996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7">
                <text:p>1997</text:p>
              </table:table-cell>
              <table:table-cell office:value-type="float" office:value="47">
                <text:p>4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8">
                <text:p>1998</text:p>
              </table:table-cell>
              <table:table-cell office:value-type="float" office:value="44">
                <text:p>44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9">
                <text:p>1999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44">
                <text:p>44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1">
                <text:p>2001</text:p>
              </table:table-cell>
              <table:table-cell office:value-type="float" office:value="91">
                <text:p>91</text:p>
              </table:table-cell>
              <table:table-cell office:value-type="float" office:value="13">
                <text:p>1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002">
                <text:p>2002</text:p>
              </table:table-cell>
              <table:table-cell office:value-type="float" office:value="64">
                <text:p>64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3">
                <text:p>2003</text:p>
              </table:table-cell>
              <table:table-cell office:value-type="float" office:value="75">
                <text:p>75</text:p>
              </table:table-cell>
              <table:table-cell office:value-type="float" office:value="13">
                <text:p>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004">
                <text:p>2004</text:p>
              </table:table-cell>
              <table:table-cell office:value-type="float" office:value="83">
                <text:p>83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91">
                <text:p>91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80">
                <text:p>80</text:p>
              </table:table-cell>
              <table:table-cell office:value-type="float" office:value="22">
                <text:p>2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125">
                <text:p>125</text:p>
              </table:table-cell>
              <table:table-cell office:value-type="float" office:value="26">
                <text:p>2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119">
                <text:p>119</text:p>
              </table:table-cell>
              <table:table-cell office:value-type="float" office:value="32">
                <text:p>3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109">
                <text:p>109</text:p>
              </table:table-cell>
              <table:table-cell office:value-type="float" office:value="29">
                <text:p>2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108">
                <text:p>108</text:p>
              </table:table-cell>
              <table:table-cell office:value-type="float" office:value="35">
                <text:p>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133">
                <text:p>133</text:p>
              </table:table-cell>
              <table:table-cell office:value-type="float" office:value="38">
                <text:p>3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90">
                <text:p>90</text:p>
              </table:table-cell>
              <table:table-cell office:value-type="float" office:value="28">
                <text:p>2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115">
                <text:p>115</text:p>
              </table:table-cell>
              <table:table-cell office:value-type="float" office:value="42">
                <text:p>4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140">
                <text:p>140</text:p>
              </table:table-cell>
              <table:table-cell office:value-type="float" office:value="57">
                <text:p>5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130">
                <text:p>130</text:p>
              </table:table-cell>
              <table:table-cell office:value-type="float" office:value="60">
                <text:p>60</text:p>
              </table:table-cell>
              <table:table-cell office:value-type="float" office:value="8">
                <text:p>8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0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interpolation="cubic-spline"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9pt" style:font-size-asian="10pt" style:font-size-complex="10pt"/>
    </style:style>
    <style:style style:name="ch6" style:family="chart" style:data-style-name="N1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0">
      <style:chart-properties chart:symbol-type="named-symbol" chart:symbol-name="square" chart:symbol-width="0.25cm" chart:symbol-height="0.25cm" chart:link-data-style-to-source="true"/>
      <style:graphic-properties svg:stroke-width="0.12cm" svg:stroke-color="#993366" draw:fill-color="#993366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12cm" svg:stroke-color="#ffd320" svg:stroke-opacity="60%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2.841cm" svg:height="7.862cm" xlink:href=".." xlink:type="simple" chart:class="chart:line" chart:style-name="ch1">
        <chart:title svg:x="7.514cm" svg:y="0.293cm" chart:style-name="ch2">
          <text:p>Taxa de softwares disponíveis por ano</text:p>
        </chart:title>
        <chart:subtitle svg:x="9.15cm" svg:y="0.822cm" chart:style-name="ch3">
          <text:p>(em porcento %)</text:p>
        </chart:subtitle>
        <chart:plot-area chart:style-name="ch4" table:cell-range-address="'Ferramentas por Ano'.A64:'Ferramentas por Ano'.B78" chart:data-source-has-labels="column" svg:x="0.469cm" svg:y="1.445cm" svg:width="21.61cm" svg:height="6.374cm">
          <chartooo:coordinate-region svg:x="1.593cm" svg:y="1.644cm" svg:width="20.114cm" svg:height="5.555cm"/>
          <chart:axis chart:dimension="x" chart:name="primary-x" chart:style-name="ch5" chartooo:axis-type="auto">
            <chartooo:date-scale/>
            <chart:categories table:cell-range-address="'Ferramentas por Ano'.A64:'Ferramentas por Ano'.A7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Ferramentas por Ano'.B64:'Ferramentas por Ano'.B78" chart:class="chart:line">
            <chart:regression-curve chart:style-name="ch9"/>
            <chart:data-point chart:repeated="1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float" office:value="2001">
                <text:p>2001</text:p>
                <draw:g>
                  <svg:desc>'Ferramentas por Ano'.A64:'Ferramentas por Ano'.A78</svg:desc>
                </draw:g>
              </table:table-cell>
              <table:table-cell office:value-type="float" office:value="0.5">
                <text:p>0.5</text:p>
                <draw:g>
                  <svg:desc>'Ferramentas por Ano'.B64:'Ferramentas por Ano'.B78</svg:desc>
                </draw:g>
              </table:table-cell>
            </table:table-row>
            <table:table-row>
              <table:table-cell office:value-type="float" office:value="2002">
                <text:p>2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3">
                <text:p>2003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float" office:value="2004">
                <text:p>2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0.91">
                <text:p>0.91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0.85">
                <text:p>0.8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9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12cm" svg:stroke-color="#993366" draw:fill-color="#993366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12cm" svg:stroke-color="#ffd320" svg:stroke-opacity="60%"/>
    </style:style>
    <style:style style:name="ch10" style:family="chart">
      <style:chart-properties chart:solid-type="cuboid" chart:symbol-type="named-symbol" chart:symbol-name="square" chart:symbol-width="0.25cm" chart:symbol-height="0.25cm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2.874cm" svg:height="8.161cm" xlink:href=".." xlink:type="simple" chart:class="chart:line" chart:style-name="ch1">
        <chart:title svg:x="5.361cm" svg:y="0.299cm" chart:style-name="ch2">
          <text:p>Total de softwares com indicação de fonte publicado por ano</text:p>
        </chart:title>
        <chart:subtitle svg:x="9.25cm" svg:y="0.784cm" chart:style-name="ch3">
          <text:p>(incluindo ASE e SCAM)</text:p>
        </chart:subtitle>
        <chart:plot-area chart:style-name="ch4" table:cell-range-address="'Ferramentas por Ano'.A88:'Ferramentas por Ano'.B102 'Ferramentas por Ano'.B87:'Ferramentas por Ano'.B87" chart:data-source-has-labels="both" svg:x="0.272cm" svg:y="1.291cm" svg:width="21.959cm" svg:height="6.851cm">
          <chartooo:coordinate-region svg:x="0.893cm" svg:y="1.49cm" svg:width="20.966cm" svg:height="6.032cm"/>
          <chart:axis chart:dimension="x" chart:name="primary-x" chart:style-name="ch5" chartooo:axis-type="auto">
            <chartooo:date-scale/>
            <chart:categories table:cell-range-address="'Ferramentas por Ano'.A88:'Ferramentas por Ano'.A10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Ferramentas por Ano'.B88:'Ferramentas por Ano'.B102" chart:label-cell-address="'Ferramentas por Ano'.B87:'Ferramentas por Ano'.B87" chart:class="chart:line">
            <chart:regression-curve chart:style-name="ch9"/>
            <chart:data-point chart:repeated="4"/>
            <chart:data-point chart:style-name="ch10"/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  <draw:g>
                  <svg:desc>'Ferramentas por Ano'.B87:'Ferramentas por Ano'.B87</svg:desc>
                </draw:g>
              </table:table-cell>
            </table:table-row>
          </table:table-header-rows>
          <table:table-rows>
            <table:table-row>
              <table:table-cell office:value-type="float" office:value="2001">
                <text:p>2001</text:p>
                <draw:g>
                  <svg:desc>'Ferramentas por Ano'.A88:'Ferramentas por Ano'.A102</svg:desc>
                </draw:g>
              </table:table-cell>
              <table:table-cell office:value-type="float" office:value="2">
                <text:p>2</text:p>
                <draw:g>
                  <svg:desc>'Ferramentas por Ano'.B88:'Ferramentas por Ano'.B102</svg:desc>
                </draw:g>
              </table:table-cell>
            </table:table-row>
            <table:table-row>
              <table:table-cell office:value-type="float" office:value="2002">
                <text:p>2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3">
                <text:p>200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004">
                <text:p>20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7">
                <text:p>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gap-width="5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4.471cm" svg:height="9cm" xlink:href=".." xlink:type="simple" chart:class="chart:bar" chart:column-mapping="1 0" chart:style-name="ch1">
        <chart:title svg:x="11.517cm" svg:y="0.316cm" chart:style-name="ch2">
          <text:p>SCAM</text:p>
        </chart:title>
        <chart:legend chart:legend-position="end" svg:x="22.472cm" svg:y="3.952cm" style:legend-expansion="high" chart:style-name="ch3"/>
        <chart:plot-area chart:style-name="ch4" table:cell-range-address="Results.A2:Results.A26 Results.F1:Results.F26 Results.D1:Results.D26" chart:data-source-has-labels="both" svg:x="0.489cm" svg:y="1.275cm" svg:width="21.494cm" svg:height="7.545cm">
          <chartooo:coordinate-region svg:x="1.11cm" svg:y="1.475cm" svg:width="20.873cm" svg:height="6.698cm"/>
          <chart:axis chart:dimension="x" chart:name="primary-x" chart:style-name="ch5" chartooo:axis-type="auto">
            <chartooo:date-scale/>
            <chart:categories table:cell-range-address="Results.A2:Results.A2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Results.F2:Results.F26" chart:label-cell-address="Results.F1:Results.F1" chart:class="chart:bar">
            <chart:data-point chart:repeated="25"/>
          </chart:series>
          <chart:series chart:style-name="ch9" chart:values-cell-range-address="Results.D2:Results.D26" chart:label-cell-address="Results.D1:Results.D1" chart:class="chart:bar">
            <chart:data-point chart:repeated="2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leção</text:p>
                <draw:g>
                  <svg:desc>Results.F1:Results.F1</svg:desc>
                </draw:g>
              </table:table-cell>
              <table:table-cell office:value-type="string">
                <text:p>Busca</text:p>
                <draw:g>
                  <svg:desc>Results.D1:Results.D1</svg:desc>
                </draw:g>
              </table:table-cell>
            </table:table-row>
          </table:table-header-rows>
          <table:table-rows>
            <table:table-row>
              <table:table-cell office:value-type="float" office:value="1991">
                <text:p>1991</text:p>
                <draw:g>
                  <svg:desc>Results.A2:Results.A26</svg:desc>
                </draw:g>
              </table:table-cell>
              <table:table-cell office:value-type="float" office:value="NaN">
                <text:p>NaN</text:p>
                <draw:g>
                  <svg:desc>Results.F2:Results.F26</svg:desc>
                </draw:g>
              </table:table-cell>
              <table:table-cell office:value-type="float" office:value="NaN">
                <text:p>NaN</text:p>
                <draw:g>
                  <svg:desc>Results.D2:Results.D26</svg:desc>
                </draw:g>
              </table:table-cell>
            </table:table-row>
            <table:table-row>
              <table:table-cell office:value-type="float" office:value="1992">
                <text:p>1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3">
                <text:p>19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4">
                <text:p>19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5">
                <text:p>1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6">
                <text:p>19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7">
                <text:p>19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8">
                <text:p>1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9">
                <text:p>1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1">
                <text:p>2001</text:p>
              </table:table-cell>
              <table:table-cell office:value-type="float" office:value="0">
                <text:p>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2002">
                <text:p>2002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2003">
                <text:p>2003</text:p>
              </table:table-cell>
              <table:table-cell office:value-type="float" office:value="2">
                <text:p>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2004">
                <text:p>2004</text:p>
              </table:table-cell>
              <table:table-cell office:value-type="float" office:value="1">
                <text:p>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0">
                <text:p>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3">
                <text:p>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1">
                <text:p>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0">
                <text:p>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3">
                <text:p>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2">
                <text:p>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2">
                <text:p>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0">
                <text:p>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4">
                <text:p>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2">
                <text:p>2</text:p>
              </table:table-cell>
              <table:table-cell office:value-type="float" office:value="30">
                <text:p>3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gap-width="5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4.534cm" svg:height="9.089cm" xlink:href=".." xlink:type="simple" chart:class="chart:bar" chart:style-name="ch1">
        <chart:legend chart:legend-position="end" svg:x="22.535cm" svg:y="3.998cm" style:legend-expansion="high" chart:style-name="ch2"/>
        <chart:plot-area chart:style-name="ch3" table:cell-range-address="Results.A2:Results.A26 Results.O1:Results.O26" chart:data-source-has-labels="both" svg:x="0.489cm" svg:y="0.846cm" svg:width="21.448cm" svg:height="7.734cm">
          <chartooo:coordinate-region svg:x="1.11cm" svg:y="1.045cm" svg:width="20.827cm" svg:height="6.888cm"/>
          <chart:axis chart:dimension="x" chart:name="primary-x" chart:style-name="ch4" chartooo:axis-type="auto">
            <chartooo:date-scale/>
            <chart:title svg:x="10.869cm" svg:y="8.335cm" chart:style-name="ch5">
              <text:p>Ano</text:p>
            </chart:title>
            <chart:categories table:cell-range-address="Results.A2:Results.A26"/>
          </chart:axis>
          <chart:axis chart:dimension="y" chart:name="primary-y" chart:style-name="ch6">
            <chart:title svg:x="0cm" svg:y="6.106cm" chart:style-name="ch7">
              <text:p>Número de artigos</text:p>
            </chart:title>
            <chart:grid chart:style-name="ch8" chart:class="major"/>
          </chart:axis>
          <chart:series chart:style-name="ch9" chart:values-cell-range-address="Results.O2:Results.O26" chart:label-cell-address="Results.O1:Results.O1" chart:class="chart:bar">
            <chart:data-point chart:repeated="2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leção</text:p>
                <draw:g>
                  <svg:desc>Results.O1:Results.O1</svg:desc>
                </draw:g>
              </table:table-cell>
            </table:table-row>
          </table:table-header-rows>
          <table:table-rows>
            <table:table-row>
              <table:table-cell office:value-type="float" office:value="1991">
                <text:p>1991</text:p>
                <draw:g>
                  <svg:desc>Results.A2:Results.A26</svg:desc>
                </draw:g>
              </table:table-cell>
              <table:table-cell office:value-type="float" office:value="0">
                <text:p>0</text:p>
                <draw:g>
                  <svg:desc>Results.O2:Results.O26</svg:desc>
                </draw:g>
              </table:table-cell>
            </table:table-row>
            <table:table-row>
              <table:table-cell office:value-type="float" office:value="1992">
                <text:p>19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3">
                <text:p>19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4">
                <text:p>19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5">
                <text:p>19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6">
                <text:p>19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7">
                <text:p>19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8">
                <text:p>19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9">
                <text:p>19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1">
                <text:p>200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002">
                <text:p>2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3">
                <text:p>200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004">
                <text:p>20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8">
                <text:p>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0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gap-width="5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4.526cm" svg:height="9cm" xlink:href=".." xlink:type="simple" chart:class="chart:bar" chart:column-mapping="1 0" chart:style-name="ch1">
        <chart:title svg:x="11.743cm" svg:y="0.316cm" chart:style-name="ch2">
          <text:p>ASE</text:p>
        </chart:title>
        <chart:legend chart:legend-position="end" svg:x="22.527cm" svg:y="3.952cm" style:legend-expansion="high" chart:style-name="ch3"/>
        <chart:plot-area chart:style-name="ch4" table:cell-range-address="Results.A2:Results.A26 Results.K1:Results.K26 Results.I1:Results.I26" chart:data-source-has-labels="both" svg:x="0.49cm" svg:y="1.275cm" svg:width="21.547cm" svg:height="7.545cm">
          <chartooo:coordinate-region svg:x="1.297cm" svg:y="1.474cm" svg:width="20.74cm" svg:height="6.699cm"/>
          <chart:axis chart:dimension="x" chart:name="primary-x" chart:style-name="ch5" chartooo:axis-type="auto">
            <chartooo:date-scale/>
            <chart:categories table:cell-range-address="Results.A2:Results.A2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Results.K2:Results.K26" chart:label-cell-address="Results.K1:Results.K1" chart:class="chart:bar">
            <chart:data-point chart:repeated="25"/>
          </chart:series>
          <chart:series chart:style-name="ch9" chart:values-cell-range-address="Results.I2:Results.I26" chart:label-cell-address="Results.I1:Results.I1" chart:class="chart:bar">
            <chart:data-point chart:repeated="2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leção</text:p>
                <draw:g>
                  <svg:desc>Results.K1:Results.K1</svg:desc>
                </draw:g>
              </table:table-cell>
              <table:table-cell office:value-type="string">
                <text:p>Busca</text:p>
                <draw:g>
                  <svg:desc>Results.I1:Results.I1</svg:desc>
                </draw:g>
              </table:table-cell>
            </table:table-row>
          </table:table-header-rows>
          <table:table-rows>
            <table:table-row>
              <table:table-cell office:value-type="float" office:value="1991">
                <text:p>1991</text:p>
                <draw:g>
                  <svg:desc>Results.A2:Results.A26</svg:desc>
                </draw:g>
              </table:table-cell>
              <table:table-cell office:value-type="float" office:value="0">
                <text:p>0</text:p>
                <draw:g>
                  <svg:desc>Results.K2:Results.K26</svg:desc>
                </draw:g>
              </table:table-cell>
              <table:table-cell office:value-type="float" office:value="28">
                <text:p>28</text:p>
                <draw:g>
                  <svg:desc>Results.I2:Results.I26</svg:desc>
                </draw:g>
              </table:table-cell>
            </table:table-row>
            <table:table-row>
              <table:table-cell office:value-type="float" office:value="1992">
                <text:p>1992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1993">
                <text:p>1993</text:p>
              </table:table-cell>
              <table:table-cell office:value-type="float" office:value="0">
                <text:p>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1994">
                <text:p>1994</text:p>
              </table:table-cell>
              <table:table-cell office:value-type="float" office:value="0">
                <text:p>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1995">
                <text:p>1995</text:p>
              </table:table-cell>
              <table:table-cell office:value-type="float" office:value="0">
                <text:p>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1996">
                <text:p>1996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1997">
                <text:p>1997</text:p>
              </table:table-cell>
              <table:table-cell office:value-type="float" office:value="0">
                <text:p>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1998">
                <text:p>1998</text:p>
              </table:table-cell>
              <table:table-cell office:value-type="float" office:value="0">
                <text:p>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1999">
                <text:p>1999</text:p>
              </table:table-cell>
              <table:table-cell office:value-type="float" office:value="0">
                <text:p>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">
                <text:p>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2001">
                <text:p>2001</text:p>
              </table:table-cell>
              <table:table-cell office:value-type="float" office:value="2">
                <text:p>2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2002">
                <text:p>2002</text:p>
              </table:table-cell>
              <table:table-cell office:value-type="float" office:value="0">
                <text:p>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2003">
                <text:p>2003</text:p>
              </table:table-cell>
              <table:table-cell office:value-type="float" office:value="1">
                <text:p>1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2004">
                <text:p>2004</text:p>
              </table:table-cell>
              <table:table-cell office:value-type="float" office:value="0">
                <text:p>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0">
                <text:p>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2">
                <text:p>2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3">
                <text:p>3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3">
                <text:p>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4">
                <text:p>4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2">
                <text:p>2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3">
                <text:p>3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4">
                <text:p>4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4">
                <text:p>4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8">
                <text:p>8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6">
                <text:p>6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0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gap-width="5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4.534cm" svg:height="9.089cm" xlink:href=".." xlink:type="simple" chart:class="chart:bar" chart:column-mapping="1 0" chart:style-name="ch1">
        <chart:title svg:x="10.873cm" svg:y="0.158cm" chart:style-name="ch2">
          <text:p>ASE e SCAM</text:p>
        </chart:title>
        <chart:legend chart:legend-position="end" svg:x="22.535cm" svg:y="3.996cm" style:legend-expansion="high" chart:style-name="ch3"/>
        <chart:plot-area chart:style-name="ch4" table:cell-range-address="Results.A2:Results.A26 Results.O1:Results.O26 Results.M1:Results.M26" chart:data-source-has-labels="both" svg:x="0.303cm" svg:y="0.846cm" svg:width="21.634cm" svg:height="7.734cm">
          <chartooo:coordinate-region svg:x="1.11cm" svg:y="1.045cm" svg:width="20.827cm" svg:height="6.888cm"/>
          <chart:axis chart:dimension="x" chart:name="primary-x" chart:style-name="ch5" chartooo:axis-type="auto">
            <chartooo:date-scale/>
            <chart:categories table:cell-range-address="Results.A2:Results.A2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Results.O2:Results.O26" chart:label-cell-address="Results.O1:Results.O1" chart:class="chart:bar">
            <chart:data-point chart:repeated="25"/>
          </chart:series>
          <chart:series chart:style-name="ch9" chart:values-cell-range-address="Results.M2:Results.M26" chart:label-cell-address="Results.M1:Results.M1" chart:class="chart:bar">
            <chart:data-point chart:repeated="2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leção</text:p>
                <draw:g>
                  <svg:desc>Results.O1:Results.O1</svg:desc>
                </draw:g>
              </table:table-cell>
              <table:table-cell office:value-type="string">
                <text:p>Busca</text:p>
                <draw:g>
                  <svg:desc>Results.M1:Results.M1</svg:desc>
                </draw:g>
              </table:table-cell>
            </table:table-row>
          </table:table-header-rows>
          <table:table-rows>
            <table:table-row>
              <table:table-cell office:value-type="float" office:value="1991">
                <text:p>1991</text:p>
                <draw:g>
                  <svg:desc>Results.A2:Results.A26</svg:desc>
                </draw:g>
              </table:table-cell>
              <table:table-cell office:value-type="float" office:value="0">
                <text:p>0</text:p>
                <draw:g>
                  <svg:desc>Results.O2:Results.O26</svg:desc>
                </draw:g>
              </table:table-cell>
              <table:table-cell office:value-type="float" office:value="28">
                <text:p>28</text:p>
                <draw:g>
                  <svg:desc>Results.M2:Results.M26</svg:desc>
                </draw:g>
              </table:table-cell>
            </table:table-row>
            <table:table-row>
              <table:table-cell office:value-type="float" office:value="1992">
                <text:p>1992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1993">
                <text:p>1993</text:p>
              </table:table-cell>
              <table:table-cell office:value-type="float" office:value="0">
                <text:p>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1994">
                <text:p>1994</text:p>
              </table:table-cell>
              <table:table-cell office:value-type="float" office:value="0">
                <text:p>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1995">
                <text:p>1995</text:p>
              </table:table-cell>
              <table:table-cell office:value-type="float" office:value="0">
                <text:p>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1996">
                <text:p>1996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1997">
                <text:p>1997</text:p>
              </table:table-cell>
              <table:table-cell office:value-type="float" office:value="0">
                <text:p>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1998">
                <text:p>1998</text:p>
              </table:table-cell>
              <table:table-cell office:value-type="float" office:value="0">
                <text:p>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1999">
                <text:p>1999</text:p>
              </table:table-cell>
              <table:table-cell office:value-type="float" office:value="0">
                <text:p>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">
                <text:p>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2001">
                <text:p>2001</text:p>
              </table:table-cell>
              <table:table-cell office:value-type="float" office:value="2">
                <text:p>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2002">
                <text:p>2002</text:p>
              </table:table-cell>
              <table:table-cell office:value-type="float" office:value="0">
                <text:p>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2003">
                <text:p>2003</text:p>
              </table:table-cell>
              <table:table-cell office:value-type="float" office:value="3">
                <text:p>3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2004">
                <text:p>2004</text:p>
              </table:table-cell>
              <table:table-cell office:value-type="float" office:value="1">
                <text:p>1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0">
                <text:p>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5">
                <text:p>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4">
                <text:p>4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3">
                <text:p>3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4">
                <text:p>4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5">
                <text:p>5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5">
                <text:p>5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6">
                <text:p>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4">
                <text:p>4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12">
                <text:p>12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8">
                <text:p>8</text:p>
              </table:table-cell>
              <table:table-cell office:value-type="float" office:value="130">
                <text:p>13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0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gap-width="2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cc0000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4.589cm" svg:height="9.034cm" xlink:href=".." xlink:type="simple" chart:class="chart:bar" chart:style-name="ch1">
        <chart:legend chart:legend-position="end" svg:x="22.829cm" svg:y="3.574cm" style:legend-expansion="high" chart:style-name="ch2"/>
        <chart:plot-area chart:style-name="ch3" table:cell-range-address="Results.A2:Results.A26 Results.H1:Results.H1 Results.I2:Results.I26 Results.C1:Results.C1 Results.D2:Results.D26" chart:data-source-has-labels="both" svg:x="1.502cm" svg:y="0.18cm" svg:width="20.836cm" svg:height="7.693cm">
          <chartooo:coordinate-region svg:x="2.309cm" svg:y="0.379cm" svg:width="20.029cm" svg:height="6.847cm"/>
          <chart:axis chart:dimension="x" chart:name="primary-x" chart:style-name="ch4" chartooo:axis-type="auto">
            <chartooo:date-scale/>
            <chart:title svg:x="11.523cm" svg:y="7.86cm" chart:style-name="ch5">
              <text:p>Ano</text:p>
            </chart:title>
            <chart:categories table:cell-range-address="Results.A2:Results.A26"/>
          </chart:axis>
          <chart:axis chart:dimension="y" chart:name="primary-y" chart:style-name="ch6">
            <chart:title svg:x="0.451cm" svg:y="5.419cm" chart:style-name="ch7">
              <text:p>Número de artigos</text:p>
            </chart:title>
            <chart:grid chart:style-name="ch8" chart:class="major"/>
          </chart:axis>
          <chart:series chart:style-name="ch9" chart:values-cell-range-address="Results.I2:Results.I26" chart:label-cell-address="Results.H1:Results.H1" chart:class="chart:bar">
            <chart:data-point chart:repeated="25"/>
          </chart:series>
          <chart:series chart:style-name="ch10" chart:values-cell-range-address="Results.D2:Results.D26" chart:label-cell-address="Results.C1:Results.C1" chart:class="chart:bar">
            <chart:data-point chart:repeated="2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SE</text:p>
                <draw:g>
                  <svg:desc>Results.H1:Results.H1</svg:desc>
                </draw:g>
              </table:table-cell>
              <table:table-cell office:value-type="string">
                <text:p>SCAM</text:p>
                <draw:g>
                  <svg:desc>Results.C1:Results.C1</svg:desc>
                </draw:g>
              </table:table-cell>
            </table:table-row>
          </table:table-header-rows>
          <table:table-rows>
            <table:table-row>
              <table:table-cell office:value-type="float" office:value="1991">
                <text:p>1991</text:p>
                <draw:g>
                  <svg:desc>Results.A2:Results.A26</svg:desc>
                </draw:g>
              </table:table-cell>
              <table:table-cell office:value-type="float" office:value="28">
                <text:p>28</text:p>
                <draw:g>
                  <svg:desc>Results.I2:Results.I26</svg:desc>
                </draw:g>
              </table:table-cell>
              <table:table-cell office:value-type="float" office:value="NaN">
                <text:p>NaN</text:p>
                <draw:g>
                  <svg:desc>Results.D2:Results.D26</svg:desc>
                </draw:g>
              </table:table-cell>
            </table:table-row>
            <table:table-row>
              <table:table-cell office:value-type="float" office:value="1992">
                <text:p>1992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3">
                <text:p>1993</text:p>
              </table:table-cell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4">
                <text:p>1994</text:p>
              </table:table-cell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5">
                <text:p>1995</text:p>
              </table:table-cell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6">
                <text:p>1996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7">
                <text:p>1997</text:p>
              </table:table-cell>
              <table:table-cell office:value-type="float" office:value="47">
                <text:p>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8">
                <text:p>1998</text:p>
              </table:table-cell>
              <table:table-cell office:value-type="float" office:value="44">
                <text:p>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9">
                <text:p>1999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44">
                <text:p>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1">
                <text:p>2001</text:p>
              </table:table-cell>
              <table:table-cell office:value-type="float" office:value="68">
                <text:p>6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2002">
                <text:p>2002</text:p>
              </table:table-cell>
              <table:table-cell office:value-type="float" office:value="46">
                <text:p>4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2003">
                <text:p>2003</text:p>
              </table:table-cell>
              <table:table-cell office:value-type="float" office:value="54">
                <text:p>5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2004">
                <text:p>2004</text:p>
              </table:table-cell>
              <table:table-cell office:value-type="float" office:value="66">
                <text:p>6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72">
                <text:p>7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58">
                <text:p>5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102">
                <text:p>10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90">
                <text:p>9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89">
                <text:p>8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87">
                <text:p>8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112">
                <text:p>11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68">
                <text:p>6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91">
                <text:p>9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104">
                <text:p>10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100">
                <text:p>100</text:p>
              </table:table-cell>
              <table:table-cell office:value-type="float" office:value="30">
                <text:p>30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0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4.671cm" svg:height="9cm" xlink:href=".." xlink:type="simple" chart:class="chart:line" chart:style-name="ch1">
        <chart:legend chart:legend-position="end" svg:x="22.083cm" svg:y="3.703cm" style:legend-expansion="high" chart:style-name="ch2"/>
        <chart:plot-area chart:style-name="ch3" table:cell-range-address="Results.A2:Results.A26 Results.I1:Results.K26" chart:data-source-has-labels="both" svg:x="0.493cm" svg:y="0.18cm" svg:width="21.097cm" svg:height="8.64cm">
          <chartooo:coordinate-region svg:x="1.114cm" svg:y="0.379cm" svg:width="19.918cm" svg:height="7.794cm"/>
          <chart:axis chart:dimension="x" chart:name="primary-x" chart:style-name="ch4" chartooo:axis-type="auto">
            <chartooo:date-scale/>
            <chart:categories table:cell-range-address="Results.A2:Results.A2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Results.I2:Results.I26" chart:label-cell-address="Results.I1:Results.I1" chart:class="chart:line">
            <chart:data-point chart:repeated="25"/>
          </chart:series>
          <chart:series chart:style-name="ch7" chart:values-cell-range-address="Results.J2:Results.J26" chart:label-cell-address="Results.J1:Results.J1" chart:class="chart:line">
            <chart:data-point chart:repeated="25"/>
          </chart:series>
          <chart:series chart:style-name="ch8" chart:values-cell-range-address="Results.K2:Results.K26" chart:label-cell-address="Results.K1:Results.K1" chart:class="chart:line">
            <chart:data-point chart:repeated="2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usca</text:p>
                <draw:g>
                  <svg:desc>Results.I1:Results.I1</svg:desc>
                </draw:g>
              </table:table-cell>
              <table:table-cell office:value-type="string">
                <text:p>Filtro</text:p>
                <draw:g>
                  <svg:desc>Results.J1:Results.J1</svg:desc>
                </draw:g>
              </table:table-cell>
              <table:table-cell office:value-type="string">
                <text:p>Seleção</text:p>
                <draw:g>
                  <svg:desc>Results.K1:Results.K1</svg:desc>
                </draw:g>
              </table:table-cell>
            </table:table-row>
          </table:table-header-rows>
          <table:table-rows>
            <table:table-row>
              <table:table-cell office:value-type="float" office:value="1991">
                <text:p>1991</text:p>
                <draw:g>
                  <svg:desc>Results.A2:Results.A26</svg:desc>
                </draw:g>
              </table:table-cell>
              <table:table-cell office:value-type="float" office:value="28">
                <text:p>28</text:p>
                <draw:g>
                  <svg:desc>Results.I2:Results.I26</svg:desc>
                </draw:g>
              </table:table-cell>
              <table:table-cell office:value-type="float" office:value="0">
                <text:p>0</text:p>
                <draw:g>
                  <svg:desc>Results.J2:Results.J26</svg:desc>
                </draw:g>
              </table:table-cell>
              <table:table-cell office:value-type="float" office:value="0">
                <text:p>0</text:p>
                <draw:g>
                  <svg:desc>Results.K2:Results.K26</svg:desc>
                </draw:g>
              </table:table-cell>
            </table:table-row>
            <table:table-row>
              <table:table-cell office:value-type="float" office:value="1992">
                <text:p>1992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3">
                <text:p>1993</text:p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4">
                <text:p>1994</text:p>
              </table:table-cell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5">
                <text:p>1995</text:p>
              </table:table-cell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6">
                <text:p>1996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7">
                <text:p>1997</text:p>
              </table:table-cell>
              <table:table-cell office:value-type="float" office:value="47">
                <text:p>4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8">
                <text:p>1998</text:p>
              </table:table-cell>
              <table:table-cell office:value-type="float" office:value="44">
                <text:p>44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9">
                <text:p>1999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44">
                <text:p>44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1">
                <text:p>2001</text:p>
              </table:table-cell>
              <table:table-cell office:value-type="float" office:value="68">
                <text:p>6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002">
                <text:p>2002</text:p>
              </table:table-cell>
              <table:table-cell office:value-type="float" office:value="46">
                <text:p>4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3">
                <text:p>2003</text:p>
              </table:table-cell>
              <table:table-cell office:value-type="float" office:value="54">
                <text:p>54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04">
                <text:p>2004</text:p>
              </table:table-cell>
              <table:table-cell office:value-type="float" office:value="66">
                <text:p>66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72">
                <text:p>72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58">
                <text:p>58</text:p>
              </table:table-cell>
              <table:table-cell office:value-type="float" office:value="12">
                <text:p>1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102">
                <text:p>102</text:p>
              </table:table-cell>
              <table:table-cell office:value-type="float" office:value="19">
                <text:p>1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90">
                <text:p>90</text:p>
              </table:table-cell>
              <table:table-cell office:value-type="float" office:value="18">
                <text:p>1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89">
                <text:p>89</text:p>
              </table:table-cell>
              <table:table-cell office:value-type="float" office:value="19">
                <text:p>1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87">
                <text:p>87</text:p>
              </table:table-cell>
              <table:table-cell office:value-type="float" office:value="20">
                <text:p>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112">
                <text:p>112</text:p>
              </table:table-cell>
              <table:table-cell office:value-type="float" office:value="28">
                <text:p>2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68">
                <text:p>68</text:p>
              </table:table-cell>
              <table:table-cell office:value-type="float" office:value="16">
                <text:p>1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91">
                <text:p>91</text:p>
              </table:table-cell>
              <table:table-cell office:value-type="float" office:value="29">
                <text:p>2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104">
                <text:p>104</text:p>
              </table:table-cell>
              <table:table-cell office:value-type="float" office:value="41">
                <text:p>4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100">
                <text:p>100</text:p>
              </table:table-cell>
              <table:table-cell office:value-type="float" office:value="42">
                <text:p>42</text:p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0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